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layout-cache" manifest:media-type="application/binary"/>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7100000230D0FBCCF5DDC90C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Courier" svg:font-family="Courier, monospace"/>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1" svg:font-family="'Source Code Pro', Monaco, Inconsolata,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476d592" officeooo:paragraph-rsid="0476d592" fo:background-color="#ffff00"/>
    </style:style>
    <style:style style:name="P63" style:family="paragraph" style:parent-style-name="Standard">
      <style:text-properties officeooo:rsid="048fbc58" officeooo:paragraph-rsid="048fbc58" fo:background-color="#ffff00"/>
    </style:style>
    <style:style style:name="P64" style:family="paragraph" style:parent-style-name="Standard">
      <style:text-properties officeooo:rsid="04c82d58" officeooo:paragraph-rsid="04c82d58" fo:background-color="#ffff00"/>
    </style:style>
    <style:style style:name="P65" style:family="paragraph" style:parent-style-name="Standard">
      <style:text-properties officeooo:rsid="04c9b93c" officeooo:paragraph-rsid="04c9b93c" fo:background-color="#ffff00"/>
    </style:style>
    <style:style style:name="P66" style:family="paragraph" style:parent-style-name="Standard">
      <style:text-properties officeooo:rsid="0501812e" officeooo:paragraph-rsid="0501812e" fo:background-color="#ffff00"/>
    </style:style>
    <style:style style:name="P67" style:family="paragraph" style:parent-style-name="Standard">
      <style:text-properties officeooo:rsid="050dd5cc" officeooo:paragraph-rsid="050dd5cc" fo:background-color="#ffff00"/>
    </style:style>
    <style:style style:name="P68" style:family="paragraph" style:parent-style-name="Standard">
      <style:text-properties officeooo:rsid="0518635e" officeooo:paragraph-rsid="0518635e" fo:background-color="#ffff00"/>
    </style:style>
    <style:style style:name="P69" style:family="paragraph" style:parent-style-name="Standard">
      <style:text-properties officeooo:rsid="0519a770" officeooo:paragraph-rsid="0519a770" fo:background-color="#ffff00"/>
    </style:style>
    <style:style style:name="P70" style:family="paragraph" style:parent-style-name="Standard">
      <style:text-properties officeooo:rsid="05617ddc" officeooo:paragraph-rsid="05617ddc" fo:background-color="#ffff00"/>
    </style:style>
    <style:style style:name="P71" style:family="paragraph" style:parent-style-name="Standard">
      <style:text-properties officeooo:rsid="001ee0d3" officeooo:paragraph-rsid="001ee0d3"/>
    </style:style>
    <style:style style:name="P72" style:family="paragraph" style:parent-style-name="Standard">
      <style:text-properties officeooo:rsid="00212053" officeooo:paragraph-rsid="00212053"/>
    </style:style>
    <style:style style:name="P73" style:family="paragraph" style:parent-style-name="Standard">
      <style:text-properties officeooo:rsid="00218fb9" officeooo:paragraph-rsid="00218fb9"/>
    </style:style>
    <style:style style:name="P74" style:family="paragraph" style:parent-style-name="Standard">
      <style:text-properties officeooo:rsid="002267f9" officeooo:paragraph-rsid="002267f9"/>
    </style:style>
    <style:style style:name="P75" style:family="paragraph" style:parent-style-name="Standard">
      <style:text-properties officeooo:rsid="002267f9" officeooo:paragraph-rsid="02f0a7ba"/>
    </style:style>
    <style:style style:name="P76" style:family="paragraph" style:parent-style-name="Standard">
      <style:text-properties officeooo:rsid="00237583" officeooo:paragraph-rsid="00237583"/>
    </style:style>
    <style:style style:name="P77" style:family="paragraph" style:parent-style-name="Standard">
      <style:text-properties officeooo:rsid="0024d580" officeooo:paragraph-rsid="0024d580"/>
    </style:style>
    <style:style style:name="P78" style:family="paragraph" style:parent-style-name="Standard">
      <style:text-properties officeooo:rsid="0026a657" officeooo:paragraph-rsid="0026a657" fo:background-color="#ffffff"/>
    </style:style>
    <style:style style:name="P79" style:family="paragraph" style:parent-style-name="Standard">
      <style:text-properties officeooo:rsid="0033727c" officeooo:paragraph-rsid="0033727c" fo:background-color="#ffffff"/>
    </style:style>
    <style:style style:name="P80" style:family="paragraph" style:parent-style-name="Standard">
      <style:text-properties officeooo:rsid="0034d3e9" officeooo:paragraph-rsid="0034d3e9" fo:background-color="#ffffff"/>
    </style:style>
    <style:style style:name="P81" style:family="paragraph" style:parent-style-name="Standard">
      <style:text-properties officeooo:rsid="0034d3e9" officeooo:paragraph-rsid="0094f309" fo:background-color="#ffffff"/>
    </style:style>
    <style:style style:name="P82" style:family="paragraph" style:parent-style-name="Standard">
      <style:text-properties officeooo:rsid="00409390" officeooo:paragraph-rsid="00409390" fo:background-color="#ffffff"/>
    </style:style>
    <style:style style:name="P83" style:family="paragraph" style:parent-style-name="Standard">
      <style:text-properties officeooo:rsid="00409390" officeooo:paragraph-rsid="0041a1ea" fo:background-color="#ffffff"/>
    </style:style>
    <style:style style:name="P84" style:family="paragraph" style:parent-style-name="Standard">
      <style:text-properties officeooo:rsid="0041a1ea" officeooo:paragraph-rsid="0041a1ea" fo:background-color="#ffffff"/>
    </style:style>
    <style:style style:name="P85" style:family="paragraph" style:parent-style-name="Standard">
      <style:text-properties officeooo:rsid="0041a1ea" officeooo:paragraph-rsid="0049afcd" fo:background-color="#ffffff"/>
    </style:style>
    <style:style style:name="P86" style:family="paragraph" style:parent-style-name="Standard">
      <style:text-properties officeooo:rsid="0041a1ea" officeooo:paragraph-rsid="035d9e51" fo:background-color="#ffffff"/>
    </style:style>
    <style:style style:name="P87" style:family="paragraph" style:parent-style-name="Standard">
      <style:text-properties officeooo:rsid="0041aca3" officeooo:paragraph-rsid="0041aca3" fo:background-color="#ffffff"/>
    </style:style>
    <style:style style:name="P88" style:family="paragraph" style:parent-style-name="Standard">
      <style:text-properties officeooo:rsid="0041aca3" officeooo:paragraph-rsid="00428ed6" fo:background-color="#ffffff"/>
    </style:style>
    <style:style style:name="P89" style:family="paragraph" style:parent-style-name="Standard">
      <style:text-properties officeooo:rsid="0043cf48" officeooo:paragraph-rsid="0043cf48" fo:background-color="#ffffff"/>
    </style:style>
    <style:style style:name="P90" style:family="paragraph" style:parent-style-name="Standard">
      <style:text-properties officeooo:rsid="00446b52" officeooo:paragraph-rsid="00446b52" fo:background-color="#ffffff"/>
    </style:style>
    <style:style style:name="P91" style:family="paragraph" style:parent-style-name="Standard">
      <style:text-properties officeooo:rsid="0046037e" officeooo:paragraph-rsid="0046037e" fo:background-color="#ffffff"/>
    </style:style>
    <style:style style:name="P92" style:family="paragraph" style:parent-style-name="Standard">
      <style:text-properties officeooo:rsid="0060ccf2" officeooo:paragraph-rsid="0060ccf2" fo:background-color="#ffffff"/>
    </style:style>
    <style:style style:name="P93" style:family="paragraph" style:parent-style-name="Standard">
      <style:text-properties officeooo:rsid="007acf5d" officeooo:paragraph-rsid="007acf5d" fo:background-color="#ffffff"/>
    </style:style>
    <style:style style:name="P94" style:family="paragraph" style:parent-style-name="Standard">
      <style:text-properties officeooo:rsid="00ba9229" officeooo:paragraph-rsid="00ba9229" fo:background-color="#ffffff"/>
    </style:style>
    <style:style style:name="P95" style:family="paragraph" style:parent-style-name="Standard">
      <style:text-properties officeooo:rsid="002c323b" officeooo:paragraph-rsid="002c323b" fo:background-color="#ffffff"/>
    </style:style>
    <style:style style:name="P96" style:family="paragraph" style:parent-style-name="Standard">
      <style:text-properties officeooo:rsid="00e60b13" officeooo:paragraph-rsid="00e60b13" fo:background-color="#ffffff"/>
    </style:style>
    <style:style style:name="P97" style:family="paragraph" style:parent-style-name="Standard">
      <style:text-properties officeooo:rsid="00fdf96b" officeooo:paragraph-rsid="00fdf96b" fo:background-color="#ffffff"/>
    </style:style>
    <style:style style:name="P98" style:family="paragraph" style:parent-style-name="Standard">
      <style:text-properties officeooo:rsid="017e3fb0" officeooo:paragraph-rsid="017e3fb0" fo:background-color="#ffffff"/>
    </style:style>
    <style:style style:name="P99" style:family="paragraph" style:parent-style-name="Standard">
      <style:text-properties officeooo:rsid="0205f85a" officeooo:paragraph-rsid="0205f85a" fo:background-color="#ffffff"/>
    </style:style>
    <style:style style:name="P100" style:family="paragraph" style:parent-style-name="Standard">
      <style:text-properties officeooo:rsid="028b1eaa" officeooo:paragraph-rsid="028b1eaa" fo:background-color="#ffffff"/>
    </style:style>
    <style:style style:name="P101" style:family="paragraph" style:parent-style-name="Standard">
      <style:text-properties officeooo:rsid="0297a899" officeooo:paragraph-rsid="0297a899" fo:background-color="#ffffff"/>
    </style:style>
    <style:style style:name="P102" style:family="paragraph" style:parent-style-name="Standard">
      <style:text-properties officeooo:rsid="0204b13f" officeooo:paragraph-rsid="0204b13f" fo:background-color="#ffffff"/>
    </style:style>
    <style:style style:name="P103"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104" style:family="paragraph" style:parent-style-name="Standard">
      <style:text-properties officeooo:rsid="002267f9" officeooo:paragraph-rsid="02f14b87" fo:background-color="#ffffff"/>
    </style:style>
    <style:style style:name="P105" style:family="paragraph" style:parent-style-name="Standard">
      <style:text-properties officeooo:rsid="02f5c8c8" officeooo:paragraph-rsid="02f5c8c8" fo:background-color="#ffffff"/>
    </style:style>
    <style:style style:name="P106" style:family="paragraph" style:parent-style-name="Standard">
      <style:text-properties officeooo:rsid="0317eae2" officeooo:paragraph-rsid="0317eae2" fo:background-color="#ffffff"/>
    </style:style>
    <style:style style:name="P107" style:family="paragraph" style:parent-style-name="Standard">
      <style:text-properties officeooo:rsid="033b6772" officeooo:paragraph-rsid="033b6772" fo:background-color="#ffffff"/>
    </style:style>
    <style:style style:name="P108" style:family="paragraph" style:parent-style-name="Standard">
      <style:text-properties officeooo:rsid="018af9df" officeooo:paragraph-rsid="018af9df" fo:background-color="#ffffff"/>
    </style:style>
    <style:style style:name="P109" style:family="paragraph" style:parent-style-name="Standard">
      <style:text-properties officeooo:rsid="0354ebdd" officeooo:paragraph-rsid="0354ebdd" fo:background-color="#ffffff"/>
    </style:style>
    <style:style style:name="P110" style:family="paragraph" style:parent-style-name="Standard">
      <style:text-properties officeooo:rsid="035533dd" officeooo:paragraph-rsid="035533dd" fo:background-color="#ffffff"/>
    </style:style>
    <style:style style:name="P111" style:family="paragraph" style:parent-style-name="Standard">
      <style:text-properties officeooo:rsid="045bab3d" officeooo:paragraph-rsid="045bab3d" fo:background-color="#ffffff"/>
    </style:style>
    <style:style style:name="P112" style:family="paragraph" style:parent-style-name="Standard">
      <style:text-properties officeooo:rsid="05416324" officeooo:paragraph-rsid="05416324" fo:background-color="#ffffff"/>
    </style:style>
    <style:style style:name="P113" style:family="paragraph" style:parent-style-name="Standard">
      <style:text-properties officeooo:rsid="00290fa9" officeooo:paragraph-rsid="00290fa9"/>
    </style:style>
    <style:style style:name="P114" style:family="paragraph" style:parent-style-name="Standard">
      <style:text-properties officeooo:rsid="0029e95f" officeooo:paragraph-rsid="0029e95f"/>
    </style:style>
    <style:style style:name="P115" style:family="paragraph" style:parent-style-name="Standard">
      <style:text-properties officeooo:rsid="002a7770" officeooo:paragraph-rsid="002a7770"/>
    </style:style>
    <style:style style:name="P116" style:family="paragraph" style:parent-style-name="Standard">
      <style:text-properties officeooo:rsid="002a7770" officeooo:paragraph-rsid="002a7770" fo:background-color="#ffff99"/>
    </style:style>
    <style:style style:name="P117" style:family="paragraph" style:parent-style-name="Standard">
      <style:text-properties officeooo:rsid="002a8f79" officeooo:paragraph-rsid="002a8f79" fo:background-color="#ffff99"/>
    </style:style>
    <style:style style:name="P118" style:family="paragraph" style:parent-style-name="Standard">
      <style:text-properties officeooo:rsid="002b9fcc" officeooo:paragraph-rsid="002b9fcc" fo:background-color="#ffff99"/>
    </style:style>
    <style:style style:name="P119" style:family="paragraph" style:parent-style-name="Standard">
      <style:text-properties officeooo:rsid="002c323b" officeooo:paragraph-rsid="002c323b" fo:background-color="#ffff99"/>
    </style:style>
    <style:style style:name="P120" style:family="paragraph" style:parent-style-name="Standard">
      <style:text-properties officeooo:rsid="002c323b" officeooo:paragraph-rsid="00bb835f" fo:background-color="#ffff99"/>
    </style:style>
    <style:style style:name="P121" style:family="paragraph" style:parent-style-name="Standard">
      <style:text-properties officeooo:rsid="00290fa9" officeooo:paragraph-rsid="00290fa9" fo:background-color="#ffff99"/>
    </style:style>
    <style:style style:name="P122" style:family="paragraph" style:parent-style-name="Standard">
      <style:text-properties officeooo:rsid="0033727c" officeooo:paragraph-rsid="0033727c" fo:background-color="#ffff99"/>
    </style:style>
    <style:style style:name="P123" style:family="paragraph" style:parent-style-name="Standard">
      <style:text-properties officeooo:rsid="00446b52" officeooo:paragraph-rsid="00446b52" fo:background-color="#ffff99"/>
    </style:style>
    <style:style style:name="P124" style:family="paragraph" style:parent-style-name="Standard">
      <style:text-properties officeooo:rsid="004494e4" officeooo:paragraph-rsid="004494e4" fo:background-color="#ffff99"/>
    </style:style>
    <style:style style:name="P125" style:family="paragraph" style:parent-style-name="Standard">
      <style:text-properties officeooo:rsid="0045f1b8" officeooo:paragraph-rsid="0045f1b8" fo:background-color="#ffff99"/>
    </style:style>
    <style:style style:name="P126" style:family="paragraph" style:parent-style-name="Standard">
      <style:text-properties officeooo:rsid="0063f3eb" officeooo:paragraph-rsid="0063f3eb" fo:background-color="#ffff99"/>
    </style:style>
    <style:style style:name="P127" style:family="paragraph" style:parent-style-name="Standard">
      <style:text-properties officeooo:rsid="006c93b1" officeooo:paragraph-rsid="006c93b1" fo:background-color="#ffff99"/>
    </style:style>
    <style:style style:name="P128" style:family="paragraph" style:parent-style-name="Standard">
      <style:text-properties officeooo:rsid="006c93b1" officeooo:paragraph-rsid="00645bbd" fo:background-color="#ffff99"/>
    </style:style>
    <style:style style:name="P129" style:family="paragraph" style:parent-style-name="Standard">
      <style:text-properties officeooo:rsid="006e8111" officeooo:paragraph-rsid="006e8111" fo:background-color="#ffff99"/>
    </style:style>
    <style:style style:name="P130" style:family="paragraph" style:parent-style-name="Standard">
      <style:text-properties officeooo:rsid="007c2ec6" officeooo:paragraph-rsid="007c2ec6" fo:background-color="#ffff99"/>
    </style:style>
    <style:style style:name="P131" style:family="paragraph" style:parent-style-name="Standard">
      <style:text-properties officeooo:rsid="008252f1" officeooo:paragraph-rsid="008252f1" fo:background-color="#ffff99"/>
    </style:style>
    <style:style style:name="P132" style:family="paragraph" style:parent-style-name="Standard">
      <style:text-properties officeooo:rsid="0082af9a" officeooo:paragraph-rsid="0082af9a" fo:background-color="#ffff99"/>
    </style:style>
    <style:style style:name="P133" style:family="paragraph" style:parent-style-name="Standard">
      <style:text-properties officeooo:rsid="00846ccc" officeooo:paragraph-rsid="00846ccc" fo:background-color="#ffff99"/>
    </style:style>
    <style:style style:name="P134" style:family="paragraph" style:parent-style-name="Standard">
      <style:text-properties officeooo:rsid="0088a3df" officeooo:paragraph-rsid="0088a3df" fo:background-color="#ffff99"/>
    </style:style>
    <style:style style:name="P135" style:family="paragraph" style:parent-style-name="Standard">
      <style:text-properties officeooo:rsid="008a1683" officeooo:paragraph-rsid="008a1683" fo:background-color="#ffff99"/>
    </style:style>
    <style:style style:name="P136" style:family="paragraph" style:parent-style-name="Standard">
      <style:text-properties officeooo:rsid="008c1557" officeooo:paragraph-rsid="008c1557" fo:background-color="#ffff99"/>
    </style:style>
    <style:style style:name="P137" style:family="paragraph" style:parent-style-name="Standard">
      <style:text-properties officeooo:rsid="0099832e" officeooo:paragraph-rsid="0099832e" fo:background-color="#ffff99"/>
    </style:style>
    <style:style style:name="P138" style:family="paragraph" style:parent-style-name="Standard">
      <style:text-properties officeooo:rsid="00fdf96b" officeooo:paragraph-rsid="00fdf96b" fo:background-color="#ffff99"/>
    </style:style>
    <style:style style:name="P139" style:family="paragraph" style:parent-style-name="Standard">
      <style:text-properties officeooo:rsid="010046e1" officeooo:paragraph-rsid="010046e1" fo:background-color="#ffff99"/>
    </style:style>
    <style:style style:name="P140" style:family="paragraph" style:parent-style-name="Standard">
      <style:text-properties officeooo:rsid="01007bee" officeooo:paragraph-rsid="01007bee" fo:background-color="#ffff99"/>
    </style:style>
    <style:style style:name="P141" style:family="paragraph" style:parent-style-name="Standard">
      <style:text-properties officeooo:rsid="0103eaf0" officeooo:paragraph-rsid="0103eaf0" fo:background-color="#ffff99"/>
    </style:style>
    <style:style style:name="P142" style:family="paragraph" style:parent-style-name="Standard">
      <style:text-properties officeooo:rsid="01042e48" officeooo:paragraph-rsid="01042e48" fo:background-color="#ffff99"/>
    </style:style>
    <style:style style:name="P143" style:family="paragraph" style:parent-style-name="Standard">
      <style:text-properties officeooo:rsid="0109af02" officeooo:paragraph-rsid="0109af02" fo:background-color="#ffff99"/>
    </style:style>
    <style:style style:name="P144" style:family="paragraph" style:parent-style-name="Standard">
      <style:text-properties officeooo:rsid="010b452c" officeooo:paragraph-rsid="010b452c" fo:background-color="#ffff99"/>
    </style:style>
    <style:style style:name="P145" style:family="paragraph" style:parent-style-name="Standard">
      <style:text-properties officeooo:rsid="016ae8a2" officeooo:paragraph-rsid="016ae8a2" fo:background-color="#ffff99"/>
    </style:style>
    <style:style style:name="P146" style:family="paragraph" style:parent-style-name="Standard">
      <style:text-properties officeooo:rsid="011a73d9" officeooo:paragraph-rsid="011a73d9" fo:background-color="#ffff99"/>
    </style:style>
    <style:style style:name="P147" style:family="paragraph" style:parent-style-name="Standard">
      <style:text-properties officeooo:rsid="018e4a42" officeooo:paragraph-rsid="018e4a42" fo:background-color="#ffff99"/>
    </style:style>
    <style:style style:name="P148" style:family="paragraph" style:parent-style-name="Standard">
      <style:text-properties officeooo:rsid="002a8f79" officeooo:paragraph-rsid="002a8f79"/>
    </style:style>
    <style:style style:name="P149" style:family="paragraph" style:parent-style-name="Standard">
      <style:text-properties officeooo:rsid="002b9fcc" officeooo:paragraph-rsid="002b9fcc"/>
    </style:style>
    <style:style style:name="P150" style:family="paragraph" style:parent-style-name="Standard">
      <style:text-properties officeooo:rsid="002c323b" officeooo:paragraph-rsid="002c323b"/>
    </style:style>
    <style:style style:name="P151" style:family="paragraph" style:parent-style-name="Standard">
      <style:text-properties officeooo:rsid="0030d72d" officeooo:paragraph-rsid="0030d72d"/>
    </style:style>
    <style:style style:name="P152" style:family="paragraph" style:parent-style-name="Standard">
      <style:text-properties officeooo:rsid="0035266d" officeooo:paragraph-rsid="0035266d"/>
    </style:style>
    <style:style style:name="P153" style:family="paragraph" style:parent-style-name="Standard">
      <style:text-properties fo:font-weight="bold" officeooo:rsid="0037986d" officeooo:paragraph-rsid="0037986d" fo:background-color="#ffffff" style:font-weight-asian="bold" style:font-weight-complex="bold"/>
    </style:style>
    <style:style style:name="P154" style:family="paragraph" style:parent-style-name="Standard">
      <style:text-properties fo:font-weight="bold" officeooo:rsid="0034d3e9" officeooo:paragraph-rsid="0034d3e9" fo:background-color="#ffffff" style:font-weight-asian="bold" style:font-weight-complex="bold"/>
    </style:style>
    <style:style style:name="P155" style:family="paragraph" style:parent-style-name="Standard">
      <style:text-properties fo:font-weight="bold" officeooo:rsid="003a9aab" officeooo:paragraph-rsid="003a9aab" fo:background-color="#ffffff" style:font-weight-asian="bold" style:font-weight-complex="bold"/>
    </style:style>
    <style:style style:name="P156" style:family="paragraph" style:parent-style-name="Standard">
      <style:text-properties fo:font-weight="bold" officeooo:rsid="003a9aab" officeooo:paragraph-rsid="003d461a" fo:background-color="#ffffff" style:font-weight-asian="bold" style:font-weight-complex="bold"/>
    </style:style>
    <style:style style:name="P157" style:family="paragraph" style:parent-style-name="Standard">
      <style:text-properties fo:font-weight="bold" officeooo:rsid="003a9aab" officeooo:paragraph-rsid="02a286ac" fo:background-color="#ffffff" style:font-weight-asian="bold" style:font-weight-complex="bold"/>
    </style:style>
    <style:style style:name="P158" style:family="paragraph" style:parent-style-name="Standard">
      <style:text-properties fo:font-weight="bold" officeooo:rsid="003ae0c7" officeooo:paragraph-rsid="003ae0c7" fo:background-color="#ffffff" style:font-weight-asian="bold" style:font-weight-complex="bold"/>
    </style:style>
    <style:style style:name="P159" style:family="paragraph" style:parent-style-name="Standard">
      <style:text-properties fo:font-weight="bold" officeooo:rsid="003b59fc" officeooo:paragraph-rsid="003b59fc" fo:background-color="#ffffff" style:font-weight-asian="bold" style:font-weight-complex="bold"/>
    </style:style>
    <style:style style:name="P160" style:family="paragraph" style:parent-style-name="Standard">
      <style:text-properties fo:font-weight="bold" officeooo:rsid="003db814" officeooo:paragraph-rsid="003db814" fo:background-color="#ffffff" style:font-weight-asian="bold" style:font-weight-complex="bold"/>
    </style:style>
    <style:style style:name="P161" style:family="paragraph" style:parent-style-name="Standard">
      <style:text-properties fo:font-weight="bold" officeooo:rsid="003f8f69" officeooo:paragraph-rsid="003f8f69" fo:background-color="#ffffff" style:font-weight-asian="bold" style:font-weight-complex="bold"/>
    </style:style>
    <style:style style:name="P162" style:family="paragraph" style:parent-style-name="Standard">
      <style:text-properties fo:font-weight="bold" officeooo:rsid="00b47e18" officeooo:paragraph-rsid="00b47e18" fo:background-color="#ffffff" style:font-weight-asian="bold" style:font-weight-complex="bold"/>
    </style:style>
    <style:style style:name="P163" style:family="paragraph" style:parent-style-name="Standard">
      <style:text-properties fo:font-weight="bold" officeooo:rsid="00b63ca6" officeooo:paragraph-rsid="00b63ca6" fo:background-color="#ffffff" style:font-weight-asian="bold" style:font-weight-complex="bold"/>
    </style:style>
    <style:style style:name="P164" style:family="paragraph" style:parent-style-name="Standard">
      <style:text-properties fo:font-weight="bold" officeooo:rsid="01788a8d" officeooo:paragraph-rsid="01788a8d" fo:background-color="#ffffff" style:font-weight-asian="bold" style:font-weight-complex="bold"/>
    </style:style>
    <style:style style:name="P165" style:family="paragraph" style:parent-style-name="Standard">
      <style:text-properties fo:font-weight="bold" officeooo:rsid="00922fc3" officeooo:paragraph-rsid="00922fc3" fo:background-color="#ffffff" style:font-weight-asian="bold" style:font-weight-complex="bold"/>
    </style:style>
    <style:style style:name="P166" style:family="paragraph" style:parent-style-name="Standard">
      <style:text-properties fo:font-weight="bold" officeooo:rsid="0332277d" officeooo:paragraph-rsid="0332277d" fo:background-color="#ffffff" style:font-weight-asian="bold" style:font-weight-complex="bold"/>
    </style:style>
    <style:style style:name="P167" style:family="paragraph" style:parent-style-name="Standard">
      <style:text-properties fo:font-weight="bold" officeooo:rsid="0332fcf2" officeooo:paragraph-rsid="0332fcf2" fo:background-color="#ffffff" style:font-weight-asian="bold" style:font-weight-complex="bold"/>
    </style:style>
    <style:style style:name="P168" style:family="paragraph" style:parent-style-name="Standard">
      <style:text-properties fo:font-weight="bold" officeooo:rsid="0334fba0" officeooo:paragraph-rsid="0334fba0" fo:background-color="#ffffff" style:font-weight-asian="bold" style:font-weight-complex="bold"/>
    </style:style>
    <style:style style:name="P169" style:family="paragraph" style:parent-style-name="Standard">
      <style:text-properties fo:font-weight="bold" officeooo:rsid="045bab3d" officeooo:paragraph-rsid="045bab3d" fo:background-color="#ffffff" style:font-weight-asian="bold" style:font-weight-complex="bold"/>
    </style:style>
    <style:style style:name="P170" style:family="paragraph" style:parent-style-name="Standard">
      <style:text-properties fo:font-weight="bold" officeooo:rsid="00846ccc" officeooo:paragraph-rsid="00846ccc" style:font-weight-asian="bold" style:font-weight-complex="bold"/>
    </style:style>
    <style:style style:name="P171" style:family="paragraph" style:parent-style-name="Standard">
      <style:text-properties fo:font-weight="bold" officeooo:rsid="0089ab38" officeooo:paragraph-rsid="0089ab38" style:font-weight-asian="bold" style:font-weight-complex="bold"/>
    </style:style>
    <style:style style:name="P172" style:family="paragraph" style:parent-style-name="Standard">
      <style:text-properties fo:font-weight="bold" officeooo:rsid="008c1557" officeooo:paragraph-rsid="008c1557" style:font-weight-asian="bold" style:font-weight-complex="bold"/>
    </style:style>
    <style:style style:name="P173" style:family="paragraph" style:parent-style-name="Standard">
      <style:text-properties fo:font-weight="bold" officeooo:rsid="008d0254" officeooo:paragraph-rsid="008d0254" style:font-weight-asian="bold" style:font-weight-complex="bold"/>
    </style:style>
    <style:style style:name="P174" style:family="paragraph" style:parent-style-name="Standard">
      <style:text-properties fo:font-weight="bold" officeooo:rsid="008025d0" officeooo:paragraph-rsid="008025d0" style:font-weight-asian="bold" style:font-weight-complex="bold"/>
    </style:style>
    <style:style style:name="P175" style:family="paragraph" style:parent-style-name="Standard">
      <style:text-properties fo:font-weight="bold" officeooo:rsid="008025d0" officeooo:paragraph-rsid="0393b778" style:font-weight-asian="bold" style:font-weight-complex="bold"/>
    </style:style>
    <style:style style:name="P176" style:family="paragraph" style:parent-style-name="Standard">
      <style:text-properties fo:font-weight="bold" officeooo:rsid="00b0b48c" officeooo:paragraph-rsid="00b0b48c" style:font-weight-asian="bold" style:font-weight-complex="bold"/>
    </style:style>
    <style:style style:name="P177" style:family="paragraph" style:parent-style-name="Standard">
      <style:text-properties fo:font-weight="bold" officeooo:rsid="00b006b0" officeooo:paragraph-rsid="00b006b0" style:font-weight-asian="bold" style:font-weight-complex="bold"/>
    </style:style>
    <style:style style:name="P178" style:family="paragraph" style:parent-style-name="Standard">
      <style:text-properties fo:font-weight="bold" officeooo:rsid="01007bee" officeooo:paragraph-rsid="01007bee" style:font-weight-asian="bold" style:font-weight-complex="bold"/>
    </style:style>
    <style:style style:name="P179" style:family="paragraph" style:parent-style-name="Standard">
      <style:text-properties fo:font-weight="bold" officeooo:rsid="026b7288" officeooo:paragraph-rsid="026b7288" style:font-weight-asian="bold" style:font-weight-complex="bold"/>
    </style:style>
    <style:style style:name="P180" style:family="paragraph" style:parent-style-name="Standard">
      <style:text-properties fo:font-weight="bold" officeooo:rsid="02c4650d" officeooo:paragraph-rsid="02c4650d" style:font-weight-asian="bold" style:font-weight-complex="bold"/>
    </style:style>
    <style:style style:name="P181" style:family="paragraph" style:parent-style-name="Standard">
      <style:text-properties fo:font-weight="bold" officeooo:rsid="02c4650d" officeooo:paragraph-rsid="02c7ba0c" style:font-weight-asian="bold" style:font-weight-complex="bold"/>
    </style:style>
    <style:style style:name="P182" style:family="paragraph" style:parent-style-name="Standard">
      <style:text-properties fo:font-weight="bold" officeooo:rsid="02d32abc" officeooo:paragraph-rsid="02d32abc" style:font-weight-asian="bold" style:font-weight-complex="bold"/>
    </style:style>
    <style:style style:name="P183" style:family="paragraph" style:parent-style-name="Standard">
      <style:text-properties fo:font-weight="bold" officeooo:rsid="02c43fc4" officeooo:paragraph-rsid="02c43fc4" style:font-weight-asian="bold" style:font-weight-complex="bold"/>
    </style:style>
    <style:style style:name="P184" style:family="paragraph" style:parent-style-name="Standard">
      <style:text-properties fo:font-weight="bold" officeooo:rsid="032692a4" officeooo:paragraph-rsid="032692a4" style:font-weight-asian="bold" style:font-weight-complex="bold"/>
    </style:style>
    <style:style style:name="P185" style:family="paragraph" style:parent-style-name="Standard">
      <style:text-properties fo:font-weight="bold" officeooo:rsid="0358bc95" officeooo:paragraph-rsid="0358bc95" style:font-weight-asian="bold" style:font-weight-complex="bold"/>
    </style:style>
    <style:style style:name="P186" style:family="paragraph" style:parent-style-name="Standard">
      <style:text-properties fo:font-weight="bold" officeooo:rsid="03ca1a0e" officeooo:paragraph-rsid="03ca1a0e" style:font-weight-asian="bold" style:font-weight-complex="bold"/>
    </style:style>
    <style:style style:name="P187" style:family="paragraph" style:parent-style-name="Standard">
      <style:text-properties fo:font-weight="bold" officeooo:rsid="03d9bd3a" officeooo:paragraph-rsid="03d9bd3a" style:font-weight-asian="bold" style:font-weight-complex="bold"/>
    </style:style>
    <style:style style:name="P188" style:family="paragraph" style:parent-style-name="Standard">
      <style:text-properties fo:font-weight="bold" officeooo:rsid="049c08aa" officeooo:paragraph-rsid="049c08aa" style:font-weight-asian="bold" style:font-weight-complex="bold"/>
    </style:style>
    <style:style style:name="P189" style:family="paragraph" style:parent-style-name="Standard">
      <style:text-properties fo:font-weight="bold" officeooo:rsid="04bbaef1" officeooo:paragraph-rsid="04bbaef1" style:font-weight-asian="bold" style:font-weight-complex="bold"/>
    </style:style>
    <style:style style:name="P190" style:family="paragraph" style:parent-style-name="Standard">
      <style:text-properties fo:font-weight="bold" officeooo:rsid="04c338c7" officeooo:paragraph-rsid="04c338c7" style:font-weight-asian="bold" style:font-weight-complex="bold"/>
    </style:style>
    <style:style style:name="P191" style:family="paragraph" style:parent-style-name="Standard">
      <style:text-properties fo:font-weight="bold" officeooo:rsid="0532dca7" officeooo:paragraph-rsid="0532dca7" style:font-weight-asian="bold" style:font-weight-complex="bold"/>
    </style:style>
    <style:style style:name="P192" style:family="paragraph" style:parent-style-name="Standard">
      <style:text-properties fo:font-weight="bold" officeooo:rsid="038ca60d" officeooo:paragraph-rsid="05592a99" style:font-weight-asian="bold" style:font-weight-complex="bold"/>
    </style:style>
    <style:style style:name="P193" style:family="paragraph" style:parent-style-name="Standard">
      <style:text-properties fo:font-weight="bold" officeooo:rsid="05592a99" officeooo:paragraph-rsid="05592a99" style:font-weight-asian="bold" style:font-weight-complex="bold"/>
    </style:style>
    <style:style style:name="P194" style:family="paragraph" style:parent-style-name="Standard">
      <style:text-properties fo:font-weight="bold" officeooo:rsid="041cc8d4" officeooo:paragraph-rsid="041cc8d4" style:font-weight-asian="bold" style:font-weight-complex="bold"/>
    </style:style>
    <style:style style:name="P195" style:family="paragraph" style:parent-style-name="Standard">
      <style:text-properties fo:font-weight="bold" officeooo:rsid="002f8f50" officeooo:paragraph-rsid="00b81b72" fo:background-color="#ffff00" style:font-weight-asian="bold" style:font-weight-complex="bold"/>
    </style:style>
    <style:style style:name="P196" style:family="paragraph" style:parent-style-name="Standard">
      <style:text-properties fo:font-weight="bold" officeooo:rsid="01788a8d" officeooo:paragraph-rsid="01788a8d" fo:background-color="#ffff00" style:font-weight-asian="bold" style:font-weight-complex="bold"/>
    </style:style>
    <style:style style:name="P197" style:family="paragraph" style:parent-style-name="Standard">
      <style:text-properties officeooo:rsid="004494e4" officeooo:paragraph-rsid="004494e4"/>
    </style:style>
    <style:style style:name="P198" style:family="paragraph" style:parent-style-name="Standard">
      <style:text-properties officeooo:rsid="0045f1b8" officeooo:paragraph-rsid="0045f1b8"/>
    </style:style>
    <style:style style:name="P199" style:family="paragraph" style:parent-style-name="Standard">
      <style:text-properties fo:font-weight="normal" officeooo:rsid="003b59fc" officeooo:paragraph-rsid="003b59fc" fo:background-color="#ffffff" style:font-weight-asian="normal" style:font-weight-complex="normal"/>
    </style:style>
    <style:style style:name="P200" style:family="paragraph" style:parent-style-name="Standard">
      <style:text-properties fo:font-weight="normal" officeooo:rsid="003b59fc" officeooo:paragraph-rsid="02a286ac" fo:background-color="#ffffff" style:font-weight-asian="normal" style:font-weight-complex="normal"/>
    </style:style>
    <style:style style:name="P201" style:family="paragraph" style:parent-style-name="Standard">
      <style:text-properties fo:font-weight="normal" officeooo:rsid="00922fc3" officeooo:paragraph-rsid="00922fc3" fo:background-color="#ffffff" style:font-weight-asian="normal" style:font-weight-complex="normal"/>
    </style:style>
    <style:style style:name="P202" style:family="paragraph" style:parent-style-name="Standard">
      <style:text-properties fo:font-weight="normal" officeooo:rsid="00b63ca6" officeooo:paragraph-rsid="00b63ca6" fo:background-color="#ffffff" style:font-weight-asian="normal" style:font-weight-complex="normal"/>
    </style:style>
    <style:style style:name="P203" style:family="paragraph" style:parent-style-name="Standard">
      <style:text-properties fo:font-weight="normal" officeooo:rsid="01788a8d" officeooo:paragraph-rsid="01788a8d" fo:background-color="#ffffff" style:font-weight-asian="normal" style:font-weight-complex="normal"/>
    </style:style>
    <style:style style:name="P204" style:family="paragraph" style:parent-style-name="Standard">
      <style:text-properties fo:font-weight="normal" officeooo:rsid="01953da9" officeooo:paragraph-rsid="01953da9" fo:background-color="#ffffff" style:font-weight-asian="normal" style:font-weight-complex="normal"/>
    </style:style>
    <style:style style:name="P205" style:family="paragraph" style:parent-style-name="Standard">
      <style:text-properties fo:font-weight="normal" officeooo:rsid="003db814" officeooo:paragraph-rsid="003db814" fo:background-color="#ffffff" style:font-weight-asian="normal" style:font-weight-complex="normal"/>
    </style:style>
    <style:style style:name="P206" style:family="paragraph" style:parent-style-name="Standard">
      <style:text-properties fo:font-weight="normal" officeooo:rsid="02a22be3" officeooo:paragraph-rsid="02a22be3" fo:background-color="#ffffff" style:font-weight-asian="normal" style:font-weight-complex="normal"/>
    </style:style>
    <style:style style:name="P207" style:family="paragraph" style:parent-style-name="Standard">
      <style:text-properties fo:font-weight="normal" officeooo:rsid="02a27283" officeooo:paragraph-rsid="02a27283" fo:background-color="#ffffff" style:font-weight-asian="normal" style:font-weight-complex="normal"/>
    </style:style>
    <style:style style:name="P208" style:family="paragraph" style:parent-style-name="Standard">
      <style:text-properties fo:font-weight="normal" officeooo:rsid="02a286ac" officeooo:paragraph-rsid="02a286ac" fo:background-color="#ffffff" style:font-weight-asian="normal" style:font-weight-complex="normal"/>
    </style:style>
    <style:style style:name="P209" style:family="paragraph" style:parent-style-name="Standard">
      <style:text-properties fo:font-weight="normal" officeooo:rsid="049974ec" officeooo:paragraph-rsid="049974ec" fo:background-color="#ffffff" style:font-weight-asian="normal" style:font-weight-complex="normal"/>
    </style:style>
    <style:style style:name="P210" style:family="paragraph" style:parent-style-name="Standard">
      <style:text-properties fo:font-weight="normal" officeooo:rsid="003f8f69" officeooo:paragraph-rsid="003f8f69" fo:background-color="#ffff99" style:font-weight-asian="normal" style:font-weight-complex="normal"/>
    </style:style>
    <style:style style:name="P211" style:family="paragraph" style:parent-style-name="Standard">
      <style:text-properties fo:font-weight="normal" officeooo:rsid="023c0cee" officeooo:paragraph-rsid="023c0cee" style:font-weight-asian="normal" style:font-weight-complex="normal"/>
    </style:style>
    <style:style style:name="P212" style:family="paragraph" style:parent-style-name="Standard">
      <style:text-properties fo:font-weight="normal" officeooo:rsid="023c48ba" officeooo:paragraph-rsid="023c48ba" style:font-weight-asian="normal" style:font-weight-complex="normal"/>
    </style:style>
    <style:style style:name="P213" style:family="paragraph" style:parent-style-name="Standard">
      <style:text-properties fo:font-weight="normal" officeooo:rsid="024225ee" officeooo:paragraph-rsid="024225ee" style:font-weight-asian="normal" style:font-weight-complex="normal"/>
    </style:style>
    <style:style style:name="P214" style:family="paragraph" style:parent-style-name="Standard">
      <style:text-properties fo:font-weight="normal" officeooo:rsid="024e3d20" officeooo:paragraph-rsid="024e3d20" style:font-weight-asian="normal" style:font-weight-complex="normal"/>
    </style:style>
    <style:style style:name="P215" style:family="paragraph" style:parent-style-name="Standard">
      <style:text-properties fo:font-weight="normal" officeooo:rsid="024e4afe" officeooo:paragraph-rsid="024e4afe" style:font-weight-asian="normal" style:font-weight-complex="normal"/>
    </style:style>
    <style:style style:name="P216" style:family="paragraph" style:parent-style-name="Standard">
      <style:text-properties fo:font-weight="normal" officeooo:rsid="024e4afe" officeooo:paragraph-rsid="0250313c" style:font-weight-asian="normal" style:font-weight-complex="normal"/>
    </style:style>
    <style:style style:name="P217" style:family="paragraph" style:parent-style-name="Standard">
      <style:text-properties fo:font-weight="normal" officeooo:rsid="024fb9d8" officeooo:paragraph-rsid="024fb9d8" style:font-weight-asian="normal" style:font-weight-complex="normal"/>
    </style:style>
    <style:style style:name="P218" style:family="paragraph" style:parent-style-name="Standard">
      <style:text-properties fo:font-weight="normal" officeooo:rsid="02512d6c" officeooo:paragraph-rsid="02512d6c" style:font-weight-asian="normal" style:font-weight-complex="normal"/>
    </style:style>
    <style:style style:name="P219" style:family="paragraph" style:parent-style-name="Standard">
      <style:text-properties fo:font-weight="normal" officeooo:rsid="0252c168" officeooo:paragraph-rsid="0252c168" style:font-weight-asian="normal" style:font-weight-complex="normal"/>
    </style:style>
    <style:style style:name="P220" style:family="paragraph" style:parent-style-name="Standard">
      <style:text-properties fo:font-weight="normal" officeooo:rsid="0252cc24" officeooo:paragraph-rsid="0252cc24" style:font-weight-asian="normal" style:font-weight-complex="normal"/>
    </style:style>
    <style:style style:name="P221" style:family="paragraph" style:parent-style-name="Standard">
      <style:text-properties fo:font-weight="normal" officeooo:rsid="0289062c" officeooo:paragraph-rsid="0289062c" style:font-weight-asian="normal" style:font-weight-complex="normal"/>
    </style:style>
    <style:style style:name="P222" style:family="paragraph" style:parent-style-name="Standard">
      <style:text-properties fo:font-weight="normal" officeooo:rsid="0289f1ac" officeooo:paragraph-rsid="0289f1ac" style:font-weight-asian="normal" style:font-weight-complex="normal"/>
    </style:style>
    <style:style style:name="P223" style:family="paragraph" style:parent-style-name="Standard">
      <style:text-properties fo:font-weight="normal" officeooo:rsid="029e4ff6" officeooo:paragraph-rsid="029e4ff6" style:font-weight-asian="normal" style:font-weight-complex="normal"/>
    </style:style>
    <style:style style:name="P224" style:family="paragraph" style:parent-style-name="Standard">
      <style:text-properties fo:font-weight="normal" officeooo:rsid="029ecc13" officeooo:paragraph-rsid="029ecc13" style:font-weight-asian="normal" style:font-weight-complex="normal"/>
    </style:style>
    <style:style style:name="P225" style:family="paragraph" style:parent-style-name="Standard">
      <style:text-properties fo:font-weight="normal" officeooo:rsid="02d48dd3" officeooo:paragraph-rsid="02d48dd3" style:font-weight-asian="normal" style:font-weight-complex="normal"/>
    </style:style>
    <style:style style:name="P226" style:family="paragraph" style:parent-style-name="Standard">
      <style:text-properties fo:font-weight="normal" officeooo:rsid="032692a4" officeooo:paragraph-rsid="032692a4" style:font-weight-asian="normal" style:font-weight-complex="normal"/>
    </style:style>
    <style:style style:name="P227" style:family="paragraph" style:parent-style-name="Standard">
      <style:text-properties fo:font-weight="normal" officeooo:rsid="03306767" officeooo:paragraph-rsid="03306767" style:font-weight-asian="normal" style:font-weight-complex="normal"/>
    </style:style>
    <style:style style:name="P228" style:family="paragraph" style:parent-style-name="Standard">
      <style:text-properties fo:font-weight="normal" officeooo:rsid="03313f03" officeooo:paragraph-rsid="03313f03" style:font-weight-asian="normal" style:font-weight-complex="normal"/>
    </style:style>
    <style:style style:name="P229" style:family="paragraph" style:parent-style-name="Standard">
      <style:text-properties fo:font-weight="normal" officeooo:rsid="034b4183" officeooo:paragraph-rsid="034b4183" style:font-weight-asian="normal" style:font-weight-complex="normal"/>
    </style:style>
    <style:style style:name="P230" style:family="paragraph" style:parent-style-name="Standard">
      <style:text-properties fo:font-weight="normal" officeooo:rsid="035a8aec" officeooo:paragraph-rsid="035a8aec" style:font-weight-asian="normal" style:font-weight-complex="normal"/>
    </style:style>
    <style:style style:name="P231" style:family="paragraph" style:parent-style-name="Standard">
      <style:text-properties fo:font-weight="normal" officeooo:rsid="0432b202" officeooo:paragraph-rsid="0432b202" style:font-weight-asian="normal" style:font-weight-complex="normal"/>
    </style:style>
    <style:style style:name="P232" style:family="paragraph" style:parent-style-name="Standard">
      <style:text-properties fo:font-weight="normal" officeooo:rsid="0434375f" officeooo:paragraph-rsid="0434375f" style:font-weight-asian="normal" style:font-weight-complex="normal"/>
    </style:style>
    <style:style style:name="P233" style:family="paragraph" style:parent-style-name="Standard">
      <style:text-properties fo:font-weight="normal" officeooo:rsid="048cd6c5" officeooo:paragraph-rsid="048cd6c5" style:font-weight-asian="normal" style:font-weight-complex="normal"/>
    </style:style>
    <style:style style:name="P234" style:family="paragraph" style:parent-style-name="Standard">
      <style:text-properties fo:font-weight="normal" officeooo:rsid="048d0d4d" officeooo:paragraph-rsid="048d0d4d" style:font-weight-asian="normal" style:font-weight-complex="normal"/>
    </style:style>
    <style:style style:name="P235" style:family="paragraph" style:parent-style-name="Standard">
      <style:text-properties fo:font-weight="normal" officeooo:rsid="048e85d7" officeooo:paragraph-rsid="048e85d7" style:font-weight-asian="normal" style:font-weight-complex="normal"/>
    </style:style>
    <style:style style:name="P236" style:family="paragraph" style:parent-style-name="Standard">
      <style:text-properties fo:font-weight="normal" officeooo:rsid="0532dca7" officeooo:paragraph-rsid="0532dca7" style:font-weight-asian="normal" style:font-weight-complex="normal"/>
    </style:style>
    <style:style style:name="P237" style:family="paragraph" style:parent-style-name="Standard">
      <style:text-properties fo:font-weight="normal" officeooo:rsid="023c48ba" officeooo:paragraph-rsid="023c48ba" fo:background-color="#ffff00" style:font-weight-asian="normal" style:font-weight-complex="normal"/>
    </style:style>
    <style:style style:name="P238" style:family="paragraph" style:parent-style-name="Standard">
      <style:text-properties fo:font-weight="normal" officeooo:rsid="024e3d20" officeooo:paragraph-rsid="024e3d20" fo:background-color="#ffff00" style:font-weight-asian="normal" style:font-weight-complex="normal"/>
    </style:style>
    <style:style style:name="P239" style:family="paragraph" style:parent-style-name="Standard">
      <style:text-properties fo:font-weight="normal" officeooo:rsid="024e4afe" officeooo:paragraph-rsid="024e4afe" fo:background-color="#ffff00" style:font-weight-asian="normal" style:font-weight-complex="normal"/>
    </style:style>
    <style:style style:name="P240" style:family="paragraph" style:parent-style-name="Standard">
      <style:text-properties fo:font-weight="normal" officeooo:rsid="02512d6c" officeooo:paragraph-rsid="02512d6c" fo:background-color="#ffff00" style:font-weight-asian="normal" style:font-weight-complex="normal"/>
    </style:style>
    <style:style style:name="P241" style:family="paragraph" style:parent-style-name="Standard">
      <style:text-properties fo:font-weight="normal" officeooo:rsid="0252c168" officeooo:paragraph-rsid="0252c168" fo:background-color="#ffff00" style:font-weight-asian="normal" style:font-weight-complex="normal"/>
    </style:style>
    <style:style style:name="P242" style:family="paragraph" style:parent-style-name="Standard">
      <style:text-properties fo:font-weight="normal" officeooo:rsid="0289062c" officeooo:paragraph-rsid="0289062c" fo:background-color="#ffff00" style:font-weight-asian="normal" style:font-weight-complex="normal"/>
    </style:style>
    <style:style style:name="P243" style:family="paragraph" style:parent-style-name="Standard">
      <style:text-properties fo:font-weight="normal" officeooo:rsid="029e4ff6" officeooo:paragraph-rsid="029e4ff6" fo:background-color="#ffff00" style:font-weight-asian="normal" style:font-weight-complex="normal"/>
    </style:style>
    <style:style style:name="P244" style:family="paragraph" style:parent-style-name="Standard">
      <style:text-properties fo:font-weight="normal" officeooo:rsid="02a22be3" officeooo:paragraph-rsid="02a22be3" fo:background-color="#ffff00" style:font-weight-asian="normal" style:font-weight-complex="normal"/>
    </style:style>
    <style:style style:name="P245" style:family="paragraph" style:parent-style-name="Standard">
      <style:text-properties fo:font-weight="normal" officeooo:rsid="035a8aec" officeooo:paragraph-rsid="035a8aec" fo:background-color="#fff200" style:font-weight-asian="normal" style:font-weight-complex="normal"/>
    </style:style>
    <style:style style:name="P246" style:family="paragraph" style:parent-style-name="Standard">
      <style:text-properties officeooo:rsid="001cf2fc" officeooo:paragraph-rsid="001cf2fc"/>
    </style:style>
    <style:style style:name="P247" style:family="paragraph" style:parent-style-name="Standard">
      <style:text-properties officeooo:rsid="00484775" officeooo:paragraph-rsid="00484775"/>
    </style:style>
    <style:style style:name="P248" style:family="paragraph" style:parent-style-name="Standard">
      <style:text-properties officeooo:rsid="004a716d" officeooo:paragraph-rsid="004a716d"/>
    </style:style>
    <style:style style:name="P249" style:family="paragraph" style:parent-style-name="Standard">
      <style:text-properties officeooo:rsid="004bb3e8" officeooo:paragraph-rsid="004bb3e8"/>
    </style:style>
    <style:style style:name="P250" style:family="paragraph" style:parent-style-name="Standard">
      <style:text-properties officeooo:rsid="004d00ab" officeooo:paragraph-rsid="004d00ab"/>
    </style:style>
    <style:style style:name="P251" style:family="paragraph" style:parent-style-name="Standard">
      <style:text-properties officeooo:rsid="004d721e" officeooo:paragraph-rsid="004d721e"/>
    </style:style>
    <style:style style:name="P252" style:family="paragraph" style:parent-style-name="Standard">
      <style:text-properties officeooo:rsid="0054368c" officeooo:paragraph-rsid="0054368c"/>
    </style:style>
    <style:style style:name="P253" style:family="paragraph" style:parent-style-name="Standard">
      <style:text-properties officeooo:rsid="0056f780" officeooo:paragraph-rsid="0056f780"/>
    </style:style>
    <style:style style:name="P254" style:family="paragraph" style:parent-style-name="Standard">
      <style:text-properties officeooo:rsid="00577f7a" officeooo:paragraph-rsid="00577f7a"/>
    </style:style>
    <style:style style:name="P255" style:family="paragraph" style:parent-style-name="Standard">
      <style:text-properties officeooo:rsid="005e8fc6" officeooo:paragraph-rsid="005e8fc6"/>
    </style:style>
    <style:style style:name="P256" style:family="paragraph" style:parent-style-name="Standard">
      <style:text-properties officeooo:rsid="00626fe8" officeooo:paragraph-rsid="00626fe8"/>
    </style:style>
    <style:style style:name="P257" style:family="paragraph" style:parent-style-name="Standard">
      <style:text-properties officeooo:rsid="0063f3eb" officeooo:paragraph-rsid="0063f3eb"/>
    </style:style>
    <style:style style:name="P258" style:family="paragraph" style:parent-style-name="Standard">
      <style:text-properties officeooo:rsid="0063f3eb" officeooo:paragraph-rsid="0065f239"/>
    </style:style>
    <style:style style:name="P259" style:family="paragraph" style:parent-style-name="Standard">
      <style:text-properties officeooo:rsid="00645bbd" officeooo:paragraph-rsid="00645bbd"/>
    </style:style>
    <style:style style:name="P260" style:family="paragraph" style:parent-style-name="Standard">
      <style:text-properties officeooo:rsid="00645bbd" officeooo:paragraph-rsid="006ab99a"/>
    </style:style>
    <style:style style:name="P261" style:family="paragraph" style:parent-style-name="Standard">
      <style:text-properties officeooo:rsid="0065f239" officeooo:paragraph-rsid="0065f239"/>
    </style:style>
    <style:style style:name="P262" style:family="paragraph" style:parent-style-name="Standard">
      <style:text-properties officeooo:rsid="006ac366" officeooo:paragraph-rsid="006ac366"/>
    </style:style>
    <style:style style:name="P263" style:family="paragraph" style:parent-style-name="Standard">
      <style:text-properties officeooo:rsid="006ac366" officeooo:paragraph-rsid="007ce0ba"/>
    </style:style>
    <style:style style:name="P264" style:family="paragraph" style:parent-style-name="Standard">
      <style:text-properties officeooo:rsid="006ac366" officeooo:paragraph-rsid="007e92a9"/>
    </style:style>
    <style:style style:name="P265" style:family="paragraph" style:parent-style-name="Standard">
      <style:text-properties officeooo:rsid="00645bbd" officeooo:paragraph-rsid="006ac366" fo:background-color="#ff9900"/>
    </style:style>
    <style:style style:name="P266" style:family="paragraph" style:parent-style-name="Standard">
      <style:text-properties officeooo:rsid="006e8111" officeooo:paragraph-rsid="006e8111"/>
    </style:style>
    <style:style style:name="P267" style:family="paragraph" style:parent-style-name="Standard">
      <style:text-properties officeooo:rsid="007c2ec6" officeooo:paragraph-rsid="007c2ec6"/>
    </style:style>
    <style:style style:name="P268" style:family="paragraph" style:parent-style-name="Standard">
      <style:text-properties officeooo:rsid="007ce0ba" officeooo:paragraph-rsid="007ce0ba"/>
    </style:style>
    <style:style style:name="P269" style:family="paragraph" style:parent-style-name="Standard">
      <style:text-properties officeooo:rsid="007e92a9" officeooo:paragraph-rsid="007e92a9"/>
    </style:style>
    <style:style style:name="P270" style:family="paragraph" style:parent-style-name="Standard">
      <style:text-properties officeooo:rsid="007f0208" officeooo:paragraph-rsid="007f0208"/>
    </style:style>
    <style:style style:name="P271" style:family="paragraph" style:parent-style-name="Standard">
      <style:text-properties officeooo:rsid="008025d0" officeooo:paragraph-rsid="008025d0"/>
    </style:style>
    <style:style style:name="P272" style:family="paragraph" style:parent-style-name="Standard">
      <style:text-properties officeooo:rsid="00811ac1" officeooo:paragraph-rsid="00811ac1"/>
    </style:style>
    <style:style style:name="P273" style:family="paragraph" style:parent-style-name="Standard">
      <style:text-properties officeooo:rsid="008252f1" officeooo:paragraph-rsid="008252f1"/>
    </style:style>
    <style:style style:name="P274" style:family="paragraph" style:parent-style-name="Standard">
      <style:text-properties officeooo:rsid="00846ccc" officeooo:paragraph-rsid="00846ccc"/>
    </style:style>
    <style:style style:name="P275" style:family="paragraph" style:parent-style-name="Standard">
      <style:text-properties officeooo:rsid="00859ffb" officeooo:paragraph-rsid="00859ffb"/>
    </style:style>
    <style:style style:name="P276" style:family="paragraph" style:parent-style-name="Standard">
      <style:text-properties officeooo:rsid="00886e51" officeooo:paragraph-rsid="00886e51"/>
    </style:style>
    <style:style style:name="P277" style:family="paragraph" style:parent-style-name="Standard">
      <style:text-properties officeooo:rsid="0088a3df" officeooo:paragraph-rsid="0088a3df"/>
    </style:style>
    <style:style style:name="P278" style:family="paragraph" style:parent-style-name="Standard">
      <style:text-properties officeooo:rsid="0089ab38" officeooo:paragraph-rsid="0089ab38"/>
    </style:style>
    <style:style style:name="P279" style:family="paragraph" style:parent-style-name="Standard">
      <style:text-properties officeooo:rsid="008a1683" officeooo:paragraph-rsid="008a1683"/>
    </style:style>
    <style:style style:name="P280" style:family="paragraph" style:parent-style-name="Standard">
      <style:text-properties officeooo:rsid="008c1557" officeooo:paragraph-rsid="008c1557"/>
    </style:style>
    <style:style style:name="P281" style:family="paragraph" style:parent-style-name="Standard">
      <style:text-properties officeooo:rsid="008ec965" officeooo:paragraph-rsid="008ec965"/>
    </style:style>
    <style:style style:name="P282" style:family="paragraph" style:parent-style-name="Standard">
      <style:text-properties officeooo:rsid="0090bb82" officeooo:paragraph-rsid="0090bb82"/>
    </style:style>
    <style:style style:name="P283" style:family="paragraph" style:parent-style-name="Standard">
      <style:text-properties officeooo:rsid="0092030b" officeooo:paragraph-rsid="0092030b"/>
    </style:style>
    <style:style style:name="P284" style:family="paragraph" style:parent-style-name="Standard">
      <style:text-properties officeooo:rsid="0099832e" officeooo:paragraph-rsid="0099832e"/>
    </style:style>
    <style:style style:name="P285" style:family="paragraph" style:parent-style-name="Standard">
      <style:text-properties officeooo:rsid="009b2445" officeooo:paragraph-rsid="009b2445"/>
    </style:style>
    <style:style style:name="P286" style:family="paragraph" style:parent-style-name="Standard">
      <style:text-properties officeooo:rsid="009dd285" officeooo:paragraph-rsid="009dd285"/>
    </style:style>
    <style:style style:name="P287" style:family="paragraph" style:parent-style-name="Standard">
      <style:text-properties officeooo:rsid="009e33ae" officeooo:paragraph-rsid="009e33ae"/>
    </style:style>
    <style:style style:name="P288" style:family="paragraph" style:parent-style-name="Standard">
      <style:text-properties officeooo:rsid="00a9a6fd" officeooo:paragraph-rsid="00a9a6fd"/>
    </style:style>
    <style:style style:name="P289" style:family="paragraph" style:parent-style-name="Standard">
      <style:text-properties officeooo:rsid="00ab0bd0" officeooo:paragraph-rsid="00ab0bd0"/>
    </style:style>
    <style:style style:name="P290" style:family="paragraph" style:parent-style-name="Standard">
      <style:text-properties officeooo:rsid="00ad017c" officeooo:paragraph-rsid="00ad017c"/>
    </style:style>
    <style:style style:name="P291" style:family="paragraph" style:parent-style-name="Standard">
      <style:text-properties officeooo:rsid="0082af9a" officeooo:paragraph-rsid="0082af9a"/>
    </style:style>
    <style:style style:name="P292" style:family="paragraph" style:parent-style-name="Standard">
      <style:text-properties officeooo:rsid="00ae386d" officeooo:paragraph-rsid="00ae386d"/>
    </style:style>
    <style:style style:name="P293" style:family="paragraph" style:parent-style-name="Standard">
      <style:text-properties officeooo:rsid="00ae4694" officeooo:paragraph-rsid="00ae4694"/>
    </style:style>
    <style:style style:name="P294" style:family="paragraph" style:parent-style-name="Standard">
      <style:text-properties officeooo:rsid="00b006b0" officeooo:paragraph-rsid="00b006b0"/>
    </style:style>
    <style:style style:name="P295" style:family="paragraph" style:parent-style-name="Standard">
      <style:text-properties officeooo:rsid="00b0b48c" officeooo:paragraph-rsid="00b0b48c"/>
    </style:style>
    <style:style style:name="P296" style:family="paragraph" style:parent-style-name="Standard">
      <style:text-properties officeooo:rsid="00b0b48c" officeooo:paragraph-rsid="00b240eb"/>
    </style:style>
    <style:style style:name="P297" style:family="paragraph" style:parent-style-name="Standard">
      <style:text-properties officeooo:rsid="00306fe6" officeooo:paragraph-rsid="00b81b72"/>
    </style:style>
    <style:style style:name="P298" style:family="paragraph" style:parent-style-name="Standard">
      <style:text-properties officeooo:rsid="00306fe6" officeooo:paragraph-rsid="01325897"/>
    </style:style>
    <style:style style:name="P299" style:family="paragraph" style:parent-style-name="Standard">
      <style:text-properties officeooo:rsid="002f8f50" officeooo:paragraph-rsid="00b81b72"/>
    </style:style>
    <style:style style:name="P300" style:family="paragraph" style:parent-style-name="Standard">
      <style:text-properties officeooo:rsid="0030988a" officeooo:paragraph-rsid="00b81b72"/>
    </style:style>
    <style:style style:name="P301" style:family="paragraph" style:parent-style-name="Standard">
      <style:text-properties officeooo:rsid="00bcf31f" officeooo:paragraph-rsid="00bcf31f"/>
    </style:style>
    <style:style style:name="P302" style:family="paragraph" style:parent-style-name="Standard">
      <style:text-properties officeooo:rsid="00bf4141" officeooo:paragraph-rsid="00bf4141"/>
    </style:style>
    <style:style style:name="P303" style:family="paragraph" style:parent-style-name="Standard">
      <style:text-properties officeooo:rsid="00c067cd" officeooo:paragraph-rsid="00c067cd"/>
    </style:style>
    <style:style style:name="P304" style:family="paragraph" style:parent-style-name="Standard">
      <style:text-properties officeooo:rsid="00c2220a" officeooo:paragraph-rsid="00c2220a"/>
    </style:style>
    <style:style style:name="P305" style:family="paragraph" style:parent-style-name="Standard">
      <style:text-properties officeooo:rsid="00c68337" officeooo:paragraph-rsid="00c68337"/>
    </style:style>
    <style:style style:name="P306" style:family="paragraph" style:parent-style-name="Standard">
      <style:text-properties officeooo:rsid="00c68337" officeooo:paragraph-rsid="03b03b03"/>
    </style:style>
    <style:style style:name="P307" style:family="paragraph" style:parent-style-name="Standard">
      <style:text-properties officeooo:rsid="00c7737b" officeooo:paragraph-rsid="00c7737b"/>
    </style:style>
    <style:style style:name="P308" style:family="paragraph" style:parent-style-name="Standard">
      <style:text-properties officeooo:rsid="00c80a48" officeooo:paragraph-rsid="00c80a48"/>
    </style:style>
    <style:style style:name="P309" style:family="paragraph" style:parent-style-name="Standard">
      <style:text-properties officeooo:rsid="00c80fad" officeooo:paragraph-rsid="00c80fad"/>
    </style:style>
    <style:style style:name="P310" style:family="paragraph" style:parent-style-name="Standard">
      <style:text-properties officeooo:rsid="00cb16e9" officeooo:paragraph-rsid="00cb16e9"/>
    </style:style>
    <style:style style:name="P311" style:family="paragraph" style:parent-style-name="Standard">
      <style:text-properties officeooo:rsid="00d48cb6" officeooo:paragraph-rsid="00d48cb6"/>
    </style:style>
    <style:style style:name="P312" style:family="paragraph" style:parent-style-name="Standard">
      <style:text-properties officeooo:rsid="00d799d4" officeooo:paragraph-rsid="00d799d4"/>
    </style:style>
    <style:style style:name="P313" style:family="paragraph" style:parent-style-name="Standard">
      <style:text-properties officeooo:rsid="00d06940" officeooo:paragraph-rsid="00d06940"/>
    </style:style>
    <style:style style:name="P314" style:family="paragraph" style:parent-style-name="Standard">
      <style:text-properties officeooo:rsid="00d06940" officeooo:paragraph-rsid="00a07211"/>
    </style:style>
    <style:style style:name="P315" style:family="paragraph" style:parent-style-name="Standard">
      <style:text-properties officeooo:rsid="00d06940" officeooo:paragraph-rsid="016ae8a2"/>
    </style:style>
    <style:style style:name="P316" style:family="paragraph" style:parent-style-name="Standard">
      <style:text-properties officeooo:rsid="00d06940" officeooo:paragraph-rsid="0358bc95"/>
    </style:style>
    <style:style style:name="P317" style:family="paragraph" style:parent-style-name="Standard">
      <style:text-properties officeooo:rsid="00e3e2ab" officeooo:paragraph-rsid="00e3e2ab"/>
    </style:style>
    <style:style style:name="P318" style:family="paragraph" style:parent-style-name="Standard">
      <style:text-properties officeooo:rsid="00e5ecba" officeooo:paragraph-rsid="00e5ecba"/>
    </style:style>
    <style:style style:name="P319" style:family="paragraph" style:parent-style-name="Standard">
      <style:text-properties officeooo:rsid="00e60b13" officeooo:paragraph-rsid="00e60b13"/>
    </style:style>
    <style:style style:name="P320" style:family="paragraph" style:parent-style-name="Standard">
      <loext:graphic-properties draw:fill="solid" draw:fill-color="#ffff00" draw:opacity="100%"/>
      <style:paragraph-properties fo:background-color="#ffff00"/>
      <style:text-properties officeooo:rsid="00e60b13" officeooo:paragraph-rsid="00e60b13"/>
    </style:style>
    <style:style style:name="P321" style:family="paragraph" style:parent-style-name="Standard">
      <style:text-properties officeooo:rsid="00edd359" officeooo:paragraph-rsid="00edd359"/>
    </style:style>
    <style:style style:name="P322" style:family="paragraph" style:parent-style-name="Standard">
      <loext:graphic-properties draw:fill="solid" draw:fill-color="#ffff00" draw:opacity="100%"/>
      <style:paragraph-properties fo:background-color="#ffff00"/>
      <style:text-properties officeooo:rsid="00edd359" officeooo:paragraph-rsid="00edd359"/>
    </style:style>
    <style:style style:name="P323" style:family="paragraph" style:parent-style-name="Standard">
      <style:text-properties officeooo:rsid="00fba9cc" officeooo:paragraph-rsid="00fba9cc"/>
    </style:style>
    <style:style style:name="P324" style:family="paragraph" style:parent-style-name="Standard">
      <style:text-properties officeooo:rsid="00fcb8b6" officeooo:paragraph-rsid="00fcb8b6"/>
    </style:style>
    <style:style style:name="P325" style:family="paragraph" style:parent-style-name="Standard">
      <style:text-properties officeooo:rsid="010046e1" officeooo:paragraph-rsid="010046e1"/>
    </style:style>
    <style:style style:name="P326" style:family="paragraph" style:parent-style-name="Standard">
      <style:text-properties officeooo:rsid="01007bee" officeooo:paragraph-rsid="01007bee"/>
    </style:style>
    <style:style style:name="P327" style:family="paragraph" style:parent-style-name="Standard">
      <style:text-properties officeooo:rsid="0103eaf0" officeooo:paragraph-rsid="0103eaf0"/>
    </style:style>
    <style:style style:name="P328" style:family="paragraph" style:parent-style-name="Standard">
      <style:text-properties officeooo:rsid="01042e48" officeooo:paragraph-rsid="01042e48"/>
    </style:style>
    <style:style style:name="P329" style:family="paragraph" style:parent-style-name="Standard">
      <style:text-properties officeooo:rsid="01042e48" officeooo:paragraph-rsid="0105943f"/>
    </style:style>
    <style:style style:name="P330" style:family="paragraph" style:parent-style-name="Standard">
      <style:text-properties officeooo:rsid="01045a3f" officeooo:paragraph-rsid="01045a3f"/>
    </style:style>
    <style:style style:name="P331" style:family="paragraph" style:parent-style-name="Standard">
      <style:text-properties officeooo:rsid="010689e8" officeooo:paragraph-rsid="010689e8"/>
    </style:style>
    <style:style style:name="P332" style:family="paragraph" style:parent-style-name="Standard">
      <style:text-properties officeooo:rsid="01079d22" officeooo:paragraph-rsid="01079d22"/>
    </style:style>
    <style:style style:name="P333" style:family="paragraph" style:parent-style-name="Standard">
      <style:text-properties officeooo:rsid="0109af02" officeooo:paragraph-rsid="0109af02"/>
    </style:style>
    <style:style style:name="P334" style:family="paragraph" style:parent-style-name="Standard">
      <style:text-properties officeooo:rsid="010b452c" officeooo:paragraph-rsid="010b452c"/>
    </style:style>
    <style:style style:name="P335" style:family="paragraph" style:parent-style-name="Standard">
      <style:text-properties officeooo:rsid="011083dc" officeooo:paragraph-rsid="0089ab38"/>
    </style:style>
    <style:style style:name="P336" style:family="paragraph" style:parent-style-name="Standard">
      <style:text-properties officeooo:rsid="011a73d9" officeooo:paragraph-rsid="011a73d9"/>
    </style:style>
    <style:style style:name="P337" style:family="paragraph" style:parent-style-name="Standard">
      <style:text-properties officeooo:rsid="011d93c9" officeooo:paragraph-rsid="011d93c9"/>
    </style:style>
    <style:style style:name="P338" style:family="paragraph" style:parent-style-name="Standard">
      <style:text-properties officeooo:rsid="0120000d" officeooo:paragraph-rsid="0120000d"/>
    </style:style>
    <style:style style:name="P339" style:family="paragraph" style:parent-style-name="Standard">
      <style:text-properties officeooo:rsid="0120c350" officeooo:paragraph-rsid="0120c350"/>
    </style:style>
    <style:style style:name="P340" style:family="paragraph" style:parent-style-name="Standard">
      <style:text-properties officeooo:rsid="0127dd17" officeooo:paragraph-rsid="0127dd17"/>
    </style:style>
    <style:style style:name="P341" style:family="paragraph" style:parent-style-name="Standard">
      <style:text-properties officeooo:rsid="013d117a" officeooo:paragraph-rsid="013d117a"/>
    </style:style>
    <style:style style:name="P342" style:family="paragraph" style:parent-style-name="Standard">
      <style:text-properties officeooo:rsid="0142d79a" officeooo:paragraph-rsid="0142d79a"/>
    </style:style>
    <style:style style:name="P343" style:family="paragraph" style:parent-style-name="Standard">
      <style:text-properties officeooo:rsid="01530a80" officeooo:paragraph-rsid="0153fd44"/>
    </style:style>
    <style:style style:name="P344" style:family="paragraph" style:parent-style-name="Standard">
      <style:text-properties officeooo:rsid="0153fd44" officeooo:paragraph-rsid="01530a80"/>
    </style:style>
    <style:style style:name="P345" style:family="paragraph" style:parent-style-name="Standard">
      <style:text-properties officeooo:rsid="0153fd44" officeooo:paragraph-rsid="0153fd44"/>
    </style:style>
    <style:style style:name="P346" style:family="paragraph" style:parent-style-name="Standard">
      <style:text-properties officeooo:rsid="01575812" officeooo:paragraph-rsid="01575812"/>
    </style:style>
    <style:style style:name="P347" style:family="paragraph" style:parent-style-name="Standard">
      <style:text-properties officeooo:rsid="0168f96f" officeooo:paragraph-rsid="0168f96f"/>
    </style:style>
    <style:style style:name="P348" style:family="paragraph" style:parent-style-name="Standard">
      <style:text-properties officeooo:rsid="0168f96f" officeooo:paragraph-rsid="01575812"/>
    </style:style>
    <style:style style:name="P349" style:family="paragraph" style:parent-style-name="Standard">
      <style:text-properties officeooo:rsid="00ccaa06" officeooo:paragraph-rsid="009e33ae"/>
    </style:style>
    <style:style style:name="P350" style:family="paragraph" style:parent-style-name="Standard">
      <style:text-properties officeooo:rsid="016d2e60" officeooo:paragraph-rsid="016d2e60"/>
    </style:style>
    <style:style style:name="P351" style:family="paragraph" style:parent-style-name="Standard">
      <loext:graphic-properties draw:fill="solid" draw:fill-color="#ffff00" draw:opacity="100%"/>
      <style:paragraph-properties fo:background-color="#ffff00"/>
      <style:text-properties officeooo:rsid="016d2e60" officeooo:paragraph-rsid="016d2e60"/>
    </style:style>
    <style:style style:name="P352" style:family="paragraph" style:parent-style-name="Standard">
      <style:text-properties officeooo:rsid="016d381f" officeooo:paragraph-rsid="016d381f"/>
    </style:style>
    <style:style style:name="P353" style:family="paragraph" style:parent-style-name="Standard">
      <style:text-properties officeooo:rsid="016eaab1" officeooo:paragraph-rsid="016eaab1"/>
    </style:style>
    <style:style style:name="P354" style:family="paragraph" style:parent-style-name="Standard">
      <loext:graphic-properties draw:fill="solid" draw:fill-color="#ffff00" draw:opacity="100%"/>
      <style:paragraph-properties fo:background-color="#ffff00"/>
      <style:text-properties officeooo:rsid="016eaab1" officeooo:paragraph-rsid="016eaab1"/>
    </style:style>
    <style:style style:name="P355" style:family="paragraph" style:parent-style-name="Standard">
      <style:text-properties officeooo:rsid="01700410" officeooo:paragraph-rsid="01700410"/>
    </style:style>
    <style:style style:name="P356" style:family="paragraph" style:parent-style-name="Standard">
      <style:text-properties officeooo:rsid="0171f54d" officeooo:paragraph-rsid="0171f54d"/>
    </style:style>
    <style:style style:name="P357"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58" style:family="paragraph" style:parent-style-name="Standard">
      <style:text-properties style:text-underline-style="solid" style:text-underline-width="auto" style:text-underline-color="font-color" officeooo:rsid="0046037e" officeooo:paragraph-rsid="0046037e" fo:background-color="#ffffff"/>
    </style:style>
    <style:style style:name="P359" style:family="paragraph" style:parent-style-name="Standard">
      <style:text-properties style:text-underline-style="solid" style:text-underline-width="auto" style:text-underline-color="font-color" officeooo:rsid="03c79264" officeooo:paragraph-rsid="03c79264" fo:background-color="#ffffff"/>
    </style:style>
    <style:style style:name="P360" style:family="paragraph" style:parent-style-name="Standard">
      <style:text-properties style:text-underline-style="solid" style:text-underline-width="auto" style:text-underline-color="font-color" officeooo:rsid="03f79759" officeooo:paragraph-rsid="03f79759" fo:background-color="#ffffff"/>
    </style:style>
    <style:style style:name="P361" style:family="paragraph" style:parent-style-name="Standard">
      <style:text-properties officeooo:rsid="01546516" officeooo:paragraph-rsid="01546516"/>
    </style:style>
    <style:style style:name="P362" style:family="paragraph" style:parent-style-name="Standard">
      <style:text-properties officeooo:rsid="017f4999" officeooo:paragraph-rsid="017f4999"/>
    </style:style>
    <style:style style:name="P363" style:family="paragraph" style:parent-style-name="Standard">
      <style:text-properties officeooo:rsid="017f59df" officeooo:paragraph-rsid="017f59df"/>
    </style:style>
    <style:style style:name="P364" style:family="paragraph" style:parent-style-name="Standard">
      <loext:graphic-properties draw:fill="solid" draw:fill-color="#ffff00" draw:opacity="100%"/>
      <style:paragraph-properties fo:background-color="#ffff00"/>
      <style:text-properties officeooo:rsid="017f59df" officeooo:paragraph-rsid="017f59df"/>
    </style:style>
    <style:style style:name="P365" style:family="paragraph" style:parent-style-name="Standard">
      <style:text-properties officeooo:rsid="018261d8" officeooo:paragraph-rsid="018261d8"/>
    </style:style>
    <style:style style:name="P366" style:family="paragraph" style:parent-style-name="Standard">
      <style:text-properties officeooo:rsid="018452b6" officeooo:paragraph-rsid="018452b6"/>
    </style:style>
    <style:style style:name="P367" style:family="paragraph" style:parent-style-name="Standard">
      <style:text-properties officeooo:rsid="01866c6c" officeooo:paragraph-rsid="01866c6c"/>
    </style:style>
    <style:style style:name="P368" style:family="paragraph" style:parent-style-name="Standard">
      <style:text-properties officeooo:rsid="0188c8ed" officeooo:paragraph-rsid="0188c8ed"/>
    </style:style>
    <style:style style:name="P369" style:family="paragraph" style:parent-style-name="Standard">
      <loext:graphic-properties draw:fill="solid" draw:fill-color="#ffff00" draw:opacity="100%"/>
      <style:paragraph-properties fo:background-color="#ffff00"/>
      <style:text-properties officeooo:rsid="0188c8ed" officeooo:paragraph-rsid="0188c8ed"/>
    </style:style>
    <style:style style:name="P370" style:family="paragraph" style:parent-style-name="Standard">
      <style:text-properties officeooo:rsid="01895bd2" officeooo:paragraph-rsid="017592c3"/>
    </style:style>
    <style:style style:name="P371" style:family="paragraph" style:parent-style-name="Standard">
      <style:text-properties officeooo:rsid="017ca786" officeooo:paragraph-rsid="015f508c"/>
    </style:style>
    <style:style style:name="P372" style:family="paragraph" style:parent-style-name="Standard">
      <style:text-properties officeooo:rsid="018a0337" officeooo:paragraph-rsid="018a0337"/>
    </style:style>
    <style:style style:name="P373" style:family="paragraph" style:parent-style-name="Standard">
      <style:text-properties officeooo:rsid="018e4a42" officeooo:paragraph-rsid="018e4a42"/>
    </style:style>
    <style:style style:name="P374" style:family="paragraph" style:parent-style-name="Standard">
      <style:text-properties officeooo:rsid="018fdbe1" officeooo:paragraph-rsid="018fdbe1"/>
    </style:style>
    <style:style style:name="P375" style:family="paragraph" style:parent-style-name="Standard">
      <style:text-properties officeooo:rsid="0194158c" officeooo:paragraph-rsid="0194158c"/>
    </style:style>
    <style:style style:name="P376" style:family="paragraph" style:parent-style-name="Standard">
      <loext:graphic-properties draw:fill="solid" draw:fill-color="#ffff99" draw:opacity="100%"/>
      <style:paragraph-properties fo:background-color="#ffff99"/>
      <style:text-properties officeooo:rsid="0194158c" officeooo:paragraph-rsid="0194158c"/>
    </style:style>
    <style:style style:name="P377" style:family="paragraph" style:parent-style-name="Standard">
      <style:text-properties officeooo:rsid="0195ef92" officeooo:paragraph-rsid="0195ef92"/>
    </style:style>
    <style:style style:name="P378" style:family="paragraph" style:parent-style-name="Standard">
      <loext:graphic-properties draw:fill="solid" draw:fill-color="#ffff99" draw:opacity="100%"/>
      <style:paragraph-properties fo:background-color="#ffff99"/>
      <style:text-properties officeooo:rsid="0195ef92" officeooo:paragraph-rsid="0195ef92"/>
    </style:style>
    <style:style style:name="P379" style:family="paragraph" style:parent-style-name="Standard">
      <style:text-properties officeooo:rsid="0197980b" officeooo:paragraph-rsid="0197980b"/>
    </style:style>
    <style:style style:name="P380" style:family="paragraph" style:parent-style-name="Standard">
      <style:text-properties officeooo:rsid="0197acb6" officeooo:paragraph-rsid="0197acb6"/>
    </style:style>
    <style:style style:name="P381" style:family="paragraph" style:parent-style-name="Standard">
      <style:text-properties officeooo:rsid="0198f148" officeooo:paragraph-rsid="0198f148"/>
    </style:style>
    <style:style style:name="P382" style:family="paragraph" style:parent-style-name="Standard">
      <loext:graphic-properties draw:fill="solid" draw:fill-color="#ffff00" draw:opacity="100%"/>
      <style:paragraph-properties fo:background-color="#ffff00"/>
      <style:text-properties officeooo:rsid="0198f148" officeooo:paragraph-rsid="0198f148"/>
    </style:style>
    <style:style style:name="P383" style:family="paragraph" style:parent-style-name="Standard">
      <style:text-properties officeooo:rsid="0199b85f" officeooo:paragraph-rsid="0199b85f"/>
    </style:style>
    <style:style style:name="P384" style:family="paragraph" style:parent-style-name="Standard">
      <style:text-properties officeooo:rsid="019a6a97" officeooo:paragraph-rsid="019a6a97"/>
    </style:style>
    <style:style style:name="P385" style:family="paragraph" style:parent-style-name="Standard">
      <loext:graphic-properties draw:fill="solid" draw:fill-color="#ffff00" draw:opacity="100%"/>
      <style:paragraph-properties fo:background-color="#ffff00"/>
      <style:text-properties officeooo:rsid="019a6a97" officeooo:paragraph-rsid="019a6a97"/>
    </style:style>
    <style:style style:name="P386" style:family="paragraph" style:parent-style-name="Standard">
      <style:text-properties officeooo:rsid="019c5dd1" officeooo:paragraph-rsid="019c5dd1"/>
    </style:style>
    <style:style style:name="P387" style:family="paragraph" style:parent-style-name="Standard">
      <loext:graphic-properties draw:fill="solid" draw:fill-color="#ffff00" draw:opacity="100%"/>
      <style:paragraph-properties fo:background-color="#ffff00"/>
      <style:text-properties officeooo:rsid="019c5dd1" officeooo:paragraph-rsid="019c5dd1"/>
    </style:style>
    <style:style style:name="P388" style:family="paragraph" style:parent-style-name="Standard">
      <style:text-properties officeooo:rsid="019ea2ee" officeooo:paragraph-rsid="019ea2ee"/>
    </style:style>
    <style:style style:name="P389" style:family="paragraph" style:parent-style-name="Standard">
      <style:text-properties officeooo:rsid="019f3acd" officeooo:paragraph-rsid="019f3acd"/>
    </style:style>
    <style:style style:name="P390" style:family="paragraph" style:parent-style-name="Standard">
      <style:text-properties officeooo:rsid="019f3acd" officeooo:paragraph-rsid="01a0e68e"/>
    </style:style>
    <style:style style:name="P391" style:family="paragraph" style:parent-style-name="Standard">
      <style:text-properties officeooo:rsid="019f3acd" officeooo:paragraph-rsid="01a42489"/>
    </style:style>
    <style:style style:name="P392" style:family="paragraph" style:parent-style-name="Standard">
      <loext:graphic-properties draw:fill="solid" draw:fill-color="#ffff00" draw:opacity="100%"/>
      <style:paragraph-properties fo:background-color="#ffff00"/>
      <style:text-properties officeooo:rsid="019f3acd" officeooo:paragraph-rsid="01a42489"/>
    </style:style>
    <style:style style:name="P393" style:family="paragraph" style:parent-style-name="Standard">
      <style:text-properties officeooo:rsid="01a0682d" officeooo:paragraph-rsid="01a0682d"/>
    </style:style>
    <style:style style:name="P394" style:family="paragraph" style:parent-style-name="Standard">
      <loext:graphic-properties draw:fill="solid" draw:fill-color="#ffff00" draw:opacity="100%"/>
      <style:paragraph-properties fo:background-color="#ffff00"/>
      <style:text-properties officeooo:rsid="01a0682d" officeooo:paragraph-rsid="01a0682d"/>
    </style:style>
    <style:style style:name="P395" style:family="paragraph" style:parent-style-name="Standard">
      <style:text-properties officeooo:rsid="01a0e68e" officeooo:paragraph-rsid="01a0e68e"/>
    </style:style>
    <style:style style:name="P396" style:family="paragraph" style:parent-style-name="Standard">
      <style:text-properties officeooo:rsid="01a11df9" officeooo:paragraph-rsid="01a11df9"/>
    </style:style>
    <style:style style:name="P397" style:family="paragraph" style:parent-style-name="Standard">
      <style:text-properties officeooo:rsid="01a27369" officeooo:paragraph-rsid="01a27369"/>
    </style:style>
    <style:style style:name="P398" style:family="paragraph" style:parent-style-name="Standard">
      <style:text-properties officeooo:rsid="01a27369" officeooo:paragraph-rsid="0379bc05"/>
    </style:style>
    <style:style style:name="P399" style:family="paragraph" style:parent-style-name="Standard">
      <style:text-properties officeooo:rsid="01a4ec0b" officeooo:paragraph-rsid="01a4ec0b"/>
    </style:style>
    <style:style style:name="P400" style:family="paragraph" style:parent-style-name="Standard">
      <style:text-properties officeooo:rsid="01a54989" officeooo:paragraph-rsid="01a54989"/>
    </style:style>
    <style:style style:name="P401" style:family="paragraph" style:parent-style-name="Standard">
      <style:text-properties officeooo:rsid="01a74954" officeooo:paragraph-rsid="01a74954"/>
    </style:style>
    <style:style style:name="P402" style:family="paragraph" style:parent-style-name="Standard">
      <style:text-properties officeooo:rsid="01a75d07" officeooo:paragraph-rsid="01a75d07"/>
    </style:style>
    <style:style style:name="P403" style:family="paragraph" style:parent-style-name="Standard">
      <style:text-properties officeooo:rsid="01a7d018" officeooo:paragraph-rsid="01a7d018"/>
    </style:style>
    <style:style style:name="P404" style:family="paragraph" style:parent-style-name="Standard">
      <style:text-properties officeooo:rsid="01a8cf70" officeooo:paragraph-rsid="00d06940"/>
    </style:style>
    <style:style style:name="P405" style:family="paragraph" style:parent-style-name="Standard">
      <style:text-properties officeooo:rsid="01a8cf70" officeooo:paragraph-rsid="01a8cf70"/>
    </style:style>
    <style:style style:name="P406" style:family="paragraph" style:parent-style-name="Standard">
      <style:text-properties officeooo:rsid="015f508c" officeooo:paragraph-rsid="00d06940"/>
    </style:style>
    <style:style style:name="P407" style:family="paragraph" style:parent-style-name="Standard">
      <style:text-properties officeooo:rsid="0190c643" officeooo:paragraph-rsid="0190c643"/>
    </style:style>
    <style:style style:name="P408" style:family="paragraph" style:parent-style-name="Standard">
      <style:text-properties officeooo:rsid="01a9015f" officeooo:paragraph-rsid="01a9015f"/>
    </style:style>
    <style:style style:name="P409" style:family="paragraph" style:parent-style-name="Standard">
      <style:text-properties officeooo:rsid="01a9015f" officeooo:paragraph-rsid="01b217ac"/>
    </style:style>
    <style:style style:name="P410" style:family="paragraph" style:parent-style-name="Standard">
      <style:text-properties officeooo:rsid="01a9ceb1" officeooo:paragraph-rsid="01a9ceb1"/>
    </style:style>
    <style:style style:name="P411" style:family="paragraph" style:parent-style-name="Standard">
      <style:text-properties officeooo:rsid="01aada29" officeooo:paragraph-rsid="01aada29"/>
    </style:style>
    <style:style style:name="P412" style:family="paragraph" style:parent-style-name="Standard">
      <style:text-properties officeooo:rsid="01acbc3c" officeooo:paragraph-rsid="01acbc3c"/>
    </style:style>
    <style:style style:name="P413" style:family="paragraph" style:parent-style-name="Standard">
      <style:text-properties officeooo:rsid="01adbe35" officeooo:paragraph-rsid="01adbe35"/>
    </style:style>
    <style:style style:name="P414" style:family="paragraph" style:parent-style-name="Standard">
      <style:text-properties officeooo:rsid="01af9d02" officeooo:paragraph-rsid="01af9d02"/>
    </style:style>
    <style:style style:name="P415" style:family="paragraph" style:parent-style-name="Standard">
      <style:text-properties officeooo:rsid="01b11ad1" officeooo:paragraph-rsid="01b11ad1"/>
    </style:style>
    <style:style style:name="P416" style:family="paragraph" style:parent-style-name="Standard">
      <style:text-properties officeooo:rsid="01b217ac" officeooo:paragraph-rsid="01b217ac"/>
    </style:style>
    <style:style style:name="P417" style:family="paragraph" style:parent-style-name="Standard">
      <style:text-properties officeooo:rsid="01b217ac" officeooo:paragraph-rsid="01b217ac" fo:background-color="#cc9900"/>
    </style:style>
    <style:style style:name="P418" style:family="paragraph" style:parent-style-name="Standard">
      <style:text-properties officeooo:rsid="01a9015f" officeooo:paragraph-rsid="01b217ac" fo:background-color="#ff3333"/>
    </style:style>
    <style:style style:name="P419" style:family="paragraph" style:parent-style-name="Standard">
      <style:text-properties officeooo:rsid="01b217ac" officeooo:paragraph-rsid="01b217ac" fo:background-color="#ffcc00"/>
    </style:style>
    <style:style style:name="P420" style:family="paragraph" style:parent-style-name="Standard">
      <style:text-properties officeooo:rsid="01c1fb8d" officeooo:paragraph-rsid="01c1fb8d" fo:background-color="#ffcc00"/>
    </style:style>
    <style:style style:name="P421" style:family="paragraph" style:parent-style-name="Standard">
      <style:text-properties officeooo:rsid="01cc3c65" officeooo:paragraph-rsid="01cc3c65" fo:background-color="#ffcc00"/>
    </style:style>
    <style:style style:name="P422" style:family="paragraph" style:parent-style-name="Standard">
      <style:text-properties officeooo:rsid="01e1ab06" officeooo:paragraph-rsid="01e1ab06" fo:background-color="#ffcc00"/>
    </style:style>
    <style:style style:name="P423" style:family="paragraph" style:parent-style-name="Standard">
      <style:text-properties officeooo:rsid="01edfad2" officeooo:paragraph-rsid="01edfad2" fo:background-color="#ffcc00"/>
    </style:style>
    <style:style style:name="P424" style:family="paragraph" style:parent-style-name="Standard">
      <style:text-properties officeooo:rsid="01b38942" officeooo:paragraph-rsid="01b38942"/>
    </style:style>
    <style:style style:name="P425" style:family="paragraph" style:parent-style-name="Standard">
      <loext:graphic-properties draw:fill="solid" draw:fill-color="#ffff00" draw:opacity="100%"/>
      <style:paragraph-properties fo:background-color="#ffff00"/>
      <style:text-properties officeooo:rsid="01b38942" officeooo:paragraph-rsid="01b38942"/>
    </style:style>
    <style:style style:name="P426" style:family="paragraph" style:parent-style-name="Standard">
      <style:text-properties officeooo:rsid="01b8e06a" officeooo:paragraph-rsid="01b8e06a"/>
    </style:style>
    <style:style style:name="P427" style:family="paragraph" style:parent-style-name="Standard">
      <loext:graphic-properties draw:fill="solid" draw:fill-color="#ffff00" draw:opacity="100%"/>
      <style:paragraph-properties fo:background-color="#ffff00"/>
      <style:text-properties officeooo:rsid="01b8e06a" officeooo:paragraph-rsid="01b8e06a"/>
    </style:style>
    <style:style style:name="P428" style:family="paragraph" style:parent-style-name="Standard">
      <style:text-properties officeooo:rsid="01b8fcd1" officeooo:paragraph-rsid="01b8fcd1"/>
    </style:style>
    <style:style style:name="P429" style:family="paragraph" style:parent-style-name="Standard">
      <style:text-properties officeooo:rsid="01bcf3e8" officeooo:paragraph-rsid="01bcf3e8"/>
    </style:style>
    <style:style style:name="P430" style:family="paragraph" style:parent-style-name="Standard">
      <style:text-properties officeooo:rsid="01bdfd2a" officeooo:paragraph-rsid="01bdfd2a"/>
    </style:style>
    <style:style style:name="P431" style:family="paragraph" style:parent-style-name="Standard">
      <style:text-properties officeooo:rsid="01bf5c3d" officeooo:paragraph-rsid="01bf5c3d"/>
    </style:style>
    <style:style style:name="P432" style:family="paragraph" style:parent-style-name="Standard">
      <style:text-properties officeooo:rsid="01bf5c3d" officeooo:paragraph-rsid="01ccb9cf"/>
    </style:style>
    <style:style style:name="P433" style:family="paragraph" style:parent-style-name="Standard">
      <style:text-properties officeooo:rsid="01c01582" officeooo:paragraph-rsid="01c01582"/>
    </style:style>
    <style:style style:name="P434" style:family="paragraph" style:parent-style-name="Standard">
      <style:text-properties officeooo:rsid="01c1fb8d" officeooo:paragraph-rsid="01c1fb8d"/>
    </style:style>
    <style:style style:name="P435" style:family="paragraph" style:parent-style-name="Standard">
      <style:text-properties officeooo:rsid="01c40288" officeooo:paragraph-rsid="01c40288"/>
    </style:style>
    <style:style style:name="P436" style:family="paragraph" style:parent-style-name="Standard">
      <style:text-properties officeooo:rsid="01c772d2" officeooo:paragraph-rsid="01c772d2"/>
    </style:style>
    <style:style style:name="P437" style:family="paragraph" style:parent-style-name="Standard">
      <loext:graphic-properties draw:fill="solid" draw:fill-color="#ffff00" draw:opacity="100%"/>
      <style:paragraph-properties fo:background-color="#ffff00"/>
      <style:text-properties officeooo:rsid="01c772d2" officeooo:paragraph-rsid="01c772d2"/>
    </style:style>
    <style:style style:name="P438" style:family="paragraph" style:parent-style-name="Standard">
      <style:text-properties officeooo:rsid="01c94516" officeooo:paragraph-rsid="01c94516"/>
    </style:style>
    <style:style style:name="P439" style:family="paragraph" style:parent-style-name="Standard">
      <loext:graphic-properties draw:fill="solid" draw:fill-color="#ffff00" draw:opacity="100%"/>
      <style:paragraph-properties fo:background-color="#ffff00"/>
      <style:text-properties officeooo:rsid="01c94516" officeooo:paragraph-rsid="01c94516"/>
    </style:style>
    <style:style style:name="P440" style:family="paragraph" style:parent-style-name="Standard">
      <style:text-properties officeooo:rsid="01ca70d2" officeooo:paragraph-rsid="01ca70d2"/>
    </style:style>
    <style:style style:name="P441" style:family="paragraph" style:parent-style-name="Standard">
      <loext:graphic-properties draw:fill="solid" draw:fill-color="#ffff00" draw:opacity="100%"/>
      <style:paragraph-properties fo:background-color="#ffff00"/>
      <style:text-properties officeooo:rsid="01ca70d2" officeooo:paragraph-rsid="01ca70d2"/>
    </style:style>
    <style:style style:name="P442" style:family="paragraph" style:parent-style-name="Standard">
      <style:text-properties officeooo:rsid="01cc27d1" officeooo:paragraph-rsid="01cc27d1"/>
    </style:style>
    <style:style style:name="P443" style:family="paragraph" style:parent-style-name="Standard">
      <loext:graphic-properties draw:fill="solid" draw:fill-color="#ffff00" draw:opacity="100%"/>
      <style:paragraph-properties fo:background-color="#ffff00"/>
      <style:text-properties officeooo:rsid="01cc27d1" officeooo:paragraph-rsid="01cc27d1"/>
    </style:style>
    <style:style style:name="P444" style:family="paragraph" style:parent-style-name="Standard">
      <style:text-properties officeooo:rsid="01cc3c65" officeooo:paragraph-rsid="01cc3c65"/>
    </style:style>
    <style:style style:name="P445" style:family="paragraph" style:parent-style-name="Standard">
      <style:text-properties officeooo:rsid="01ce3fd6" officeooo:paragraph-rsid="01ce3fd6"/>
    </style:style>
    <style:style style:name="P446" style:family="paragraph" style:parent-style-name="Standard">
      <style:text-properties officeooo:rsid="01cf5adb" officeooo:paragraph-rsid="01cf5adb"/>
    </style:style>
    <style:style style:name="P447" style:family="paragraph" style:parent-style-name="Standard">
      <loext:graphic-properties draw:fill="solid" draw:fill-color="#ffff00" draw:opacity="100%"/>
      <style:paragraph-properties fo:background-color="#ffff00"/>
      <style:text-properties officeooo:rsid="01cf5adb" officeooo:paragraph-rsid="01cf5adb"/>
    </style:style>
    <style:style style:name="P448" style:family="paragraph" style:parent-style-name="Standard">
      <style:text-properties officeooo:rsid="01d199d2" officeooo:paragraph-rsid="01d199d2"/>
    </style:style>
    <style:style style:name="P449" style:family="paragraph" style:parent-style-name="Standard">
      <loext:graphic-properties draw:fill="solid" draw:fill-color="#ffff00" draw:opacity="100%"/>
      <style:paragraph-properties fo:background-color="#ffff00"/>
      <style:text-properties officeooo:rsid="01d199d2" officeooo:paragraph-rsid="01d199d2"/>
    </style:style>
    <style:style style:name="P450" style:family="paragraph" style:parent-style-name="Standard">
      <style:text-properties officeooo:rsid="01de288e" officeooo:paragraph-rsid="01bf5c3d"/>
    </style:style>
    <style:style style:name="P451" style:family="paragraph" style:parent-style-name="Standard">
      <style:text-properties officeooo:rsid="01deab04" officeooo:paragraph-rsid="01deab04"/>
    </style:style>
    <style:style style:name="P452" style:family="paragraph" style:parent-style-name="Standard">
      <style:text-properties officeooo:rsid="01deab04" officeooo:paragraph-rsid="02150556"/>
    </style:style>
    <style:style style:name="P453" style:family="paragraph" style:parent-style-name="Standard">
      <style:text-properties officeooo:rsid="01e1ab06" officeooo:paragraph-rsid="01e1ab06"/>
    </style:style>
    <style:style style:name="P454" style:family="paragraph" style:parent-style-name="Standard">
      <style:text-properties officeooo:rsid="01e50996" officeooo:paragraph-rsid="01deab04"/>
    </style:style>
    <style:style style:name="P455" style:family="paragraph" style:parent-style-name="Standard">
      <style:text-properties officeooo:rsid="01e6bfbf" officeooo:paragraph-rsid="01e6bfbf"/>
    </style:style>
    <style:style style:name="P456" style:family="paragraph" style:parent-style-name="Standard">
      <loext:graphic-properties draw:fill="solid" draw:fill-color="#ffff00" draw:opacity="100%"/>
      <style:paragraph-properties fo:background-color="#ffff00"/>
      <style:text-properties officeooo:rsid="01e6bfbf" officeooo:paragraph-rsid="01e6bfbf"/>
    </style:style>
    <style:style style:name="P457" style:family="paragraph" style:parent-style-name="Standard">
      <style:text-properties officeooo:rsid="01e6bfbf" officeooo:paragraph-rsid="01e7f28f"/>
    </style:style>
    <style:style style:name="P458" style:family="paragraph" style:parent-style-name="Standard">
      <style:text-properties officeooo:rsid="01e7fa99" officeooo:paragraph-rsid="01e7fa99"/>
    </style:style>
    <style:style style:name="P459" style:family="paragraph" style:parent-style-name="Standard">
      <style:text-properties officeooo:rsid="01e98334" officeooo:paragraph-rsid="01e7fa99"/>
    </style:style>
    <style:style style:name="P460" style:family="paragraph" style:parent-style-name="Standard">
      <style:text-properties officeooo:rsid="01e98334" officeooo:paragraph-rsid="01e98334"/>
    </style:style>
    <style:style style:name="P461" style:family="paragraph" style:parent-style-name="Standard">
      <style:text-properties officeooo:rsid="01e98334" officeooo:paragraph-rsid="01ea48c4"/>
    </style:style>
    <style:style style:name="P462" style:family="paragraph" style:parent-style-name="Standard">
      <style:text-properties officeooo:rsid="01e98334" officeooo:paragraph-rsid="01ecfe6b"/>
    </style:style>
    <style:style style:name="P463" style:family="paragraph" style:parent-style-name="Standard">
      <style:text-properties officeooo:rsid="01ed0c0b" officeooo:paragraph-rsid="01ed0c0b"/>
    </style:style>
    <style:style style:name="P464" style:family="paragraph" style:parent-style-name="Standard">
      <style:text-properties officeooo:rsid="01edc97f" officeooo:paragraph-rsid="01edc97f"/>
    </style:style>
    <style:style style:name="P465" style:family="paragraph" style:parent-style-name="Standard">
      <style:text-properties officeooo:rsid="01ef6c42" officeooo:paragraph-rsid="01ef6c42"/>
    </style:style>
    <style:style style:name="P466" style:family="paragraph" style:parent-style-name="Standard">
      <style:text-properties officeooo:rsid="01ef6c42" officeooo:paragraph-rsid="01f0c485"/>
    </style:style>
    <style:style style:name="P467" style:family="paragraph" style:parent-style-name="Standard">
      <style:text-properties officeooo:rsid="01f0c485" officeooo:paragraph-rsid="01f0c485"/>
    </style:style>
    <style:style style:name="P468" style:family="paragraph" style:parent-style-name="Standard">
      <style:text-properties officeooo:rsid="01f0c485" officeooo:paragraph-rsid="01f38d92"/>
    </style:style>
    <style:style style:name="P469" style:family="paragraph" style:parent-style-name="Standard">
      <style:text-properties officeooo:rsid="01f0c485" officeooo:paragraph-rsid="01fb6b3b"/>
    </style:style>
    <style:style style:name="P470" style:family="paragraph" style:parent-style-name="Standard">
      <style:text-properties officeooo:rsid="01f1b9c5" officeooo:paragraph-rsid="01f1b9c5"/>
    </style:style>
    <style:style style:name="P471" style:family="paragraph" style:parent-style-name="Standard">
      <style:text-properties officeooo:rsid="01f38d92" officeooo:paragraph-rsid="01f38d92"/>
    </style:style>
    <style:style style:name="P472" style:family="paragraph" style:parent-style-name="Standard">
      <style:text-properties officeooo:rsid="01f38d92" officeooo:paragraph-rsid="01fb6b3b"/>
    </style:style>
    <style:style style:name="P473" style:family="paragraph" style:parent-style-name="Standard">
      <style:text-properties officeooo:rsid="01f41c53" officeooo:paragraph-rsid="01f41c53"/>
    </style:style>
    <style:style style:name="P474" style:family="paragraph" style:parent-style-name="Standard">
      <style:text-properties officeooo:rsid="01f4c236" officeooo:paragraph-rsid="01f4c236"/>
    </style:style>
    <style:style style:name="P475" style:family="paragraph" style:parent-style-name="Standard">
      <style:text-properties officeooo:rsid="01f4c236" officeooo:paragraph-rsid="01f69827"/>
    </style:style>
    <style:style style:name="P476" style:family="paragraph" style:parent-style-name="Standard">
      <style:text-properties officeooo:rsid="01f4c236" officeooo:paragraph-rsid="01f97828"/>
    </style:style>
    <style:style style:name="P477" style:family="paragraph" style:parent-style-name="Standard">
      <style:text-properties officeooo:rsid="01f7eb83" officeooo:paragraph-rsid="01f7eb83"/>
    </style:style>
    <style:style style:name="P478"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79"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80" style:family="paragraph" style:parent-style-name="Standard">
      <style:text-properties fo:font-style="italic" officeooo:rsid="0194158c" officeooo:paragraph-rsid="0194158c" style:font-style-asian="italic" style:font-style-complex="italic"/>
    </style:style>
    <style:style style:name="P481" style:family="paragraph" style:parent-style-name="Standard">
      <style:text-properties officeooo:rsid="01fb6b3b" officeooo:paragraph-rsid="01fb6b3b"/>
    </style:style>
    <style:style style:name="P482" style:family="paragraph" style:parent-style-name="Standard">
      <style:text-properties officeooo:rsid="02000117" officeooo:paragraph-rsid="02000117"/>
    </style:style>
    <style:style style:name="P483" style:family="paragraph" style:parent-style-name="Standard">
      <style:text-properties officeooo:rsid="0200293f" officeooo:paragraph-rsid="0200293f"/>
    </style:style>
    <style:style style:name="P484" style:family="paragraph" style:parent-style-name="Standard">
      <style:text-properties officeooo:rsid="02016f52" officeooo:paragraph-rsid="02016f52"/>
    </style:style>
    <style:style style:name="P485" style:family="paragraph" style:parent-style-name="Standard">
      <style:text-properties officeooo:rsid="020224ee" officeooo:paragraph-rsid="020224ee"/>
    </style:style>
    <style:style style:name="P486" style:family="paragraph" style:parent-style-name="Standard">
      <style:text-properties officeooo:rsid="01d37f9e" officeooo:paragraph-rsid="01d37f9e"/>
    </style:style>
    <style:style style:name="P487" style:family="paragraph" style:parent-style-name="Standard">
      <style:text-properties officeooo:rsid="0202ffa2" officeooo:paragraph-rsid="0202ffa2"/>
    </style:style>
    <style:style style:name="P488" style:family="paragraph" style:parent-style-name="Standard">
      <style:text-properties officeooo:rsid="02032e93" officeooo:paragraph-rsid="02032e93"/>
    </style:style>
    <style:style style:name="P489" style:family="paragraph" style:parent-style-name="Standard">
      <style:text-properties officeooo:rsid="01ff1c85" officeooo:paragraph-rsid="01ff1c85"/>
    </style:style>
    <style:style style:name="P490" style:family="paragraph" style:parent-style-name="Standard">
      <style:text-properties officeooo:rsid="0204b13f" officeooo:paragraph-rsid="0204b13f"/>
    </style:style>
    <style:style style:name="P491" style:family="paragraph" style:parent-style-name="Standard">
      <style:text-properties officeooo:rsid="02076d31" officeooo:paragraph-rsid="02076d31"/>
    </style:style>
    <style:style style:name="P492" style:family="paragraph" style:parent-style-name="Standard">
      <style:text-properties officeooo:rsid="0207f821" officeooo:paragraph-rsid="0207f821"/>
    </style:style>
    <style:style style:name="P493" style:family="paragraph" style:parent-style-name="Standard">
      <style:text-properties officeooo:rsid="0208dab9" officeooo:paragraph-rsid="0208dab9"/>
    </style:style>
    <style:style style:name="P494" style:family="paragraph" style:parent-style-name="Standard">
      <loext:graphic-properties draw:fill="solid" draw:fill-color="#ffff00" draw:opacity="100%"/>
      <style:paragraph-properties fo:background-color="#ffff00"/>
      <style:text-properties officeooo:rsid="0208dab9" officeooo:paragraph-rsid="0208dab9"/>
    </style:style>
    <style:style style:name="P495" style:family="paragraph" style:parent-style-name="Standard">
      <style:text-properties officeooo:rsid="0209e0fb" officeooo:paragraph-rsid="0209e0fb"/>
    </style:style>
    <style:style style:name="P496" style:family="paragraph" style:parent-style-name="Standard">
      <loext:graphic-properties draw:fill="solid" draw:fill-color="#ffff00" draw:opacity="100%"/>
      <style:paragraph-properties fo:background-color="#ffff00"/>
      <style:text-properties officeooo:rsid="0209e0fb" officeooo:paragraph-rsid="0209e0fb"/>
    </style:style>
    <style:style style:name="P497" style:family="paragraph" style:parent-style-name="Standard">
      <style:text-properties officeooo:rsid="020aeee6" officeooo:paragraph-rsid="020aeee6"/>
    </style:style>
    <style:style style:name="P498" style:family="paragraph" style:parent-style-name="Standard">
      <style:text-properties officeooo:rsid="020be619" officeooo:paragraph-rsid="020be619"/>
    </style:style>
    <style:style style:name="P499" style:family="paragraph" style:parent-style-name="Standard">
      <style:text-properties officeooo:rsid="020e3610" officeooo:paragraph-rsid="020e3610"/>
    </style:style>
    <style:style style:name="P500" style:family="paragraph" style:parent-style-name="Standard">
      <style:text-properties officeooo:rsid="020e8b9b" officeooo:paragraph-rsid="020e8b9b"/>
    </style:style>
    <style:style style:name="P501" style:family="paragraph" style:parent-style-name="Standard">
      <style:text-properties officeooo:rsid="020f622c" officeooo:paragraph-rsid="020f622c"/>
    </style:style>
    <style:style style:name="P502" style:family="paragraph" style:parent-style-name="Standard">
      <style:text-properties officeooo:rsid="02102e88" officeooo:paragraph-rsid="02102e88"/>
    </style:style>
    <style:style style:name="P503" style:family="paragraph" style:parent-style-name="Standard">
      <style:text-properties officeooo:rsid="0212274c" officeooo:paragraph-rsid="0212274c"/>
    </style:style>
    <style:style style:name="P504" style:family="paragraph" style:parent-style-name="Standard">
      <style:text-properties officeooo:rsid="0214496b" officeooo:paragraph-rsid="0214496b"/>
    </style:style>
    <style:style style:name="P505" style:family="paragraph" style:parent-style-name="Standard">
      <style:text-properties officeooo:rsid="02150556" officeooo:paragraph-rsid="02150556"/>
    </style:style>
    <style:style style:name="P506" style:family="paragraph" style:parent-style-name="Standard">
      <style:text-properties officeooo:rsid="0216194e" officeooo:paragraph-rsid="0216194e"/>
    </style:style>
    <style:style style:name="P507" style:family="paragraph" style:parent-style-name="Standard">
      <style:text-properties officeooo:rsid="02164530" officeooo:paragraph-rsid="02164530"/>
    </style:style>
    <style:style style:name="P508" style:family="paragraph" style:parent-style-name="Standard">
      <style:text-properties officeooo:rsid="021ae5a4" officeooo:paragraph-rsid="021ae5a4"/>
    </style:style>
    <style:style style:name="P509" style:family="paragraph" style:parent-style-name="Standard">
      <style:text-properties officeooo:rsid="021f1477" officeooo:paragraph-rsid="021f1477"/>
    </style:style>
    <style:style style:name="P510" style:family="paragraph" style:parent-style-name="Standard">
      <style:text-properties officeooo:rsid="0222011e" officeooo:paragraph-rsid="021ae5a4"/>
    </style:style>
    <style:style style:name="P511" style:family="paragraph" style:parent-style-name="Standard">
      <style:text-properties officeooo:rsid="02239ba6" officeooo:paragraph-rsid="02239ba6"/>
    </style:style>
    <style:style style:name="P512" style:family="paragraph" style:parent-style-name="Standard">
      <style:text-properties officeooo:rsid="0224e794" officeooo:paragraph-rsid="0224e794"/>
    </style:style>
    <style:style style:name="P513" style:family="paragraph" style:parent-style-name="Standard">
      <loext:graphic-properties draw:fill="solid" draw:fill-color="#ffff00" draw:opacity="100%"/>
      <style:paragraph-properties fo:background-color="#ffff00"/>
      <style:text-properties officeooo:rsid="0224e794" officeooo:paragraph-rsid="0224e794"/>
    </style:style>
    <style:style style:name="P514" style:family="paragraph" style:parent-style-name="Standard">
      <style:text-properties officeooo:rsid="02253f54" officeooo:paragraph-rsid="02253f54"/>
    </style:style>
    <style:style style:name="P515" style:family="paragraph" style:parent-style-name="Standard">
      <style:text-properties officeooo:rsid="022a60e6" officeooo:paragraph-rsid="022a60e6"/>
    </style:style>
    <style:style style:name="P516" style:family="paragraph" style:parent-style-name="Standard">
      <style:text-properties officeooo:rsid="022eeffc" officeooo:paragraph-rsid="022eeffc"/>
    </style:style>
    <style:style style:name="P517" style:family="paragraph" style:parent-style-name="Standard">
      <style:text-properties officeooo:rsid="022eeffc" officeooo:paragraph-rsid="022a60e6"/>
    </style:style>
    <style:style style:name="P518" style:family="paragraph" style:parent-style-name="Standard">
      <style:text-properties officeooo:rsid="023146a1" officeooo:paragraph-rsid="023146a1"/>
    </style:style>
    <style:style style:name="P519" style:family="paragraph" style:parent-style-name="Standard">
      <style:text-properties officeooo:rsid="0232f8ed" officeooo:paragraph-rsid="0232f8ed"/>
    </style:style>
    <style:style style:name="P520" style:family="paragraph" style:parent-style-name="Standard">
      <style:text-properties officeooo:rsid="02381761" officeooo:paragraph-rsid="02381761"/>
    </style:style>
    <style:style style:name="P521" style:family="paragraph" style:parent-style-name="Standard">
      <style:text-properties officeooo:rsid="023a3c69" officeooo:paragraph-rsid="023a3c69"/>
    </style:style>
    <style:style style:name="P522" style:family="paragraph" style:parent-style-name="Standard">
      <style:text-properties officeooo:rsid="023a3c69" officeooo:paragraph-rsid="02afbbf7"/>
    </style:style>
    <style:style style:name="P523" style:family="paragraph" style:parent-style-name="Standard">
      <style:text-properties officeooo:rsid="023df1da" officeooo:paragraph-rsid="023df1da"/>
    </style:style>
    <style:style style:name="P524" style:family="paragraph" style:parent-style-name="Standard">
      <style:text-properties officeooo:rsid="023df1da" officeooo:paragraph-rsid="03d9bd3a"/>
    </style:style>
    <style:style style:name="P525" style:family="paragraph" style:parent-style-name="Standard">
      <style:text-properties fo:color="#996699" officeooo:rsid="023df1da" officeooo:paragraph-rsid="023df1da"/>
    </style:style>
    <style:style style:name="P526" style:family="paragraph" style:parent-style-name="Standard">
      <style:text-properties officeooo:rsid="0243b3cb" officeooo:paragraph-rsid="0243b3cb"/>
    </style:style>
    <style:style style:name="P527" style:family="paragraph" style:parent-style-name="Standard">
      <style:text-properties officeooo:rsid="024715ea" officeooo:paragraph-rsid="024715ea"/>
    </style:style>
    <style:style style:name="P528" style:family="paragraph" style:parent-style-name="Standard">
      <style:text-properties officeooo:rsid="024a712d" officeooo:paragraph-rsid="024a712d"/>
    </style:style>
    <style:style style:name="P529" style:family="paragraph" style:parent-style-name="Standard">
      <style:text-properties officeooo:rsid="024a8a68" officeooo:paragraph-rsid="024a8a68"/>
    </style:style>
    <style:style style:name="P530" style:family="paragraph" style:parent-style-name="Standard">
      <style:text-properties officeooo:rsid="0246bc45" officeooo:paragraph-rsid="0245afe7"/>
    </style:style>
    <style:style style:name="P531" style:family="paragraph" style:parent-style-name="Standard">
      <style:text-properties officeooo:rsid="0256638d" officeooo:paragraph-rsid="0256638d"/>
    </style:style>
    <style:style style:name="P532" style:family="paragraph" style:parent-style-name="Standard">
      <style:text-properties officeooo:rsid="025736d5" officeooo:paragraph-rsid="025736d5"/>
    </style:style>
    <style:style style:name="P533" style:family="paragraph" style:parent-style-name="Standard">
      <style:text-properties officeooo:rsid="0259e62c" officeooo:paragraph-rsid="0259e62c"/>
    </style:style>
    <style:style style:name="P534" style:family="paragraph" style:parent-style-name="Standard">
      <style:text-properties officeooo:rsid="025af0a1" officeooo:paragraph-rsid="025af0a1"/>
    </style:style>
    <style:style style:name="P535" style:family="paragraph" style:parent-style-name="Standard">
      <style:text-properties officeooo:rsid="025cef49" officeooo:paragraph-rsid="025cef49"/>
    </style:style>
    <style:style style:name="P536" style:family="paragraph" style:parent-style-name="Standard">
      <style:text-properties officeooo:rsid="025ede05" officeooo:paragraph-rsid="025ede05"/>
    </style:style>
    <style:style style:name="P537" style:family="paragraph" style:parent-style-name="Standard">
      <style:text-properties officeooo:rsid="025ede05" officeooo:paragraph-rsid="025f4a3f"/>
    </style:style>
    <style:style style:name="P538" style:family="paragraph" style:parent-style-name="Standard">
      <style:text-properties officeooo:rsid="025ede05" officeooo:paragraph-rsid="02609643"/>
    </style:style>
    <style:style style:name="P539" style:family="paragraph" style:parent-style-name="Standard">
      <style:text-properties officeooo:rsid="02609643" officeooo:paragraph-rsid="02609643"/>
    </style:style>
    <style:style style:name="P540" style:family="paragraph" style:parent-style-name="Standard">
      <style:text-properties officeooo:paragraph-rsid="025f4a3f"/>
    </style:style>
    <style:style style:name="P541" style:family="paragraph" style:parent-style-name="Standard">
      <style:text-properties officeooo:paragraph-rsid="0262048f"/>
    </style:style>
    <style:style style:name="P542" style:family="paragraph" style:parent-style-name="Standard">
      <style:text-properties officeooo:paragraph-rsid="026354fc"/>
    </style:style>
    <style:style style:name="P543" style:family="paragraph" style:parent-style-name="Standard">
      <style:text-properties officeooo:rsid="026354fc" officeooo:paragraph-rsid="026354fc"/>
    </style:style>
    <style:style style:name="P544" style:family="paragraph" style:parent-style-name="Standard">
      <style:text-properties officeooo:paragraph-rsid="02681ae0"/>
    </style:style>
    <style:style style:name="P545" style:family="paragraph" style:parent-style-name="Standard">
      <style:text-properties officeooo:paragraph-rsid="0268f383"/>
    </style:style>
    <style:style style:name="P546" style:family="paragraph" style:parent-style-name="Standard">
      <style:text-properties officeooo:paragraph-rsid="026adf92"/>
    </style:style>
    <style:style style:name="P547" style:family="paragraph" style:parent-style-name="Standard">
      <style:text-properties officeooo:rsid="026b7288" officeooo:paragraph-rsid="026b7288"/>
    </style:style>
    <style:style style:name="P548" style:family="paragraph" style:parent-style-name="Standard">
      <style:text-properties officeooo:rsid="026b7288" officeooo:paragraph-rsid="026ccba0"/>
    </style:style>
    <style:style style:name="P549" style:family="paragraph" style:parent-style-name="Standard">
      <style:text-properties officeooo:rsid="026ccba0" officeooo:paragraph-rsid="026ccba0"/>
    </style:style>
    <style:style style:name="P550" style:family="paragraph" style:parent-style-name="Standard">
      <style:text-properties officeooo:rsid="026f3633" officeooo:paragraph-rsid="026f3633"/>
    </style:style>
    <style:style style:name="P551" style:family="paragraph" style:parent-style-name="Standard">
      <style:text-properties officeooo:rsid="02724269" officeooo:paragraph-rsid="02724269"/>
    </style:style>
    <style:style style:name="P552" style:family="paragraph" style:parent-style-name="Standard">
      <style:text-properties officeooo:rsid="02727408" officeooo:paragraph-rsid="02727408"/>
    </style:style>
    <style:style style:name="P553" style:family="paragraph" style:parent-style-name="Standard">
      <style:text-properties officeooo:rsid="0273a19c" officeooo:paragraph-rsid="0273a19c"/>
    </style:style>
    <style:style style:name="P554" style:family="paragraph" style:parent-style-name="Standard">
      <style:text-properties officeooo:rsid="0273a19c" officeooo:paragraph-rsid="027a49fb"/>
    </style:style>
    <style:style style:name="P555" style:family="paragraph" style:parent-style-name="Standard">
      <style:text-properties officeooo:rsid="027425f6" officeooo:paragraph-rsid="027425f6"/>
    </style:style>
    <style:style style:name="P556" style:family="paragraph" style:parent-style-name="Standard">
      <style:text-properties officeooo:rsid="0274e337" officeooo:paragraph-rsid="0274e337"/>
    </style:style>
    <style:style style:name="P557" style:family="paragraph" style:parent-style-name="Standard">
      <style:text-properties officeooo:rsid="0274e337" officeooo:paragraph-rsid="027c4bea"/>
    </style:style>
    <style:style style:name="P558" style:family="paragraph" style:parent-style-name="Standard">
      <style:text-properties officeooo:rsid="02760c02" officeooo:paragraph-rsid="02760c02"/>
    </style:style>
    <style:style style:name="P559" style:family="paragraph" style:parent-style-name="Standard">
      <style:text-properties officeooo:rsid="02799d03" officeooo:paragraph-rsid="02799d03"/>
    </style:style>
    <style:style style:name="P560" style:family="paragraph" style:parent-style-name="Standard">
      <style:text-properties fo:color="#000000" fo:font-weight="normal" officeooo:rsid="0262048f" officeooo:paragraph-rsid="0262048f" style:font-weight-asian="normal" style:font-weight-complex="normal"/>
    </style:style>
    <style:style style:name="P561" style:family="paragraph" style:parent-style-name="Standard">
      <style:text-properties fo:color="#000000" fo:font-weight="normal" officeooo:rsid="0262048f" officeooo:paragraph-rsid="026354fc" style:font-weight-asian="normal" style:font-weight-complex="normal"/>
    </style:style>
    <style:style style:name="P562" style:family="paragraph" style:parent-style-name="Standard">
      <style:text-properties fo:color="#000000" fo:font-weight="normal" officeooo:rsid="026354fc" officeooo:paragraph-rsid="026354fc" style:font-weight-asian="normal" style:font-weight-complex="normal"/>
    </style:style>
    <style:style style:name="P563" style:family="paragraph" style:parent-style-name="Standard">
      <style:text-properties officeooo:rsid="0266714c" officeooo:paragraph-rsid="0268f383"/>
    </style:style>
    <style:style style:name="P564" style:family="paragraph" style:parent-style-name="Standard">
      <style:text-properties fo:color="#1c1c1c" officeooo:rsid="026ccba0" officeooo:paragraph-rsid="026ccba0"/>
    </style:style>
    <style:style style:name="P565" style:family="paragraph" style:parent-style-name="Standard">
      <style:text-properties fo:color="#1c1c1c" fo:font-weight="bold" officeooo:rsid="026f3633" officeooo:paragraph-rsid="026f3633" style:font-weight-asian="bold" style:font-weight-complex="bold"/>
    </style:style>
    <style:style style:name="P566" style:family="paragraph" style:parent-style-name="Standard">
      <style:text-properties fo:color="#1c1c1c" fo:font-weight="bold" officeooo:rsid="02b28d05" officeooo:paragraph-rsid="02b28d05" style:font-weight-asian="bold" style:font-weight-complex="bold"/>
    </style:style>
    <style:style style:name="P567" style:family="paragraph" style:parent-style-name="Standard">
      <style:text-properties fo:color="#1c1c1c" fo:font-weight="bold" officeooo:rsid="0489c69f" officeooo:paragraph-rsid="0489c69f" style:font-weight-asian="bold" style:font-weight-complex="bold"/>
    </style:style>
    <style:style style:name="P568" style:family="paragraph" style:parent-style-name="Standard">
      <style:text-properties fo:color="#1c1c1c" officeooo:rsid="02724269" officeooo:paragraph-rsid="02724269"/>
    </style:style>
    <style:style style:name="P569" style:family="paragraph" style:parent-style-name="Standard">
      <style:text-properties fo:color="#1c1c1c" officeooo:rsid="02727408" officeooo:paragraph-rsid="02727408"/>
    </style:style>
    <style:style style:name="P570" style:family="paragraph" style:parent-style-name="Standard">
      <style:text-properties fo:color="#1c1c1c" officeooo:rsid="027a49fb" officeooo:paragraph-rsid="027a49fb"/>
    </style:style>
    <style:style style:name="P571" style:family="paragraph" style:parent-style-name="Standard">
      <style:text-properties fo:color="#1c1c1c" officeooo:rsid="027425f6" officeooo:paragraph-rsid="027425f6"/>
    </style:style>
    <style:style style:name="P572" style:family="paragraph" style:parent-style-name="Standard">
      <style:text-properties fo:color="#1c1c1c" officeooo:rsid="028316aa" officeooo:paragraph-rsid="028316aa"/>
    </style:style>
    <style:style style:name="P573" style:family="paragraph" style:parent-style-name="Standard">
      <style:text-properties fo:color="#1c1c1c" officeooo:rsid="02849d55" officeooo:paragraph-rsid="02849d55"/>
    </style:style>
    <style:style style:name="P574"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75"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76" style:family="paragraph" style:parent-style-name="Standard">
      <style:text-properties fo:color="#1c1c1c" officeooo:rsid="02850b23" officeooo:paragraph-rsid="02850b23"/>
    </style:style>
    <style:style style:name="P577" style:family="paragraph" style:parent-style-name="Standard">
      <style:text-properties fo:color="#1c1c1c" officeooo:rsid="0286b21d" officeooo:paragraph-rsid="0286b21d"/>
    </style:style>
    <style:style style:name="P578" style:family="paragraph" style:parent-style-name="Standard">
      <style:text-properties fo:color="#1c1c1c" officeooo:rsid="0286f904" officeooo:paragraph-rsid="0286f904"/>
    </style:style>
    <style:style style:name="P579" style:family="paragraph" style:parent-style-name="Standard">
      <style:text-properties fo:color="#1c1c1c" officeooo:rsid="02884443" officeooo:paragraph-rsid="02884443"/>
    </style:style>
    <style:style style:name="P580"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81" style:family="paragraph" style:parent-style-name="Standard">
      <style:text-properties fo:color="#1c1c1c" officeooo:rsid="0288b90a" officeooo:paragraph-rsid="0288b90a"/>
    </style:style>
    <style:style style:name="P582" style:family="paragraph" style:parent-style-name="Standard">
      <style:text-properties fo:color="#1c1c1c" officeooo:rsid="0288b90a" officeooo:paragraph-rsid="04b9f06a"/>
    </style:style>
    <style:style style:name="P583" style:family="paragraph" style:parent-style-name="Standard">
      <style:text-properties fo:color="#1c1c1c" officeooo:rsid="028cd520" officeooo:paragraph-rsid="028cd520"/>
    </style:style>
    <style:style style:name="P584" style:family="paragraph" style:parent-style-name="Standard">
      <style:text-properties fo:color="#1c1c1c" officeooo:rsid="028df644" officeooo:paragraph-rsid="028df644"/>
    </style:style>
    <style:style style:name="P585" style:family="paragraph" style:parent-style-name="Standard">
      <style:text-properties fo:color="#1c1c1c" officeooo:rsid="028df70a" officeooo:paragraph-rsid="028df70a"/>
    </style:style>
    <style:style style:name="P586" style:family="paragraph" style:parent-style-name="Standard">
      <style:text-properties fo:color="#1c1c1c" officeooo:rsid="028df70a" officeooo:paragraph-rsid="028eed05"/>
    </style:style>
    <style:style style:name="P587" style:family="paragraph" style:parent-style-name="Standard">
      <style:text-properties fo:color="#1c1c1c" officeooo:rsid="028df70a" officeooo:paragraph-rsid="028df70a" fo:background-color="#b2b2b2"/>
    </style:style>
    <style:style style:name="P588" style:family="paragraph" style:parent-style-name="Standard">
      <style:text-properties fo:color="#1c1c1c" officeooo:rsid="02908a7d" officeooo:paragraph-rsid="02908a7d" fo:background-color="#b2b2b2"/>
    </style:style>
    <style:style style:name="P589" style:family="paragraph" style:parent-style-name="Standard">
      <style:text-properties fo:color="#1c1c1c" officeooo:rsid="02928520" officeooo:paragraph-rsid="02928520" fo:background-color="#b2b2b2"/>
    </style:style>
    <style:style style:name="P590" style:family="paragraph" style:parent-style-name="Standard">
      <style:text-properties fo:color="#1c1c1c" officeooo:rsid="02934f3a" officeooo:paragraph-rsid="02934f3a" fo:background-color="#b2b2b2"/>
    </style:style>
    <style:style style:name="P591" style:family="paragraph" style:parent-style-name="Standard">
      <style:text-properties fo:color="#1c1c1c" officeooo:rsid="02908a7d" officeooo:paragraph-rsid="02908a7d"/>
    </style:style>
    <style:style style:name="P592" style:family="paragraph" style:parent-style-name="Standard">
      <style:text-properties fo:color="#1c1c1c" officeooo:rsid="02928520" officeooo:paragraph-rsid="02928520"/>
    </style:style>
    <style:style style:name="P593" style:family="paragraph" style:parent-style-name="Standard">
      <style:text-properties fo:color="#1c1c1c" officeooo:rsid="02934f3a" officeooo:paragraph-rsid="02934f3a"/>
    </style:style>
    <style:style style:name="P594" style:family="paragraph" style:parent-style-name="Standard">
      <style:text-properties fo:color="#1c1c1c" officeooo:rsid="02974a4b" officeooo:paragraph-rsid="02974a4b"/>
    </style:style>
    <style:style style:name="P595" style:family="paragraph" style:parent-style-name="Standard">
      <style:text-properties fo:color="#1c1c1c" officeooo:rsid="029cedfb" officeooo:paragraph-rsid="029cedfb"/>
    </style:style>
    <style:style style:name="P596" style:family="paragraph" style:parent-style-name="Standard">
      <style:text-properties fo:color="#1c1c1c" officeooo:rsid="029ffcfc" officeooo:paragraph-rsid="029ffcfc"/>
    </style:style>
    <style:style style:name="P597" style:family="paragraph" style:parent-style-name="Standard">
      <style:text-properties fo:color="#1c1c1c" officeooo:rsid="02a0682a" officeooo:paragraph-rsid="02a0682a"/>
    </style:style>
    <style:style style:name="P598" style:family="paragraph" style:parent-style-name="Standard">
      <style:text-properties fo:color="#1c1c1c" officeooo:rsid="02ab7dfc" officeooo:paragraph-rsid="02ab7dfc"/>
    </style:style>
    <style:style style:name="P599" style:family="paragraph" style:parent-style-name="Standard">
      <style:text-properties fo:color="#1c1c1c" officeooo:rsid="02ac2c64" officeooo:paragraph-rsid="02ac2c64"/>
    </style:style>
    <style:style style:name="P600" style:family="paragraph" style:parent-style-name="Standard">
      <style:text-properties fo:color="#1c1c1c" officeooo:rsid="02ad7c0d" officeooo:paragraph-rsid="02a0682a"/>
    </style:style>
    <style:style style:name="P601" style:family="paragraph" style:parent-style-name="Standard">
      <style:text-properties fo:color="#1c1c1c" officeooo:rsid="02ad7c0d" officeooo:paragraph-rsid="02ad7c0d"/>
    </style:style>
    <style:style style:name="P602" style:family="paragraph" style:parent-style-name="Standard">
      <style:text-properties fo:color="#1c1c1c" officeooo:rsid="02aed17d" officeooo:paragraph-rsid="02ad7c0d"/>
    </style:style>
    <style:style style:name="P603" style:family="paragraph" style:parent-style-name="Standard">
      <style:text-properties fo:color="#1c1c1c" officeooo:rsid="02aed17d" officeooo:paragraph-rsid="02aed17d"/>
    </style:style>
    <style:style style:name="P604" style:family="paragraph" style:parent-style-name="Standard">
      <style:text-properties fo:color="#1c1c1c" officeooo:rsid="02af19d7" officeooo:paragraph-rsid="02af19d7"/>
    </style:style>
    <style:style style:name="P605" style:family="paragraph" style:parent-style-name="Standard">
      <style:text-properties fo:color="#1c1c1c" officeooo:rsid="02af19d7" officeooo:paragraph-rsid="02b43970"/>
    </style:style>
    <style:style style:name="P606" style:family="paragraph" style:parent-style-name="Standard">
      <style:text-properties fo:color="#1c1c1c" officeooo:rsid="02afb93b" officeooo:paragraph-rsid="02afb93b"/>
    </style:style>
    <style:style style:name="P607" style:family="paragraph" style:parent-style-name="Standard">
      <style:text-properties fo:color="#1c1c1c" officeooo:rsid="02afb93b" officeooo:paragraph-rsid="02b28d05"/>
    </style:style>
    <style:style style:name="P608" style:family="paragraph" style:parent-style-name="Standard">
      <style:text-properties fo:color="#1c1c1c" officeooo:rsid="02b1225a" officeooo:paragraph-rsid="02b1225a"/>
    </style:style>
    <style:style style:name="P609" style:family="paragraph" style:parent-style-name="Standard">
      <style:text-properties fo:color="#1c1c1c" officeooo:rsid="02b28d05" officeooo:paragraph-rsid="02b28d05"/>
    </style:style>
    <style:style style:name="P610" style:family="paragraph" style:parent-style-name="Standard">
      <style:text-properties fo:color="#1c1c1c" officeooo:rsid="02b43970" officeooo:paragraph-rsid="02b43970"/>
    </style:style>
    <style:style style:name="P611" style:family="paragraph" style:parent-style-name="Standard">
      <style:text-properties fo:color="#1c1c1c" officeooo:rsid="02b4a5f7" officeooo:paragraph-rsid="02b4a5f7"/>
    </style:style>
    <style:style style:name="P612" style:family="paragraph" style:parent-style-name="Standard">
      <style:text-properties fo:color="#1c1c1c" officeooo:rsid="02b4a5f7" officeooo:paragraph-rsid="02b64aa7"/>
    </style:style>
    <style:style style:name="P613" style:family="paragraph" style:parent-style-name="Standard">
      <style:text-properties fo:color="#1c1c1c" officeooo:rsid="02b50daa" officeooo:paragraph-rsid="02b50daa"/>
    </style:style>
    <style:style style:name="P614" style:family="paragraph" style:parent-style-name="Standard">
      <style:text-properties fo:color="#1c1c1c" officeooo:rsid="02b64aa7" officeooo:paragraph-rsid="02b64aa7"/>
    </style:style>
    <style:style style:name="P615" style:family="paragraph" style:parent-style-name="Standard">
      <style:text-properties fo:color="#1c1c1c" officeooo:rsid="02b7ee93" officeooo:paragraph-rsid="02b7ee93"/>
    </style:style>
    <style:style style:name="P616" style:family="paragraph" style:parent-style-name="Standard">
      <style:text-properties fo:color="#1c1c1c" officeooo:rsid="02b93483" officeooo:paragraph-rsid="02b93483"/>
    </style:style>
    <style:style style:name="P617" style:family="paragraph" style:parent-style-name="Standard">
      <style:text-properties fo:color="#1c1c1c" officeooo:rsid="02be468a" officeooo:paragraph-rsid="02be468a"/>
    </style:style>
    <style:style style:name="P618" style:family="paragraph" style:parent-style-name="Standard">
      <style:text-properties fo:color="#1c1c1c" officeooo:rsid="02c1a8ab" officeooo:paragraph-rsid="02c1a8ab"/>
    </style:style>
    <style:style style:name="P619" style:family="paragraph" style:parent-style-name="Standard">
      <style:text-properties fo:color="#1c1c1c" officeooo:rsid="02cddff6" officeooo:paragraph-rsid="02cddff6"/>
    </style:style>
    <style:style style:name="P620" style:family="paragraph" style:parent-style-name="Standard">
      <style:text-properties fo:color="#1c1c1c" officeooo:rsid="02cfdcaa" officeooo:paragraph-rsid="02cfdcaa"/>
    </style:style>
    <style:style style:name="P621" style:family="paragraph" style:parent-style-name="Standard">
      <style:text-properties fo:color="#1c1c1c" officeooo:rsid="02d150fe" officeooo:paragraph-rsid="02d150fe"/>
    </style:style>
    <style:style style:name="P622" style:family="paragraph" style:parent-style-name="Standard">
      <style:text-properties fo:color="#1c1c1c" officeooo:rsid="02d22a9d" officeooo:paragraph-rsid="02d22a9d"/>
    </style:style>
    <style:style style:name="P623" style:family="paragraph" style:parent-style-name="Standard">
      <style:text-properties fo:color="#1c1c1c" officeooo:rsid="02bfabdd" officeooo:paragraph-rsid="02bfabdd"/>
    </style:style>
    <style:style style:name="P624" style:family="paragraph" style:parent-style-name="Standard">
      <style:text-properties fo:color="#1c1c1c" officeooo:rsid="02daeadb" officeooo:paragraph-rsid="02daeadb"/>
    </style:style>
    <style:style style:name="P625" style:family="paragraph" style:parent-style-name="Standard">
      <style:text-properties fo:color="#1c1c1c" officeooo:rsid="02dbe3b8" officeooo:paragraph-rsid="02dbe3b8"/>
    </style:style>
    <style:style style:name="P626" style:family="paragraph" style:parent-style-name="Standard">
      <style:text-properties fo:color="#1c1c1c" officeooo:rsid="02dbe3b8" officeooo:paragraph-rsid="02dbe3b8" fo:background-color="#ffff00"/>
    </style:style>
    <style:style style:name="P627" style:family="paragraph" style:parent-style-name="Standard">
      <style:text-properties fo:color="#1c1c1c" officeooo:rsid="02f721db" officeooo:paragraph-rsid="02f721db"/>
    </style:style>
    <style:style style:name="P628" style:family="paragraph" style:parent-style-name="Standard">
      <style:text-properties fo:color="#1c1c1c" officeooo:rsid="0302c173" officeooo:paragraph-rsid="0302c173"/>
    </style:style>
    <style:style style:name="P629" style:family="paragraph" style:parent-style-name="Standard">
      <style:text-properties fo:color="#1c1c1c" officeooo:rsid="03037203" officeooo:paragraph-rsid="03037203"/>
    </style:style>
    <style:style style:name="P630" style:family="paragraph" style:parent-style-name="Standard">
      <style:text-properties fo:color="#1c1c1c" officeooo:rsid="0304f61f" officeooo:paragraph-rsid="0304f61f"/>
    </style:style>
    <style:style style:name="P631" style:family="paragraph" style:parent-style-name="Standard">
      <style:text-properties fo:color="#1c1c1c" officeooo:rsid="0313182d" officeooo:paragraph-rsid="0313182d"/>
    </style:style>
    <style:style style:name="P632" style:family="paragraph" style:parent-style-name="Standard">
      <style:text-properties fo:color="#1c1c1c" officeooo:rsid="031ac492" officeooo:paragraph-rsid="031ac492"/>
    </style:style>
    <style:style style:name="P633" style:family="paragraph" style:parent-style-name="Standard">
      <style:text-properties fo:color="#1c1c1c" officeooo:rsid="031b1410" officeooo:paragraph-rsid="031b1410"/>
    </style:style>
    <style:style style:name="P634" style:family="paragraph" style:parent-style-name="Standard">
      <style:text-properties fo:color="#1c1c1c" officeooo:rsid="031b7f28" officeooo:paragraph-rsid="031b7f28"/>
    </style:style>
    <style:style style:name="P635" style:family="paragraph" style:parent-style-name="Standard">
      <style:text-properties fo:color="#1c1c1c" officeooo:rsid="031c9508" officeooo:paragraph-rsid="031c9508"/>
    </style:style>
    <style:style style:name="P636" style:family="paragraph" style:parent-style-name="Standard">
      <style:text-properties fo:color="#1c1c1c" officeooo:rsid="03350658" officeooo:paragraph-rsid="03362b3b"/>
    </style:style>
    <style:style style:name="P637" style:family="paragraph" style:parent-style-name="Standard">
      <style:text-properties fo:color="#1c1c1c" officeooo:rsid="03350658" officeooo:paragraph-rsid="03362b3b" fo:background-color="#fff200"/>
    </style:style>
    <style:style style:name="P638" style:family="paragraph" style:parent-style-name="Standard">
      <style:text-properties fo:color="#1c1c1c" officeooo:rsid="0356d68e" officeooo:paragraph-rsid="0356d68e" fo:background-color="#fff200"/>
    </style:style>
    <style:style style:name="P639" style:family="paragraph" style:parent-style-name="Standard">
      <style:text-properties fo:color="#1c1c1c" officeooo:rsid="03c224ed" officeooo:paragraph-rsid="03c224ed" fo:background-color="#fff200"/>
    </style:style>
    <style:style style:name="P640" style:family="paragraph" style:parent-style-name="Standard">
      <style:text-properties fo:color="#1c1c1c" officeooo:rsid="03d01a82" officeooo:paragraph-rsid="03d01a82" fo:background-color="#fff200"/>
    </style:style>
    <style:style style:name="P641" style:family="paragraph" style:parent-style-name="Standard">
      <style:text-properties fo:color="#1c1c1c" officeooo:rsid="04399533" officeooo:paragraph-rsid="04399533" fo:background-color="#fff200"/>
    </style:style>
    <style:style style:name="P642" style:family="paragraph" style:parent-style-name="Standard">
      <style:text-properties fo:color="#1c1c1c" officeooo:rsid="03607eed" officeooo:paragraph-rsid="03607eed" fo:background-color="#fff200"/>
    </style:style>
    <style:style style:name="P643" style:family="paragraph" style:parent-style-name="Standard">
      <style:text-properties fo:color="#1c1c1c" officeooo:rsid="0445398f" officeooo:paragraph-rsid="0445398f" fo:background-color="#fff200"/>
    </style:style>
    <style:style style:name="P644" style:family="paragraph" style:parent-style-name="Standard">
      <style:text-properties fo:color="#1c1c1c" officeooo:rsid="04691c6c" officeooo:paragraph-rsid="04691c6c" fo:background-color="#fff200"/>
    </style:style>
    <style:style style:name="P645" style:family="paragraph" style:parent-style-name="Standard">
      <style:text-properties fo:color="#1c1c1c" officeooo:rsid="033f6fe5" officeooo:paragraph-rsid="033f6fe5"/>
    </style:style>
    <style:style style:name="P646" style:family="paragraph" style:parent-style-name="Standard">
      <style:text-properties fo:color="#1c1c1c" officeooo:rsid="033f6fe5" officeooo:paragraph-rsid="033f6fe5" fo:background-color="#fff9ae"/>
    </style:style>
    <style:style style:name="P647"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48" style:family="paragraph" style:parent-style-name="Standard">
      <style:text-properties fo:color="#1c1c1c" officeooo:rsid="0356d68e" officeooo:paragraph-rsid="0356d68e"/>
    </style:style>
    <style:style style:name="P649" style:family="paragraph" style:parent-style-name="Standard">
      <style:text-properties fo:color="#1c1c1c" officeooo:rsid="036aaef8" officeooo:paragraph-rsid="036aaef8"/>
    </style:style>
    <style:style style:name="P650" style:family="paragraph" style:parent-style-name="Standard">
      <style:text-properties fo:color="#1c1c1c" officeooo:rsid="0376af2c" officeooo:paragraph-rsid="0376af2c"/>
    </style:style>
    <style:style style:name="P651" style:family="paragraph" style:parent-style-name="Standard">
      <style:text-properties fo:color="#1c1c1c" officeooo:rsid="03834555" officeooo:paragraph-rsid="03834555"/>
    </style:style>
    <style:style style:name="P652" style:family="paragraph" style:parent-style-name="Standard">
      <style:text-properties fo:color="#1c1c1c" officeooo:rsid="0397591b" officeooo:paragraph-rsid="0397591b"/>
    </style:style>
    <style:style style:name="P653" style:family="paragraph" style:parent-style-name="Standard">
      <style:text-properties fo:color="#1c1c1c" officeooo:rsid="03b9bd56" officeooo:paragraph-rsid="03b9bd56"/>
    </style:style>
    <style:style style:name="P654" style:family="paragraph" style:parent-style-name="Standard">
      <style:text-properties fo:color="#1c1c1c" officeooo:rsid="03c224ed" officeooo:paragraph-rsid="03c224ed"/>
    </style:style>
    <style:style style:name="P655" style:family="paragraph" style:parent-style-name="Standard">
      <style:text-properties fo:color="#1c1c1c" officeooo:rsid="03d01a82" officeooo:paragraph-rsid="03d01a82"/>
    </style:style>
    <style:style style:name="P656" style:family="paragraph" style:parent-style-name="Standard">
      <style:text-properties fo:color="#1c1c1c" officeooo:rsid="04417a71" officeooo:paragraph-rsid="04417a71"/>
    </style:style>
    <style:style style:name="P657" style:family="paragraph" style:parent-style-name="Standard">
      <style:text-properties fo:color="#1c1c1c" officeooo:rsid="0445398f" officeooo:paragraph-rsid="0445398f"/>
    </style:style>
    <style:style style:name="P658" style:family="paragraph" style:parent-style-name="Standard">
      <style:text-properties fo:color="#1c1c1c" officeooo:rsid="044d58d0" officeooo:paragraph-rsid="044d58d0"/>
    </style:style>
    <style:style style:name="P659" style:family="paragraph" style:parent-style-name="Standard">
      <style:text-properties fo:color="#1c1c1c" officeooo:rsid="044d58d0" officeooo:paragraph-rsid="044d7bb6"/>
    </style:style>
    <style:style style:name="P660" style:family="paragraph" style:parent-style-name="Standard">
      <style:text-properties fo:color="#1c1c1c" officeooo:rsid="04691c6c" officeooo:paragraph-rsid="04691c6c"/>
    </style:style>
    <style:style style:name="P661" style:family="paragraph" style:parent-style-name="Standard">
      <style:text-properties fo:color="#1c1c1c" officeooo:rsid="0489c69f" officeooo:paragraph-rsid="0489c69f"/>
    </style:style>
    <style:style style:name="P662" style:family="paragraph" style:parent-style-name="Standard">
      <style:text-properties fo:color="#1c1c1c" officeooo:rsid="04c12e91" officeooo:paragraph-rsid="04c12e91"/>
    </style:style>
    <style:style style:name="P663" style:family="paragraph" style:parent-style-name="Standard">
      <style:text-properties fo:color="#1c1c1c" officeooo:rsid="04e1bab7" officeooo:paragraph-rsid="04e1bab7"/>
    </style:style>
    <style:style style:name="P664" style:family="paragraph" style:parent-style-name="Standard">
      <style:text-properties officeooo:rsid="0280199c" officeooo:paragraph-rsid="0280199c"/>
    </style:style>
    <style:style style:name="P665" style:family="paragraph" style:parent-style-name="Standard">
      <style:text-properties officeooo:rsid="02819377" officeooo:paragraph-rsid="02819377"/>
    </style:style>
    <style:style style:name="P666" style:family="paragraph" style:parent-style-name="Standard">
      <style:text-properties officeooo:rsid="02876763" officeooo:paragraph-rsid="02876763"/>
    </style:style>
    <style:style style:name="P667" style:family="paragraph" style:parent-style-name="Standard">
      <style:text-properties officeooo:rsid="029bcf24" officeooo:paragraph-rsid="029bcf24"/>
    </style:style>
    <style:style style:name="P668" style:family="paragraph" style:parent-style-name="Standard">
      <style:text-properties officeooo:rsid="029cdb1c" officeooo:paragraph-rsid="029cdb1c"/>
    </style:style>
    <style:style style:name="P669" style:family="paragraph" style:parent-style-name="Standard">
      <style:text-properties officeooo:rsid="02a2aeb7" officeooo:paragraph-rsid="02a2aeb7"/>
    </style:style>
    <style:style style:name="P670" style:family="paragraph" style:parent-style-name="Standard">
      <style:text-properties officeooo:rsid="02a42a37" officeooo:paragraph-rsid="02a42a37"/>
    </style:style>
    <style:style style:name="P671" style:family="paragraph" style:parent-style-name="Standard">
      <style:text-properties officeooo:rsid="02a61821" officeooo:paragraph-rsid="02a61821"/>
    </style:style>
    <style:style style:name="P672" style:family="paragraph" style:parent-style-name="Standard">
      <style:text-properties officeooo:rsid="02a64a71" officeooo:paragraph-rsid="02a76104"/>
    </style:style>
    <style:style style:name="P673" style:family="paragraph" style:parent-style-name="Standard">
      <style:text-properties officeooo:rsid="02a977a0" officeooo:paragraph-rsid="02a977a0"/>
    </style:style>
    <style:style style:name="P674" style:family="paragraph" style:parent-style-name="Standard">
      <style:text-properties officeooo:rsid="02aa9d9c" officeooo:paragraph-rsid="02aa9d9c"/>
    </style:style>
    <style:style style:name="P675" style:family="paragraph" style:parent-style-name="Standard">
      <style:text-properties officeooo:rsid="02c43fc4" officeooo:paragraph-rsid="02c43fc4"/>
    </style:style>
    <style:style style:name="P676" style:family="paragraph" style:parent-style-name="Standard">
      <style:text-properties officeooo:rsid="02c4650d" officeooo:paragraph-rsid="02c4650d"/>
    </style:style>
    <style:style style:name="P677" style:family="paragraph" style:parent-style-name="Standard">
      <style:text-properties officeooo:rsid="02c4650d" officeooo:paragraph-rsid="02c7ba0c"/>
    </style:style>
    <style:style style:name="P678" style:family="paragraph" style:parent-style-name="Standard">
      <style:text-properties officeooo:rsid="02c85171" officeooo:paragraph-rsid="02c85171"/>
    </style:style>
    <style:style style:name="P679" style:family="paragraph" style:parent-style-name="Standard">
      <style:text-properties officeooo:rsid="02c8e131" officeooo:paragraph-rsid="02c8e131"/>
    </style:style>
    <style:style style:name="P680" style:family="paragraph" style:parent-style-name="Standard">
      <style:text-properties officeooo:rsid="02c9c138" officeooo:paragraph-rsid="02c9c138"/>
    </style:style>
    <style:style style:name="P681" style:family="paragraph" style:parent-style-name="Standard">
      <style:text-properties officeooo:rsid="02d32abc" officeooo:paragraph-rsid="02d32abc"/>
    </style:style>
    <style:style style:name="P682" style:family="paragraph" style:parent-style-name="Standard">
      <style:text-properties officeooo:rsid="02d5c8be" officeooo:paragraph-rsid="02d5c8be"/>
    </style:style>
    <style:style style:name="P683" style:family="paragraph" style:parent-style-name="Standard">
      <style:text-properties officeooo:rsid="02d5c8be" officeooo:paragraph-rsid="02d7a8e9"/>
    </style:style>
    <style:style style:name="P684" style:family="paragraph" style:parent-style-name="Standard">
      <style:text-properties officeooo:rsid="02d9b369" officeooo:paragraph-rsid="02d9b369"/>
    </style:style>
    <style:style style:name="P685" style:family="paragraph" style:parent-style-name="Standard">
      <style:text-properties officeooo:rsid="0170ad79" officeooo:paragraph-rsid="0170ad79"/>
    </style:style>
    <style:style style:name="P686" style:family="paragraph" style:parent-style-name="Standard">
      <style:text-properties officeooo:rsid="02db57bd" officeooo:paragraph-rsid="02db57bd"/>
    </style:style>
    <style:style style:name="P687" style:family="paragraph" style:parent-style-name="Standard">
      <style:text-properties fo:font-variant="normal" fo:text-transform="none" fo:color="#242729" style:font-name="Consolas" fo:font-size="9.75pt" fo:letter-spacing="normal" fo:font-style="normal" fo:font-weight="normal" officeooo:rsid="004494e4" officeooo:paragraph-rsid="004494e4"/>
    </style:style>
    <style:style style:name="P688" style:family="paragraph" style:parent-style-name="Standard">
      <style:text-properties fo:font-variant="normal" fo:text-transform="none" fo:color="#242729" style:font-name="Consolas" fo:font-size="9.75pt" fo:letter-spacing="normal" fo:font-style="normal" fo:font-weight="normal" officeooo:rsid="004494e4" officeooo:paragraph-rsid="004494e4" fo:background-color="#fff200"/>
    </style:style>
    <style:style style:name="P689"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90" style:family="paragraph" style:parent-style-name="Standard">
      <style:text-properties fo:font-variant="normal" fo:text-transform="none" fo:color="#242729" style:font-name="Consolas" fo:font-size="9.75pt" fo:letter-spacing="normal" fo:font-style="normal" fo:font-weight="normal" officeooo:rsid="04589627" officeooo:paragraph-rsid="04589627"/>
    </style:style>
    <style:style style:name="P691"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92"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93"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694"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695"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696" style:family="paragraph" style:parent-style-name="Standard">
      <style:text-properties fo:font-variant="normal" fo:text-transform="none" fo:color="#ff0000" style:font-name="Arial" fo:font-size="10.5pt" fo:letter-spacing="normal" fo:font-style="normal" fo:font-weight="normal" officeooo:rsid="05315c56" officeooo:paragraph-rsid="05315c56" style:font-weight-asian="normal" style:font-weight-complex="normal"/>
    </style:style>
    <style:style style:name="P697"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style:style>
    <style:style style:name="P698" style:family="paragraph" style:parent-style-name="Standard">
      <style:text-properties fo:font-variant="normal" fo:text-transform="none" fo:color="#000000" style:font-name="Times New Roman" fo:font-size="14pt" fo:letter-spacing="normal" fo:font-style="normal" fo:font-weight="normal" officeooo:rsid="03d01a82" officeooo:paragraph-rsid="03d01a82" fo:background-color="#fff200"/>
    </style:style>
    <style:style style:name="P699" style:family="paragraph" style:parent-style-name="Standard">
      <style:text-properties fo:font-variant="normal" fo:text-transform="none" fo:color="#000000" style:font-name="Times New Roman" fo:font-size="14pt" fo:letter-spacing="normal" fo:font-style="normal" fo:font-weight="normal" officeooo:rsid="0461205b" officeooo:paragraph-rsid="0461205b"/>
    </style:style>
    <style:style style:name="P700" style:family="paragraph" style:parent-style-name="Standard">
      <style:text-properties fo:font-variant="normal" fo:text-transform="none" fo:color="#000000" style:font-name="Times New Roman" fo:font-size="11pt" fo:letter-spacing="normal" fo:font-style="normal" fo:font-weight="normal" officeooo:rsid="0461205b" officeooo:paragraph-rsid="0461205b" style:font-size-asian="9.60000038146973pt" style:font-size-complex="11pt"/>
    </style:style>
    <style:style style:name="P701" style:family="paragraph" style:parent-style-name="Standard">
      <style:text-properties fo:font-variant="normal" fo:text-transform="none" fo:color="#000000" style:font-name="Times New Roman" fo:font-size="12pt" fo:letter-spacing="normal" fo:font-style="normal" fo:font-weight="normal" officeooo:rsid="046e3273" officeooo:paragraph-rsid="046e3273" style:font-size-asian="12pt" style:font-size-complex="12pt"/>
    </style:style>
    <style:style style:name="P702" style:family="paragraph" style:parent-style-name="Standard">
      <style:text-properties fo:font-variant="normal" fo:text-transform="none" fo:color="#000000" style:font-name="Times New Roman" fo:font-size="12pt" fo:letter-spacing="normal" fo:font-style="normal" fo:font-weight="normal" officeooo:rsid="052b1563" officeooo:paragraph-rsid="052b1563" style:font-size-asian="12pt" style:font-size-complex="12pt"/>
    </style:style>
    <style:style style:name="P703"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00" style:font-size-asian="12pt" style:font-size-complex="12pt"/>
    </style:style>
    <style:style style:name="P704" style:family="paragraph" style:parent-style-name="Standard">
      <style:text-properties fo:font-variant="normal" fo:text-transform="none" fo:color="#000000" style:font-name="Times New Roman" fo:font-size="12pt" fo:letter-spacing="normal" fo:font-style="normal" fo:font-weight="normal" officeooo:rsid="0490979f" officeooo:paragraph-rsid="0490979f" fo:background-color="#ffffff" style:font-size-asian="12pt" style:font-size-complex="12pt"/>
    </style:style>
    <style:style style:name="P705" style:family="paragraph" style:parent-style-name="Standard">
      <style:text-properties fo:font-variant="normal" fo:text-transform="none" fo:color="#000000" style:font-name="Source Code Pro" fo:font-size="9pt" fo:letter-spacing="normal" fo:font-style="normal" fo:font-weight="normal" officeooo:rsid="0494516a" officeooo:paragraph-rsid="0049afcd"/>
    </style:style>
    <style:style style:name="P706" style:family="paragraph" style:parent-style-name="Standard">
      <style:text-properties fo:font-variant="normal" fo:text-transform="none" fo:color="#000000" style:font-name="Source Code Pro" fo:font-size="9pt" fo:letter-spacing="normal" fo:font-style="normal" fo:font-weight="normal" officeooo:rsid="049c08aa" officeooo:paragraph-rsid="049c08aa"/>
    </style:style>
    <style:style style:name="P707" style:family="paragraph" style:parent-style-name="Standard">
      <style:text-properties fo:font-variant="normal" fo:text-transform="none" fo:color="#000000" style:font-name="Source Code Pro" fo:font-size="9pt" fo:letter-spacing="normal" fo:font-style="normal" fo:font-weight="normal" officeooo:rsid="049a3d82" officeooo:paragraph-rsid="049a3d82"/>
    </style:style>
    <style:style style:name="P708" style:family="paragraph" style:parent-style-name="Standard">
      <style:text-properties fo:font-variant="normal" fo:text-transform="none" fo:color="#ffffff" style:font-name="Source Code Pro" fo:font-size="9pt" fo:letter-spacing="normal" fo:font-style="normal" fo:font-weight="normal" officeooo:rsid="049c08aa" officeooo:paragraph-rsid="049c08aa"/>
    </style:style>
    <style:style style:name="P709" style:family="paragraph" style:parent-style-name="Standard">
      <style:text-properties fo:font-variant="normal" fo:text-transform="none" fo:color="#263238" style:font-name="Roboto" fo:font-size="9.75pt" fo:letter-spacing="normal" fo:font-style="normal" fo:font-weight="normal" officeooo:rsid="001a863e" officeooo:paragraph-rsid="001a863e"/>
    </style:style>
    <style:style style:name="P710" style:family="paragraph" style:parent-style-name="Standard">
      <style:text-properties fo:font-variant="normal" fo:text-transform="none" fo:color="#4a4949" style:font-name="Verdana" fo:font-size="12.75pt" fo:letter-spacing="normal" fo:font-style="normal" fo:font-weight="normal" officeooo:rsid="0490979f" officeooo:paragraph-rsid="0490979f" fo:background-color="#ffffff" style:font-size-asian="12pt" style:font-size-complex="12pt"/>
    </style:style>
    <style:style style:name="P711" style:family="paragraph" style:parent-style-name="Standard">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712" style:family="paragraph" style:parent-style-name="Standard">
      <style:text-properties fo:font-variant="normal" fo:text-transform="none" fo:color="#4a4949" style:font-name="Verdana" fo:font-size="12.75pt" fo:letter-spacing="normal" fo:font-style="normal" fo:font-weight="normal" officeooo:rsid="04d448c6" officeooo:paragraph-rsid="04d448c6" fo:background-color="#ffffff" style:font-size-asian="12pt" style:font-size-complex="12pt"/>
    </style:style>
    <style:style style:name="P713" style:family="paragraph" style:parent-style-name="Standard">
      <style:text-properties fo:font-variant="normal" fo:text-transform="none" fo:color="#4a4949" style:font-name="Verdana" fo:font-size="12.75pt" fo:letter-spacing="normal" fo:font-style="normal" fo:font-weight="normal" officeooo:rsid="04d71797" officeooo:paragraph-rsid="04d71797" fo:background-color="#ffffff" style:font-size-asian="12pt" style:font-size-complex="12pt"/>
    </style:style>
    <style:style style:name="P714"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ff" style:font-size-asian="12pt" style:font-size-complex="12pt"/>
    </style:style>
    <style:style style:name="P715" style:family="paragraph" style:parent-style-name="Standard">
      <style:text-properties fo:font-variant="normal" fo:text-transform="none" fo:color="#4a4949" style:font-name="Verdana" fo:font-size="12.75pt" fo:letter-spacing="normal" fo:font-style="normal" fo:font-weight="normal" officeooo:rsid="04ea3863" officeooo:paragraph-rsid="04ea3863" fo:background-color="#ffffff" style:font-size-asian="12pt" style:font-size-complex="12pt"/>
    </style:style>
    <style:style style:name="P716" style:family="paragraph" style:parent-style-name="Standard">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717" style:family="paragraph" style:parent-style-name="Standard">
      <style:text-properties fo:font-variant="normal" fo:text-transform="none" fo:color="#4a4949" style:font-name="Verdana" fo:font-size="12.75pt" fo:letter-spacing="normal" fo:font-style="normal" fo:font-weight="normal" officeooo:rsid="04fbe91c" officeooo:paragraph-rsid="04fbe91c" fo:background-color="#ffffff" style:font-size-asian="12pt" style:font-size-complex="12pt"/>
    </style:style>
    <style:style style:name="P718" style:family="paragraph" style:parent-style-name="Standard">
      <style:text-properties fo:font-variant="normal" fo:text-transform="none" fo:color="#4a4949" style:font-name="Verdana" fo:font-size="12.75pt" fo:letter-spacing="normal" fo:font-style="normal" fo:font-weight="normal" officeooo:rsid="05454c3f" officeooo:paragraph-rsid="05454c3f" fo:background-color="#ffffff" style:font-size-asian="12pt" style:font-size-complex="12pt"/>
    </style:style>
    <style:style style:name="P719" style:family="paragraph" style:parent-style-name="Standard">
      <style:text-properties fo:font-variant="normal" fo:text-transform="none" fo:color="#4a4949" style:font-name="Verdana" fo:font-size="12.75pt" fo:letter-spacing="normal" fo:font-style="normal" fo:font-weight="normal" officeooo:rsid="05484205" officeooo:paragraph-rsid="05484205" fo:background-color="#ffffff" style:font-size-asian="12pt" style:font-size-complex="12pt"/>
    </style:style>
    <style:style style:name="P720" style:family="paragraph" style:parent-style-name="Standard">
      <style:text-properties fo:font-variant="normal" fo:text-transform="none" fo:color="#4a4949" style:font-name="Verdana" fo:font-size="12.75pt" fo:letter-spacing="normal" fo:font-style="normal" fo:font-weight="normal" officeooo:rsid="04ea15e2" officeooo:paragraph-rsid="04ea15e2" fo:background-color="#ffff00" style:font-size-asian="12pt" style:font-size-complex="12pt"/>
    </style:style>
    <style:style style:name="P721" style:family="paragraph" style:parent-style-name="Standard">
      <style:text-properties fo:font-variant="normal" fo:text-transform="none" fo:color="#4a4949" style:font-name="Verdana" fo:font-size="12.75pt" fo:letter-spacing="normal" fo:font-style="normal" fo:font-weight="normal" officeooo:rsid="04f388ca" officeooo:paragraph-rsid="04f388ca" fo:background-color="#ffff00" style:font-size-asian="12pt" style:font-size-complex="12pt"/>
    </style:style>
    <style:style style:name="P722" style:family="paragraph" style:parent-style-name="Standard">
      <style:text-properties fo:font-variant="normal" fo:text-transform="none" fo:color="#4a4949" fo:font-size="12.75pt" fo:letter-spacing="normal" fo:font-style="normal" fo:font-weight="normal" officeooo:paragraph-rsid="04d71797"/>
    </style:style>
    <style:style style:name="P723" style:family="paragraph" style:parent-style-name="Standard">
      <style:text-properties fo:font-variant="normal" fo:text-transform="none" fo:color="#1f1d1d" fo:font-size="10.5pt" fo:letter-spacing="normal" fo:font-style="normal" fo:font-weight="normal" officeooo:paragraph-rsid="04d71797"/>
    </style:style>
    <style:style style:name="P724" style:family="paragraph" style:parent-style-name="Standard">
      <style:text-properties fo:font-variant="normal" fo:text-transform="none" fo:color="#1f1d1d" fo:font-size="10.5pt" fo:letter-spacing="normal" fo:font-style="normal" fo:font-weight="normal" officeooo:rsid="04d71797" officeooo:paragraph-rsid="04d71797"/>
    </style:style>
    <style:style style:name="P725" style:family="paragraph" style:parent-style-name="Standard">
      <style:text-properties officeooo:rsid="02ddb4d5" officeooo:paragraph-rsid="02ddb4d5"/>
    </style:style>
    <style:style style:name="P726" style:family="paragraph" style:parent-style-name="Standard">
      <style:text-properties officeooo:rsid="02df4564" officeooo:paragraph-rsid="02df4564"/>
    </style:style>
    <style:style style:name="P727" style:family="paragraph" style:parent-style-name="Standard">
      <style:text-properties officeooo:rsid="02df4564" officeooo:paragraph-rsid="03e536db"/>
    </style:style>
    <style:style style:name="P728" style:family="paragraph" style:parent-style-name="Standard">
      <style:text-properties officeooo:rsid="02ed3756" officeooo:paragraph-rsid="02ed3756"/>
    </style:style>
    <style:style style:name="P729" style:family="paragraph" style:parent-style-name="Standard">
      <style:text-properties officeooo:rsid="02f0a7ba" officeooo:paragraph-rsid="02f14b87" fo:background-color="#fff200"/>
    </style:style>
    <style:style style:name="P730" style:family="paragraph" style:parent-style-name="Standard">
      <style:text-properties officeooo:rsid="03425f01" officeooo:paragraph-rsid="03425f01" fo:background-color="#fff200"/>
    </style:style>
    <style:style style:name="P731" style:family="paragraph" style:parent-style-name="Standard">
      <style:text-properties officeooo:rsid="0343ff28" officeooo:paragraph-rsid="0343ff28" fo:background-color="#fff200"/>
    </style:style>
    <style:style style:name="P732" style:family="paragraph" style:parent-style-name="Standard">
      <style:text-properties officeooo:rsid="034a9ad0" officeooo:paragraph-rsid="034a9ad0" fo:background-color="#fff200"/>
    </style:style>
    <style:style style:name="P733" style:family="paragraph" style:parent-style-name="Standard">
      <style:text-properties officeooo:rsid="034c34f6" officeooo:paragraph-rsid="034c34f6" fo:background-color="#fff200"/>
    </style:style>
    <style:style style:name="P734" style:family="paragraph" style:parent-style-name="Standard">
      <style:text-properties officeooo:rsid="034f3777" officeooo:paragraph-rsid="034f3777" fo:background-color="#fff200"/>
    </style:style>
    <style:style style:name="P735" style:family="paragraph" style:parent-style-name="Standard">
      <style:text-properties officeooo:rsid="0355cbd2" officeooo:paragraph-rsid="0355cbd2" fo:background-color="#fff200"/>
    </style:style>
    <style:style style:name="P736" style:family="paragraph" style:parent-style-name="Standard">
      <style:text-properties officeooo:rsid="03736614" officeooo:paragraph-rsid="03736614" fo:background-color="#fff200"/>
    </style:style>
    <style:style style:name="P737" style:family="paragraph" style:parent-style-name="Standard">
      <style:text-properties officeooo:rsid="03962ef4" officeooo:paragraph-rsid="03962ef4" fo:background-color="#fff200"/>
    </style:style>
    <style:style style:name="P738" style:family="paragraph" style:parent-style-name="Standard">
      <style:text-properties officeooo:rsid="03d78061" officeooo:paragraph-rsid="03d78061" fo:background-color="#fff200"/>
    </style:style>
    <style:style style:name="P739" style:family="paragraph" style:parent-style-name="Standard">
      <style:text-properties officeooo:rsid="03f41ee1" officeooo:paragraph-rsid="03f41ee1" fo:background-color="#fff200"/>
    </style:style>
    <style:style style:name="P740" style:family="paragraph" style:parent-style-name="Standard">
      <style:text-properties officeooo:rsid="03f44ac6" officeooo:paragraph-rsid="03f44ac6" fo:background-color="#fff200"/>
    </style:style>
    <style:style style:name="P741" style:family="paragraph" style:parent-style-name="Standard">
      <style:text-properties officeooo:rsid="00b006b0" officeooo:paragraph-rsid="00b006b0" fo:background-color="#fff200"/>
    </style:style>
    <style:style style:name="P742" style:family="paragraph" style:parent-style-name="Standard">
      <style:text-properties officeooo:rsid="030a4e91" officeooo:paragraph-rsid="030a4e91"/>
    </style:style>
    <style:style style:name="P743" style:family="paragraph" style:parent-style-name="Standard">
      <style:text-properties officeooo:rsid="030c2919" officeooo:paragraph-rsid="030c2919"/>
    </style:style>
    <style:style style:name="P744" style:family="paragraph" style:parent-style-name="Standard">
      <style:text-properties officeooo:rsid="030c2919" officeooo:paragraph-rsid="031f8f98"/>
    </style:style>
    <style:style style:name="P745" style:family="paragraph" style:parent-style-name="Standard">
      <style:text-properties fo:color="#b2b2b2" officeooo:rsid="0313182d" officeooo:paragraph-rsid="0313182d"/>
    </style:style>
    <style:style style:name="P746" style:family="paragraph" style:parent-style-name="Standard">
      <style:text-properties officeooo:rsid="031df539" officeooo:paragraph-rsid="031df539"/>
    </style:style>
    <style:style style:name="P747" style:family="paragraph" style:parent-style-name="Standard">
      <style:text-properties officeooo:rsid="031f8f98" officeooo:paragraph-rsid="031f8f98"/>
    </style:style>
    <style:style style:name="P748" style:family="paragraph" style:parent-style-name="Standard">
      <style:text-properties officeooo:rsid="0321816f" officeooo:paragraph-rsid="0321816f"/>
    </style:style>
    <style:style style:name="P749" style:family="paragraph" style:parent-style-name="Standard">
      <style:text-properties officeooo:rsid="032463f5" officeooo:paragraph-rsid="032463f5"/>
    </style:style>
    <style:style style:name="P750" style:family="paragraph" style:parent-style-name="Standard">
      <style:text-properties officeooo:paragraph-rsid="032463f5"/>
    </style:style>
    <style:style style:name="P751" style:family="paragraph" style:parent-style-name="Standard">
      <style:text-properties officeooo:rsid="032692a4" officeooo:paragraph-rsid="032692a4"/>
    </style:style>
    <style:style style:name="P752" style:family="paragraph" style:parent-style-name="Standard">
      <style:text-properties officeooo:rsid="03291bd9" officeooo:paragraph-rsid="03291bd9"/>
    </style:style>
    <style:style style:name="P753"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754" style:family="paragraph" style:parent-style-name="Standard">
      <style:text-properties officeooo:rsid="02f0a7ba" officeooo:paragraph-rsid="02f14b87"/>
    </style:style>
    <style:style style:name="P755" style:family="paragraph" style:parent-style-name="Standard">
      <style:text-properties officeooo:rsid="03425f01" officeooo:paragraph-rsid="03425f01"/>
    </style:style>
    <style:style style:name="P756" style:family="paragraph" style:parent-style-name="Standard">
      <style:text-properties officeooo:rsid="0343ff28" officeooo:paragraph-rsid="0343ff28"/>
    </style:style>
    <style:style style:name="P757" style:family="paragraph" style:parent-style-name="Standard">
      <style:text-properties officeooo:rsid="034a9ad0" officeooo:paragraph-rsid="034a9ad0"/>
    </style:style>
    <style:style style:name="P758" style:family="paragraph" style:parent-style-name="Standard">
      <style:text-properties officeooo:rsid="034c34f6" officeooo:paragraph-rsid="034c34f6"/>
    </style:style>
    <style:style style:name="P759" style:family="paragraph" style:parent-style-name="Standard">
      <style:text-properties officeooo:rsid="034f3777" officeooo:paragraph-rsid="034f3777"/>
    </style:style>
    <style:style style:name="P760" style:family="paragraph" style:parent-style-name="Standard">
      <style:text-properties officeooo:rsid="034f3777" officeooo:paragraph-rsid="0350ac32"/>
    </style:style>
    <style:style style:name="P761" style:family="paragraph" style:parent-style-name="Standard">
      <style:text-properties officeooo:rsid="0350ac32" officeooo:paragraph-rsid="0350ac32"/>
    </style:style>
    <style:style style:name="P762" style:family="paragraph" style:parent-style-name="Standard">
      <style:text-properties officeooo:rsid="03526970" officeooo:paragraph-rsid="03526970"/>
    </style:style>
    <style:style style:name="P763" style:family="paragraph" style:parent-style-name="Standard">
      <style:text-properties officeooo:rsid="0355cbd2" officeooo:paragraph-rsid="0355cbd2"/>
    </style:style>
    <style:style style:name="P764" style:family="paragraph" style:parent-style-name="Standard">
      <style:text-properties officeooo:rsid="0358bc95" officeooo:paragraph-rsid="0358bc95"/>
    </style:style>
    <style:style style:name="P765" style:family="paragraph" style:parent-style-name="Standard">
      <style:text-properties officeooo:rsid="0358bc95" officeooo:paragraph-rsid="03a2a395"/>
    </style:style>
    <style:style style:name="P766" style:family="paragraph" style:parent-style-name="Standard">
      <style:text-properties officeooo:rsid="0358bc95" officeooo:paragraph-rsid="053180f3"/>
    </style:style>
    <style:style style:name="P767" style:family="paragraph" style:parent-style-name="Standard">
      <style:text-properties officeooo:rsid="0358bc95" officeooo:paragraph-rsid="0358bc95" fo:background-color="#f8aa97"/>
    </style:style>
    <style:style style:name="P768" style:family="paragraph" style:parent-style-name="Standard">
      <style:text-properties officeooo:rsid="03658bbc" officeooo:paragraph-rsid="03658bbc"/>
    </style:style>
    <style:style style:name="P769" style:family="paragraph" style:parent-style-name="Standard">
      <style:text-properties officeooo:rsid="03677820" officeooo:paragraph-rsid="03677820"/>
    </style:style>
    <style:style style:name="P770" style:family="paragraph" style:parent-style-name="Standard">
      <style:text-properties officeooo:rsid="0368583a" officeooo:paragraph-rsid="0368583a"/>
    </style:style>
    <style:style style:name="P771" style:family="paragraph" style:parent-style-name="Standard">
      <style:text-properties officeooo:rsid="02eee074" officeooo:paragraph-rsid="02eee074"/>
    </style:style>
    <style:style style:name="P772" style:family="paragraph" style:parent-style-name="Standard">
      <style:text-properties officeooo:rsid="0368bb8d" officeooo:paragraph-rsid="0368bb8d"/>
    </style:style>
    <style:style style:name="P773" style:family="paragraph" style:parent-style-name="Standard">
      <style:text-properties officeooo:rsid="036f6d49" officeooo:paragraph-rsid="036f6d49"/>
    </style:style>
    <style:style style:name="P774" style:family="paragraph" style:parent-style-name="Standard">
      <style:text-properties officeooo:rsid="03736614" officeooo:paragraph-rsid="03736614"/>
    </style:style>
    <style:style style:name="P775" style:family="paragraph" style:parent-style-name="Standard">
      <style:text-properties officeooo:paragraph-rsid="008252f1"/>
    </style:style>
    <style:style style:name="P776" style:family="paragraph" style:parent-style-name="Standard">
      <style:text-properties officeooo:rsid="037e20fc" officeooo:paragraph-rsid="037e20fc"/>
    </style:style>
    <style:style style:name="P777" style:family="paragraph" style:parent-style-name="Standard">
      <style:text-properties officeooo:rsid="037fd321" officeooo:paragraph-rsid="037fd321"/>
    </style:style>
    <style:style style:name="P778" style:family="paragraph" style:parent-style-name="Standard">
      <style:text-properties officeooo:rsid="0381aacd" officeooo:paragraph-rsid="0381aacd"/>
    </style:style>
    <style:style style:name="P779" style:family="paragraph" style:parent-style-name="Standard">
      <style:text-properties officeooo:rsid="0381f6d1" officeooo:paragraph-rsid="0381f6d1"/>
    </style:style>
    <style:style style:name="P780" style:family="paragraph" style:parent-style-name="Standard">
      <style:text-properties officeooo:rsid="0386d70c" officeooo:paragraph-rsid="0386d70c"/>
    </style:style>
    <style:style style:name="P781" style:family="paragraph" style:parent-style-name="Standard">
      <style:text-properties officeooo:rsid="0387259b" officeooo:paragraph-rsid="0387259b"/>
    </style:style>
    <style:style style:name="P782" style:family="paragraph" style:parent-style-name="Standard">
      <style:text-properties officeooo:rsid="038757f3" officeooo:paragraph-rsid="038757f3"/>
    </style:style>
    <style:style style:name="P783" style:family="paragraph" style:parent-style-name="Standard">
      <style:text-properties officeooo:paragraph-rsid="0358bc95"/>
    </style:style>
    <style:style style:name="P784" style:family="paragraph" style:parent-style-name="Standard">
      <style:text-properties officeooo:rsid="03946e2b" officeooo:paragraph-rsid="03946e2b"/>
    </style:style>
    <style:style style:name="P785" style:family="paragraph" style:parent-style-name="Standard">
      <style:text-properties officeooo:rsid="03962ef4" officeooo:paragraph-rsid="03962ef4"/>
    </style:style>
    <style:style style:name="P786" style:family="paragraph" style:parent-style-name="Standard">
      <style:text-properties officeooo:rsid="03962ef4" officeooo:paragraph-rsid="047c193a"/>
    </style:style>
    <style:style style:name="P787" style:family="paragraph" style:parent-style-name="Standard">
      <style:text-properties officeooo:rsid="0398cf2b" officeooo:paragraph-rsid="0398cf2b"/>
    </style:style>
    <style:style style:name="P788" style:family="paragraph" style:parent-style-name="Standard">
      <style:text-properties officeooo:rsid="01c57afe" officeooo:paragraph-rsid="01c57afe"/>
    </style:style>
    <style:style style:name="P789" style:family="paragraph" style:parent-style-name="Standard">
      <style:text-properties officeooo:rsid="039a0918" officeooo:paragraph-rsid="039a0918"/>
    </style:style>
    <style:style style:name="P790" style:family="paragraph" style:parent-style-name="Standard">
      <style:text-properties officeooo:rsid="03a0897c" officeooo:paragraph-rsid="03a0897c"/>
    </style:style>
    <style:style style:name="P791" style:family="paragraph" style:parent-style-name="Standard">
      <style:text-properties officeooo:paragraph-rsid="03a2a395"/>
    </style:style>
    <style:style style:name="P792" style:family="paragraph" style:parent-style-name="Standard">
      <style:text-properties officeooo:rsid="03a2a395" officeooo:paragraph-rsid="03a2a395"/>
    </style:style>
    <style:style style:name="P793" style:family="paragraph" style:parent-style-name="Standard">
      <style:text-properties officeooo:rsid="03b346de" officeooo:paragraph-rsid="03b346de"/>
    </style:style>
    <style:style style:name="P794" style:family="paragraph" style:parent-style-name="Standard">
      <style:text-properties officeooo:rsid="03beff0e" officeooo:paragraph-rsid="03beff0e"/>
    </style:style>
    <style:style style:name="P795" style:family="paragraph" style:parent-style-name="Standard">
      <style:text-properties officeooo:rsid="03c5e04b" officeooo:paragraph-rsid="03c5e04b"/>
    </style:style>
    <style:style style:name="P796" style:family="paragraph" style:parent-style-name="Standard">
      <style:text-properties officeooo:rsid="008d0254" officeooo:paragraph-rsid="008d0254"/>
    </style:style>
    <style:style style:name="P797" style:family="paragraph" style:parent-style-name="Standard">
      <style:text-properties officeooo:rsid="03ca1a0e" officeooo:paragraph-rsid="03ca1a0e"/>
    </style:style>
    <style:style style:name="P798" style:family="paragraph" style:parent-style-name="Standard">
      <style:text-properties officeooo:rsid="03d1cb4e" officeooo:paragraph-rsid="03d1cb4e"/>
    </style:style>
    <style:style style:name="P799" style:family="paragraph" style:parent-style-name="Standard">
      <style:text-properties officeooo:paragraph-rsid="03d1cb4e"/>
    </style:style>
    <style:style style:name="P800" style:family="paragraph" style:parent-style-name="Standard">
      <style:text-properties officeooo:rsid="03d6c565" officeooo:paragraph-rsid="03d6c565"/>
    </style:style>
    <style:style style:name="P801" style:family="paragraph" style:parent-style-name="Standard">
      <style:text-properties officeooo:rsid="03deda4f" officeooo:paragraph-rsid="03deda4f"/>
    </style:style>
    <style:style style:name="P802" style:family="paragraph" style:parent-style-name="Standard">
      <style:text-properties officeooo:paragraph-rsid="03e0b1dd"/>
    </style:style>
    <style:style style:name="P803" style:family="paragraph" style:parent-style-name="Standard">
      <style:text-properties officeooo:rsid="03e2ce51" officeooo:paragraph-rsid="03e2ce51"/>
    </style:style>
    <style:style style:name="P804"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805"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41cc8d4" officeooo:paragraph-rsid="041cc8d4" style:font-size-asian="10pt" style:font-style-asian="normal" style:font-weight-asian="normal" style:text-emphasize="none"/>
    </style:style>
    <style:style style:name="P806"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524a07d" officeooo:paragraph-rsid="0524a07d" style:font-size-asian="10pt" style:font-style-asian="normal" style:font-weight-asian="normal" style:text-emphasize="none"/>
    </style:style>
    <style:style style:name="P807" style:family="paragraph" style:parent-style-name="Standard">
      <style:text-properties officeooo:rsid="03ed8600" officeooo:paragraph-rsid="03ed8600"/>
    </style:style>
    <style:style style:name="P808" style:family="paragraph" style:parent-style-name="Standard">
      <style:text-properties officeooo:rsid="03f41ee1" officeooo:paragraph-rsid="03f41ee1"/>
    </style:style>
    <style:style style:name="P809" style:family="paragraph" style:parent-style-name="Standard">
      <style:text-properties officeooo:rsid="03f44ac6" officeooo:paragraph-rsid="03f44ac6"/>
    </style:style>
    <style:style style:name="P810" style:family="paragraph" style:parent-style-name="Standard">
      <style:text-properties officeooo:paragraph-rsid="03f7fc7c"/>
    </style:style>
    <style:style style:name="P811" style:family="paragraph" style:parent-style-name="Standard">
      <style:text-properties officeooo:rsid="03fedef3" officeooo:paragraph-rsid="03fedef3"/>
    </style:style>
    <style:style style:name="P812" style:family="paragraph" style:parent-style-name="Standard">
      <style:text-properties officeooo:rsid="03fedef3" officeooo:paragraph-rsid="0400dc4d"/>
    </style:style>
    <style:style style:name="P813" style:family="paragraph" style:parent-style-name="Standard">
      <style:text-properties officeooo:rsid="03fedef3" officeooo:paragraph-rsid="04013aca"/>
    </style:style>
    <style:style style:name="P814" style:family="paragraph" style:parent-style-name="Standard">
      <style:text-properties officeooo:rsid="04092be7" officeooo:paragraph-rsid="04092be7"/>
    </style:style>
    <style:style style:name="P815" style:family="paragraph" style:parent-style-name="Standard">
      <style:text-properties officeooo:rsid="040ab175" officeooo:paragraph-rsid="040ab175"/>
    </style:style>
    <style:style style:name="P816" style:family="paragraph" style:parent-style-name="Standard">
      <style:text-properties officeooo:rsid="041693af" officeooo:paragraph-rsid="041693af"/>
    </style:style>
    <style:style style:name="P817" style:family="paragraph" style:parent-style-name="Standard">
      <style:text-properties officeooo:rsid="041cc8d4" officeooo:paragraph-rsid="041cc8d4"/>
    </style:style>
    <style:style style:name="P818" style:family="paragraph" style:parent-style-name="Standard">
      <style:text-properties officeooo:paragraph-rsid="04244c54"/>
    </style:style>
    <style:style style:name="P819" style:family="paragraph" style:parent-style-name="Standard">
      <style:text-properties officeooo:rsid="0429b629" officeooo:paragraph-rsid="0429b629"/>
    </style:style>
    <style:style style:name="P820" style:family="paragraph" style:parent-style-name="Standard">
      <style:text-properties officeooo:rsid="042b29da" officeooo:paragraph-rsid="042b29da"/>
    </style:style>
    <style:style style:name="P821" style:family="paragraph" style:parent-style-name="Standard">
      <style:text-properties officeooo:rsid="042b29da" officeooo:paragraph-rsid="042c5ca5"/>
    </style:style>
    <style:style style:name="P822" style:family="paragraph" style:parent-style-name="Standard">
      <style:text-properties officeooo:rsid="042c5ca5" officeooo:paragraph-rsid="042c5ca5"/>
    </style:style>
    <style:style style:name="P823" style:family="paragraph" style:parent-style-name="Standard">
      <style:text-properties officeooo:rsid="042dbd4b" officeooo:paragraph-rsid="042dbd4b"/>
    </style:style>
    <style:style style:name="P824" style:family="paragraph" style:parent-style-name="Standard">
      <style:text-properties officeooo:rsid="04361db9" officeooo:paragraph-rsid="04361db9"/>
    </style:style>
    <style:style style:name="P825" style:family="paragraph" style:parent-style-name="Standard">
      <style:text-properties officeooo:rsid="04361db9" officeooo:paragraph-rsid="043710a5"/>
    </style:style>
    <style:style style:name="P826" style:family="paragraph" style:parent-style-name="Standard">
      <style:text-properties officeooo:rsid="043710a5" officeooo:paragraph-rsid="043710a5"/>
    </style:style>
    <style:style style:name="P827" style:family="paragraph" style:parent-style-name="Standard">
      <style:text-properties officeooo:paragraph-rsid="043710a5"/>
    </style:style>
    <style:style style:name="P828" style:family="paragraph" style:parent-style-name="Standard">
      <style:text-properties officeooo:rsid="0438027a" officeooo:paragraph-rsid="0438027a"/>
    </style:style>
    <style:style style:name="P829" style:family="paragraph" style:parent-style-name="Standard">
      <style:text-properties officeooo:rsid="043a2b30" officeooo:paragraph-rsid="043a2b30"/>
    </style:style>
    <style:style style:name="P830" style:family="paragraph" style:parent-style-name="Standard">
      <style:text-properties officeooo:rsid="044aa3f2" officeooo:paragraph-rsid="044aa3f2"/>
    </style:style>
    <style:style style:name="P831" style:family="paragraph" style:parent-style-name="Standard">
      <style:text-properties officeooo:rsid="045a1655" officeooo:paragraph-rsid="045a1655"/>
    </style:style>
    <style:style style:name="P832" style:family="paragraph" style:parent-style-name="Standard">
      <style:text-properties officeooo:rsid="045ba2f8" officeooo:paragraph-rsid="045ba2f8"/>
    </style:style>
    <style:style style:name="P833" style:family="paragraph" style:parent-style-name="Standard">
      <style:text-properties officeooo:rsid="0462cf4a" officeooo:paragraph-rsid="0462cf4a"/>
    </style:style>
    <style:style style:name="P834" style:family="paragraph" style:parent-style-name="Standard">
      <style:text-properties officeooo:paragraph-rsid="0470abc6"/>
    </style:style>
    <style:style style:name="P835" style:family="paragraph" style:parent-style-name="Standard">
      <style:text-properties officeooo:rsid="0484127d" officeooo:paragraph-rsid="0484127d"/>
    </style:style>
    <style:style style:name="P836" style:family="paragraph" style:parent-style-name="Standard">
      <style:text-properties officeooo:rsid="00d82e4d" officeooo:paragraph-rsid="00d82e4d"/>
    </style:style>
    <style:style style:name="P837" style:family="paragraph" style:parent-style-name="Standard">
      <style:text-properties officeooo:rsid="04841b48" officeooo:paragraph-rsid="04841b48"/>
    </style:style>
    <style:style style:name="P838" style:family="paragraph" style:parent-style-name="Standard">
      <style:text-properties officeooo:rsid="0476d592" officeooo:paragraph-rsid="0476d592" fo:background-color="transparent"/>
    </style:style>
    <style:style style:name="P839" style:family="paragraph" style:parent-style-name="Standard">
      <style:text-properties officeooo:rsid="048fbc58" officeooo:paragraph-rsid="048fbc58" fo:background-color="transparent"/>
    </style:style>
    <style:style style:name="P840" style:family="paragraph" style:parent-style-name="Standard">
      <style:text-properties officeooo:rsid="04c82d58" officeooo:paragraph-rsid="04c82d58" fo:background-color="transparent"/>
    </style:style>
    <style:style style:name="P841" style:family="paragraph" style:parent-style-name="Standard">
      <style:text-properties officeooo:rsid="04c9b93c" officeooo:paragraph-rsid="04c9b93c" fo:background-color="transparent"/>
    </style:style>
    <style:style style:name="P842" style:family="paragraph" style:parent-style-name="Standard">
      <style:text-properties officeooo:paragraph-rsid="0049afcd"/>
    </style:style>
    <style:style style:name="P843" style:family="paragraph" style:parent-style-name="Standard">
      <style:text-properties officeooo:paragraph-rsid="049a3d82"/>
    </style:style>
    <style:style style:name="P844" style:family="paragraph" style:parent-style-name="Standard">
      <style:text-properties officeooo:rsid="00b17e6e" officeooo:paragraph-rsid="00b17e6e"/>
    </style:style>
    <style:style style:name="P845" style:family="paragraph" style:parent-style-name="Standard">
      <style:text-properties officeooo:rsid="04a289c7" officeooo:paragraph-rsid="04a289c7"/>
    </style:style>
    <style:style style:name="P846" style:family="paragraph" style:parent-style-name="Standard">
      <style:text-properties officeooo:rsid="04a6ff97" officeooo:paragraph-rsid="04a6ff97"/>
    </style:style>
    <style:style style:name="P847" style:family="paragraph" style:parent-style-name="Standard">
      <style:text-properties officeooo:rsid="04b9f06a" officeooo:paragraph-rsid="04b9f06a"/>
    </style:style>
    <style:style style:name="P848" style:family="paragraph" style:parent-style-name="Standard">
      <style:text-properties officeooo:rsid="04bbaef1" officeooo:paragraph-rsid="04bbaef1"/>
    </style:style>
    <style:style style:name="P849" style:family="paragraph" style:parent-style-name="Standard">
      <style:text-properties officeooo:rsid="04be0c8d" officeooo:paragraph-rsid="04be0c8d"/>
    </style:style>
    <style:style style:name="P850" style:family="paragraph" style:parent-style-name="Standard">
      <style:text-properties officeooo:rsid="04c338c7" officeooo:paragraph-rsid="04c338c7"/>
    </style:style>
    <style:style style:name="P851" style:family="paragraph" style:parent-style-name="Standard">
      <style:text-properties officeooo:rsid="04c44f2f" officeooo:paragraph-rsid="04c44f2f"/>
    </style:style>
    <style:style style:name="P852" style:family="paragraph" style:parent-style-name="Standard">
      <style:text-properties officeooo:paragraph-rsid="04c69169"/>
    </style:style>
    <style:style style:name="P853" style:family="paragraph" style:parent-style-name="Standard">
      <style:text-properties officeooo:rsid="04cc1004" officeooo:paragraph-rsid="04cc1004"/>
    </style:style>
    <style:style style:name="P854" style:family="paragraph" style:parent-style-name="Standard">
      <style:text-properties officeooo:rsid="03b8996c" officeooo:paragraph-rsid="03b8996c"/>
    </style:style>
    <style:style style:name="P855" style:family="paragraph" style:parent-style-name="Standard">
      <style:text-properties officeooo:rsid="04d09380" officeooo:paragraph-rsid="04d09380"/>
    </style:style>
    <style:style style:name="P856" style:family="paragraph" style:parent-style-name="Standard">
      <style:text-properties officeooo:rsid="04d54159" officeooo:paragraph-rsid="04d54159"/>
    </style:style>
    <style:style style:name="P857" style:family="paragraph" style:parent-style-name="Standard">
      <style:text-properties officeooo:paragraph-rsid="04daf6dd"/>
    </style:style>
    <style:style style:name="P858" style:family="paragraph" style:parent-style-name="Standard">
      <style:text-properties officeooo:paragraph-rsid="04db4623"/>
    </style:style>
    <style:style style:name="P859" style:family="paragraph" style:parent-style-name="Standard">
      <style:text-properties officeooo:paragraph-rsid="04ea3863"/>
    </style:style>
    <style:style style:name="P860" style:family="paragraph" style:parent-style-name="Standard">
      <style:text-properties officeooo:rsid="04ee23d8" officeooo:paragraph-rsid="04ee23d8"/>
    </style:style>
    <style:style style:name="P861" style:family="paragraph" style:parent-style-name="Standard">
      <style:text-properties officeooo:rsid="04f7be1a" officeooo:paragraph-rsid="04f7be1a"/>
    </style:style>
    <style:style style:name="P862" style:family="paragraph" style:parent-style-name="Standard">
      <style:text-properties officeooo:rsid="050591c9" officeooo:paragraph-rsid="050591c9"/>
    </style:style>
    <style:style style:name="P863" style:family="paragraph" style:parent-style-name="Standard">
      <style:text-properties officeooo:paragraph-rsid="008a1683"/>
    </style:style>
    <style:style style:name="P864" style:family="paragraph" style:parent-style-name="Standard">
      <style:text-properties officeooo:rsid="0508ca00" officeooo:paragraph-rsid="0509d951"/>
    </style:style>
    <style:style style:name="P865" style:family="paragraph" style:parent-style-name="Standard">
      <style:text-properties officeooo:rsid="0509d951" officeooo:paragraph-rsid="0509d951"/>
    </style:style>
    <style:style style:name="P866" style:family="paragraph" style:parent-style-name="Standard">
      <style:text-properties officeooo:rsid="050b84cd" officeooo:paragraph-rsid="050b84cd"/>
    </style:style>
    <style:style style:name="P867" style:family="paragraph" style:parent-style-name="Standard">
      <style:text-properties officeooo:rsid="03d2a8ba" officeooo:paragraph-rsid="03d2a8ba"/>
    </style:style>
    <style:style style:name="P868" style:family="paragraph" style:parent-style-name="Standard">
      <style:text-properties officeooo:rsid="050dd5cc" officeooo:paragraph-rsid="050dd5cc"/>
    </style:style>
    <style:style style:name="P869" style:family="paragraph" style:parent-style-name="Standard">
      <style:text-properties officeooo:paragraph-rsid="050f00a0"/>
    </style:style>
    <style:style style:name="P870" style:family="paragraph" style:parent-style-name="Standard">
      <style:text-properties officeooo:rsid="050ff336" officeooo:paragraph-rsid="050ff336"/>
    </style:style>
    <style:style style:name="P871" style:family="paragraph" style:parent-style-name="Standard">
      <style:text-properties officeooo:rsid="050ff336" officeooo:paragraph-rsid="05130a22"/>
    </style:style>
    <style:style style:name="P872" style:family="paragraph" style:parent-style-name="Standard">
      <style:text-properties officeooo:paragraph-rsid="05155589"/>
    </style:style>
    <style:style style:name="P873" style:family="paragraph" style:parent-style-name="Standard">
      <style:text-properties officeooo:rsid="0518635e" officeooo:paragraph-rsid="0518635e"/>
    </style:style>
    <style:style style:name="P874" style:family="paragraph" style:parent-style-name="Standard">
      <style:text-properties officeooo:rsid="0519a770" officeooo:paragraph-rsid="0519a770"/>
    </style:style>
    <style:style style:name="P875" style:family="paragraph" style:parent-style-name="Standard">
      <style:text-properties officeooo:rsid="0519e564" officeooo:paragraph-rsid="0519e564"/>
    </style:style>
    <style:style style:name="P876" style:family="paragraph" style:parent-style-name="Standard">
      <style:text-properties officeooo:paragraph-rsid="0519e564"/>
    </style:style>
    <style:style style:name="P877" style:family="paragraph" style:parent-style-name="Standard">
      <style:text-properties officeooo:rsid="051c1f64" officeooo:paragraph-rsid="051c1f64"/>
    </style:style>
    <style:style style:name="P878" style:family="paragraph" style:parent-style-name="Standard">
      <style:text-properties officeooo:paragraph-rsid="051ff96c"/>
    </style:style>
    <style:style style:name="P879" style:family="paragraph" style:parent-style-name="Standard">
      <style:text-properties officeooo:rsid="051ff96c" officeooo:paragraph-rsid="051ff96c"/>
    </style:style>
    <style:style style:name="P880" style:family="paragraph" style:parent-style-name="Standard">
      <style:text-properties officeooo:rsid="052cd917" officeooo:paragraph-rsid="052cd917"/>
    </style:style>
    <style:style style:name="P881" style:family="paragraph" style:parent-style-name="Standard">
      <style:text-properties officeooo:rsid="052e0d73" officeooo:paragraph-rsid="052e0d73"/>
    </style:style>
    <style:style style:name="P882" style:family="paragraph" style:parent-style-name="Standard">
      <style:text-properties officeooo:paragraph-rsid="03962ef4"/>
    </style:style>
    <style:style style:name="P883" style:family="paragraph" style:parent-style-name="Standard">
      <style:text-properties officeooo:rsid="053be6af" officeooo:paragraph-rsid="053be6af"/>
    </style:style>
    <style:style style:name="P884" style:family="paragraph" style:parent-style-name="Standard">
      <style:text-properties officeooo:rsid="053d33ea" officeooo:paragraph-rsid="053d33ea"/>
    </style:style>
    <style:style style:name="P885" style:family="paragraph" style:parent-style-name="Standard">
      <style:text-properties officeooo:rsid="053d33ea" officeooo:paragraph-rsid="038ca60d"/>
    </style:style>
    <style:style style:name="P886" style:family="paragraph" style:parent-style-name="Standard">
      <style:text-properties officeooo:rsid="05421288" officeooo:paragraph-rsid="05421288"/>
    </style:style>
    <style:style style:name="P887" style:family="paragraph" style:parent-style-name="Standard">
      <style:text-properties officeooo:rsid="05438dc2" officeooo:paragraph-rsid="05438dc2"/>
    </style:style>
    <style:style style:name="P888" style:family="paragraph" style:parent-style-name="Standard">
      <style:text-properties officeooo:rsid="054a1009" officeooo:paragraph-rsid="054a1009"/>
    </style:style>
    <style:style style:name="P889" style:family="paragraph" style:parent-style-name="Standard">
      <style:text-properties officeooo:paragraph-rsid="03e675b1"/>
    </style:style>
    <style:style style:name="P890" style:family="paragraph" style:parent-style-name="Standard">
      <style:text-properties fo:color="#6600ff" officeooo:rsid="054a1009" officeooo:paragraph-rsid="054a1009"/>
    </style:style>
    <style:style style:name="P891" style:family="paragraph" style:parent-style-name="Standard">
      <style:text-properties fo:color="#6600ff" officeooo:rsid="04d54159" officeooo:paragraph-rsid="04d54159"/>
    </style:style>
    <style:style style:name="P892" style:family="paragraph" style:parent-style-name="Standard">
      <style:text-properties fo:color="#6600ff" officeooo:rsid="0528e395" officeooo:paragraph-rsid="0528e395"/>
    </style:style>
    <style:style style:name="P893" style:family="paragraph" style:parent-style-name="Standard">
      <style:text-properties officeooo:rsid="054c8767" officeooo:paragraph-rsid="054c8767"/>
    </style:style>
    <style:style style:name="P894" style:family="paragraph" style:parent-style-name="Standard">
      <style:text-properties officeooo:rsid="05510b40" officeooo:paragraph-rsid="05510b40"/>
    </style:style>
    <style:style style:name="P895" style:family="paragraph" style:parent-style-name="Standard">
      <style:text-properties officeooo:paragraph-rsid="05549d7a"/>
    </style:style>
    <style:style style:name="P896" style:family="paragraph" style:parent-style-name="Standard">
      <style:text-properties officeooo:rsid="055658be" officeooo:paragraph-rsid="055658be"/>
    </style:style>
    <style:style style:name="P897" style:family="paragraph" style:parent-style-name="Standard">
      <style:text-properties officeooo:rsid="0557fe60" officeooo:paragraph-rsid="0557fe60"/>
    </style:style>
    <style:style style:name="P898" style:family="paragraph" style:parent-style-name="Standard">
      <style:text-properties officeooo:rsid="05592a99" officeooo:paragraph-rsid="05592a99"/>
    </style:style>
    <style:style style:name="P899" style:family="paragraph" style:parent-style-name="Standard">
      <style:text-properties officeooo:rsid="05617ddc" officeooo:paragraph-rsid="05617ddc"/>
    </style:style>
    <style:style style:name="P900" style:family="paragraph" style:parent-style-name="Standard">
      <style:text-properties officeooo:rsid="0561a713" officeooo:paragraph-rsid="0561a713"/>
    </style:style>
    <style:style style:name="P901" style:family="paragraph" style:parent-style-name="Standard">
      <style:text-properties officeooo:paragraph-rsid="05652631"/>
    </style:style>
    <style:style style:name="P902" style:family="paragraph" style:parent-style-name="Standard">
      <style:text-properties officeooo:rsid="05657fda" officeooo:paragraph-rsid="05657fda"/>
    </style:style>
    <style:style style:name="P903" style:family="paragraph" style:parent-style-name="Standard">
      <style:text-properties officeooo:paragraph-rsid="04d1d54b"/>
    </style:style>
    <style:style style:name="P904" style:family="paragraph" style:parent-style-name="Standard">
      <style:text-properties officeooo:paragraph-rsid="056a14c8"/>
    </style:style>
    <style:style style:name="P905" style:family="paragraph" style:parent-style-name="Standard">
      <style:text-properties officeooo:rsid="056b8322" officeooo:paragraph-rsid="056b8322"/>
    </style:style>
    <style:style style:name="P906"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907"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908" style:family="paragraph" style:parent-style-name="Text_20_body">
      <style:text-properties fo:font-variant="normal" fo:text-transform="none" fo:color="#242729" style:font-name="Arial2" fo:font-size="11.25pt" fo:letter-spacing="normal" fo:font-style="normal" fo:font-weight="normal" officeooo:rsid="0332277d" officeooo:paragraph-rsid="0332277d" fo:background-color="#ffffff" style:font-weight-asian="bold" style:font-weight-complex="bold"/>
    </style:style>
    <style:style style:name="P909" style:family="paragraph" style:parent-style-name="Text_20_body">
      <style:text-properties fo:font-variant="normal" fo:text-transform="none" fo:color="#242729" style:font-name="Arial2" fo:font-size="11.25pt" fo:letter-spacing="normal" fo:font-style="normal" fo:font-weight="normal" officeooo:rsid="03e2ce51" officeooo:paragraph-rsid="03e2ce51"/>
    </style:style>
    <style:style style:name="P910" style:family="paragraph" style:parent-style-name="Text_20_body">
      <style:text-properties fo:font-variant="normal" fo:text-transform="none" fo:color="#242729" style:font-name="Arial2" fo:font-size="11.25pt" fo:letter-spacing="normal" fo:font-style="normal" fo:font-weight="normal" officeooo:rsid="03962ef4" officeooo:paragraph-rsid="03962ef4"/>
    </style:style>
    <style:style style:name="P911" style:family="paragraph" style:parent-style-name="Text_20_body">
      <style:text-properties officeooo:rsid="05510b40" officeooo:paragraph-rsid="05510b40"/>
    </style:style>
    <style:style style:name="P912"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91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style:style>
    <style:style style:name="P91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332277d"/>
    </style:style>
    <style:style style:name="P91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916"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917"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918"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919"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920" style:family="paragraph" style:parent-style-name="Text_20_body">
      <style:paragraph-properties fo:margin-left="0cm" fo:margin-right="0cm" fo:margin-top="0cm" fo:margin-bottom="0cm" loext:contextual-spacing="false" fo:orphans="2" fo:widows="2" fo:text-indent="0cm" style:auto-text-indent="false"/>
    </style:style>
    <style:style style:name="P921"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922" style:family="paragraph" style:parent-style-name="Preformatted_20_Text">
      <style:paragraph-properties fo:margin-left="0cm" fo:margin-right="0cm" fo:margin-top="0cm" fo:margin-bottom="0cm" loext:contextual-spacing="false" fo:line-height="190%" fo:text-align="start" style:justify-single-word="false" fo:orphans="2" fo:widows="2" fo:text-indent="0cm" style:auto-text-indent="false"/>
    </style:style>
    <style:style style:name="P923" style:family="paragraph" style:parent-style-name="Preformatted_20_Text">
      <style:paragraph-properties fo:margin-left="0cm" fo:margin-right="0cm" fo:margin-top="0cm" fo:margin-bottom="0cm" loext:contextual-spacing="false" fo:line-height="150%" fo:text-align="start" style:justify-single-word="false" fo:orphans="2" fo:widows="2" fo:text-indent="0cm" style:auto-text-indent="false" fo:padding-left="0.397cm" fo:padding-right="0cm" fo:padding-top="0.397cm" fo:padding-bottom="0.397cm" fo:border-left="3.74pt solid #3d7e9a" fo:border-right="none" fo:border-top="0.06pt solid #3d7e9a" fo:border-bottom="0.06pt solid #3d7e9a"/>
    </style:style>
    <style:style style:name="P924" style:family="paragraph" style:parent-style-name="Preformatted_20_Text">
      <style:text-properties fo:color="#1c1c1c" officeooo:rsid="02f721db" officeooo:paragraph-rsid="02f721db"/>
    </style:style>
    <style:style style:name="P925" style:family="paragraph" style:parent-style-name="Preformatted_20_Text">
      <style:text-properties fo:color="#1c1c1c" officeooo:rsid="0313182d" officeooo:paragraph-rsid="0313182d"/>
    </style:style>
    <style:style style:name="P926"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927"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928"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929"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930" style:family="paragraph" style:parent-style-name="Preformatted_20_Text">
      <style:text-properties fo:font-variant="normal" fo:text-transform="none" fo:color="#222222" style:font-name="monospace" fo:font-size="13.5pt" fo:letter-spacing="normal" fo:font-style="normal" fo:font-weight="normal" officeooo:rsid="05632007" officeooo:paragraph-rsid="05632007"/>
    </style:style>
    <style:style style:name="P931" style:family="paragraph" style:parent-style-name="Preformatted_20_Text">
      <style:text-properties fo:font-variant="normal" fo:text-transform="none" fo:color="#222222" style:font-name="monospace" fo:font-size="13.5pt" fo:letter-spacing="normal" fo:font-style="normal" fo:font-weight="normal" officeooo:rsid="05633abb" officeooo:paragraph-rsid="05633abb"/>
    </style:style>
    <style:style style:name="P932" style:family="paragraph" style:parent-style-name="Preformatted_20_Text">
      <style:text-properties fo:font-variant="normal" fo:text-transform="none" fo:color="#212529" style:font-name="Anonymous Pro" fo:letter-spacing="normal" fo:font-style="normal" fo:font-weight="normal" officeooo:rsid="0438027a" officeooo:paragraph-rsid="0438027a"/>
    </style:style>
    <style:style style:name="P933" style:family="paragraph" style:parent-style-name="Preformatted_20_Text">
      <style:text-properties fo:font-variant="normal" fo:text-transform="none" fo:color="#4a4949" style:font-name="Verdana" fo:font-size="12.75pt" fo:letter-spacing="normal" fo:font-style="normal" fo:font-weight="normal" officeooo:rsid="04d71797" officeooo:paragraph-rsid="04d71797"/>
    </style:style>
    <style:style style:name="P934" style:family="paragraph" style:parent-style-name="Preformatted_20_Text">
      <style:text-properties fo:font-variant="normal" fo:text-transform="none" fo:color="#4a4949" style:font-name="Verdana" fo:font-size="12.75pt" fo:letter-spacing="normal" fo:font-style="normal" fo:font-weight="normal" officeooo:paragraph-rsid="04d7a619"/>
    </style:style>
    <style:style style:name="P935" style:family="paragraph" style:parent-style-name="Preformatted_20_Text">
      <style:text-properties fo:font-variant="normal" fo:text-transform="none" fo:color="#1f1d1d" style:font-name="Verdana" fo:font-size="10.5pt" fo:letter-spacing="normal" fo:font-style="normal" fo:font-weight="normal" officeooo:rsid="04d448c6" officeooo:paragraph-rsid="04d448c6" fo:background-color="#ffffff" style:font-size-asian="12pt" style:font-size-complex="12pt"/>
    </style:style>
    <style:style style:name="P936" style:family="paragraph" style:parent-style-name="Preformatted_20_Text">
      <style:text-properties fo:font-variant="normal" fo:text-transform="none" fo:color="#1f1d1d" style:font-name="Verdana" fo:font-size="10.5pt" fo:letter-spacing="normal" fo:font-style="normal" fo:font-weight="normal" officeooo:rsid="04d71797" officeooo:paragraph-rsid="04d71797"/>
    </style:style>
    <style:style style:name="P937" style:family="paragraph" style:parent-style-name="Preformatted_20_Text">
      <style:text-properties fo:font-variant="normal" fo:text-transform="none" fo:color="#1f1d1d" fo:font-size="10.5pt" fo:letter-spacing="normal" fo:font-style="normal" fo:font-weight="normal" officeooo:rsid="04d71797" officeooo:paragraph-rsid="04d71797"/>
    </style:style>
    <style:style style:name="P938" style:family="paragraph" style:parent-style-name="Preformatted_20_Text">
      <style:text-properties officeooo:paragraph-rsid="03946e2b"/>
    </style:style>
    <style:style style:name="P939" style:family="paragraph" style:parent-style-name="Preformatted_20_Text">
      <style:text-properties officeooo:rsid="023df1da" officeooo:paragraph-rsid="03d9bd3a"/>
    </style:style>
    <style:style style:name="P940" style:family="paragraph" style:parent-style-name="Preformatted_20_Text">
      <style:text-properties officeooo:rsid="004494e4" officeooo:paragraph-rsid="004494e4"/>
    </style:style>
    <style:style style:name="P941" style:family="paragraph" style:parent-style-name="Preformatted_20_Text">
      <style:text-properties officeooo:rsid="03e2ce51" officeooo:paragraph-rsid="03e2ce51"/>
    </style:style>
    <style:style style:name="P942" style:family="paragraph" style:parent-style-name="Preformatted_20_Text">
      <style:text-properties officeooo:rsid="04cc1004" officeooo:paragraph-rsid="04cc1004"/>
    </style:style>
    <style:style style:name="P943" style:family="paragraph" style:parent-style-name="Preformatted_20_Text">
      <style:text-properties officeooo:paragraph-rsid="04d7a619"/>
    </style:style>
    <style:style style:name="P944" style:family="paragraph" style:parent-style-name="Preformatted_20_Text">
      <style:text-properties officeooo:paragraph-rsid="04ea3863"/>
    </style:style>
    <style:style style:name="P945" style:family="paragraph" style:parent-style-name="Preformatted_20_Text">
      <style:text-properties fo:font-weight="bold" officeooo:rsid="0358bc95" officeooo:paragraph-rsid="0358bc95" style:font-weight-asian="bold" style:font-weight-complex="bold"/>
    </style:style>
    <style:style style:name="P946" style:family="paragraph" style:parent-style-name="Preformatted_20_Text">
      <style:text-properties officeooo:rsid="05510b40" officeooo:paragraph-rsid="05510b40"/>
    </style:style>
    <style:style style:name="P947" style:family="paragraph" style:parent-style-name="Preformatted_20_Text">
      <style:paragraph-properties fo:margin-top="0cm" fo:margin-bottom="0cm" loext:contextual-spacing="false" fo:text-align="start" style:justify-single-word="false" fo:orphans="2" fo:widows="2" fo:padding="0cm" fo:border="none"/>
    </style:style>
    <style:style style:name="P94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94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95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95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952"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953"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954"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4a11543"/>
    </style:style>
    <style:style style:name="P955"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956" style:family="paragraph" style:parent-style-name="Preformatted_20_Text">
      <style:paragraph-properties fo:margin-top="0cm" fo:margin-bottom="0cm" loext:contextual-spacing="false" fo:line-height="190%" fo:text-align="start" style:justify-single-word="false" fo:orphans="2" fo:widows="2"/>
    </style:style>
    <style:style style:name="P957" style:family="paragraph" style:parent-style-name="Preformatted_20_Text">
      <style:paragraph-properties fo:margin-top="0cm" fo:margin-bottom="0cm" loext:contextual-spacing="false" fo:line-height="125%" fo:orphans="2" fo:widows="2"/>
    </style:style>
    <style:style style:name="P958" style:family="paragraph" style:parent-style-name="Preformatted_20_Text">
      <style:paragraph-properties fo:margin-top="0cm" fo:margin-bottom="0cm" loext:contextual-spacing="false" fo:line-height="125%" fo:orphans="2" fo:widows="2"/>
      <style:text-properties fo:font-variant="normal" fo:text-transform="none" fo:color="#000000" fo:letter-spacing="normal"/>
    </style:style>
    <style:style style:name="P959"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style:style>
    <style:style style:name="P960" style:family="paragraph" style:parent-style-name="Preformatted_20_Text">
      <style:paragraph-properties fo:margin-top="0cm" fo:margin-bottom="0cm" loext:contextual-spacing="false" fo:line-height="125%" fo:orphans="2" fo:widows="2"/>
      <style:text-properties fo:font-variant="normal" fo:text-transform="none" fo:color="#000000" style:font-name="monospace1" fo:font-size="8.25pt" fo:letter-spacing="normal" fo:font-style="normal" fo:font-weight="normal" officeooo:rsid="04cdf6f4" officeooo:paragraph-rsid="04cdf6f4"/>
    </style:style>
    <style:style style:name="P961" style:family="paragraph" style:parent-style-name="Preformatted_20_Text">
      <style:paragraph-properties fo:margin-top="0cm" fo:margin-bottom="0cm" loext:contextual-spacing="false" fo:line-height="125%" fo:orphans="2" fo:widows="2"/>
      <style:text-properties officeooo:rsid="04cdf6f4" officeooo:paragraph-rsid="04cdf6f4"/>
    </style:style>
    <style:style style:name="P962" style:family="paragraph" style:parent-style-name="Preformatted_20_Text">
      <style:paragraph-properties fo:margin-top="0cm" fo:margin-bottom="0cm" loext:contextual-spacing="false" fo:line-height="150%" fo:text-align="start" style:justify-single-word="false" fo:orphans="2" fo:widows="2" fo:padding-left="0.397cm" fo:padding-right="0cm" fo:padding-top="0.397cm" fo:padding-bottom="0.397cm" fo:border-left="3.74pt solid #3d7e9a" fo:border-right="none" fo:border-top="0.06pt solid #3d7e9a" fo:border-bottom="0.06pt solid #3d7e9a"/>
    </style:style>
    <style:style style:name="P9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9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9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9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9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Times New Roman" fo:font-size="14pt" fo:letter-spacing="normal" fo:font-style="normal" fo:font-weight="normal" officeooo:rsid="0461205b" officeooo:paragraph-rsid="0461205b"/>
    </style:style>
    <style:style style:name="P968"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96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variant="normal" fo:text-transform="none" fo:color="#000000" style:font-name="Times New Roman" fo:font-size="14pt" fo:letter-spacing="normal" fo:font-style="normal" fo:font-weight="normal" officeooo:rsid="046e3273" officeooo:paragraph-rsid="046e3273"/>
    </style:style>
    <style:style style:name="P970"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971"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972" style:family="paragraph" style:parent-style-name="Heading_20_1">
      <style:text-properties fo:font-variant="normal" fo:text-transform="none" fo:color="#262626" style:font-name="Segoe UI" fo:font-size="13pt" fo:letter-spacing="normal" fo:font-style="normal" fo:font-weight="bold" officeooo:rsid="03d01a82" officeooo:paragraph-rsid="03d01a82" fo:background-color="#fff200" style:font-size-asian="13pt" style:font-size-complex="13pt"/>
    </style:style>
    <style:style style:name="P973" style:family="paragraph" style:parent-style-name="Heading_20_1">
      <style:text-properties fo:font-variant="normal" fo:text-transform="none" fo:color="#3a3a3a" style:font-name="Poppins" fo:font-size="12pt" fo:letter-spacing="normal" fo:font-style="normal" fo:font-weight="bold" officeooo:rsid="0490979f" officeooo:paragraph-rsid="0490979f" fo:background-color="#ffff00" style:font-size-asian="12pt" style:font-weight-asian="bold" style:font-size-complex="12pt" style:font-weight-complex="bold"/>
    </style:style>
    <style:style style:name="P974" style:family="paragraph" style:parent-style-name="Heading_20_1">
      <style:text-properties fo:font-weight="bold" officeooo:rsid="0334fba0" officeooo:paragraph-rsid="0334fba0" fo:background-color="#ffffff" style:font-weight-asian="bold" style:font-weight-complex="bold"/>
    </style:style>
    <style:style style:name="P975" style:family="paragraph" style:parent-style-name="Quotations">
      <style:text-properties fo:font-weight="bold" officeooo:rsid="0334fba0" officeooo:paragraph-rsid="0334fba0" fo:background-color="#ffffff" style:font-weight-asian="bold" style:font-weight-complex="bold"/>
    </style:style>
    <style:style style:name="P976"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977"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978"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979" style:family="paragraph" style:parent-style-name="Standard">
      <style:paragraph-properties style:border-line-width-bottom="0.012cm 0.012cm 0.012cm" fo:padding="0.074cm" fo:border-left="none" fo:border-right="none" fo:border-top="none" fo:border-bottom="1.05pt double #000000" style:join-border="false"/>
      <style:text-properties fo:font-weight="bold" officeooo:rsid="048cd6c5" officeooo:paragraph-rsid="048cd6c5" style:font-weight-asian="bold" style:font-weight-complex="bold"/>
    </style:style>
    <style:style style:name="P980" style:family="paragraph" style:parent-style-name="Standard">
      <style:paragraph-properties style:border-line-width-bottom="0.012cm 0.012cm 0.012cm" fo:padding="0.074cm" fo:border-left="none" fo:border-right="none" fo:border-top="none" fo:border-bottom="1.05pt double #000000" style:join-border="false"/>
      <style:text-properties officeooo:rsid="04a289c7" officeooo:paragraph-rsid="04a289c7"/>
    </style:style>
    <style:style style:name="P981" style:family="paragraph" style:parent-style-name="Standard">
      <style:paragraph-properties style:border-line-width-bottom="0.012cm 0.012cm 0.012cm" fo:padding="0.074cm" fo:border-left="none" fo:border-right="none" fo:border-top="none" fo:border-bottom="1.05pt double #000000" style:join-border="false"/>
      <style:text-properties fo:font-variant="normal" fo:text-transform="none" fo:color="#4a4949" style:font-name="Verdana" fo:font-size="12.75pt" fo:letter-spacing="normal" fo:font-style="normal" fo:font-weight="normal" officeooo:rsid="04bf3bec" officeooo:paragraph-rsid="04bf3bec" fo:background-color="#ffffff" style:font-size-asian="12pt" style:font-size-complex="12pt"/>
    </style:style>
    <style:style style:name="P982" style:family="paragraph" style:parent-style-name="Standard">
      <style:paragraph-properties style:border-line-width-bottom="0.012cm 0.012cm 0.012cm" fo:padding="0.074cm" fo:border-left="none" fo:border-right="none" fo:border-top="none" fo:border-bottom="1.05pt double #000000" style:join-border="false"/>
      <style:text-properties officeooo:rsid="054c8767" officeooo:paragraph-rsid="054c8767"/>
    </style:style>
    <style:style style:name="P983" style:family="paragraph" style:parent-style-name="Text_20_body">
      <style:paragraph-properties fo:margin-top="0cm" fo:margin-bottom="0.247cm" loext:contextual-spacing="false" fo:line-height="190%" fo:text-align="start" style:justify-single-word="false" fo:orphans="2" fo:widows="2"/>
    </style:style>
    <style:style style:name="P984" style:family="paragraph" style:parent-style-name="Heading_20_4">
      <style:paragraph-properties fo:margin-top="0cm" fo:margin-bottom="0.247cm" loext:contextual-spacing="false" fo:orphans="2" fo:widows="2"/>
      <style:text-properties fo:font-variant="normal" fo:text-transform="none" fo:color="#090910" style:font-name="scandia-web" fo:font-size="12pt" fo:letter-spacing="normal" fo:font-style="normal" fo:font-weight="bold" loext:padding="0cm" loext:border="none"/>
    </style:style>
    <style:style style:name="P985" style:family="paragraph" style:parent-style-name="Heading_20_3">
      <style:text-properties officeooo:rsid="04a289c7" officeooo:paragraph-rsid="04a289c7"/>
    </style:style>
    <style:style style:name="P986" style:family="paragraph" style:parent-style-name="Standard">
      <style:paragraph-properties fo:padding="0.074cm" fo:border-left="none" fo:border-right="none" fo:border-top="none" fo:border-bottom="0.06pt solid #000000" style:join-border="false"/>
      <style:text-properties fo:font-weight="bold" officeooo:rsid="04c338c7" officeooo:paragraph-rsid="04c338c7" style:font-weight-asian="bold" style:font-weight-complex="bold"/>
    </style:style>
    <style:style style:name="P987" style:family="paragraph" style:parent-style-name="Standard">
      <style:paragraph-properties fo:padding="0.074cm" fo:border-left="none" fo:border-right="none" fo:border-top="none" fo:border-bottom="0.06pt solid #000000" style:join-border="false"/>
      <style:text-properties officeooo:rsid="0519e564" officeooo:paragraph-rsid="0519e564"/>
    </style:style>
    <style:style style:name="P988" style:family="paragraph" style:parent-style-name="Standard">
      <style:paragraph-properties fo:padding="0.074cm" fo:border-left="none" fo:border-right="none" fo:border-top="none" fo:border-bottom="0.06pt solid #000000" style:join-border="false"/>
      <style:text-properties officeooo:rsid="0519e564" officeooo:paragraph-rsid="0519e564" fo:background-color="#ffff00"/>
    </style:style>
    <style:style style:name="P989" style:family="paragraph" style:parent-style-name="Standard">
      <style:paragraph-properties fo:padding="0.074cm" fo:border-left="none" fo:border-right="none" fo:border-top="none" fo:border-bottom="0.06pt solid #000000" style:join-border="false"/>
      <style:text-properties officeooo:rsid="052e0d73" officeooo:paragraph-rsid="052e0d73"/>
    </style:style>
    <style:style style:name="P990" style:family="paragraph" style:parent-style-name="Standard">
      <style:paragraph-properties fo:padding="0.074cm" fo:border-left="none" fo:border-right="none" fo:border-top="none" fo:border-bottom="0.06pt solid #000000" style:join-border="false"/>
      <style:text-properties officeooo:rsid="055658be" officeooo:paragraph-rsid="055658be"/>
    </style:style>
    <style:style style:name="P991" style:family="paragraph" style:parent-style-name="Standard">
      <style:paragraph-properties fo:padding="0.074cm" fo:border-left="none" fo:border-right="none" fo:border-top="none" fo:border-bottom="0.06pt solid #000000" style:join-border="false"/>
      <style:text-properties officeooo:rsid="0556d82a" officeooo:paragraph-rsid="0556d82a"/>
    </style:style>
    <style:style style:name="P992"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font-size="10.5pt" fo:letter-spacing="normal" fo:font-style="normal" fo:font-weight="normal"/>
    </style:style>
    <style:style style:name="P993" style:family="paragraph" style:parent-style-name="Preformatted_20_Text">
      <style:paragraph-properties fo:margin-top="0.635cm" fo:margin-bottom="0.635cm" loext:contextual-spacing="false" fo:orphans="2" fo:widows="2" fo:padding-left="0.265cm" fo:padding-right="0.265cm" fo:padding-top="0cm" fo:padding-bottom="0cm" fo:border-left="3pt solid #a2a2a2" fo:border-right="0.74pt solid #a2a2a2" fo:border-top="none" fo:border-bottom="none"/>
      <style:text-properties fo:font-variant="normal" fo:text-transform="none" fo:color="#1f1d1d" fo:letter-spacing="normal"/>
    </style:style>
    <style:style style:name="P994" style:family="paragraph" style:parent-style-name="Standard" style:list-style-name="L1">
      <style:text-properties officeooo:rsid="01af9d02" officeooo:paragraph-rsid="01af9d02"/>
    </style:style>
    <style:style style:name="P995" style:family="paragraph" style:parent-style-name="Standard" style:list-style-name="L2">
      <style:text-properties officeooo:rsid="025f4a3f" officeooo:paragraph-rsid="025ede05"/>
    </style:style>
    <style:style style:name="P996" style:family="paragraph" style:parent-style-name="Standard" style:list-style-name="L3">
      <style:text-properties officeooo:rsid="025f4a3f" officeooo:paragraph-rsid="025ede05"/>
    </style:style>
    <style:style style:name="P997" style:family="paragraph" style:parent-style-name="Standard" style:list-style-name="L3">
      <style:text-properties officeooo:rsid="025f4a3f" officeooo:paragraph-rsid="025f4a3f"/>
    </style:style>
    <style:style style:name="P998" style:family="paragraph" style:parent-style-name="Standard" style:list-style-name="L3">
      <style:text-properties officeooo:rsid="025ede05" officeooo:paragraph-rsid="025ede05"/>
    </style:style>
    <style:style style:name="P999" style:family="paragraph" style:parent-style-name="Standard" style:list-style-name="L4">
      <style:text-properties officeooo:rsid="025ede05" officeooo:paragraph-rsid="025f4a3f"/>
    </style:style>
    <style:style style:name="P1000" style:family="paragraph" style:parent-style-name="Standard" style:list-style-name="L4">
      <style:text-properties fo:color="#000000" fo:font-weight="normal" officeooo:rsid="0262048f" officeooo:paragraph-rsid="0262048f" style:font-weight-asian="normal" style:font-weight-complex="normal"/>
    </style:style>
    <style:style style:name="P1001"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22899" fo:background-color="#ffffff" style:font-size-asian="12pt" style:font-size-complex="12pt"/>
    </style:style>
    <style:style style:name="P1002" style:family="paragraph" style:parent-style-name="Standard" style:list-style-name="L5">
      <style:text-properties fo:font-variant="normal" fo:text-transform="none" fo:color="#4a4949" style:font-name="Verdana" fo:font-size="12.75pt" fo:letter-spacing="normal" fo:font-style="normal" fo:font-weight="normal" officeooo:rsid="04f11bfd" officeooo:paragraph-rsid="04f11bfd" fo:background-color="#ffffff" style:font-size-asian="12pt" style:font-size-complex="12pt"/>
    </style:style>
    <style:style style:name="P1003"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22899" fo:background-color="#ffffff" style:font-size-asian="12pt" style:font-size-complex="12pt"/>
    </style:style>
    <style:style style:name="P1004" style:family="paragraph" style:parent-style-name="Standard" style:list-style-name="L6">
      <style:text-properties fo:font-variant="normal" fo:text-transform="none" fo:color="#4a4949" style:font-name="Verdana" fo:font-size="12.75pt" fo:letter-spacing="normal" fo:font-style="normal" fo:font-weight="normal" officeooo:rsid="04f22899" officeooo:paragraph-rsid="04fb8b8f" fo:background-color="#ffffff" style:font-size-asian="12pt" style:font-size-complex="12pt"/>
    </style:style>
    <style:style style:name="P1005" style:family="paragraph" style:parent-style-name="Standard">
      <style:text-properties fo:color="#1c1c1c" officeooo:rsid="02f721db" officeooo:paragraph-rsid="02f721db"/>
    </style:style>
    <style:style style:name="P1006" style:family="paragraph" style:parent-style-name="Standard">
      <style:text-properties fo:color="#1c1c1c" officeooo:rsid="056d627e" officeooo:paragraph-rsid="056d627e"/>
    </style:style>
    <style:style style:name="P1007" style:family="paragraph" style:parent-style-name="Standard">
      <style:text-properties officeooo:paragraph-rsid="056d6c4b"/>
    </style:style>
    <style:style style:name="P1008" style:family="paragraph" style:parent-style-name="Standard">
      <style:text-properties officeooo:rsid="02150556" officeooo:paragraph-rsid="02150556"/>
    </style:style>
    <style:style style:name="P1009" style:family="paragraph" style:parent-style-name="Standard">
      <style:text-properties officeooo:rsid="056f9463" officeooo:paragraph-rsid="056f9463"/>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41a1ea" fo:background-color="#ffffff" loext:char-shading-value="0"/>
    </style:style>
    <style:style style:name="T6" style:family="text">
      <style:text-properties officeooo:rsid="00370d5c"/>
    </style:style>
    <style:style style:name="T7" style:family="text">
      <style:text-properties fo:font-weight="bold" style:font-weight-asian="bold" style:font-weight-complex="bold"/>
    </style:style>
    <style:style style:name="T8" style:family="text">
      <style:text-properties fo:font-weight="bold" officeooo:rsid="00b240eb" style:font-weight-asian="bold" style:font-weight-complex="bold"/>
    </style:style>
    <style:style style:name="T9" style:family="text">
      <style:text-properties fo:font-weight="bold" officeooo:rsid="0322fad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3a9aab" style:font-weight-asian="normal" style:font-weight-complex="normal"/>
    </style:style>
    <style:style style:name="T12" style:family="text">
      <style:text-properties fo:font-weight="normal" officeooo:rsid="003d461a" style:font-weight-asian="normal" style:font-weight-complex="normal"/>
    </style:style>
    <style:style style:name="T13" style:family="text">
      <style:text-properties fo:font-weight="normal" officeooo:rsid="00409390" style:font-weight-asian="normal" style:font-weight-complex="normal"/>
    </style:style>
    <style:style style:name="T14" style:family="text">
      <style:text-properties fo:font-weight="normal" officeooo:rsid="00556404" style:font-weight-asian="normal" style:font-weight-complex="normal"/>
    </style:style>
    <style:style style:name="T15" style:family="text">
      <style:text-properties fo:font-weight="normal" officeooo:rsid="03f7fc7c" style:font-weight-asian="normal" style:font-weight-complex="normal"/>
    </style:style>
    <style:style style:name="T16" style:family="text">
      <style:text-properties officeooo:rsid="0038b6ac"/>
    </style:style>
    <style:style style:name="T17" style:family="text">
      <style:text-properties officeooo:rsid="0041a1ea"/>
    </style:style>
    <style:style style:name="T18" style:family="text">
      <style:text-properties officeooo:rsid="00428ed6"/>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3ab8c46"/>
    </style:style>
    <style:style style:name="T21" style:family="text">
      <style:text-properties officeooo:rsid="0049afcd"/>
    </style:style>
    <style:style style:name="T22" style:family="text">
      <style:text-properties officeooo:rsid="005146b7"/>
    </style:style>
    <style:style style:name="T23" style:family="text">
      <style:text-properties officeooo:rsid="0052a5bf"/>
    </style:style>
    <style:style style:name="T24" style:family="text">
      <style:text-properties officeooo:rsid="00577f7a"/>
    </style:style>
    <style:style style:name="T25" style:family="text">
      <style:text-properties officeooo:rsid="005e8fc6"/>
    </style:style>
    <style:style style:name="T26" style:family="text">
      <style:text-properties fo:background-color="#ffcc00" loext:char-shading-value="0"/>
    </style:style>
    <style:style style:name="T27" style:family="text">
      <style:text-properties officeooo:rsid="005ef893"/>
    </style:style>
    <style:style style:name="T28" style:family="text">
      <style:text-properties officeooo:rsid="0056f780"/>
    </style:style>
    <style:style style:name="T29" style:family="text">
      <style:text-properties officeooo:rsid="0065f239"/>
    </style:style>
    <style:style style:name="T30" style:family="text">
      <style:text-properties officeooo:rsid="00669ca6"/>
    </style:style>
    <style:style style:name="T31" style:family="text">
      <style:text-properties officeooo:rsid="006ac366"/>
    </style:style>
    <style:style style:name="T32" style:family="text">
      <style:text-properties officeooo:rsid="006c93b1"/>
    </style:style>
    <style:style style:name="T33" style:family="text">
      <style:text-properties officeooo:rsid="007b7c3a"/>
    </style:style>
    <style:style style:name="T34" style:family="text">
      <style:text-properties officeooo:rsid="007e92a9"/>
    </style:style>
    <style:style style:name="T35" style:family="text">
      <style:text-properties officeooo:rsid="00833582"/>
    </style:style>
    <style:style style:name="T36" style:family="text">
      <style:text-properties officeooo:rsid="00854924"/>
    </style:style>
    <style:style style:name="T37" style:family="text">
      <style:text-properties fo:background-color="#ffff99" loext:char-shading-value="0"/>
    </style:style>
    <style:style style:name="T38" style:family="text">
      <style:text-properties officeooo:rsid="0094f309"/>
    </style:style>
    <style:style style:name="T39" style:family="text">
      <style:text-properties officeooo:rsid="009c333f"/>
    </style:style>
    <style:style style:name="T40" style:family="text">
      <style:text-properties officeooo:rsid="00ade6ea"/>
    </style:style>
    <style:style style:name="T41" style:family="text">
      <style:text-properties officeooo:rsid="00afa9af"/>
    </style:style>
    <style:style style:name="T42" style:family="text">
      <style:text-properties officeooo:rsid="00b1188d"/>
    </style:style>
    <style:style style:name="T43" style:family="text">
      <style:text-properties officeooo:rsid="0033f23e"/>
    </style:style>
    <style:style style:name="T44" style:family="text">
      <style:text-properties officeooo:rsid="003286d7"/>
    </style:style>
    <style:style style:name="T45" style:family="text">
      <style:text-properties officeooo:rsid="0035390e"/>
    </style:style>
    <style:style style:name="T46" style:family="text">
      <style:text-properties officeooo:rsid="00ba9229"/>
    </style:style>
    <style:style style:name="T47" style:family="text">
      <style:text-properties officeooo:rsid="00bc94db"/>
    </style:style>
    <style:style style:name="T48" style:family="text">
      <style:text-properties officeooo:rsid="00c6bf99"/>
    </style:style>
    <style:style style:name="T49" style:family="text">
      <style:text-properties officeooo:rsid="00c92127"/>
    </style:style>
    <style:style style:name="T50" style:family="text">
      <style:text-properties officeooo:rsid="00cac25a"/>
    </style:style>
    <style:style style:name="T51" style:family="text">
      <style:text-properties officeooo:rsid="01045a3f"/>
    </style:style>
    <style:style style:name="T52" style:family="text">
      <style:text-properties officeooo:rsid="0105943f"/>
    </style:style>
    <style:style style:name="T53" style:family="text">
      <style:text-properties officeooo:rsid="010689e8"/>
    </style:style>
    <style:style style:name="T54" style:family="text">
      <style:text-properties officeooo:rsid="010cca24"/>
    </style:style>
    <style:style style:name="T55" style:family="text">
      <style:text-properties officeooo:rsid="0158f74c"/>
    </style:style>
    <style:style style:name="T56" style:family="text">
      <style:text-properties officeooo:rsid="0171f54d"/>
    </style:style>
    <style:style style:name="T57" style:family="text">
      <style:text-properties officeooo:rsid="01803e83"/>
    </style:style>
    <style:style style:name="T58" style:family="text">
      <style:text-properties officeooo:rsid="018261d8"/>
    </style:style>
    <style:style style:name="T59" style:family="text">
      <style:text-properties officeooo:rsid="0188b8e5"/>
    </style:style>
    <style:style style:name="T60" style:family="text">
      <style:text-properties officeooo:rsid="0199b85f"/>
    </style:style>
    <style:style style:name="T61" style:family="text">
      <style:text-properties fo:background-color="#e6e6ff" loext:char-shading-value="0"/>
    </style:style>
    <style:style style:name="T62" style:family="text">
      <style:text-properties officeooo:rsid="019ea2ee"/>
    </style:style>
    <style:style style:name="T63" style:family="text">
      <style:text-properties officeooo:rsid="01a0e68e"/>
    </style:style>
    <style:style style:name="T64" style:family="text">
      <style:text-properties officeooo:rsid="01a4ec0b"/>
    </style:style>
    <style:style style:name="T65" style:family="text">
      <style:text-properties fo:background-color="#ffff00" loext:char-shading-value="0"/>
    </style:style>
    <style:style style:name="T66" style:family="text">
      <style:text-properties officeooo:rsid="0501812e" fo:background-color="#ffff00" loext:char-shading-value="0"/>
    </style:style>
    <style:style style:name="T67" style:family="text">
      <style:text-properties officeooo:rsid="050591c9" fo:background-color="#ffff00" loext:char-shading-value="0"/>
    </style:style>
    <style:style style:name="T68" style:family="text">
      <style:text-properties officeooo:rsid="051ff96c" fo:background-color="#ffff00" loext:char-shading-value="0"/>
    </style:style>
    <style:style style:name="T69" style:family="text">
      <style:text-properties officeooo:rsid="01b217ac"/>
    </style:style>
    <style:style style:name="T70" style:family="text">
      <style:text-properties officeooo:rsid="01bcf3e8"/>
    </style:style>
    <style:style style:name="T71" style:family="text">
      <style:text-properties officeooo:rsid="01ccb9cf"/>
    </style:style>
    <style:style style:name="T72" style:family="text">
      <style:text-properties officeooo:rsid="01e7f28f"/>
    </style:style>
    <style:style style:name="T73" style:family="text">
      <style:text-properties officeooo:rsid="01ea48c4"/>
    </style:style>
    <style:style style:name="T74" style:family="text">
      <style:text-properties officeooo:rsid="01ec1a97"/>
    </style:style>
    <style:style style:name="T75" style:family="text">
      <style:text-properties officeooo:rsid="01ecfe6b"/>
    </style:style>
    <style:style style:name="T76" style:family="text">
      <style:text-properties officeooo:rsid="01ed0c0b"/>
    </style:style>
    <style:style style:name="T77" style:family="text">
      <style:text-properties officeooo:rsid="01f0c485"/>
    </style:style>
    <style:style style:name="T78" style:family="text">
      <style:text-properties officeooo:rsid="01f1f326"/>
    </style:style>
    <style:style style:name="T79" style:family="text">
      <style:text-properties officeooo:rsid="01f38d92"/>
    </style:style>
    <style:style style:name="T80" style:family="text">
      <style:text-properties officeooo:rsid="01f4c236"/>
    </style:style>
    <style:style style:name="T81" style:family="text">
      <style:text-properties officeooo:rsid="01f69827"/>
    </style:style>
    <style:style style:name="T82" style:family="text">
      <style:text-properties officeooo:rsid="01fb6b3b"/>
    </style:style>
    <style:style style:name="T83" style:family="text">
      <style:text-properties officeooo:rsid="020be619"/>
    </style:style>
    <style:style style:name="T84" style:family="text">
      <style:text-properties officeooo:rsid="020c7eed"/>
    </style:style>
    <style:style style:name="T85" style:family="text">
      <style:text-properties officeooo:rsid="0214496b"/>
    </style:style>
    <style:style style:name="T86" style:family="text">
      <style:text-properties officeooo:rsid="022b9e89"/>
    </style:style>
    <style:style style:name="T87" style:family="text">
      <style:text-properties officeooo:rsid="024d7c7e"/>
    </style:style>
    <style:style style:name="T88" style:family="text">
      <style:text-properties officeooo:rsid="0250313c"/>
    </style:style>
    <style:style style:name="T89" style:family="text">
      <style:text-properties fo:color="#cc9900"/>
    </style:style>
    <style:style style:name="T90" style:family="text">
      <style:text-properties fo:color="#ff6600"/>
    </style:style>
    <style:style style:name="T91" style:family="text">
      <style:text-properties fo:color="#ff6600" fo:font-weight="bold" style:font-weight-asian="bold" style:font-weight-complex="bold"/>
    </style:style>
    <style:style style:name="T92" style:family="text">
      <style:text-properties fo:color="#ff6600" fo:font-weight="bold" officeooo:rsid="0262048f" style:font-weight-asian="bold" style:font-weight-complex="bold"/>
    </style:style>
    <style:style style:name="T93" style:family="text">
      <style:text-properties officeooo:rsid="025ede05"/>
    </style:style>
    <style:style style:name="T94" style:family="text">
      <style:text-properties officeooo:rsid="025f4a3f"/>
    </style:style>
    <style:style style:name="T95" style:family="text">
      <style:text-properties officeooo:rsid="02609643"/>
    </style:style>
    <style:style style:name="T96" style:family="text">
      <style:text-properties officeooo:rsid="0262048f"/>
    </style:style>
    <style:style style:name="T97" style:family="text">
      <style:text-properties fo:color="#000000" fo:font-weight="normal" officeooo:rsid="0262048f" style:font-weight-asian="normal" style:font-weight-complex="normal"/>
    </style:style>
    <style:style style:name="T98" style:family="text">
      <style:text-properties fo:color="#000000" fo:font-weight="normal" officeooo:rsid="026354fc" style:font-weight-asian="normal" style:font-weight-complex="normal"/>
    </style:style>
    <style:style style:name="T99" style:family="text">
      <style:text-properties fo:color="#000000" fo:font-weight="normal" officeooo:rsid="0265420e" style:font-weight-asian="normal" style:font-weight-complex="normal"/>
    </style:style>
    <style:style style:name="T100" style:family="text">
      <style:text-properties officeooo:rsid="026354fc"/>
    </style:style>
    <style:style style:name="T101" style:family="text">
      <style:text-properties officeooo:rsid="0265e8f3"/>
    </style:style>
    <style:style style:name="T102" style:family="text">
      <style:text-properties officeooo:rsid="0266714c"/>
    </style:style>
    <style:style style:name="T103" style:family="text">
      <style:text-properties officeooo:rsid="02681ae0"/>
    </style:style>
    <style:style style:name="T104" style:family="text">
      <style:text-properties fo:color="#ff9900"/>
    </style:style>
    <style:style style:name="T105" style:family="text">
      <style:text-properties officeooo:rsid="026ccba0"/>
    </style:style>
    <style:style style:name="T106" style:family="text">
      <style:text-properties fo:color="#1c1c1c"/>
    </style:style>
    <style:style style:name="T107" style:family="text">
      <style:text-properties fo:color="#1c1c1c" officeooo:rsid="026ccba0"/>
    </style:style>
    <style:style style:name="T108" style:family="text">
      <style:text-properties fo:color="#1c1c1c" officeooo:rsid="056d627e"/>
    </style:style>
    <style:style style:name="T109" style:family="text">
      <style:text-properties officeooo:rsid="027a49fb"/>
    </style:style>
    <style:style style:name="T110" style:family="text">
      <style:text-properties officeooo:rsid="027b42eb"/>
    </style:style>
    <style:style style:name="T111" style:family="text">
      <style:text-properties officeooo:rsid="028df644"/>
    </style:style>
    <style:style style:name="T112" style:family="text">
      <style:text-properties officeooo:rsid="028eed05"/>
    </style:style>
    <style:style style:name="T113" style:family="text">
      <style:text-properties officeooo:rsid="029615c9"/>
    </style:style>
    <style:style style:name="T114" style:family="text">
      <style:text-properties officeooo:rsid="0297304c"/>
    </style:style>
    <style:style style:name="T115" style:family="text">
      <style:text-properties officeooo:rsid="0298fb52"/>
    </style:style>
    <style:style style:name="T116" style:family="text">
      <style:text-properties officeooo:rsid="029e4ff6"/>
    </style:style>
    <style:style style:name="T11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8" style:family="text">
      <style:text-properties officeooo:rsid="02b1225a"/>
    </style:style>
    <style:style style:name="T119" style:family="text">
      <style:text-properties officeooo:rsid="02c1a8ab"/>
    </style:style>
    <style:style style:name="T120" style:family="text">
      <style:text-properties officeooo:rsid="02c2f79e"/>
    </style:style>
    <style:style style:name="T121" style:family="text">
      <style:text-properties officeooo:rsid="02c7ba0c"/>
    </style:style>
    <style:style style:name="T122" style:family="text">
      <style:text-properties officeooo:rsid="02d5c8be"/>
    </style:style>
    <style:style style:name="T123" style:family="text">
      <style:text-properties officeooo:rsid="02d7a8e9"/>
    </style:style>
    <style:style style:name="T124" style:family="text">
      <style:text-properties officeooo:rsid="010b452c"/>
    </style:style>
    <style:style style:name="T125" style:family="text">
      <style:text-properties officeooo:rsid="02e21f31"/>
    </style:style>
    <style:style style:name="T126" style:family="text">
      <style:text-properties fo:font-variant="normal" fo:text-transform="none" fo:color="#22292f" style:font-name="Open Sans" fo:font-size="10.5pt" fo:letter-spacing="normal" fo:font-style="normal" fo:font-weight="bold"/>
    </style:style>
    <style:style style:name="T127" style:family="text">
      <style:text-properties fo:font-variant="normal" fo:text-transform="none" fo:color="#22292f" style:font-name="Source Code Pro1" fo:font-size="8.25pt" fo:letter-spacing="normal" fo:font-style="normal" fo:font-weight="normal" fo:background-color="#f5f7fa" loext:char-shading-value="0" loext:padding="0cm" loext:border="none"/>
    </style:style>
    <style:style style:name="T128" style:family="text">
      <style:text-properties fo:font-variant="normal" fo:text-transform="none" fo:color="#ffffff" style:font-name="Source Code Pro" fo:font-size="10.5pt" fo:letter-spacing="normal" fo:font-weight="normal" fo:background-color="#182334" loext:char-shading-value="0" loext:padding="0cm" loext:border="none"/>
    </style:style>
    <style:style style:name="T129" style:family="text">
      <style:text-properties fo:font-variant="normal" fo:text-transform="none" fo:color="#ffffff" style:font-name="Source Code Pro" fo:font-size="9pt" fo:letter-spacing="normal" fo:font-style="normal" fo:font-weight="normal" fo:background-color="#182334" loext:char-shading-value="0" loext:padding="0cm" loext:border="none"/>
    </style:style>
    <style:style style:name="T130" style:family="text">
      <style:text-properties fo:font-variant="normal" fo:text-transform="none" fo:color="#ffffff" style:font-name="Courier" fo:font-size="12pt" fo:letter-spacing="normal" fo:font-style="normal" fo:font-weight="normal" fo:background-color="#363741" loext:char-shading-value="0" loext:padding="0cm" loext:border="none"/>
    </style:style>
    <style:style style:name="T131" style:family="text">
      <style:text-properties fo:font-variant="normal" fo:text-transform="none" fo:color="#6edcc4" style:font-name="Source Code Pro" fo:font-size="9pt" fo:letter-spacing="normal" fo:font-style="normal" fo:font-weight="normal" fo:background-color="#182334" loext:char-shading-value="0" loext:padding="0cm" loext:border="none"/>
    </style:style>
    <style:style style:name="T132" style:family="text">
      <style:text-properties fo:font-variant="normal" fo:text-transform="none" fo:color="#6edcc4" style:text-line-through-style="none" style:text-line-through-type="none" style:font-name="Source Code Pro" fo:font-size="9pt" fo:letter-spacing="normal" fo:font-style="normal" style:text-underline-style="none" fo:font-weight="bold" style:text-blinking="false" fo:background-color="#182334" loext:char-shading-value="0" loext:padding="0cm" loext:border="none"/>
    </style:style>
    <style:style style:name="T133"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34"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35"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36"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7"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8"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9" style:family="text">
      <style:text-properties fo:font-variant="normal" fo:text-transform="none" fo:color="#242729" style:font-name="Consolas" fo:font-size="9.75pt" fo:letter-spacing="normal" fo:font-style="normal" fo:font-weight="normal" officeooo:rsid="04a11543" fo:background-color="#eff0f1" loext:char-shading-value="0" loext:padding="0cm" loext:border="none"/>
    </style:style>
    <style:style style:name="T140" style:family="text">
      <style:text-properties fo:font-variant="normal" fo:text-transform="none" fo:color="#242729" style:font-name="Consolas" fo:font-size="9.75pt" fo:letter-spacing="normal" fo:font-style="normal" fo:font-weight="normal" officeooo:rsid="04a22586" fo:background-color="#eff0f1" loext:char-shading-value="0" loext:padding="0cm" loext:border="none"/>
    </style:style>
    <style:style style:name="T141" style:family="text">
      <style:text-properties fo:font-variant="normal" fo:text-transform="none" fo:color="#242729" style:font-name="Consolas" fo:font-size="9.75pt" fo:letter-spacing="normal" fo:font-style="normal" fo:font-weight="normal" loext:padding="0cm" loext:border="none"/>
    </style:style>
    <style:style style:name="T142" style:family="text">
      <style:text-properties fo:font-variant="normal" fo:text-transform="none" fo:color="#242729" fo:letter-spacing="normal" fo:background-color="#eff0f1" loext:char-shading-value="0" loext:padding="0cm" loext:border="none"/>
    </style:style>
    <style:style style:name="T143" style:family="text">
      <style:text-properties fo:font-variant="normal" fo:text-transform="none" fo:color="#242729" fo:letter-spacing="normal" loext:padding="0cm" loext:border="none"/>
    </style:style>
    <style:style style:name="T144" style:family="text">
      <style:text-properties fo:font-variant="normal" fo:text-transform="none" fo:color="#242729" style:font-name="Arial2" fo:font-size="11.25pt" fo:letter-spacing="normal" fo:font-style="normal" fo:font-weight="normal"/>
    </style:style>
    <style:style style:name="T145" style:family="text">
      <style:text-properties fo:font-variant="normal" fo:text-transform="none" fo:color="#242729" style:font-name="Arial2" fo:font-size="11.25pt" fo:letter-spacing="normal" fo:font-style="normal" fo:font-weight="normal" officeooo:rsid="0332277d" fo:background-color="#eff0f1" loext:char-shading-value="0" loext:padding="0cm" loext:border="none"/>
    </style:style>
    <style:style style:name="T146" style:family="text">
      <style:text-properties fo:font-variant="normal" fo:text-transform="none" fo:color="#242729" style:text-line-through-style="none" style:text-line-through-type="none" style:font-name="Arial2" fo:font-size="12pt" fo:letter-spacing="normal" fo:font-style="normal" style:text-underline-style="none" style:text-blinking="false" fo:background-color="#fff200" loext:char-shading-value="0" style:font-size-asian="12pt" style:font-size-complex="12pt" loext:padding="0cm" loext:border="none"/>
    </style:style>
    <style:style style:name="T147" style:family="text">
      <style:text-properties fo:font-variant="normal" fo:text-transform="none" fo:color="#242729" style:font-name="inherit" fo:font-size="11.25pt" fo:letter-spacing="normal" fo:font-style="normal" fo:font-weight="bold" loext:padding="0cm" loext:border="none"/>
    </style:style>
    <style:style style:name="T148" style:family="text">
      <style:text-properties fo:font-variant="normal" fo:text-transform="none" fo:color="#242729" style:font-name="inherit" fo:font-size="9.75pt" fo:letter-spacing="normal" fo:font-style="normal" fo:font-weight="normal" loext:padding="0cm" loext:border="none"/>
    </style:style>
    <style:style style:name="T149"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50"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51"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52"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53"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54"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55"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56"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57"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58"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59"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60"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61" style:family="text">
      <style:text-properties fo:font-variant="normal" fo:text-transform="none" fo:color="#999999" style:font-name="Operator Mono" fo:font-size="9pt" fo:letter-spacing="normal" fo:font-style="normal" fo:font-weight="normal"/>
    </style:style>
    <style:style style:name="T162"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63"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64"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65"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66"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67" style:family="text">
      <style:text-properties fo:font-variant="normal" fo:text-transform="none" fo:color="#999999" style:font-name="Consolas1" fo:font-size="12pt" fo:letter-spacing="normal" fo:font-style="normal" fo:font-weight="normal" fo:background-color="transparent" loext:char-shading-value="0" loext:padding="0cm" loext:border="none"/>
    </style:style>
    <style:style style:name="T168"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69"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70"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71"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72"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73"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74"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75"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76" style:family="text">
      <style:text-properties fo:font-variant="normal" fo:text-transform="none" fo:color="#24292e" style:font-name="apple-system" fo:font-size="10.5pt" fo:letter-spacing="normal" fo:font-style="normal" fo:font-weight="normal"/>
    </style:style>
    <style:style style:name="T177" style:family="text">
      <style:text-properties fo:font-variant="normal" fo:text-transform="none" fo:color="#24292e" style:font-name="SFMono-Regular" fo:font-size="8.25pt" fo:letter-spacing="normal" fo:font-style="normal" fo:font-weight="normal"/>
    </style:style>
    <style:style style:name="T178" style:family="text">
      <style:text-properties fo:font-variant="normal" fo:text-transform="none" fo:color="#24292e" style:font-name="SFMono-Regular" fo:font-size="8.25pt" fo:letter-spacing="normal" fo:font-style="normal" fo:font-weight="normal" loext:padding="0cm" loext:border="none"/>
    </style:style>
    <style:style style:name="T179" style:family="text">
      <style:text-properties fo:font-variant="normal" fo:text-transform="none" fo:color="#24292e" style:font-name="SFMono-Regular" fo:font-size="8.25pt" fo:letter-spacing="normal" fo:font-style="normal" fo:font-weight="normal" officeooo:rsid="03a2a395"/>
    </style:style>
    <style:style style:name="T180" style:family="text">
      <style:text-properties fo:font-variant="normal" fo:text-transform="none" fo:color="#24292e" style:font-name="SFMono-Regular" fo:font-size="8.25pt" fo:letter-spacing="normal" fo:font-style="normal" fo:font-weight="normal" officeooo:rsid="03a40c23"/>
    </style:style>
    <style:style style:name="T181" style:family="text">
      <style:text-properties fo:font-variant="normal" fo:text-transform="none" fo:color="#24292e" style:font-name="SFMono-Regular" fo:font-size="8.25pt" fo:letter-spacing="normal" fo:font-style="normal" fo:font-weight="normal" officeooo:rsid="03a62bbe"/>
    </style:style>
    <style:style style:name="T182" style:family="text">
      <style:text-properties fo:font-variant="normal" fo:text-transform="none" fo:color="#24292e" style:font-name="SFMono-Regular" fo:font-size="8.25pt" fo:letter-spacing="normal" fo:font-style="normal" fo:font-weight="normal" officeooo:rsid="03eb6a7a"/>
    </style:style>
    <style:style style:name="T183" style:family="text">
      <style:text-properties fo:font-variant="normal" fo:text-transform="none" fo:color="#24292e" style:font-name="SFMono-Regular1" fo:font-size="8.25pt" fo:letter-spacing="normal" fo:font-style="normal" fo:font-weight="normal" officeooo:rsid="049a3d82" loext:padding="0cm" loext:border="none"/>
    </style:style>
    <style:style style:name="T184" style:family="text">
      <style:text-properties fo:font-variant="normal" fo:text-transform="none" fo:color="#24292e" style:font-name="SFMono-Regular1" fo:font-size="8.25pt" fo:letter-spacing="normal" fo:font-style="normal" fo:font-weight="normal" officeooo:rsid="04c69169" loext:padding="0cm" loext:border="none"/>
    </style:style>
    <style:style style:name="T185" style:family="text">
      <style:text-properties fo:font-variant="normal" fo:text-transform="none" fo:color="#24292e" style:font-name="SFMono-Regular1" fo:font-size="8.25pt" fo:letter-spacing="normal" fo:font-style="normal" fo:font-weight="normal" officeooo:rsid="04d1d54b" loext:padding="0cm" loext:border="none"/>
    </style:style>
    <style:style style:name="T186" style:family="text">
      <style:text-properties fo:font-variant="normal" fo:text-transform="none" fo:color="#24292e" style:font-name="SFMono-Regular1" fo:font-size="8.25pt" fo:letter-spacing="normal" fo:font-style="normal" fo:font-weight="normal" officeooo:rsid="05549d7a" loext:padding="0cm" loext:border="none"/>
    </style:style>
    <style:style style:name="T187" style:family="text">
      <style:text-properties fo:font-variant="normal" fo:text-transform="none" fo:color="#24292e" style:font-name="SFMono-Regular1" fo:font-size="8.25pt" fo:letter-spacing="normal" fo:font-style="normal" fo:font-weight="normal" officeooo:rsid="056a14c8" loext:padding="0cm" loext:border="none"/>
    </style:style>
    <style:style style:name="T188"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89"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90"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91"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92" style:family="text">
      <style:text-properties fo:font-variant="normal" fo:text-transform="none" fo:color="#303336" fo:letter-spacing="normal" fo:background-color="#eff0f1" loext:char-shading-value="0" loext:padding="0cm" loext:border="none"/>
    </style:style>
    <style:style style:name="T193"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94"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95"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96" style:family="text">
      <style:text-properties fo:font-variant="normal" fo:text-transform="none" fo:color="#7d2727" style:font-name="inherit" fo:font-size="9.75pt" fo:letter-spacing="normal" fo:font-style="normal" fo:font-weight="normal" officeooo:rsid="047f7484" fo:background-color="#eff0f1" loext:char-shading-value="0" loext:padding="0cm" loext:border="none"/>
    </style:style>
    <style:style style:name="T197" style:family="text">
      <style:text-properties fo:font-variant="normal" fo:text-transform="none" fo:color="#7d2727" style:font-name="inherit" fo:font-size="9.75pt" fo:letter-spacing="normal" fo:font-style="normal" fo:font-weight="normal" officeooo:rsid="0484127d" fo:background-color="#eff0f1" loext:char-shading-value="0" loext:padding="0cm" loext:border="none"/>
    </style:style>
    <style:style style:name="T198" style:family="text">
      <style:text-properties fo:font-variant="normal" fo:text-transform="none" fo:color="#7d2727" fo:letter-spacing="normal" fo:background-color="#eff0f1" loext:char-shading-value="0" loext:padding="0cm" loext:border="none"/>
    </style:style>
    <style:style style:name="T199"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200" style:family="text">
      <style:text-properties fo:font-variant="normal" fo:text-transform="none" fo:color="#505050" style:font-name="OpenSans" fo:font-size="9pt" fo:letter-spacing="normal" fo:font-style="normal" fo:font-weight="normal"/>
    </style:style>
    <style:style style:name="T201" style:family="text">
      <style:text-properties fo:font-variant="normal" fo:text-transform="none" fo:color="#505050" style:font-name="OpenSans" fo:font-size="9pt" fo:letter-spacing="normal" fo:font-style="normal" fo:font-weight="normal" officeooo:rsid="032463f5"/>
    </style:style>
    <style:style style:name="T202" style:family="text">
      <style:text-properties fo:font-variant="normal" fo:text-transform="none" fo:color="#333333" style:font-name="source-code-pro" fo:font-size="10.5pt" fo:letter-spacing="normal" fo:font-style="normal" fo:font-weight="normal" loext:padding="0cm" loext:border="none"/>
    </style:style>
    <style:style style:name="T203" style:family="text">
      <style:text-properties fo:font-variant="normal" fo:text-transform="none" fo:color="#333333" style:font-name="source-code-pro" fo:font-size="10.5pt" fo:letter-spacing="normal" fo:font-style="normal" fo:font-weight="normal" officeooo:rsid="0358bc95" loext:padding="0cm" loext:border="none"/>
    </style:style>
    <style:style style:name="T204" style:family="text">
      <style:text-properties fo:font-variant="normal" fo:text-transform="none" fo:color="#333333" fo:letter-spacing="normal" loext:padding="0cm" loext:border="none"/>
    </style:style>
    <style:style style:name="T205" style:family="text">
      <style:text-properties fo:font-variant="normal" fo:text-transform="none" fo:color="#333333" fo:letter-spacing="normal" fo:background-color="transparent" loext:char-shading-value="0" loext:padding="0cm" loext:border="none"/>
    </style:style>
    <style:style style:name="T206" style:family="text">
      <style:text-properties fo:font-variant="normal" fo:text-transform="none" fo:color="#333333" style:font-name="Consolas1" fo:font-size="12pt" fo:letter-spacing="normal" fo:font-style="normal" fo:font-weight="normal" fo:background-color="transparent" loext:char-shading-value="0" loext:padding="0cm" loext:border="none"/>
    </style:style>
    <style:style style:name="T207" style:family="text">
      <style:text-properties fo:font-variant="normal" fo:text-transform="none" fo:color="#dd1144" style:font-name="source-code-pro" fo:font-size="10.5pt" fo:letter-spacing="normal" fo:font-style="normal" fo:font-weight="normal" loext:padding="0cm" loext:border="none"/>
    </style:style>
    <style:style style:name="T208" style:family="text">
      <style:text-properties fo:font-variant="normal" fo:text-transform="none" fo:color="#dd1144" style:font-name="source-code-pro" fo:font-size="10.5pt" fo:letter-spacing="normal" fo:font-style="normal" fo:font-weight="normal" officeooo:rsid="039e95c9" loext:padding="0cm" loext:border="none"/>
    </style:style>
    <style:style style:name="T209"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210" style:family="text">
      <style:text-properties fo:font-variant="normal" fo:text-transform="none" fo:color="#000000" style:font-name="Operator Mono" fo:font-size="9pt" fo:letter-spacing="normal" fo:font-style="normal" fo:font-weight="normal"/>
    </style:style>
    <style:style style:name="T211" style:family="text">
      <style:text-properties fo:font-variant="normal" fo:text-transform="none" fo:color="#000000" style:font-name="Times New Roman" fo:font-size="12pt" fo:letter-spacing="normal" fo:font-style="normal" fo:font-weight="normal" officeooo:rsid="046e3273" style:font-size-asian="12pt" style:font-size-complex="12pt"/>
    </style:style>
    <style:style style:name="T212" style:family="text">
      <style:text-properties fo:font-variant="normal" fo:text-transform="none" fo:color="#000000" style:font-name="Source Code Pro" fo:font-size="9pt" fo:letter-spacing="normal" fo:font-style="normal" fo:font-weight="normal"/>
    </style:style>
    <style:style style:name="T213" style:family="text">
      <style:text-properties fo:font-variant="normal" fo:text-transform="none" fo:color="#000000" style:font-name="Source Code Pro" fo:font-size="9pt" fo:letter-spacing="normal" fo:font-style="normal" fo:font-weight="normal" loext:padding="0cm" loext:border="none"/>
    </style:style>
    <style:style style:name="T214" style:family="text">
      <style:text-properties fo:font-variant="normal" fo:text-transform="none" fo:color="#000000" style:font-name="Source Code Pro" fo:font-size="9pt" fo:letter-spacing="normal" fo:font-style="normal" fo:font-weight="normal" officeooo:rsid="049a3d82"/>
    </style:style>
    <style:style style:name="T215" style:family="text">
      <style:text-properties fo:font-variant="normal" fo:text-transform="none" fo:color="#000000" fo:letter-spacing="normal"/>
    </style:style>
    <style:style style:name="T216" style:family="text">
      <style:text-properties fo:font-variant="normal" fo:text-transform="none" fo:color="#000000" style:font-name="monospace1" fo:font-size="8.25pt" fo:letter-spacing="normal" fo:font-style="normal" fo:font-weight="normal"/>
    </style:style>
    <style:style style:name="T217" style:family="text">
      <style:text-properties fo:font-variant="normal" fo:text-transform="none" fo:color="#000000" style:font-name="monospace1" fo:font-size="8.25pt" fo:letter-spacing="normal" fo:font-style="normal" fo:font-weight="bold" style:font-weight-asian="bold" style:font-weight-complex="bold"/>
    </style:style>
    <style:style style:name="T218" style:family="text">
      <style:text-properties fo:font-variant="normal" fo:text-transform="none" fo:color="#000000" style:text-line-through-style="none" style:text-line-through-type="none" style:font-name="monospace1" fo:font-size="8.25pt" fo:letter-spacing="normal" fo:font-style="normal" style:text-underline-style="none" fo:font-weight="normal" style:text-blinking="false"/>
    </style:style>
    <style:style style:name="T219"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220"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221"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222"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223" style:family="text">
      <style:text-properties fo:font-variant="normal" fo:text-transform="none" fo:color="#6f42c1" style:font-name="SFMono-Regular" fo:font-size="8.25pt" fo:letter-spacing="normal" fo:font-style="normal" fo:font-weight="normal"/>
    </style:style>
    <style:style style:name="T224" style:family="text">
      <style:text-properties fo:font-variant="normal" fo:text-transform="none" fo:color="#6f42c1" style:font-name="SFMono-Regular" fo:font-size="8.25pt" fo:letter-spacing="normal" fo:font-style="normal" fo:font-weight="normal" loext:padding="0cm" loext:border="none"/>
    </style:style>
    <style:style style:name="T225" style:family="text">
      <style:text-properties fo:font-variant="normal" fo:text-transform="none" fo:color="#d73a49" style:font-name="SFMono-Regular" fo:font-size="8.25pt" fo:letter-spacing="normal" fo:font-style="normal" fo:font-weight="normal"/>
    </style:style>
    <style:style style:name="T226" style:family="text">
      <style:text-properties fo:font-variant="normal" fo:text-transform="none" fo:color="#d73a49" style:font-name="SFMono-Regular" fo:font-size="8.25pt" fo:letter-spacing="normal" fo:font-style="normal" fo:font-weight="normal" loext:padding="0cm" loext:border="none"/>
    </style:style>
    <style:style style:name="T227" style:family="text">
      <style:text-properties fo:font-variant="normal" fo:text-transform="none" fo:color="#222222" style:font-name="monospace" fo:font-size="13.5pt" fo:letter-spacing="normal" fo:font-style="normal" fo:font-weight="normal"/>
    </style:style>
    <style:style style:name="T228" style:family="text">
      <style:text-properties fo:font-variant="normal" fo:text-transform="none" fo:color="#222222" style:font-name="Arial3" fo:font-size="12pt" fo:letter-spacing="normal" fo:font-style="normal" fo:font-weight="normal"/>
    </style:style>
    <style:style style:name="T229" style:family="text">
      <style:text-properties fo:font-variant="normal" fo:text-transform="none" fo:color="#e06c75" style:font-name="monospace" fo:font-size="10pt" fo:letter-spacing="normal" fo:font-style="normal" fo:font-weight="normal" style:font-size-asian="10pt" style:font-size-complex="10pt"/>
    </style:style>
    <style:style style:name="T230" style:family="text">
      <style:text-properties fo:font-variant="normal" fo:text-transform="none" fo:color="#abb2bf" style:font-name="monospace" fo:font-size="10pt" fo:letter-spacing="normal" fo:font-style="normal" fo:font-weight="normal" style:font-size-asian="10pt" style:font-size-complex="10pt"/>
    </style:style>
    <style:style style:name="T231" style:family="text">
      <style:text-properties fo:font-variant="normal" fo:text-transform="none" fo:color="#d19a66" style:font-name="monospace" fo:font-size="10pt" fo:letter-spacing="normal" fo:font-style="normal" fo:font-weight="normal" style:font-size-asian="10pt" style:font-size-complex="10pt"/>
    </style:style>
    <style:style style:name="T232" style:family="text">
      <style:text-properties fo:font-variant="normal" fo:text-transform="none" fo:color="#e64320" style:font-name="inherit" fo:font-size="9.75pt" fo:letter-spacing="normal" fo:font-style="normal" fo:font-weight="normal" fo:background-color="#eff0f1" loext:char-shading-value="0" loext:padding="0cm" loext:border="none"/>
    </style:style>
    <style:style style:name="T233" style:family="text">
      <style:text-properties fo:font-variant="normal" fo:text-transform="none" fo:color="#090910" style:text-line-through-style="none" style:text-line-through-type="none" style:font-name="scandia-web" fo:font-size="12pt" fo:letter-spacing="normal" fo:font-style="normal" style:text-underline-style="none" fo:font-weight="bold" style:text-blinking="false" fo:background-color="transparent" loext:char-shading-value="0" loext:padding="0cm" loext:border="none"/>
    </style:style>
    <style:style style:name="T234" style:family="text">
      <style:text-properties fo:font-variant="normal" fo:text-transform="none" fo:color="#090910" style:font-name="scandia-web" fo:font-size="12pt" fo:letter-spacing="normal" fo:font-style="normal" fo:font-weight="normal" loext:padding="0cm" loext:border="none"/>
    </style:style>
    <style:style style:name="T235" style:family="text">
      <style:text-properties fo:font-variant="normal" fo:text-transform="none" fo:color="#090910" style:font-name="source-code-pro1" fo:font-size="12pt" fo:letter-spacing="normal" fo:font-style="normal" fo:font-weight="bold" fo:background-color="#fbfbfd" loext:char-shading-value="0" loext:padding="0cm" loext:border="none"/>
    </style:style>
    <style:style style:name="T236" style:family="text">
      <style:text-properties fo:font-variant="normal" fo:text-transform="none" fo:color="#090910" style:font-name="source-code-pro1" fo:font-size="12pt" fo:letter-spacing="normal" fo:font-style="normal" fo:font-weight="bold" loext:padding="0cm" loext:border="none"/>
    </style:style>
    <style:style style:name="T237" style:family="text">
      <style:text-properties fo:font-variant="normal" fo:text-transform="none" fo:color="#090910" style:font-name="source-code-pro1" fo:font-size="9pt" fo:letter-spacing="normal" fo:font-style="normal" fo:font-weight="normal" style:font-size-asian="9pt" style:font-weight-asian="normal" style:font-size-complex="9pt" style:font-weight-complex="normal"/>
    </style:style>
    <style:style style:name="T238" style:family="text">
      <style:text-properties fo:font-variant="normal" fo:text-transform="none" fo:color="#090910" fo:letter-spacing="normal" loext:padding="0cm" loext:border="none"/>
    </style:style>
    <style:style style:name="T239" style:family="text">
      <style:text-properties fo:font-variant="normal" fo:text-transform="none" fo:color="#ca473f" style:font-name="source-code-pro1" fo:font-size="12pt" fo:letter-spacing="normal" fo:font-style="normal" fo:font-weight="bold" fo:background-color="#fbfbfd" loext:char-shading-value="0" loext:padding="0cm" loext:border="none"/>
    </style:style>
    <style:style style:name="T240" style:family="text">
      <style:text-properties fo:font-variant="normal" fo:text-transform="none" fo:color="#ca473f" style:font-name="source-code-pro1" fo:font-size="12pt" fo:letter-spacing="normal" fo:font-style="normal" fo:font-weight="bold" loext:padding="0cm" loext:border="none"/>
    </style:style>
    <style:style style:name="T241" style:family="text">
      <style:text-properties fo:font-variant="normal" fo:text-transform="none" fo:color="#0782b1" style:font-name="source-code-pro1" fo:font-size="12pt" fo:letter-spacing="normal" fo:font-style="normal" fo:font-weight="bold" loext:padding="0cm" loext:border="none"/>
    </style:style>
    <style:style style:name="T242" style:family="text">
      <style:text-properties fo:font-variant="normal" fo:text-transform="none" fo:color="#055472" style:font-name="source-code-pro1" fo:font-size="12pt" fo:letter-spacing="normal" fo:font-style="normal" fo:font-weight="bold" loext:padding="0cm" loext:border="none"/>
    </style:style>
    <style:style style:name="T243" style:family="text">
      <style:text-properties fo:font-variant="normal" fo:text-transform="none" fo:color="#93939e" style:font-name="source-code-pro1" fo:font-size="12pt" fo:letter-spacing="normal" fo:font-style="normal" fo:font-weight="bold" loext:padding="0cm" loext:border="none"/>
    </style:style>
    <style:style style:name="T244" style:family="text">
      <style:text-properties fo:font-variant="normal" fo:text-transform="none" fo:color="#93939e" fo:letter-spacing="normal" loext:padding="0cm" loext:border="none"/>
    </style:style>
    <style:style style:name="T245" style:family="text">
      <style:text-properties fo:font-variant="normal" fo:text-transform="none" fo:color="#263238" style:font-name="Roboto" fo:font-size="9.75pt" fo:letter-spacing="normal" fo:font-style="normal" fo:font-weight="normal"/>
    </style:style>
    <style:style style:name="T246" style:family="text">
      <style:text-properties fo:font-variant="normal" fo:text-transform="none" fo:color="#263238" style:font-name="Roboto" fo:font-size="9.75pt" fo:letter-spacing="normal" fo:font-style="normal" fo:font-weight="normal" officeooo:rsid="04b49c4f"/>
    </style:style>
    <style:style style:name="T247" style:family="text">
      <style:text-properties fo:font-variant="normal" fo:text-transform="none" fo:color="#000080" style:text-line-through-style="none" style:text-line-through-type="none" style:font-name="monospace1" fo:font-size="8.25pt" fo:letter-spacing="normal" fo:font-style="normal" style:text-underline-style="none" fo:font-weight="bold" style:text-blinking="false"/>
    </style:style>
    <style:style style:name="T248" style:family="text">
      <style:text-properties fo:font-variant="normal" fo:text-transform="none" fo:color="#008000" style:font-name="monospace1" fo:font-size="8.25pt" fo:letter-spacing="normal" fo:font-style="normal" fo:font-weight="normal"/>
    </style:style>
    <style:style style:name="T249" style:family="text">
      <style:text-properties fo:font-variant="normal" fo:text-transform="none" fo:color="#4a4949" style:font-name="Verdana" fo:font-size="12.75pt" fo:letter-spacing="normal" fo:font-style="normal" fo:font-weight="normal"/>
    </style:style>
    <style:style style:name="T250" style:family="text">
      <style:text-properties fo:font-variant="normal" fo:text-transform="none" fo:color="#4a4949" style:font-name="Verdana" fo:font-size="12.75pt" fo:letter-spacing="normal" fo:font-style="normal" fo:font-weight="normal" officeooo:rsid="04d7a619"/>
    </style:style>
    <style:style style:name="T251" style:family="text">
      <style:text-properties fo:font-variant="normal" fo:text-transform="none" fo:color="#4a4949" style:font-name="Verdana" fo:font-size="12.75pt" fo:letter-spacing="normal" fo:font-style="normal" fo:font-weight="normal" officeooo:rsid="04d7a619" loext:padding="0cm" loext:border="none"/>
    </style:style>
    <style:style style:name="T252" style:family="text">
      <style:text-properties fo:font-variant="normal" fo:text-transform="none" fo:color="#4a4949" style:font-name="Verdana" fo:font-size="12.75pt" fo:letter-spacing="normal" fo:font-style="normal" fo:font-weight="normal" officeooo:rsid="04ea3863" fo:background-color="#ffffff" loext:char-shading-value="0" style:font-size-asian="12pt" style:font-size-complex="12pt"/>
    </style:style>
    <style:style style:name="T253" style:family="text">
      <style:text-properties fo:font-variant="normal" fo:text-transform="none" fo:color="#4a4949" style:font-name="Verdana" fo:font-size="11.25pt" fo:letter-spacing="normal" fo:font-style="normal" fo:font-weight="bold" loext:padding="0cm" loext:border="none"/>
    </style:style>
    <style:style style:name="T254" style:family="text">
      <style:text-properties fo:font-variant="normal" fo:text-transform="none" fo:color="#4a4949" style:font-name="Verdana" fo:font-size="11.25pt" fo:letter-spacing="normal" fo:font-style="normal" fo:font-weight="bold" officeooo:rsid="04d7a619" loext:padding="0cm" loext:border="none"/>
    </style:style>
    <style:style style:name="T255" style:family="text">
      <style:text-properties fo:font-variant="normal" fo:text-transform="none" fo:color="#4a4949" fo:letter-spacing="normal"/>
    </style:style>
    <style:style style:name="T256" style:family="text">
      <style:text-properties fo:font-variant="normal" fo:text-transform="none" fo:color="#990055" style:font-name="Consolas1" fo:font-size="12pt" fo:letter-spacing="normal" fo:font-style="normal" fo:font-weight="normal" fo:background-color="transparent" loext:char-shading-value="0" loext:padding="0cm" loext:border="none"/>
    </style:style>
    <style:style style:name="T257" style:family="text">
      <style:text-properties fo:font-variant="normal" fo:text-transform="none" fo:color="#669900" style:font-name="Consolas1" fo:font-size="12pt" fo:letter-spacing="normal" fo:font-style="normal" fo:font-weight="normal" fo:background-color="transparent" loext:char-shading-value="0" loext:padding="0cm" loext:border="none"/>
    </style:style>
    <style:style style:name="T258" style:family="text">
      <style:text-properties fo:font-variant="normal" fo:text-transform="none" fo:color="#0077aa" style:font-name="Consolas1" fo:font-size="12pt" fo:letter-spacing="normal" fo:font-style="normal" fo:font-weight="normal" fo:background-color="transparent" loext:char-shading-value="0" loext:padding="0cm" loext:border="none"/>
    </style:style>
    <style:style style:name="T259" style:family="text">
      <style:text-properties fo:font-variant="normal" fo:text-transform="none" fo:color="#1155cc" style:font-name="Arial3" fo:font-size="12pt" fo:letter-spacing="normal" fo:font-style="normal" fo:font-weight="normal"/>
    </style:style>
    <style:style style:name="T260" style:family="text">
      <style:text-properties fo:font-variant="normal" fo:text-transform="none" fo:color="#1155cc" style:font-name="Arial3" fo:font-size="12pt" fo:letter-spacing="normal" fo:font-style="normal" fo:font-weight="normal" officeooo:rsid="0517dbbc"/>
    </style:style>
    <style:style style:name="T261" style:family="text">
      <style:text-properties fo:font-variant="normal" fo:text-transform="none" fo:color="#6600ff" style:font-name="arial" fo:font-size="12pt" fo:letter-spacing="normal" fo:font-style="normal" fo:font-weight="bold"/>
    </style:style>
    <style:style style:name="T262" style:family="text">
      <style:text-properties fo:font-variant="normal" fo:text-transform="none" fo:color="#6600ff" style:font-name="arial" fo:font-size="12pt" fo:letter-spacing="normal" fo:font-style="normal" fo:font-weight="normal"/>
    </style:style>
    <style:style style:name="T263" style:family="text">
      <style:text-properties fo:font-variant="normal" fo:text-transform="none" fo:color="#6600ff" fo:letter-spacing="normal"/>
    </style:style>
    <style:style style:name="T264" style:family="text">
      <style:text-properties officeooo:rsid="02e6b96c"/>
    </style:style>
    <style:style style:name="T265" style:family="text">
      <style:text-properties officeooo:rsid="02eeb323"/>
    </style:style>
    <style:style style:name="T266" style:family="text">
      <style:text-properties officeooo:rsid="030c2919"/>
    </style:style>
    <style:style style:name="T267" style:family="text">
      <style:text-properties officeooo:rsid="030eda1f"/>
    </style:style>
    <style:style style:name="T268" style:family="text">
      <style:text-properties fo:color="#b2b2b2"/>
    </style:style>
    <style:style style:name="T269" style:family="text">
      <style:text-properties officeooo:rsid="032463f5"/>
    </style:style>
    <style:style style:name="T270" style:family="text">
      <style:text-properties style:font-name="apple-system" fo:font-size="12pt"/>
    </style:style>
    <style:style style:name="T271" style:family="text">
      <style:text-properties style:font-name="SFMono-Regular"/>
    </style:style>
    <style:style style:name="T272" style:family="text">
      <style:text-properties officeooo:rsid="0332277d"/>
    </style:style>
    <style:style style:name="T273" style:family="text">
      <style:text-properties officeooo:rsid="0339ad7f"/>
    </style:style>
    <style:style style:name="T274" style:family="text">
      <style:text-properties officeooo:rsid="033a51dd"/>
    </style:style>
    <style:style style:name="T275" style:family="text">
      <style:text-properties officeooo:rsid="03473372"/>
    </style:style>
    <style:style style:name="T276" style:family="text">
      <style:text-properties officeooo:rsid="03477b35"/>
    </style:style>
    <style:style style:name="T277" style:family="text">
      <style:text-properties officeooo:rsid="0349af24"/>
    </style:style>
    <style:style style:name="T278" style:family="text">
      <style:text-properties officeooo:rsid="034d48fd"/>
    </style:style>
    <style:style style:name="T279" style:family="text">
      <style:text-properties officeooo:rsid="0350ac32"/>
    </style:style>
    <style:style style:name="T280" style:family="text">
      <style:text-properties officeooo:rsid="0356f1c4"/>
    </style:style>
    <style:style style:name="T281" style:family="text">
      <style:text-properties officeooo:rsid="035d9e51"/>
    </style:style>
    <style:style style:name="T282" style:family="text">
      <style:text-properties officeooo:rsid="0376af2c"/>
    </style:style>
    <style:style style:name="T283" style:family="text">
      <style:text-properties officeooo:rsid="0379bc05"/>
    </style:style>
    <style:style style:name="T284" style:family="text">
      <style:text-properties officeooo:rsid="008252f1"/>
    </style:style>
    <style:style style:name="T285" style:family="text">
      <style:text-properties officeooo:rsid="0387259b"/>
    </style:style>
    <style:style style:name="T286" style:family="text">
      <style:text-properties style:text-position="super 58%"/>
    </style:style>
    <style:style style:name="T287" style:family="text">
      <style:text-properties officeooo:rsid="0358bc95"/>
    </style:style>
    <style:style style:name="T288" style:family="text">
      <style:text-properties officeooo:rsid="0397591b"/>
    </style:style>
    <style:style style:name="T289" style:family="text">
      <style:text-properties officeooo:rsid="03834555"/>
    </style:style>
    <style:style style:name="T290" style:family="text">
      <style:text-properties fo:background-color="#fff200" loext:char-shading-value="0"/>
    </style:style>
    <style:style style:name="T291" style:family="text">
      <style:text-properties officeooo:rsid="03a0be60"/>
    </style:style>
    <style:style style:name="T292" style:family="text">
      <style:text-properties officeooo:rsid="03a14433"/>
    </style:style>
    <style:style style:name="T293" style:family="text">
      <style:text-properties officeooo:rsid="03a2a395"/>
    </style:style>
    <style:style style:name="T294" style:family="text">
      <style:text-properties officeooo:rsid="00bcf31f"/>
    </style:style>
    <style:style style:name="T295" style:family="text">
      <style:text-properties officeooo:rsid="03be0e9f"/>
    </style:style>
    <style:style style:name="T296" style:family="text">
      <style:text-properties officeooo:rsid="03cc0345"/>
    </style:style>
    <style:style style:name="T297" style:family="text">
      <style:text-properties officeooo:rsid="03d1cb4e"/>
    </style:style>
    <style:style style:name="T298" style:family="text">
      <style:text-properties fo:color="#525252" style:text-line-through-style="none" style:text-line-through-type="none" style:text-underline-style="none" style:text-blinking="false" fo:background-color="transparent" loext:char-shading-value="0"/>
    </style:style>
    <style:style style:name="T299" style:family="text">
      <style:text-properties officeooo:rsid="03d2a8ba"/>
    </style:style>
    <style:style style:name="T300" style:family="text">
      <style:text-properties officeooo:rsid="03db5c34"/>
    </style:style>
    <style:style style:name="T301" style:family="text">
      <style:text-properties style:font-name="monospace" fo:font-size="13.5pt" fo:font-style="normal" fo:font-weight="normal"/>
    </style:style>
    <style:style style:name="T302" style:family="text">
      <style:text-properties officeooo:rsid="03962ef4"/>
    </style:style>
    <style:style style:name="T303" style:family="text">
      <style:text-properties officeooo:rsid="0089ab38"/>
    </style:style>
    <style:style style:name="T304" style:family="text">
      <style:text-properties officeooo:rsid="02df4564"/>
    </style:style>
    <style:style style:name="T305" style:family="text">
      <style:text-properties officeooo:rsid="03ee45f8"/>
    </style:style>
    <style:style style:name="T306" style:family="text">
      <style:text-properties officeooo:rsid="03f984de"/>
    </style:style>
    <style:style style:name="T307" style:family="text">
      <style:text-properties officeooo:rsid="0400dc4d"/>
    </style:style>
    <style:style style:name="T308" style:family="text">
      <style:text-properties officeooo:rsid="04013aca"/>
    </style:style>
    <style:style style:name="T309" style:family="text">
      <style:text-properties officeooo:rsid="0410b415"/>
    </style:style>
    <style:style style:name="T310" style:family="text">
      <style:text-properties officeooo:rsid="0412f2f3"/>
    </style:style>
    <style:style style:name="T311" style:family="text">
      <style:text-properties officeooo:rsid="0416ba86"/>
    </style:style>
    <style:style style:name="T312" style:family="text">
      <style:text-properties officeooo:rsid="0417c915"/>
    </style:style>
    <style:style style:name="T313" style:family="text">
      <style:text-properties officeooo:rsid="04194f14"/>
    </style:style>
    <style:style style:name="T314" style:family="text">
      <style:text-properties fo:font-style="normal" officeooo:rsid="04194f14" style:font-style-asian="normal" style:font-style-complex="normal"/>
    </style:style>
    <style:style style:name="T315" style:family="text">
      <style:text-properties officeooo:rsid="041b71fe"/>
    </style:style>
    <style:style style:name="T316" style:family="text">
      <style:text-properties officeooo:rsid="041dbf57"/>
    </style:style>
    <style:style style:name="T317" style:family="text">
      <style:text-properties officeooo:rsid="0422a851"/>
    </style:style>
    <style:style style:name="T318" style:family="text">
      <style:text-properties officeooo:rsid="042c5ca5"/>
    </style:style>
    <style:style style:name="T319" style:family="text">
      <style:text-properties officeooo:rsid="042ead43"/>
    </style:style>
    <style:style style:name="T320" style:family="text">
      <style:text-properties officeooo:rsid="0430e1e1"/>
    </style:style>
    <style:style style:name="T321" style:family="text">
      <style:text-properties officeooo:rsid="0434563a"/>
    </style:style>
    <style:style style:name="T322" style:family="text">
      <style:text-properties officeooo:rsid="043710a5"/>
    </style:style>
    <style:style style:name="T323" style:family="text">
      <style:text-properties officeooo:rsid="043912e0"/>
    </style:style>
    <style:style style:name="T324" style:family="text">
      <style:text-properties officeooo:rsid="043c7c72"/>
    </style:style>
    <style:style style:name="T325" style:family="text">
      <style:text-properties officeooo:rsid="045bc9cb"/>
    </style:style>
    <style:style style:name="T326" style:family="text">
      <style:text-properties officeooo:rsid="045c1cac"/>
    </style:style>
    <style:style style:name="T327" style:family="text">
      <style:text-properties officeooo:rsid="046be03b"/>
    </style:style>
    <style:style style:name="T328" style:family="text">
      <style:text-properties fo:font-size="12pt" style:font-size-asian="12pt" style:font-size-complex="12pt"/>
    </style:style>
    <style:style style:name="T329" style:family="text">
      <style:text-properties officeooo:rsid="0472a6c1"/>
    </style:style>
    <style:style style:name="T330" style:family="text">
      <style:text-properties officeooo:rsid="0472e7d0"/>
    </style:style>
    <style:style style:name="T331" style:family="text">
      <style:text-properties fo:background-color="transparent" loext:char-shading-value="0"/>
    </style:style>
    <style:style style:name="T332" style:family="text">
      <style:text-properties fo:color="#1f1d1d" fo:font-size="10.5pt"/>
    </style:style>
    <style:style style:name="T333" style:family="text">
      <style:text-properties style:font-name="Verdana" officeooo:rsid="04d71797" fo:background-color="#ffffff" loext:char-shading-value="0" style:font-size-asian="12pt" style:font-size-complex="12pt"/>
    </style:style>
    <style:style style:name="T334" style:family="text">
      <style:text-properties fo:font-size="10.5pt" fo:font-style="normal" fo:font-weight="normal"/>
    </style:style>
    <style:style style:name="T335" style:family="text">
      <style:text-properties fo:font-size="10.5pt" fo:font-style="normal" fo:font-weight="normal" officeooo:rsid="04d71797"/>
    </style:style>
    <style:style style:name="T336" style:family="text">
      <style:text-properties officeooo:rsid="04d8af53"/>
    </style:style>
    <style:style style:name="T337" style:family="text">
      <style:text-properties officeooo:rsid="04daf6dd"/>
    </style:style>
    <style:style style:name="T338" style:family="text">
      <style:text-properties officeooo:rsid="04db4623"/>
    </style:style>
    <style:style style:name="T339" style:family="text">
      <style:text-properties officeooo:rsid="04e3707f"/>
    </style:style>
    <style:style style:name="T340" style:family="text">
      <style:text-properties officeooo:rsid="04e630d5"/>
    </style:style>
    <style:style style:name="T341" style:family="text">
      <style:text-properties officeooo:rsid="04e66046"/>
    </style:style>
    <style:style style:name="T342" style:family="text">
      <style:text-properties officeooo:rsid="04e79d70"/>
    </style:style>
    <style:style style:name="T343" style:family="text">
      <style:text-properties officeooo:rsid="04ea3863"/>
    </style:style>
    <style:style style:name="T344" style:family="text">
      <style:text-properties officeooo:rsid="04ec4320"/>
    </style:style>
    <style:style style:name="T345" style:family="text">
      <style:text-properties officeooo:rsid="04f4bea7"/>
    </style:style>
    <style:style style:name="T346" style:family="text">
      <style:text-properties officeooo:rsid="04f9487f"/>
    </style:style>
    <style:style style:name="T347" style:family="text">
      <style:text-properties officeooo:rsid="04fb8b8f"/>
    </style:style>
    <style:style style:name="T348" style:family="text">
      <style:text-properties officeooo:rsid="0501812e"/>
    </style:style>
    <style:style style:name="T349" style:family="text">
      <style:text-properties officeooo:rsid="050591c9"/>
    </style:style>
    <style:style style:name="T350" style:family="text">
      <style:text-properties officeooo:rsid="008a1683"/>
    </style:style>
    <style:style style:name="T351" style:family="text">
      <style:text-properties officeooo:rsid="0509d951"/>
    </style:style>
    <style:style style:name="T352" style:family="text">
      <style:text-properties officeooo:rsid="050f00a0"/>
    </style:style>
    <style:style style:name="T353" style:family="text">
      <style:text-properties officeooo:rsid="0510c790"/>
    </style:style>
    <style:style style:name="T354" style:family="text">
      <style:text-properties officeooo:rsid="05130a22"/>
    </style:style>
    <style:style style:name="T355" style:family="text">
      <style:text-properties officeooo:rsid="0519e564"/>
    </style:style>
    <style:style style:name="T356" style:family="text">
      <style:text-properties officeooo:rsid="051e07da"/>
    </style:style>
    <style:style style:name="T357" style:family="text">
      <style:text-properties officeooo:rsid="051ff96c"/>
    </style:style>
    <style:style style:name="T358" style:family="text">
      <style:text-properties officeooo:rsid="052b6afd"/>
    </style:style>
    <style:style style:name="T359" style:family="text">
      <style:text-properties officeooo:rsid="052fffe0"/>
    </style:style>
    <style:style style:name="T360" style:family="text">
      <style:text-properties officeooo:rsid="053180f3"/>
    </style:style>
    <style:style style:name="T361" style:family="text">
      <style:text-properties officeooo:rsid="053eb526"/>
    </style:style>
    <style:style style:name="T362" style:family="text">
      <style:text-properties fo:color="#6600ff"/>
    </style:style>
    <style:style style:name="T363" style:family="text">
      <style:text-properties fo:color="#6600ff" officeooo:rsid="0089ab38"/>
    </style:style>
    <style:style style:name="T364" style:family="text">
      <style:text-properties fo:color="#6600ff" officeooo:rsid="02df4564"/>
    </style:style>
    <style:style style:name="T365" style:family="text">
      <style:text-properties officeooo:rsid="0559acc2"/>
    </style:style>
    <style:style style:name="T366" style:family="text">
      <style:text-properties officeooo:rsid="0561a713"/>
    </style:style>
    <style:style style:name="T367" style:family="text">
      <style:text-properties officeooo:rsid="05652631"/>
    </style:style>
    <style:style style:name="T368" style:family="text">
      <style:text-properties officeooo:rsid="0571690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Laravel</text:p>
      <text:p text:style-name="P1"/>
      <text:p text:style-name="P270">Ref:</text:p>
      <text:p text:style-name="P270">1) at app dividend <text:s/><text:span text:style-name="T58">with file upload</text:span></text:p>
      <text:p text:style-name="P365">https://appdividend.com/2018/02/23/laravel-5-6-crud-tutorial/</text:p>
      <text:p text:style-name="P270">2) <text:a xlink:type="simple" xlink:href="https://www.5balloons.info/tutorial-simple-crud-operations-in-laravel-5-5/" text:style-name="Internet_20_link" text:visited-style-name="Visited_20_Internet_20_Link">https://www.5balloons.info/tutorial-simple-crud-operations-in-laravel-5-5/</text:a></text:p>
      <text:p text:style-name="P272">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69">sudo opt/lampp/lampp start</text:p>
      <text:p text:style-name="P1"/>
      <text:p text:style-name="P2">install composer</text:p>
      <text:p text:style-name="P246"><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46"/>
      <text:p text:style-name="P10">composer update</text:p>
      <text:p text:style-name="P247">composer update</text:p>
      <text:p text:style-name="P1"/>
      <text:p text:style-name="P3">check version</text:p>
      <text:p text:style-name="P1">php -v</text:p>
      <text:p text:style-name="P1"/>
      <text:p text:style-name="P1"><text:span text:style-name="T245">*****************change php version**************************</text:span><text:line-break/><text:line-break/><text:span text:style-name="T245">cd /etc/php</text:span><text:line-break/><text:span text:style-name="T245">ls</text:span><text:line-break/><text:span text:style-name="T245">sudo a2dismod php5.6 <text:s text:c="3"/>//</text:span><text:span text:style-name="T246">to disable current php version</text:span><text:line-break/><text:span text:style-name="T245">sudo a2enmod php7.2 <text:s text:c="3"/>//</text:span><text:span text:style-name="T246">to enable desire php version</text:span><text:line-break/><text:span text:style-name="T245">sudo service apache2 restart <text:s/>// </text:span><text:span text:style-name="T246">to restart the apche service</text:span><text:line-break/><text:line-break/><text:span text:style-name="T245">sudo update-alternatives --set php /usr/bin/php7.2 <text:s text:c="2"/>//</text:span><text:span text:style-name="T246">inconsloe php to update php version</text:span></text:p>
      <text:p text:style-name="P709"/>
      <text:p text:style-name="P3">for link user/bin/php to /opt/lampp/bin/php</text:p>
      <text:p text:style-name="P1">sudo ln -sf /opt/lampp/bin/php /usr/bin/php </text:p>
      <text:p text:style-name="P1"/>
      <text:p text:style-name="P4">install laravel</text:p>
      <text:p text:style-name="P71"/>
      <text:p text:style-name="P71">composer create-project --prefer-dist laravel/laravel <text:span text:style-name="T1">blog_proj_name</text:span></text:p>
      <text:p text:style-name="P71"/>
      <text:p text:style-name="P72">php artisan serve<text:tab/></text:p>
      <text:p text:style-name="P851"/>
      <text:p text:style-name="P73"><text:s/>URL : http://localhost:8000</text:p>
      <text:p text:style-name="P73"/>
      <text:p text:style-name="P730">Laravel debuger</text:p>
      <text:p text:style-name="P755"><text:a xlink:type="simple" xlink:href="https://github.com/barryvdh/laravel-debugbar" text:style-name="Internet_20_link" text:visited-style-name="Visited_20_Internet_20_Link">https://github.com/barryvdh/laravel-debugbar</text:a></text:p>
      <text:p text:style-name="P73"/>
      <text:p text:style-name="P7">Theme integrate </text:p>
      <text:p text:style-name="P76">https://hdtuto.com/article/php-laravel-55-bootstrap-admin-theme-integration-example-from-scratch</text:p>
      <text:p text:style-name="P73"/>
      <text:p text:style-name="P736">enable, disable,change in default auth system</text:p>
      <text:p text:style-name="P774"><text:a xlink:type="simple" xlink:href="https://laraveldaily.com/9-things-you-can-customize-in-laravel-registration/" text:style-name="Internet_20_link" text:visited-style-name="Visited_20_Internet_20_Link">https://laraveldaily.com/9-things-you-can-customize-in-laravel-registration/</text:a></text:p>
      <text:p text:style-name="P73"/>
      <text:p text:style-name="P5"><text:soft-page-break/>for auth</text:p>
      <text:p text:style-name="P74">php artisan make:auth</text:p>
      <text:p text:style-name="P74"/>
      <text:p text:style-name="P121">Remove public</text:p>
      <text:p text:style-name="P113">in public folder cut index.php &amp; .htaccess file &amp; paste it one step out(on root)</text:p>
      <text:p text:style-name="P114">open index.php &amp; remove ../</text:p>
      <text:p text:style-name="P114">so change like this <text:s text:c="4"/>require __DIR__.'/vendor/autoload.php';</text:p>
      <text:p text:style-name="P114"><text:s text:c="34"/>$app = require_once __DIR__.'/bootstrap/app.php';</text:p>
      <text:p text:style-name="P74"/>
      <text:p text:style-name="P74"/>
      <text:p text:style-name="P75"/>
      <text:p text:style-name="P74"/>
      <text:p text:style-name="P8">curd generator <text:span text:style-name="T6">package</text:span></text:p>
      <text:p text:style-name="P8"/>
      <text:p text:style-name="P78">1)https://github.com/appzcoder/crud-generator</text:p>
      <text:p text:style-name="P9"><text:s/><text:span text:style-name="T3">composer require appzcoder/crud-generator</text:span></text:p>
      <text:p text:style-name="P8"/>
      <text:p text:style-name="P153"/>
      <text:p text:style-name="P163">vendo<text:span text:style-name="T47">r</text:span> publish</text:p>
      <text:p text:style-name="P202"/>
      <text:p text:style-name="P202">Once the package is installed, you should register the Appzcoder\CrudGenerator\CrudGeneratorServiceProvider service provider. Normally, Laravel 5.5+ will register the service provider automatically.</text:p>
      <text:p text:style-name="P202"/>
      <text:p text:style-name="P202">After that, publish its assets using the vendor:publish Artisan command:</text:p>
      <text:p text:style-name="P202"/>
      <text:p text:style-name="P202">php artisan vendor:publish --provider="Appzcoder\CrudGenerator\CrudGeneratorServiceProvider"</text:p>
      <text:p text:style-name="P153"/>
      <text:p text:style-name="P153"/>
      <text:p text:style-name="P153"/>
      <text:p text:style-name="P153">use by follow:-</text:p>
      <text:p text:style-name="P836">php artisan crud:generate Userclaims --fields='user_id#integer;gift_id#integer' --view-path=admin --controller-namespace=Admin --route-group=admin –form-helper=html</text:p>
      <text:p text:style-name="P836"/>
      <text:p text:style-name="P837">or </text:p>
      <text:p text:style-name="P837"/>
      <text:p text:style-name="P837">php artisan crud:generate Posts --fields='title#string; content#text; category#select#options={"technology": "Technology", "tips": "Tips", "health": "Health"}' --view-path=admin --controller-namespace=Admin --route-group=admin</text:p>
      <text:p text:style-name="P77"/>
      <text:p text:style-name="P151"><text:span text:style-name="T7">note</text:span> : id not write</text:p>
      <text:p text:style-name="P151"/>
      <text:p text:style-name="P152">by this generate controller,view,model,migrations</text:p>
      <text:p text:style-name="P152">after this need to migrate for DB</text:p>
      <text:p text:style-name="P152">and for view files (index,show,create,edit) need to change layout </text:p>
      <text:p text:style-name="P152">means change extends master layout <text:s/>as well as <text:span text:style-name="T16">sections as well as blanck page theme</text:span></text:p>
      <text:p text:style-name="P77"/>
      <text:p text:style-name="P773">From Database ,create all table migration file</text:p>
      <text:p text:style-name="P773"><text:a xlink:type="simple" xlink:href="https://github.com/Xethron/migrations-generator" text:style-name="Internet_20_link" text:visited-style-name="Visited_20_Internet_20_Link">https://github.com/Xethron/migrations-generator</text:a></text:p>
      <text:p text:style-name="P773"/>
      <text:p text:style-name="P773">From Database, create model with eloquent relationship</text:p>
      <text:p text:style-name="P773"><text:a xlink:type="simple" xlink:href="https://packagist.org/packages/krlove/eloquent-model-generator" text:style-name="Internet_20_link" text:visited-style-name="Visited_20_Internet_20_Link">https://packagist.org/packages/krlove/eloquent-model-generator</text:a></text:p>
      <text:p text:style-name="P773"><text:soft-page-break/></text:p>
      <text:p text:style-name="P77"/>
      <text:p text:style-name="P116">make controller</text:p>
      <text:p text:style-name="P115">php artisan make:controller CRUDController --resource</text:p>
      <text:p text:style-name="P115"/>
      <text:p text:style-name="P117">make migration &amp; model</text:p>
      <text:p text:style-name="P148"><text:tab/></text:p>
      <text:p text:style-name="P283">php artisan make:model Worksheets -m</text:p>
      <text:p text:style-name="P148"/>
      <text:p text:style-name="P26">make migration only</text:p>
      <text:p text:style-name="P312"/>
      <text:p text:style-name="P312">php artisan make:migration add_votes_to_users_table --table=users</text:p>
      <text:p text:style-name="P312"/>
      <text:p text:style-name="P312">php artisan make:migration create_users_table –create=users</text:p>
      <text:p text:style-name="P674"/>
      <text:p text:style-name="P118">route list<text:tab/></text:p>
      <text:p text:style-name="P149">$ php artisan route:list</text:p>
      <text:p text:style-name="P149"/>
      <text:p text:style-name="P119">route resource</text:p>
      <text:p text:style-name="P119"/>
      <text:p text:style-name="P94">Remember</text:p>
      <text:p text:style-name="P94"/>
      <text:p text:style-name="P120"><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95"><text:s text:c="7"/>/<text:span text:style-name="T46">home <text:s text:c="3"/>-&gt;admin/home <text:s text:c="2"/>middelware sathe dashboard per redirect karvu</text:span></text:p>
      <text:p text:style-name="P119"/>
      <text:p text:style-name="P119"/>
      <text:p text:style-name="P119"/>
      <text:p text:style-name="P119"/>
      <text:p text:style-name="P122">clear cache</text:p>
      <text:p text:style-name="P154">by terminal</text:p>
      <text:p text:style-name="P79"><text:tab/>php artisan config:cache</text:p>
      <text:p text:style-name="P80"><text:tab/><text:tab/><text:tab/><text:tab/><text:tab/></text:p>
      <text:p text:style-name="P81"><text:s text:c="10"/><text:span text:style-name="T38">php artisan cache:clear</text:span></text:p>
      <text:p text:style-name="P154">or remove manually from folder </text:p>
      <text:p text:style-name="P154"><text:s text:c="7"/><text:span text:style-name="T11">boostape -&gt;catch-&gt;3 file remove</text:span></text:p>
      <text:p text:style-name="P154"/>
      <text:p text:style-name="P154"/>
      <text:p text:style-name="P158">php artisan migrate</text:p>
      <text:p text:style-name="P156"><text:span text:style-name="T10">php artisan </text:span><text:span text:style-name="T12">make seeder <text:s/></text:span><text:span text:style-name="T14">&amp; in run method do coing for data enter &amp; then </text:span></text:p>
      <text:p text:style-name="P155"><text:span text:style-name="T10">php artisan </text:span><text:a xlink:type="simple" xlink:href="db:seed" text:style-name="Internet_20_link" text:visited-style-name="Visited_20_Internet_20_Link"><text:span text:style-name="T10">db:seed</text:span></text:a></text:p>
      <text:p text:style-name="P155"/>
      <text:p text:style-name="P199">php artisan migrate:refresh –seed</text:p>
      <text:p text:style-name="P159"/>
      <text:p text:style-name="P205">db add or remove coloumn ?</text:p>
      <text:p text:style-name="P205"/>
      <text:p text:style-name="P244">Seeder for create data</text:p>
      <text:p text:style-name="P206">Ref: <text:a xlink:type="simple" xlink:href="https://appdividend.com/2017/10/11/laravel-eloquent-relationships/" text:style-name="Internet_20_link" text:visited-style-name="Visited_20_Internet_20_Link">https://appdividend.com/2017/10/11/laravel-eloquent-relationships/</text:a></text:p>
      <text:p text:style-name="P206"/>
      <text:p text:style-name="P206">php artisan make:seeder UsersTableSeeder</text:p>
      <text:p text:style-name="P206"/>
      <text:p text:style-name="P206">in run method</text:p>
      <text:p text:style-name="P206"><text:soft-page-break/></text:p>
      <text:p text:style-name="P206">DB::table('users')-&gt;insert([</text:p>
      <text:p text:style-name="P206"><text:s text:c="12"/>'name' =&gt; str_random(10),</text:p>
      <text:p text:style-name="P206"><text:s text:c="12"/>'email' =&gt; str_random(10).'@gmail.com',</text:p>
      <text:p text:style-name="P206"><text:s text:c="12"/>'password' =&gt; bcrypt('secret'),</text:p>
      <text:p text:style-name="P206"><text:s text:c="8"/>]);</text:p>
      <text:p text:style-name="P206"/>
      <text:p text:style-name="P207">in file DatabaseSeeder</text:p>
      <text:p text:style-name="P207">in run method write follw</text:p>
      <text:p text:style-name="P207"/>
      <text:p text:style-name="P207"><text:s/>$this-&gt;call(UsersTableSeeder::class);</text:p>
      <text:p text:style-name="P207"/>
      <text:p text:style-name="P208">then in colsole</text:p>
      <text:p text:style-name="P157"><text:span text:style-name="T10">php artisan </text:span><text:a xlink:type="simple" xlink:href="db:seed" text:style-name="Internet_20_link" text:visited-style-name="Visited_20_Internet_20_Link"><text:span text:style-name="T10">db:seed</text:span></text:a></text:p>
      <text:p text:style-name="P157"/>
      <text:p text:style-name="P200">php artisan migrate:refresh –seed</text:p>
      <text:p text:style-name="P200"/>
      <text:p text:style-name="P160"><text:tab/><text:tab/></text:p>
      <text:p text:style-name="P165">g<text:span text:style-name="T37">et Auth user Data</text:span></text:p>
      <text:p text:style-name="P165"/>
      <text:p text:style-name="P204">use Illuminate\Support\Facades\Auth;</text:p>
      <text:p text:style-name="P204"/>
      <text:p text:style-name="P204">// Get the currently authenticated user...</text:p>
      <text:p text:style-name="P204">$user = Auth::user();</text:p>
      <text:p text:style-name="P204"/>
      <text:p text:style-name="P204">// Get the currently authenticated user's ID...</text:p>
      <text:p text:style-name="P204">$id = Auth::id();</text:p>
      <text:p text:style-name="P201"/>
      <text:p text:style-name="P201">Auth::user()-&gt;role_id ==1</text:p>
      <text:p text:style-name="P162">or <text:s/>\Auth::user()-&gt;role_id;</text:p>
      <text:p text:style-name="P162"/>
      <text:p text:style-name="P479">custom key value append in auth data</text:p>
      <text:p text:style-name="P166"/>
      <text:p text:style-name="P908">It is very simple. You can create an Accessor for that.</text:p>
      <text:p text:style-name="P913"><text:span text:style-name="T272">Model FILE : </text:span>App\User.php <text:s/></text:p>
      <text:p text:style-name="P913"/>
      <text:p text:style-name="P918"><text:span text:style-name="Source_20_Text"><text:span text:style-name="T188">public</text:span></text:span><text:span text:style-name="Source_20_Text"><text:span text:style-name="T191"> </text:span></text:span><text:span text:style-name="Source_20_Text"><text:span text:style-name="T188">function</text:span></text:span><text:span text:style-name="Source_20_Text"><text:span text:style-name="T191"> </text:span></text:span><text:span text:style-name="Source_20_Text"><text:span text:style-name="T189">getCustomAttribute()</text:span></text:span></text:p>
      <text:p text:style-name="P918"><text:span text:style-name="Source_20_Text"><text:span text:style-name="T189">{</text:span></text:span></text:p>
      <text:p text:style-name="P918"><text:span text:style-name="Source_20_Text"><text:span text:style-name="T192"><text:s text:c="4"/></text:span></text:span><text:span text:style-name="Source_20_Text"><text:span text:style-name="T188">return</text:span></text:span><text:span text:style-name="Source_20_Text"><text:span text:style-name="T191"> </text:span></text:span><text:span text:style-name="Source_20_Text"><text:span text:style-name="T194">'Custom attribute'</text:span></text:span><text:span text:style-name="Source_20_Text"><text:span text:style-name="T189">;</text:span></text:span></text:p>
      <text:p text:style-name="P918"><text:span text:style-name="Source_20_Text"><text:span text:style-name="T189">}</text:span></text:span></text:p>
      <text:p text:style-name="P913">Now, you can access it anywhere using:</text:p>
      <text:p text:style-name="P914">Auth::user()-&gt;custom ="this is custome"; <text:s text:c="2"/>// <text:span text:style-name="T272">key cutom &amp; its value thisis custome</text:span></text:p>
      <text:p text:style-name="P914"><text:s/>Auth::user()-&gt;custom123 ="123";</text:p>
      <text:p text:style-name="P919"><text:span text:style-name="Source_20_Text"><text:span text:style-name="T189">echo </text:span></text:span><text:span text:style-name="Source_20_Text"><text:span text:style-name="T193">Auth</text:span></text:span><text:span text:style-name="Source_20_Text"><text:span text:style-name="T189">::user()-&gt;custom; <text:s text:c="21"/>//</text:span></text:span><text:span text:style-name="Source_20_Text"><text:span text:style-name="T190">output is <text:s/></text:span></text:span><text:span text:style-name="Source_20_Text"><text:span text:style-name="T145"><text:s/>this is custome</text:span></text:span></text:p>
      <text:p text:style-name="P166"/>
      <text:p text:style-name="P167">means Auth :user() object ma key value set thay</text:p>
      <text:p text:style-name="P167"/>
      <text:p text:style-name="P168">unset mate </text:p>
      <text:p text:style-name="P168">unset(Auth::user()-&gt;custom123);</text:p>
      <text:p text:style-name="P168"/>
      <text:h text:style-name="P974" text:outline-level="1"><text:soft-page-break/><text:a xlink:type="simple" xlink:href="https://stackoverflow.com/questions/35030977/what-is-the-difference-between-and-in-laravel-blade-files" text:style-name="Internet_20_link" text:visited-style-name="Visited_20_Internet_20_Link"><text:span text:style-name="T146">What is the difference between {{ }} and {!! !!} in laravel blade files?</text:span></text:a></text:h>
      <text:p text:style-name="P975"><text:a xlink:type="simple" xlink:href="https://laravel.com/docs/5.1/blade#displaying-data" text:style-name="Internet_20_link" text:visited-style-name="Visited_20_Internet_20_Link"><text:span text:style-name="T222">Blade {{ }} statements are automatically sent through PHP's htmlentities function to prevent XSS attacks.</text:span></text:a></text:p>
      <text:p text:style-name="P913">If you pass data from your Controller to a View with some HTML styling like:</text:p>
      <text:p text:style-name="P918"><text:span text:style-name="Source_20_Text"><text:span text:style-name="T189">$first =</text:span></text:span><text:span text:style-name="Source_20_Text"><text:span text:style-name="T191"> </text:span></text:span><text:span text:style-name="Source_20_Text"><text:span text:style-name="T194">"&lt;b&gt;Narendra Sisodia&lt;/b&gt;"</text:span></text:span><text:span text:style-name="Source_20_Text"><text:span text:style-name="T189">;</text:span></text:span></text:p>
      <text:p text:style-name="P915"><text:span text:style-name="T144">And it is accessed, within Blade, with </text:span><text:span text:style-name="Source_20_Text"><text:span text:style-name="T133">{{ $first }}</text:span></text:span><text:span text:style-name="T144"> then the output'll be:</text:span></text:p>
      <text:p text:style-name="P918"><text:span text:style-name="Source_20_Text"><text:span text:style-name="T194">&lt;b&gt;</text:span></text:span><text:span text:style-name="Source_20_Text"><text:span text:style-name="T189">Narendra Sisodia</text:span></text:span><text:span text:style-name="Source_20_Text"><text:span text:style-name="T194">&lt;/b&gt;</text:span></text:span></text:p>
      <text:p text:style-name="P915"><text:span text:style-name="T144">But if it is accessed with </text:span><text:span text:style-name="Source_20_Text"><text:span text:style-name="T133">{!! $first !!}</text:span></text:span><text:span text:style-name="T144"> then the output'll be:</text:span></text:p>
      <text:p text:style-name="P915"><text:span text:style-name="Strong_20_Emphasis"><text:span text:style-name="T147">Narendra Sisodia</text:span></text:span></text:p>
      <text:p text:style-name="P168"/>
      <text:p text:style-name="P162"/>
      <text:p text:style-name="P196">Request</text:p>
      <text:p text:style-name="P164"/>
      <text:p text:style-name="P203">$request-&gt;except('type','image1_cropped_value','image2_cropped_value');</text:p>
      <text:p text:style-name="P203"/>
      <text:p text:style-name="P209">$request-&gt;request-&gt;add(['loginUser' =&gt; $loggedUser-&gt;id]);</text:p>
      <text:p text:style-name="P164"/>
      <text:p text:style-name="P203"><text:s text:c="2"/>$requestData = $request-&gt;all();</text:p>
      <text:p text:style-name="P162"/>
      <text:p text:style-name="P210">Form Request Validation</text:p>
      <text:p text:style-name="P161"/>
      <text:p text:style-name="P161"><text:span text:style-name="T13">1. </text:span><text:span text:style-name="T10">create request in app-&gt;http-&gt;request by <text:s/>php artisan make:request RoleRequest</text:span></text:p>
      <text:p text:style-name="P80"><text:s text:c="11"/></text:p>
      <text:p text:style-name="P82">2. <text:s text:c="2"/>make true</text:p>
      <text:p text:style-name="P82"><text:s text:c="5"/>public function authorize() </text:p>
      <text:p text:style-name="P82"><text:s text:c="6"/>{ </text:p>
      <text:p text:style-name="P82"><text:s text:c="9"/>return true; </text:p>
      <text:p text:style-name="P82"><text:s text:c="6"/>}</text:p>
      <text:p text:style-name="P83">3. <text:span text:style-name="T17"><text:s/>public function rules() </text:span></text:p>
      <text:p text:style-name="P84"><text:s text:c="4"/>{ </text:p>
      <text:p text:style-name="P84"><text:s text:c="8"/>return [ </text:p>
      <text:p text:style-name="P84"><text:s text:c="11"/>'email'=&gt; 'required|email|unique:users',<text:tab/></text:p>
      <text:p text:style-name="P84"><text:s text:c="12"/>'role_name' =&gt; 'required' ,</text:p>
      <text:p text:style-name="P84"><text:s text:c="12"/>'price'=&gt; 'required|numeric|max:10',<text:tab/></text:p>
      <text:p text:style-name="P84"><text:s text:c="12"/>‘password’<text:span text:style-name="T281">=&gt;’required|min:6|same:confirm_password’,</text:span></text:p>
      <text:p text:style-name="P86"><text:s text:c="12"/>‘confirm_password’<text:span text:style-name="T281">=&gt;’required|min:6|same:password’,</text:span></text:p>
      <text:p text:style-name="P85"><text:s text:c="11"/><text:span text:style-name="T21">'site_logo' =&gt; 'file|image|mimes:jpeg,jpg,png|max:10', //kb</text:span></text:p>
      <text:p text:style-name="P85"><text:s text:c="10"/>'user_id' =&gt; 'integer<text:span text:style-name="T274">|</text:span>required|exists:users,id', <text:s text:c="3"/>//<text:span text:style-name="T267">for FK validation its present in user tbl</text:span></text:p>
      <text:p text:style-name="P85"><text:s text:c="9"/>'licenses' <text:s text:c="3"/>=&gt; ['numeric','max:65535'],</text:p>
      <text:p text:style-name="P842"><text:span text:style-name="T5"><text:s text:c="8"/></text:span><text:span text:style-name="T213">'end_at'</text:span><text:span text:style-name="T215"> </text:span><text:span text:style-name="T212">=&gt; </text:span><text:span text:style-name="T213">'required|date|date_format:Y-m-d|after:start_at'</text:span><text:span text:style-name="T212">,</text:span></text:p>
      <text:p text:style-name="P843"><text:span text:style-name="T212"><text:s text:c="7"/></text:span><text:span text:style-name="T214">'state' =&gt; 'required|in:Pending,Approved,PaymentDone,ApprovedForPayment,Published,Stopped'</text:span></text:p>
      <text:p text:style-name="P843"><text:span text:style-name="T214"><text:s text:c="6"/></text:span><text:span text:style-name="Source_20_Text"><text:span text:style-name="T183">'address_postcode' <text:s/>=&gt; 'required_if:type,conference,'</text:span></text:span></text:p>
      <text:p text:style-name="P852"><text:span text:style-name="Source_20_Text"><text:span text:style-name="T183"><text:s text:c="5"/></text:span></text:span><text:span text:style-name="Source_20_Text"><text:span text:style-name="T184">'signup_tye' <text:s text:c="2"/>=&gt; 'required|in:0,1,2|numeric',</text:span></text:span></text:p>
      <text:p text:style-name="P852"><text:span text:style-name="Source_20_Text"><text:span text:style-name="T184"><text:s text:c="8"/>'no_of_users' <text:s/>=&gt; 'required_if:signup_tye,1',</text:span></text:span></text:p>
      <text:p text:style-name="P852"><text:span text:style-name="Source_20_Text"><text:span text:style-name="T184"><text:s text:c="8"/>'temporary_password' =&gt; 'required_if:signup_tye,1,2', <text:s text:c="3"/>// for multiple values of dependent field</text:span></text:span></text:p>
      <text:p text:style-name="P895"><text:soft-page-break/><text:span text:style-name="Source_20_Text"><text:span text:style-name="T186"><text:s/>'start_date' =&gt; 'required|after:yesterday',</text:span></text:span></text:p>
      <text:p text:style-name="P895"><text:span text:style-name="Source_20_Text"><text:span text:style-name="T186"><text:s text:c="2"/>'end_date' =&gt; 'required|after_or_equal:start_date',</text:span></text:span></text:p>
      <text:p text:style-name="P903"><text:span text:style-name="Source_20_Text"><text:span text:style-name="T185">'last_name'=&gt;'sometimes|required',</text:span></text:span></text:p>
      <text:p text:style-name="P904"><text:span text:style-name="Source_20_Text"><text:span text:style-name="T187"/></text:span></text:p>
      <text:p text:style-name="P904"><text:span text:style-name="Source_20_Text"><text:span text:style-name="T187"><text:s text:c="8"/>'discount' =&gt; 'required|integer|between:1,100',</text:span></text:span></text:p>
      <text:p text:style-name="P707"/>
      <text:p text:style-name="P705"/>
      <text:p text:style-name="P84"><text:s text:c="8"/>]; </text:p>
      <text:p text:style-name="P84"><text:s text:c="4"/>}</text:p>
      <text:p text:style-name="P87">4. in store method</text:p>
      <text:p text:style-name="P88"><text:s text:c="4"/><text:span text:style-name="T18">use App\Http\Requests\RoleRequest; <text:s text:c="2"/>// declre above</text:span></text:p>
      <text:p text:style-name="P89"><text:s/>public function store(RoleRequest $request) <text:s/>// use in store method</text:p>
      <text:p text:style-name="P89"/>
      <text:p text:style-name="P93">&amp; in view file use validation message display by ref of below link</text:p>
      <text:p text:style-name="P93"/>
      <text:p text:style-name="P93"><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93"/>
      <text:p text:style-name="P98"><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98"/>
      <text:p text:style-name="P99"><text:a xlink:type="simple" xlink:href="https://appdividend.com/2017/09/02/laravel-5-5-validation-example-scratch/" text:style-name="Internet_20_link" text:visited-style-name="Visited_20_Internet_20_Link">https://appdividend.com/2017/09/02/laravel-5-5-validation-example-scratch/</text:a></text:p>
      <text:p text:style-name="P99"/>
      <text:p text:style-name="P106">customize <text:s/>validation as per route &amp; request params</text:p>
      <text:p text:style-name="P106"/>
      <text:p text:style-name="P106">public function rules(Request $request)</text:p>
      <text:p text:style-name="P106"><text:s text:c="4"/>{</text:p>
      <text:p text:style-name="P106"><text:s text:c="8"/>$validationRule = [</text:p>
      <text:p text:style-name="P106"><text:s text:c="12"/>'id' <text:s text:c="9"/>=&gt; 'integer|exists:teams,id',</text:p>
      <text:p text:style-name="P106"><text:s text:c="12"/>'name' <text:s text:c="7"/>=&gt; 'required|max:100',</text:p>
      <text:p text:style-name="P106"><text:s text:c="12"/>'description' =&gt; 'required',</text:p>
      <text:p text:style-name="P106"><text:s text:c="12"/>'licenses' <text:s text:c="3"/>=&gt; ['numeric','max:65535'],</text:p>
      <text:p text:style-name="P106"><text:s text:c="12"/>'user_id' <text:s text:c="4"/>=&gt; 'required|exists:users,id',</text:p>
      <text:p text:style-name="P106"><text:s text:c="8"/>];</text:p>
      <text:p text:style-name="P106"><text:s text:c="8"/>if (empty($request-&gt;id))</text:p>
      <text:p text:style-name="P106"><text:s text:c="8"/>{</text:p>
      <text:p text:style-name="P106"><text:s text:c="12"/>$validationRule[ 'licenses' ][] = 'required';</text:p>
      <text:p text:style-name="P106"><text:s text:c="8"/>}</text:p>
      <text:p text:style-name="P106"><text:s text:c="5"/></text:p>
      <text:p text:style-name="P106"><text:s text:c="6"/>if ($request-&gt;route()-&gt;getName() == 'add_team' || $request-&gt;route()-&gt;getName() == 'edit_team')</text:p>
      <text:p text:style-name="P106"><text:s text:c="8"/>{</text:p>
      <text:p text:style-name="P106"><text:s text:c="12"/>$validationRule[ 'user_id' ] = 'required|exists:users,id';</text:p>
      <text:p text:style-name="P106"><text:s text:c="8"/></text:p>
      <text:p text:style-name="P106"><text:s text:c="8"/>}</text:p>
      <text:p text:style-name="P106"/>
      <text:p text:style-name="P106"><text:s text:c="8"/>return $validationRule;</text:p>
      <text:p text:style-name="P99"/>
      <text:p text:style-name="P108"/>
      <text:p text:style-name="P109">overwrite custome message on laravel request message <text:s/>so write this method in request file</text:p>
      <text:p text:style-name="P109">public function messages() {</text:p>
      <text:p text:style-name="P109"><text:s text:c="8"/>return [</text:p>
      <text:p text:style-name="P109"><text:s text:c="12"/>'password.required' =&gt; 'Please enter New password.',</text:p>
      <text:p text:style-name="P109"><text:s text:c="12"/>'password_confirmation.required' =&gt; 'Please enter New confirm password.',</text:p>
      <text:p text:style-name="P109"><text:s text:c="12"/>'old_password.required' =&gt; 'Please enter Current password.',</text:p>
      <text:p text:style-name="P109"><text:s text:c="12"/>'password.confirm' =&gt; 'The password and confirm password does not match.',</text:p>
      <text:p text:style-name="P109"><text:s text:c="12"/>'password.required' =&gt; 'Please enter New password.',</text:p>
      <text:p text:style-name="P109"><text:soft-page-break/><text:s text:c="12"/>'old_password.min' =&gt; "Curretn Password - Minimum 6 characters.",</text:p>
      <text:p text:style-name="P109"><text:s text:c="12"/>'old_password.max' =&gt; 'Current Password - Maximum <text:s/>15 character allowed.',</text:p>
      <text:p text:style-name="P109"><text:s text:c="8"/>];</text:p>
      <text:p text:style-name="P109"><text:s text:c="4"/>}</text:p>
      <text:p text:style-name="P109"/>
      <text:p text:style-name="P109"/>
      <text:p text:style-name="P109"/>
      <text:p text:style-name="P109"/>
      <text:p text:style-name="P110">customize as per request data</text:p>
      <text:p text:style-name="P110"/>
      <text:p text:style-name="P110">public function rules(Request $request)</text:p>
      <text:p text:style-name="P110"><text:s text:c="4"/>{</text:p>
      <text:p text:style-name="P110"><text:s text:c="8"/>$validationRule = [</text:p>
      <text:p text:style-name="P110"><text:s text:c="12"/>'redirect_url' <text:s text:c="13"/>=&gt; 'required|regex:/^(https?:\/\/)?([\da-z\.-]+)\.([a-z\.]{2,6})([\/\w \.-]*)*\/?$/',</text:p>
      <text:p text:style-name="P110"><text:s text:c="12"/>'advertisement_name' <text:s text:c="7"/>=&gt; 'required',</text:p>
      <text:p text:style-name="P110"><text:s text:c="12"/>'status' <text:s text:c="19"/>=&gt; 'required',</text:p>
      <text:p text:style-name="P110"><text:s text:c="12"/>'advertisement_plan_id' <text:s text:c="4"/>=&gt; 'required|exists:advertisement_plans,id',</text:p>
      <text:p text:style-name="P110"><text:s text:c="12"/>// 'media' <text:s text:c="20"/>=&gt; ['required','file'],</text:p>
      <text:p text:style-name="P110"><text:s text:c="8"/>];</text:p>
      <text:p text:style-name="P110"/>
      <text:p text:style-name="P110"><text:s text:c="8"/>$requestData = $request-&gt;all();</text:p>
      <text:p text:style-name="P110"><text:s text:c="8"/>if(isset($requestData['media']))</text:p>
      <text:p text:style-name="P110"><text:s text:c="8"/>{</text:p>
      <text:p text:style-name="P110"><text:s text:c="12"/>$validationRule[ 'media' ] = ['required','file'];</text:p>
      <text:p text:style-name="P110"/>
      <text:p text:style-name="P110"><text:s text:c="12"/>if (substr($requestData['media']-&gt;getMimeType(), 0, 5) == 'image') {</text:p>
      <text:p text:style-name="P110"><text:s text:c="16"/>$validationRule[ 'media' ][] = 'image';</text:p>
      <text:p text:style-name="P110"><text:s text:c="16"/>$validationRule[ 'media' ][] = 'mimes:jpeg,jpg,png';</text:p>
      <text:p text:style-name="P110"><text:s text:c="12"/>}</text:p>
      <text:p text:style-name="P110"><text:s text:c="12"/>if (substr($requestData['media']-&gt;getMimeType(), 0, 5) == 'video') {</text:p>
      <text:p text:style-name="P110"><text:s text:c="15"/></text:p>
      <text:p text:style-name="P110"><text:s text:c="16"/>$validationRule[ 'media' ][] = 'mimes:mp4,mov,ogg';</text:p>
      <text:p text:style-name="P110"/>
      <text:p text:style-name="P110"><text:s text:c="12"/>}</text:p>
      <text:p text:style-name="P110"/>
      <text:p text:style-name="P110"><text:s text:c="12"/>if (substr($requestData['media']-&gt;getMimeType(), 0, 5) != 'video' &amp;&amp; substr($requestData['media']-&gt;getMimeType(), 0, 5) != 'image') {</text:p>
      <text:p text:style-name="P110"><text:s text:c="16"/>$validationRule[ 'media' ][] = 'image';</text:p>
      <text:p text:style-name="P110"><text:s text:c="16"/>$validationRule[ 'media' ][] = 'mimes:jpeg,jpg,png';</text:p>
      <text:p text:style-name="P110"><text:s text:c="12"/>}</text:p>
      <text:p text:style-name="P110"><text:s text:c="8"/>}</text:p>
      <text:p text:style-name="P110"><text:s text:c="8"/>return $validationRule;</text:p>
      <text:p text:style-name="P110"><text:s text:c="4"/>}</text:p>
      <text:p text:style-name="P110"/>
      <text:p text:style-name="P110"/>
      <text:p text:style-name="P169"><text:span text:style-name="T325">=&gt; </text:span>write function in ru<text:span text:style-name="T326">les</text:span></text:p>
      <text:p text:style-name="P169">--------------------------------------------</text:p>
      <text:p text:style-name="P111">see example flow-x <text:s text:c="2"/>/var/www/html/soilmax/app/Http/Requests/Api/UserLoginRequest.php</text:p>
      <text:p text:style-name="P89"/>
      <text:p text:style-name="P89">public function rules() {</text:p>
      <text:p text:style-name="P89"><text:s text:c="8"/>$model = new \App\User();</text:p>
      <text:p text:style-name="P89"><text:soft-page-break/><text:s text:c="8"/>return [</text:p>
      <text:p text:style-name="P89"><text:s text:c="12"/>'email' =&gt; ['required', function ($attribute, $value, $fail) use ($model) {</text:p>
      <text:p text:style-name="P89"><text:s text:c="20"/>$isFound = $model-&gt;checkEmail($value);</text:p>
      <text:p text:style-name="P89"><text:s text:c="20"/>if ($isFound ==0) {</text:p>
      <text:p text:style-name="P89"><text:s text:c="24"/>$fail(trans('messages.validations.email_not_exist'));</text:p>
      <text:p text:style-name="P89"><text:s text:c="20"/>}</text:p>
      <text:p text:style-name="P89"><text:s text:c="20"/>return true;</text:p>
      <text:p text:style-name="P89"><text:s text:c="16"/>}],</text:p>
      <text:p text:style-name="P89"><text:s text:c="12"/>'password' =&gt; 'required',</text:p>
      <text:p text:style-name="P89"><text:s text:c="8"/>];</text:p>
      <text:p text:style-name="P89"><text:s text:c="4"/>}</text:p>
      <text:p text:style-name="P89"/>
      <text:p text:style-name="P89"/>
      <text:p text:style-name="P89"/>
      <text:p text:style-name="P112">In line validation in controller (use in base proj lumen)</text:p>
      <text:p text:style-name="P112">======================</text:p>
      <text:p text:style-name="P112"/>
      <text:p text:style-name="P112">$validation = Validator::make($request-&gt;all(), ['status' =&gt; 'required', 'id' =&gt; 'required|integer']);</text:p>
      <text:p text:style-name="P112"/>
      <text:p text:style-name="P112"><text:s text:c="8"/>if ($validation-&gt;fails()) {</text:p>
      <text:p text:style-name="P112"><text:s text:c="12"/>return $this-&gt;validationError($validation);</text:p>
      <text:p text:style-name="P112"><text:s text:c="8"/>}</text:p>
      <text:p text:style-name="P89"/>
      <text:p text:style-name="P89"/>
      <text:p text:style-name="P123">use flash message </text:p>
      <text:p text:style-name="P90"/>
      <text:p text:style-name="P90"><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90"/>
      <text:p text:style-name="P91">flash by flash package</text:p>
      <text:p text:style-name="P91"><text:s text:c="8"/><text:a xlink:type="simple" xlink:href="https://github.com/laracasts/flash" text:style-name="Internet_20_link" text:visited-style-name="Visited_20_Internet_20_Link"><text:span text:style-name="T19">https://github.com/laracasts/flash</text:span></text:a></text:p>
      <text:p text:style-name="P358"/>
      <text:p text:style-name="P358">$request-&gt;session()-&gt;flash('success', 'Approved Successfully.');</text:p>
      <text:p text:style-name="P358"/>
      <text:p text:style-name="P360">or</text:p>
      <text:p text:style-name="P360"/>
      <text:p text:style-name="P358">return redirect('admin/advertisements')-&gt;with('success', 'Advertisement updated!');</text:p>
      <text:p text:style-name="P358"><text:tab/></text:p>
      <text:p text:style-name="P359">Show</text:p>
      <text:p text:style-name="P358"><text:s/>@if ($message = Session::get('success'))</text:p>
      <text:p text:style-name="P358"><text:s text:c="21"/>&lt;div class="alert alert-success alert-block Laravel_alert"&gt;</text:p>
      <text:p text:style-name="P358"><text:s text:c="24"/>&lt;button type="button" class="close" data-dismiss="alert"&gt;×&lt;/button&gt; </text:p>
      <text:p text:style-name="P358"><text:s text:c="24"/>&lt;strong&gt;{{ $message }}&lt;/strong&gt;</text:p>
      <text:p text:style-name="P358"><text:s text:c="21"/>&lt;/div&gt;</text:p>
      <text:p text:style-name="P358"><text:s text:c="20"/>@endif</text:p>
      <text:p text:style-name="P358"/>
      <text:p text:style-name="P358">/* Laravel Flash msg remove after 5 sec*/</text:p>
      <text:p text:style-name="P358"><text:s text:c="2"/>$("document").ready(function(){</text:p>
      <text:p text:style-name="P358"><text:s text:c="4"/>setTimeout(function(){</text:p>
      <text:p text:style-name="P91"><text:span text:style-name="T19"><text:s text:c="6"/>$(".laravel-flash").remove(); // </text:span><text:span text:style-name="T20">give class to div alert</text:span></text:p>
      <text:p text:style-name="P358"><text:s text:c="4"/>}, 5000 );// 5 secs</text:p>
      <text:p text:style-name="P358"><text:s text:c="2"/>});</text:p>
      <text:p text:style-name="P150"><text:tab/><text:tab/></text:p>
      <text:p text:style-name="P150"><text:soft-page-break/></text:p>
      <text:p text:style-name="P137">include js</text:p>
      <text:p text:style-name="P137"/>
      <text:p text:style-name="P285">&lt;script type="text/javascript" src="{{ asset('<text:span text:style-name="T7">public/js/</text:span>datepicker/jquery-ui.js') }}"&gt;&lt;/script&gt;</text:p>
      <text:p text:style-name="P285"/>
      <text:p text:style-name="P21">include css</text:p>
      <text:p text:style-name="P285">&lt;link href="{{asset('<text:span text:style-name="T7">public/css/</text:span>font-awesome.css')}}" rel="stylesheet" type="text/css" media="all"/&gt;</text:p>
      <text:p text:style-name="P150"/>
      <text:p text:style-name="P22">get post data</text:p>
      <text:p text:style-name="P304"/>
      <text:p text:style-name="P304">$reg_date = $request-&gt;input('registration_date');</text:p>
      <text:p text:style-name="P150"/>
      <text:p text:style-name="P24">get Get data</text:p>
      <text:p text:style-name="P310">1. <text:s/>$input = $request-&gt;all(); <text:s/>&amp; $request pass in argu</text:p>
      <text:p text:style-name="P310">2. <text:s/>url?term=abc</text:p>
      <text:p text:style-name="P310"><text:s text:c="5"/>$request-&gt;query('term');</text:p>
      <text:p text:style-name="P124">link</text:p>
      <text:p text:style-name="P197"/>
      <text:p text:style-name="P197">&lt;a href="{{url('admin/roles/'.<text:span text:style-name="T278">$id</text:span>)}}"&gt;</text:p>
      <text:p text:style-name="P940"><text:span text:style-name="Source_20_Text"><text:span text:style-name="T133">&lt;a href="{{route('mp.rp.add')}}"&gt;Click &lt;/a&gt;</text:span></text:span></text:p>
      <text:p text:style-name="P197"/>
      <text:p text:style-name="P197"/>
      <text:p text:style-name="P197">in route resoue this is mention so manage it by self.</text:p>
      <text:p text:style-name="P197"/>
      <text:p text:style-name="P739">URL Make</text:p>
      <text:p text:style-name="P808"/>
      <text:p text:style-name="P808">$c=url('/tile-designer/ongoing-jobs/view', ['id' =&gt; $requestData['job_id']]); //by url</text:p>
      <text:p text:style-name="P808"><text:s/>$url = route('ongoing-jobs-view', ['id' =&gt; $requestData['job_id']]); <text:s/>// by route name</text:p>
      <text:p text:style-name="P197"/>
      <text:p text:style-name="P734">Signed Route</text:p>
      <text:p text:style-name="P759"/>
      <text:p text:style-name="P759">web.php</text:p>
      <text:p text:style-name="P759"><text:s text:c="2"/>Route::get('/test/{id}', <text:a xlink:type="simple" xlink:href="mailto:'HomeController@test" text:style-name="Internet_20_link" text:visited-style-name="Visited_20_Internet_20_Link">'HomeController@test</text:a>')-&gt;name('<text:span text:style-name="T7">test</text:span>')-&gt;middleware('signed');</text:p>
      <text:p text:style-name="P759"/>
      <text:p text:style-name="P759">in view file</text:p>
      <text:p text:style-name="P759">&lt;?php </text:p>
      <text:p text:style-name="P759"><text:s text:c="12"/>use Illuminate\Support\Facades\URL;</text:p>
      <text:p text:style-name="P759"><text:s text:c="12"/>$id=1;</text:p>
      <text:p text:style-name="P759">?&gt;</text:p>
      <text:p text:style-name="P759"><text:s text:c="11"/>&lt;a href="{{Url::signedRoute('<text:span text:style-name="T7">test</text:span>', ['id' =&gt; 23])}}"&gt;back&lt;/a&gt;</text:p>
      <text:p text:style-name="P759"/>
      <text:p text:style-name="P761">or <text:tab/></text:p>
      <text:p text:style-name="P761"/>
      <text:p text:style-name="P760"><text:s/>&lt;a href="{{U<text:span text:style-name="T279">RL</text:span>::signedRoute('<text:span text:style-name="T7">test</text:span>', ['id' =&gt; 23])}}"&gt;back&lt;/a&gt;</text:p>
      <text:p text:style-name="P197"/>
      <text:p text:style-name="P137">Image</text:p>
      <text:p text:style-name="P284"/>
      <text:p text:style-name="P284">&lt;img src="{{asset('public/user/profile/'.Auth::user()-&gt;profile_pic)}}" alt="" width="50px" height="50px"&gt; </text:p>
      <text:p text:style-name="P284"/>
      <text:p text:style-name="P284"><text:s/>&lt;script src="{{URL::asset('assets/back/vendors/jQuery-validation-<text:soft-page-break/>plugin/jquery.validate.js')}}"&gt;&lt;/script&gt;</text:p>
      <text:p text:style-name="P284"/>
      <text:p text:style-name="P906">A practical example of route naming:</text:p>
      <text:p text:style-name="P916"><text:span text:style-name="Source_20_Text"><text:span text:style-name="T129">Route::get(</text:span></text:span><text:span text:style-name="Source_20_Text"><text:span text:style-name="T131">'admin/pages/{id}/edit'</text:span></text:span><text:span text:style-name="Source_20_Text"><text:span text:style-name="T129">, [</text:span></text:span><text:span text:style-name="Source_20_Text"><text:span text:style-name="T131">'as'</text:span></text:span><text:span text:style-name="Source_20_Text"><text:span text:style-name="T128"> </text:span></text:span><text:span text:style-name="Source_20_Text"><text:span text:style-name="T129">=&gt; </text:span></text:span><text:span text:style-name="Source_20_Text"><text:span text:style-name="T131">'page.edit'</text:span></text:span><text:span text:style-name="Source_20_Text"><text:span text:style-name="T129">, </text:span></text:span><text:span text:style-name="Source_20_Text"><text:span text:style-name="T131">'uses'</text:span></text:span><text:span text:style-name="Source_20_Text"><text:span text:style-name="T128"> </text:span></text:span><text:span text:style-name="Source_20_Text"><text:span text:style-name="T129">=&gt; </text:span></text:span><text:span text:style-name="Source_20_Text"><text:span text:style-name="T131">'PageController</text:span></text:span><text:a xlink:type="simple" xlink:href="https://laracasts.com/@edit" text:style-name="Internet_20_link" text:visited-style-name="Visited_20_Internet_20_Link"><text:span text:style-name="Source_20_Text"><text:span text:style-name="T132">@edit</text:span></text:span></text:a><text:span text:style-name="Source_20_Text"><text:span text:style-name="T131">'</text:span></text:span><text:span text:style-name="Source_20_Text"><text:span text:style-name="T129">]);</text:span></text:span></text:p>
      <text:p text:style-name="P912"><text:span text:style-name="T126">Which is nicer: </text:span><text:span text:style-name="Source_20_Text"><text:span text:style-name="T127">url("admin/pages/{$id}/edit")</text:span></text:span><text:span text:style-name="T126"> or </text:span><text:span text:style-name="Source_20_Text"><text:span text:style-name="T127">route('page.edit', $id)</text:span></text:span><text:span text:style-name="T126">?</text:span></text:p>
      <text:p text:style-name="P284"/>
      <text:p text:style-name="P284"/>
      <text:p text:style-name="P688">storage:link</text:p>
      <text:p text:style-name="P687"/>
      <text:p text:style-name="P687"><text:a xlink:type="simple" xlink:href="https://stackoverflow.com/questions/47409417/storage-in-laravel-says-symlink-no-such-file" text:style-name="Internet_20_link" text:visited-style-name="Visited_20_Internet_20_Link">https://stackoverflow.com/questions/47409417/storage-in-laravel-says-symlink-no-such-file</text:a></text:p>
      <text:p text:style-name="P197"/>
      <text:p text:style-name="P197"/>
      <text:p text:style-name="P125">Make schema</text:p>
      <text:p text:style-name="P198"/>
      <text:p text:style-name="P198"><text:a xlink:type="simple" xlink:href="https://laravel.com/docs/5.6/migrations#creating-tables" text:style-name="Internet_20_link" text:visited-style-name="Visited_20_Internet_20_Link">https://laravel.com/docs/5.6/migrations#creating-tables</text:a></text:p>
      <text:p text:style-name="P198"/>
      <text:p text:style-name="P132">model Relation ship <text:s/><text:span text:style-name="T40">&amp; dummy data insert</text:span></text:p>
      <text:p text:style-name="P291"><text:a xlink:type="simple" xlink:href="https://appdividend.com/2017/10/11/laravel-eloquent-relationships/" text:style-name="Internet_20_link" text:visited-style-name="Visited_20_Internet_20_Link">https://appdividend.com/2017/10/11/laravel-eloquent-relationships/</text:a></text:p>
      <text:p text:style-name="P291"/>
      <text:p text:style-name="P292">return $this-&gt;hasMany(TeamMembers::class);</text:p>
      <text:p text:style-name="P292">return $this-&gt;belongsTo(Teams::class);</text:p>
      <text:p text:style-name="P198"/>
      <text:p text:style-name="P198"/>
      <text:p text:style-name="P293">if foringkey name is different then </text:p>
      <text:p text:style-name="P293"><text:s/>return $this-&gt;hasMany(User::class,'role_id','id'); <text:s text:c="4"/><text:span text:style-name="T41">X</text:span> </text:p>
      <text:p text:style-name="P293"/>
      <text:p text:style-name="P966">Standard</text:p>
      <text:p text:style-name="P811"/>
      <text:p text:style-name="P811">jya fk tya belongsTo</text:p>
      <text:p text:style-name="P811"/>
      <text:p text:style-name="P811">so syntex is in model of <text:s/>jya(in belogsto valu model)</text:p>
      <text:p text:style-name="P811"><text:s/>public function fromUser()</text:p>
      <text:p text:style-name="P811"><text:s text:c="4"/>{</text:p>
      <text:p text:style-name="P811"><text:s text:c="8"/>return $this-&gt;belongsTo(User::class, 'from_id');</text:p>
      <text:p text:style-name="P812"><text:s text:c="5"/>// return $this-&gt;belongsTo(<text:span text:style-name="T307">model of hasmany</text:span>, '<text:span text:style-name="T307">field of belogsto tbl</text:span>');</text:p>
      <text:p text:style-name="P811"><text:s text:c="4"/>}</text:p>
      <text:p text:style-name="P811"/>
      <text:p text:style-name="P811">so syntex for hasmany valu tbl</text:p>
      <text:p text:style-name="P811">public function AdvertisementUser()</text:p>
      <text:p text:style-name="P811"><text:s text:c="4"/>{</text:p>
      <text:p text:style-name="P811"><text:s text:c="8"/>return $this-&gt;hasMany(AdvertisementUser::class, 'user_id', 'id');</text:p>
      <text:p text:style-name="P813"><text:s text:c="7"/>//return $this-&gt;hasMany(<text:span text:style-name="T308">model of belogsto tbl</text:span>, '<text:span text:style-name="T308">key name of belogto tbl</text:span>', '<text:span text:style-name="T308">primary key of hasmany tbl</text:span>');</text:p>
      <text:p text:style-name="P811"><text:s text:c="4"/>}</text:p>
      <text:p text:style-name="P293"/>
      <text:p text:style-name="P293"/>
      <text:p text:style-name="P741">for dummy data</text:p>
      <text:p text:style-name="P294">Ref:</text:p>
      <text:p text:style-name="P294"/>
      <text:p text:style-name="P176">2 rite</text:p>
      <text:p text:style-name="P295">1. databaseseder ma direct lakhine</text:p>
      <text:p text:style-name="P296"><text:s text:c="3"/><text:span text:style-name="T7"><text:s/></text:span><text:span text:style-name="T8">Ref: https://appdividend.com/2017/10/11/laravel-eloquent-relationships/</text:span></text:p>
      <text:p text:style-name="P295"><text:soft-page-break/></text:p>
      <text:p text:style-name="P295">2. facotory thi</text:p>
      <text:p text:style-name="P295"><text:a xlink:type="simple" xlink:href="https://itsolutionstuff.com/post/laravel-5-create-dummy-data-using-tinker-factoryexample.html" text:style-name="Internet_20_link" text:visited-style-name="Visited_20_Internet_20_Link">https://itsolutionstuff.com/post/laravel-5-create-dummy-data-using-tinker-factoryexample.html</text:a></text:p>
      <text:p text:style-name="P295"/>
      <text:p text:style-name="P295"><text:s text:c="3"/>facotry command 'php artisan make:factory TeamMembersFactory' <text:s/>thi fatorty banavani</text:p>
      <text:p text:style-name="P295">model &amp; return ma lakhvu </text:p>
      <text:p text:style-name="P295"><text:s/>then</text:p>
      <text:p text:style-name="P295"><text:s text:c="2"/>php artisan make:seeder TeamsMembersTableSeeder</text:p>
      <text:p text:style-name="P295"><text:s text:c="4"/>seeder banavu <text:s/>ane run mehtod ma </text:p>
      <text:p text:style-name="P295"><text:s text:c="2"/>factory('App\Teams',5)-&gt;create(); <text:s text:c="3"/>ana thi facoty call karavi</text:p>
      <text:p text:style-name="P295"/>
      <text:p text:style-name="P295"><text:s text:c="2"/>database seeder na run ma </text:p>
      <text:p text:style-name="P295"><text:s text:c="3"/>$this-&gt;call(TeamsTableSeeder::class); <text:s/>aana thi seeder call karavu</text:p>
      <text:p text:style-name="P295">ane </text:p>
      <text:p text:style-name="P295"><text:s/>php artisan <text:a xlink:type="simple" xlink:href="db:seed" text:style-name="Internet_20_link" text:visited-style-name="Visited_20_Internet_20_Link">db:seed</text:a> <text:s/>karine check databse</text:p>
      <text:p text:style-name="P294"/>
      <text:p text:style-name="P177"><text:span text:style-name="T42">Ref: </text:span>https://tutsforweb.com/learn-to-use-model-factories-in-laravel/</text:p>
      <text:p text:style-name="P293"/>
      <text:p text:style-name="P27">Pasword</text:p>
      <text:p text:style-name="P27"/>
      <text:p text:style-name="P317">&lt;?php</text:p>
      <text:p text:style-name="P317"/>
      <text:p text:style-name="P317">$string = 'Hello world.';</text:p>
      <text:p text:style-name="P317">$hash = Hash::make($string);</text:p>
      <text:p text:style-name="P317"/>
      <text:p text:style-name="P317">if (Hash::check($string, $hash)) {</text:p>
      <text:p text:style-name="P317"><text:s text:c="4"/>// The passwords match...</text:p>
      <text:p text:style-name="P317">}</text:p>
      <text:p text:style-name="P317"/>
      <text:p text:style-name="P31">login check</text:p>
      <text:p text:style-name="P31"/>
      <text:p text:style-name="P340">Use Hash;</text:p>
      <text:p text:style-name="P340"/>
      <text:p text:style-name="P340">$user = User::where('email', '=', 'email@address.com')-&gt;first();</text:p>
      <text:p text:style-name="P340">Then, you'll need to CHECK the hashed password, like so:</text:p>
      <text:p text:style-name="P340"/>
      <text:p text:style-name="P340">Hash::check('INPUT PASSWORD', $user-&gt;password);</text:p>
      <text:p text:style-name="P317"/>
      <text:p text:style-name="P28">title</text:p>
      <text:p text:style-name="P318"><text:s/>&lt;title&gt;@yield('title') | {{$setting['site_name']}}&lt;/title&gt; <text:s/>in blade.php</text:p>
      <text:p text:style-name="P318">@section('title','CMS Pages') <text:s text:c="8"/>in page</text:p>
      <text:p text:style-name="P318"/>
      <text:p text:style-name="P70">View:make</text:p>
      <text:p text:style-name="P899"/>
      <text:p text:style-name="P899"><text:a xlink:type="simple" xlink:href="https://ourcodeworld.com/articles/read/232/how-to-render-a-view-and-save-its-html-content-in-a-variable-in-laravel" text:style-name="Internet_20_link" text:visited-style-name="Visited_20_Internet_20_Link">https://ourcodeworld.com/articles/read/232/how-to-render-a-view-and-save-its-html-content-in-a-variable-in-laravel</text:a></text:p>
      <text:p text:style-name="P899"/>
      <text:p text:style-name="P899">view:share for pass variable in all proj</text:p>
      <text:p text:style-name="P293"/>
      <text:p text:style-name="P11">cheetsheet</text:p>
      <text:p text:style-name="P248"><text:a xlink:type="simple" xlink:href="https://learninglaravel.net/cheatsheet/" text:style-name="Internet_20_link" text:visited-style-name="Visited_20_Internet_20_Link">https://learninglaravel.net/cheatsheet/</text:a></text:p>
      <text:p text:style-name="P844"><text:a xlink:type="simple" xlink:href="https://laravel.gen.tr/cheatsheet/" text:style-name="Internet_20_link" text:visited-style-name="Visited_20_Internet_20_Link">https://laravel.gen.tr/cheatsheet/</text:a></text:p>
      <text:p text:style-name="P844"><text:soft-page-break/></text:p>
      <text:p text:style-name="P980">Model Observer</text:p>
      <text:p text:style-name="P845"><text:a xlink:type="simple" xlink:href="https://appdividend.com/2018/01/02/laravel-model-observers-tutorial-example/" text:style-name="Internet_20_link" text:visited-style-name="Visited_20_Internet_20_Link">https://appdividend.com/2018/01/02/laravel-model-observers-tutorial-example/</text:a></text:p>
      <text:p text:style-name="P845"/>
      <text:p text:style-name="P846">below one is tested.</text:p>
      <text:h text:style-name="P985" text:outline-level="3"><text:a xlink:type="simple" xlink:href="https://laravel.com/docs/5.7/eloquent#observers" text:style-name="Internet_20_link" text:visited-style-name="Visited_20_Internet_20_Link"><text:span text:style-name="T233">Observers</text:span></text:a></text:h>
      <text:section text:style-name="Sect1" text:name="docsScreen">
        <text:h text:style-name="P984" text:outline-level="4">Defining Observers</text:h>
        <text:p text:style-name="P983"><text:span text:style-name="T234">If you are listening for many events on a given model, you may use observers to group all of your listeners into a single class. Observers classes have method names which reflect the Eloquent events you wish to listen for. Each of these methods receives the model as their only argument. The </text:span><text:span text:style-name="Source_20_Text"><text:span text:style-name="T239">make</text:span></text:span><text:span text:style-name="Source_20_Text"><text:span text:style-name="T235">:</text:span></text:span><text:span text:style-name="Source_20_Text"><text:span text:style-name="T239">observer</text:span></text:span><text:span text:style-name="T234"> Artisan command is the easiest way to create a new observer class:</text:span></text:p>
        <text:p text:style-name="P922"><text:span text:style-name="Source_20_Text"><text:span text:style-name="T236">php artisan make:observer UserObserver --model=User</text:span></text:span></text:p>
        <text:p text:style-name="P983"><text:span text:style-name="T234">This command will place the new observer in your </text:span><text:span text:style-name="Source_20_Text"><text:span text:style-name="T239">App</text:span></text:span><text:span text:style-name="Source_20_Text"><text:span text:style-name="T235">/</text:span></text:span><text:span text:style-name="Source_20_Text"><text:span text:style-name="T239">Observers</text:span></text:span><text:span text:style-name="T234"> directory. If this directory does not exist, Artisan will create it for you. Your fresh observer will look like the following:</text:span></text:p>
        <text:p text:style-name="P922"><text:span text:style-name="Source_20_Text"><text:span text:style-name="T241">&lt;?php</text:span></text:span></text:p>
        <text:p text:style-name="P956"/>
        <text:p text:style-name="P956"><text:span text:style-name="Source_20_Text"><text:span text:style-name="T242">namespace</text:span></text:span><text:span text:style-name="Source_20_Text"><text:span text:style-name="T236"> App\Observers;</text:span></text:span></text:p>
        <text:p text:style-name="P956"/>
        <text:p text:style-name="P956"><text:span text:style-name="Source_20_Text"><text:span text:style-name="T242">use</text:span></text:span><text:span text:style-name="Source_20_Text"><text:span text:style-name="T236"> App\User;</text:span></text:span></text:p>
        <text:p text:style-name="P956"/>
        <text:p text:style-name="P956"><text:span text:style-name="Source_20_Text"><text:span text:style-name="T242">class</text:span></text:span><text:span text:style-name="Source_20_Text"><text:span text:style-name="T236"> </text:span></text:span><text:span text:style-name="Source_20_Text"><text:span text:style-name="T240">UserObserver</text:span></text:span></text:p>
        <text:p text:style-name="P956"><text:span text:style-name="Source_20_Text"><text:span text:style-name="T236">{</text:span></text:span></text:p>
        <text:p text:style-name="P956"><text:span text:style-name="Source_20_Text"><text:span text:style-name="T238"><text:s text:c="4"/></text:span></text:span><text:span text:style-name="Source_20_Text"><text:span text:style-name="T243">/**</text:span></text:span></text:p>
        <text:p text:style-name="P956"><text:span text:style-name="Source_20_Text"><text:span text:style-name="T244"><text:s text:c="5"/></text:span></text:span><text:span text:style-name="Source_20_Text"><text:span text:style-name="T243">* Handle the User "created" event.</text:span></text:span></text:p>
        <text:p text:style-name="P956"><text:span text:style-name="Source_20_Text"><text:span text:style-name="T244"><text:s text:c="5"/></text:span></text:span><text:span text:style-name="Source_20_Text"><text:span text:style-name="T243">*</text:span></text:span></text:p>
        <text:p text:style-name="P956"><text:span text:style-name="Source_20_Text"><text:span text:style-name="T244"><text:s text:c="5"/></text:span></text:span><text:span text:style-name="Source_20_Text"><text:span text:style-name="T243">* @param <text:s/>\App\User <text:s/>$user</text:span></text:span></text:p>
        <text:p text:style-name="P956"><text:span text:style-name="Source_20_Text"><text:span text:style-name="T244"><text:s text:c="5"/></text:span></text:span><text:span text:style-name="Source_20_Text"><text:span text:style-name="T243">* @return void</text:span></text:span></text:p>
        <text:p text:style-name="P956"><text:soft-page-break/><text:span text:style-name="Source_20_Text"><text:span text:style-name="T244"><text:s text:c="5"/></text:span></text:span><text:span text:style-name="Source_20_Text"><text:span text:style-name="T243">*/</text:span></text:span></text:p>
        <text:p text:style-name="P956"><text:span text:style-name="Source_20_Text"><text:span text:style-name="T238"><text:s text:c="4"/></text:span></text:span><text:span text:style-name="Source_20_Text"><text:span text:style-name="T242">public</text:span></text:span><text:span text:style-name="Source_20_Text"><text:span text:style-name="T236"> </text:span></text:span><text:span text:style-name="Source_20_Text"><text:span text:style-name="T242">function</text:span></text:span><text:span text:style-name="Source_20_Text"><text:span text:style-name="T236"> </text:span></text:span><text:span text:style-name="Source_20_Text"><text:span text:style-name="T240">created</text:span></text:span><text:span text:style-name="Source_20_Text"><text:span text:style-name="T236">(User </text:span></text:span><text:span text:style-name="Source_20_Text"><text:span text:style-name="T241">$user</text:span></text:span><text:span text:style-name="Source_20_Text"><text:span text:style-name="T236">)</text:span></text:span></text:p>
        <text:p text:style-name="P956"><text:span text:style-name="Source_20_Text"><text:span text:style-name="T238"><text:s text:c="4"/></text:span></text:span><text:span text:style-name="Source_20_Text"><text:span text:style-name="T236">{</text:span></text:span></text:p>
        <text:p text:style-name="P956"><text:span text:style-name="Source_20_Text"><text:span text:style-name="T238"><text:s text:c="8"/></text:span></text:span><text:span text:style-name="Source_20_Text"><text:span text:style-name="T243">//</text:span></text:span></text:p>
        <text:p text:style-name="P956"><text:span text:style-name="Source_20_Text"><text:span text:style-name="T238"><text:s text:c="4"/></text:span></text:span><text:span text:style-name="Source_20_Text"><text:span text:style-name="T236">}</text:span></text:span></text:p>
        <text:p text:style-name="P956"/>
        <text:p text:style-name="P956"><text:span text:style-name="Source_20_Text"><text:span text:style-name="T238"><text:s text:c="4"/></text:span></text:span><text:span text:style-name="Source_20_Text"><text:span text:style-name="T243">/**</text:span></text:span></text:p>
        <text:p text:style-name="P956"><text:span text:style-name="Source_20_Text"><text:span text:style-name="T244"><text:s text:c="5"/></text:span></text:span><text:span text:style-name="Source_20_Text"><text:span text:style-name="T243">* Handle the User "updated" event.</text:span></text:span></text:p>
        <text:p text:style-name="P956"><text:span text:style-name="Source_20_Text"><text:span text:style-name="T244"><text:s text:c="5"/></text:span></text:span><text:span text:style-name="Source_20_Text"><text:span text:style-name="T243">*</text:span></text:span></text:p>
        <text:p text:style-name="P956"><text:span text:style-name="Source_20_Text"><text:span text:style-name="T244"><text:s text:c="5"/></text:span></text:span><text:span text:style-name="Source_20_Text"><text:span text:style-name="T243">* @param <text:s/>\App\User <text:s/>$user</text:span></text:span></text:p>
        <text:p text:style-name="P956"><text:span text:style-name="Source_20_Text"><text:span text:style-name="T244"><text:s text:c="5"/></text:span></text:span><text:span text:style-name="Source_20_Text"><text:span text:style-name="T243">* @return void</text:span></text:span></text:p>
        <text:p text:style-name="P956"><text:span text:style-name="Source_20_Text"><text:span text:style-name="T244"><text:s text:c="5"/></text:span></text:span><text:span text:style-name="Source_20_Text"><text:span text:style-name="T243">*/</text:span></text:span></text:p>
        <text:p text:style-name="P956"><text:span text:style-name="Source_20_Text"><text:span text:style-name="T238"><text:s text:c="4"/></text:span></text:span><text:span text:style-name="Source_20_Text"><text:span text:style-name="T242">public</text:span></text:span><text:span text:style-name="Source_20_Text"><text:span text:style-name="T236"> </text:span></text:span><text:span text:style-name="Source_20_Text"><text:span text:style-name="T242">function</text:span></text:span><text:span text:style-name="Source_20_Text"><text:span text:style-name="T236"> </text:span></text:span><text:span text:style-name="Source_20_Text"><text:span text:style-name="T240">updated</text:span></text:span><text:span text:style-name="Source_20_Text"><text:span text:style-name="T236">(User </text:span></text:span><text:span text:style-name="Source_20_Text"><text:span text:style-name="T241">$user</text:span></text:span><text:span text:style-name="Source_20_Text"><text:span text:style-name="T236">)</text:span></text:span></text:p>
        <text:p text:style-name="P956"><text:span text:style-name="Source_20_Text"><text:span text:style-name="T238"><text:s text:c="4"/></text:span></text:span><text:span text:style-name="Source_20_Text"><text:span text:style-name="T236">{</text:span></text:span></text:p>
        <text:p text:style-name="P956"><text:span text:style-name="Source_20_Text"><text:span text:style-name="T238"><text:s text:c="8"/></text:span></text:span><text:span text:style-name="Source_20_Text"><text:span text:style-name="T243">//</text:span></text:span></text:p>
        <text:p text:style-name="P956"><text:span text:style-name="Source_20_Text"><text:span text:style-name="T238"><text:s text:c="4"/></text:span></text:span><text:span text:style-name="Source_20_Text"><text:span text:style-name="T236">}</text:span></text:span></text:p>
        <text:p text:style-name="P956"/>
        <text:p text:style-name="P956"><text:span text:style-name="Source_20_Text"><text:span text:style-name="T238"><text:s text:c="4"/></text:span></text:span><text:span text:style-name="Source_20_Text"><text:span text:style-name="T243">/**</text:span></text:span></text:p>
        <text:p text:style-name="P956"><text:span text:style-name="Source_20_Text"><text:span text:style-name="T244"><text:s text:c="5"/></text:span></text:span><text:span text:style-name="Source_20_Text"><text:span text:style-name="T243">* Handle the User "deleted" event.</text:span></text:span></text:p>
        <text:p text:style-name="P956"><text:span text:style-name="Source_20_Text"><text:span text:style-name="T244"><text:s text:c="5"/></text:span></text:span><text:span text:style-name="Source_20_Text"><text:span text:style-name="T243">*</text:span></text:span></text:p>
        <text:p text:style-name="P956"><text:span text:style-name="Source_20_Text"><text:span text:style-name="T244"><text:s text:c="5"/></text:span></text:span><text:span text:style-name="Source_20_Text"><text:span text:style-name="T243">* @param <text:s/>\App\User <text:s/>$user</text:span></text:span></text:p>
        <text:p text:style-name="P956"><text:span text:style-name="Source_20_Text"><text:span text:style-name="T244"><text:s text:c="5"/></text:span></text:span><text:span text:style-name="Source_20_Text"><text:span text:style-name="T243">* @return void</text:span></text:span></text:p>
        <text:p text:style-name="P956"><text:span text:style-name="Source_20_Text"><text:span text:style-name="T244"><text:s text:c="5"/></text:span></text:span><text:span text:style-name="Source_20_Text"><text:span text:style-name="T243">*/</text:span></text:span></text:p>
        <text:p text:style-name="P956"><text:span text:style-name="Source_20_Text"><text:span text:style-name="T238"><text:s text:c="4"/></text:span></text:span><text:span text:style-name="Source_20_Text"><text:span text:style-name="T242">public</text:span></text:span><text:span text:style-name="Source_20_Text"><text:span text:style-name="T236"> </text:span></text:span><text:span text:style-name="Source_20_Text"><text:span text:style-name="T242">function</text:span></text:span><text:span text:style-name="Source_20_Text"><text:span text:style-name="T236"> </text:span></text:span><text:span text:style-name="Source_20_Text"><text:span text:style-name="T240">deleted</text:span></text:span><text:span text:style-name="Source_20_Text"><text:span text:style-name="T236">(User </text:span></text:span><text:span text:style-name="Source_20_Text"><text:span text:style-name="T241">$user</text:span></text:span><text:span text:style-name="Source_20_Text"><text:span text:style-name="T236">)</text:span></text:span></text:p>
        <text:p text:style-name="P956"><text:span text:style-name="Source_20_Text"><text:span text:style-name="T238"><text:s text:c="4"/></text:span></text:span><text:span text:style-name="Source_20_Text"><text:span text:style-name="T236">{</text:span></text:span></text:p>
        <text:p text:style-name="P956"><text:span text:style-name="Source_20_Text"><text:span text:style-name="T238"><text:s text:c="8"/></text:span></text:span><text:span text:style-name="Source_20_Text"><text:span text:style-name="T243">//</text:span></text:span></text:p>
        <text:p text:style-name="P956"><text:soft-page-break/><text:span text:style-name="Source_20_Text"><text:span text:style-name="T238"><text:s text:c="4"/></text:span></text:span><text:span text:style-name="Source_20_Text"><text:span text:style-name="T236">}</text:span></text:span></text:p>
        <text:p text:style-name="P956"><text:span text:style-name="Source_20_Text"><text:span text:style-name="T236">}</text:span></text:span></text:p>
        <text:p text:style-name="P983"><text:span text:style-name="T234">To register an observer, use the </text:span><text:span text:style-name="Source_20_Text"><text:span text:style-name="T239">observe</text:span></text:span><text:span text:style-name="T234"> method on the model you wish to observe. You may register observers in the </text:span><text:span text:style-name="Source_20_Text"><text:span text:style-name="T239">boot</text:span></text:span><text:span text:style-name="T234"> method of one of your service providers. In this example, we'll register the observer in the </text:span><text:span text:style-name="Source_20_Text"><text:span text:style-name="T239">AppServiceProvider</text:span></text:span><text:span text:style-name="T234">:</text:span></text:p>
        <text:p text:style-name="P922"><text:span text:style-name="Source_20_Text"><text:span text:style-name="T241">&lt;?php</text:span></text:span></text:p>
        <text:p text:style-name="P956"/>
        <text:p text:style-name="P956"><text:span text:style-name="Source_20_Text"><text:span text:style-name="T242">namespace</text:span></text:span><text:span text:style-name="Source_20_Text"><text:span text:style-name="T236"> App\Providers;</text:span></text:span></text:p>
        <text:p text:style-name="P956"/>
        <text:p text:style-name="P956"><text:span text:style-name="Source_20_Text"><text:span text:style-name="T242">use</text:span></text:span><text:span text:style-name="Source_20_Text"><text:span text:style-name="T236"> App\User;</text:span></text:span></text:p>
        <text:p text:style-name="P956"><text:span text:style-name="Source_20_Text"><text:span text:style-name="T242">use</text:span></text:span><text:span text:style-name="Source_20_Text"><text:span text:style-name="T236"> App\Observers\UserObserver;</text:span></text:span></text:p>
        <text:p text:style-name="P956"><text:span text:style-name="Source_20_Text"><text:span text:style-name="T242">use</text:span></text:span><text:span text:style-name="Source_20_Text"><text:span text:style-name="T236"> Illuminate\Support\ServiceProvider;</text:span></text:span></text:p>
        <text:p text:style-name="P956"/>
        <text:p text:style-name="P956"><text:span text:style-name="Source_20_Text"><text:span text:style-name="T242">class</text:span></text:span><text:span text:style-name="Source_20_Text"><text:span text:style-name="T236"> </text:span></text:span><text:span text:style-name="Source_20_Text"><text:span text:style-name="T240">AppServiceProvider</text:span></text:span><text:span text:style-name="Source_20_Text"><text:span text:style-name="T236"> </text:span></text:span><text:span text:style-name="Source_20_Text"><text:span text:style-name="T242">extends</text:span></text:span><text:span text:style-name="Source_20_Text"><text:span text:style-name="T236"> </text:span></text:span><text:span text:style-name="Source_20_Text"><text:span text:style-name="T240">ServiceProvider</text:span></text:span></text:p>
        <text:p text:style-name="P956"><text:span text:style-name="Source_20_Text"><text:span text:style-name="T236">{</text:span></text:span></text:p>
        <text:p text:style-name="P956"><text:span text:style-name="Source_20_Text"><text:span text:style-name="T238"><text:s text:c="4"/></text:span></text:span><text:span text:style-name="Source_20_Text"><text:span text:style-name="T243">/**</text:span></text:span></text:p>
        <text:p text:style-name="P956"><text:span text:style-name="Source_20_Text"><text:span text:style-name="T244"><text:s text:c="5"/></text:span></text:span><text:span text:style-name="Source_20_Text"><text:span text:style-name="T243">* Bootstrap any application services.</text:span></text:span></text:p>
        <text:p text:style-name="P956"><text:span text:style-name="Source_20_Text"><text:span text:style-name="T244"><text:s text:c="5"/></text:span></text:span><text:span text:style-name="Source_20_Text"><text:span text:style-name="T243">*</text:span></text:span></text:p>
        <text:p text:style-name="P956"><text:span text:style-name="Source_20_Text"><text:span text:style-name="T244"><text:s text:c="5"/></text:span></text:span><text:span text:style-name="Source_20_Text"><text:span text:style-name="T243">* @return void</text:span></text:span></text:p>
        <text:p text:style-name="P956"><text:span text:style-name="Source_20_Text"><text:span text:style-name="T244"><text:s text:c="5"/></text:span></text:span><text:span text:style-name="Source_20_Text"><text:span text:style-name="T243">*/</text:span></text:span></text:p>
        <text:p text:style-name="P956"><text:span text:style-name="Source_20_Text"><text:span text:style-name="T238"><text:s text:c="4"/></text:span></text:span><text:span text:style-name="Source_20_Text"><text:span text:style-name="T242">public</text:span></text:span><text:span text:style-name="Source_20_Text"><text:span text:style-name="T236"> </text:span></text:span><text:span text:style-name="Source_20_Text"><text:span text:style-name="T242">function</text:span></text:span><text:span text:style-name="Source_20_Text"><text:span text:style-name="T236"> </text:span></text:span><text:span text:style-name="Source_20_Text"><text:span text:style-name="T240">boot</text:span></text:span><text:span text:style-name="Source_20_Text"><text:span text:style-name="T236">()</text:span></text:span></text:p>
        <text:p text:style-name="P956"><text:span text:style-name="Source_20_Text"><text:span text:style-name="T238"><text:s text:c="4"/></text:span></text:span><text:span text:style-name="Source_20_Text"><text:span text:style-name="T236">{</text:span></text:span></text:p>
        <text:p text:style-name="P956"><text:span text:style-name="Source_20_Text"><text:span text:style-name="T238"><text:s text:c="8"/></text:span></text:span><text:span text:style-name="Source_20_Text"><text:span text:style-name="T236">User::</text:span></text:span><text:span text:style-name="Source_20_Text"><text:span text:style-name="T240">observe</text:span></text:span><text:span text:style-name="Source_20_Text"><text:span text:style-name="T236">(UserObserver::</text:span></text:span><text:span text:style-name="Source_20_Text"><text:span text:style-name="T242">class</text:span></text:span><text:span text:style-name="Source_20_Text"><text:span text:style-name="T236">);</text:span></text:span></text:p>
        <text:p text:style-name="P956"><text:span text:style-name="Source_20_Text"><text:span text:style-name="T238"><text:s text:c="4"/></text:span></text:span><text:span text:style-name="Source_20_Text"><text:span text:style-name="T236">}</text:span></text:span></text:p>
        <text:p text:style-name="P956"/>
        <text:p text:style-name="P956"><text:span text:style-name="Source_20_Text"><text:span text:style-name="T238"><text:s text:c="4"/></text:span></text:span><text:span text:style-name="Source_20_Text"><text:span text:style-name="T243">/**</text:span></text:span></text:p>
        <text:p text:style-name="P956"><text:span text:style-name="Source_20_Text"><text:span text:style-name="T244"><text:s text:c="5"/></text:span></text:span><text:span text:style-name="Source_20_Text"><text:span text:style-name="T243">* Register the service provider.</text:span></text:span></text:p>
        <text:p text:style-name="P956"><text:soft-page-break/><text:span text:style-name="Source_20_Text"><text:span text:style-name="T244"><text:s text:c="5"/></text:span></text:span><text:span text:style-name="Source_20_Text"><text:span text:style-name="T243">*</text:span></text:span></text:p>
        <text:p text:style-name="P956"><text:span text:style-name="Source_20_Text"><text:span text:style-name="T244"><text:s text:c="5"/></text:span></text:span><text:span text:style-name="Source_20_Text"><text:span text:style-name="T243">* @return void</text:span></text:span></text:p>
        <text:p text:style-name="P956"><text:span text:style-name="Source_20_Text"><text:span text:style-name="T244"><text:s text:c="5"/></text:span></text:span><text:span text:style-name="Source_20_Text"><text:span text:style-name="T243">*/</text:span></text:span></text:p>
        <text:p text:style-name="P956"><text:span text:style-name="Source_20_Text"><text:span text:style-name="T238"><text:s text:c="4"/></text:span></text:span><text:span text:style-name="Source_20_Text"><text:span text:style-name="T242">public</text:span></text:span><text:span text:style-name="Source_20_Text"><text:span text:style-name="T236"> </text:span></text:span><text:span text:style-name="Source_20_Text"><text:span text:style-name="T242">function</text:span></text:span><text:span text:style-name="Source_20_Text"><text:span text:style-name="T236"> </text:span></text:span><text:span text:style-name="Source_20_Text"><text:span text:style-name="T240">register</text:span></text:span><text:span text:style-name="Source_20_Text"><text:span text:style-name="T236">()</text:span></text:span></text:p>
        <text:p text:style-name="P956"><text:span text:style-name="Source_20_Text"><text:span text:style-name="T238"><text:s text:c="4"/></text:span></text:span><text:span text:style-name="Source_20_Text"><text:span text:style-name="T236">{</text:span></text:span></text:p>
        <text:p text:style-name="P956"><text:span text:style-name="Source_20_Text"><text:span text:style-name="T238"><text:s text:c="8"/></text:span></text:span><text:span text:style-name="Source_20_Text"><text:span text:style-name="T243">//</text:span></text:span></text:p>
        <text:p text:style-name="P956"><text:span text:style-name="Source_20_Text"><text:span text:style-name="T238"><text:s text:c="4"/></text:span></text:span><text:span text:style-name="Source_20_Text"><text:span text:style-name="T236">}</text:span></text:span></text:p>
        <text:p text:style-name="P956"><text:span text:style-name="Source_20_Text"><text:span text:style-name="T236">}</text:span></text:span></text:p>
      </text:section>
      <text:p text:style-name="P845"/>
      <text:p text:style-name="P248"/>
      <text:p text:style-name="P731">Larvel Event &amp; listner</text:p>
      <text:p text:style-name="P756"><text:bookmark-start text:name="__DdeLink__23741_542927987"/><text:a xlink:type="simple" xlink:href="https://www.phpflow.com/php/event-and-listeners-example-using-laravel-5-6/" text:style-name="Internet_20_link" text:visited-style-name="Visited_20_Internet_20_Link">https://www.phpflow.com/php/event-and-listeners-example-using-laravel-5-6/</text:a><text:bookmark-end text:name="__DdeLink__23741_542927987"/></text:p>
      <text:p text:style-name="P756">for version 5.7 &amp; 5.8 use Event::dispatch method insted of Event::fire</text:p>
      <text:p text:style-name="P756">in controller</text:p>
      <text:p text:style-name="P756">use App\Events\Event;</text:p>
      <text:p text:style-name="P756">use App\Events\TestEvent;</text:p>
      <text:p text:style-name="P756"/>
      <text:p text:style-name="P756"><text:s/>$test=array("event"=&gt;"test","description"=&gt;"");</text:p>
      <text:p text:style-name="P756"><text:s text:c="2"/><text:span text:style-name="T277">\</text:span>Event::dispatch(new TestEvent($test)); <text:s/>// pass argument so it will get on TestEvent <text:span text:style-name="T275">controller ‘s </text:span><text:s/>_contrruct method</text:p>
      <text:p text:style-name="P756">in listner, <text:span text:style-name="T276">in </text:span>handle mthod echo $event so u can get this param in listner</text:p>
      <text:p text:style-name="P756"/>
      <text:p text:style-name="P732">Queue &amp; job</text:p>
      <text:p text:style-name="P757"><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776">in .env file</text:p>
      <text:p text:style-name="P776">QUEUE_CONNECTION=database <text:s text:c="2"/>(remove sync)</text:p>
      <text:p text:style-name="P776"/>
      <text:p text:style-name="P777">&amp; use Mail::to()-&gt;<text:span text:style-name="T7">queue</text:span>() instead of </text:p>
      <text:p text:style-name="P777"><text:s text:c="10"/>Mail::to()-&gt;<text:span text:style-name="T7">send</text:span>()</text:p>
      <text:p text:style-name="P777"><text:s text:c="4"/></text:p>
      <text:p text:style-name="P777"/>
      <text:p text:style-name="P801">job queue with delay</text:p>
      <text:p text:style-name="P801"><text:a xlink:type="simple" xlink:href="https://www.larashout.com/laravel-queues-step-by-step-guide" text:style-name="Internet_20_link" text:visited-style-name="Visited_20_Internet_20_Link">https://www.larashout.com/laravel-queues-step-by-step-guide</text:a></text:p>
      <text:p text:style-name="P801"/>
      <text:p text:style-name="P801"/>
      <text:p text:style-name="P803">on live <text:s/>if ssh connection close or cmd close then also queue command run</text:p>
      <text:p text:style-name="P941"><text:span text:style-name="Source_20_Text"><text:span text:style-name="T133">nohup php artisan queue:work --daemon &amp;</text:span></text:span></text:p>
      <text:p text:style-name="P803"><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803"/>
      <text:p text:style-name="P909">You may gracefully restart all of the workers by issuing the queue:restart command:</text:p>
      <text:p text:style-name="P915"><text:span text:style-name="Source_20_Text"><text:span text:style-name="T133">php artisan queue:restart</text:span></text:span></text:p>
      <text:p text:style-name="P803"><text:soft-page-break/></text:p>
      <text:p text:style-name="P816"><text:span text:style-name="T312">Note: - </text:span>when use job &amp; queue then for output/echho/preint use \Log::info("vfg");</text:p>
      <text:p text:style-name="P816">but use only email (directly <text:span text:style-name="T311">with out job queue</text:span>) then u can print/echo.</text:p>
      <text:p text:style-name="P816"/>
      <text:p text:style-name="P824">Check Programe run with nohup or not</text:p>
      <text:p text:style-name="P826">remeber process id (pid)</text:p>
      <text:p text:style-name="P827"><text:span text:style-name="T322">command <text:s/></text:span><text:span text:style-name="Source_20_Text"><text:span text:style-name="T133">jobs -l</text:span></text:span></text:p>
      <text:p text:style-name="P825"/>
      <text:p text:style-name="P824"><text:a xlink:type="simple" xlink:href="https://superuser.com/questions/666770/how-to-find-out-is-a-program-run-with-nohup-or-not" text:style-name="Internet_20_link" text:visited-style-name="Visited_20_Internet_20_Link">https://superuser.com/questions/666770/how-to-find-out-is-a-program-run-with-nohup-or-not</text:a></text:p>
      <text:p text:style-name="P824"/>
      <text:p text:style-name="P828">for kill</text:p>
      <text:p text:style-name="P828"/>
      <text:p text:style-name="P932">kill -9 22182</text:p>
      <text:p text:style-name="P932">kill -9 <text:span text:style-name="T323">PId</text:span></text:p>
      <text:p text:style-name="P828"/>
      <text:p text:style-name="P757"/>
      <text:p text:style-name="P733">make command &amp; scheduling</text:p>
      <text:p text:style-name="P758"><text:a xlink:type="simple" xlink:href="https://appdividend.com/2018/03/01/laravel-cronjob-scheduling-tutorial/" text:style-name="Internet_20_link" text:visited-style-name="Visited_20_Internet_20_Link">https://appdividend.com/2018/03/01/laravel-cronjob-scheduling-tutorial/</text:a></text:p>
      <text:p text:style-name="P762">if cron run only one time issue then resolve by benlow link</text:p>
      <text:p text:style-name="P758"><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48"/>
      <text:p text:style-name="P814">Note: if u make command &amp; in handle metho<text:span text:style-name="T309">d</text:span> write logic or query &amp; u want to echo/print_r <text:s/>then run command in console &amp; output got in console. <text:span text:style-name="T310">Not run scheduling command for output<text:line-break/>if run schedular &amp; get output then use this <text:s text:c="2"/>\Log::info("15 days schedaular running .........");</text:span></text:p>
      <text:p text:style-name="P814"/>
      <text:p text:style-name="P829"><draw:frame draw:style-name="fr2" draw:name="Object1" text:anchor-type="paragraph" svg:x="0.549cm" svg:y="0.224cm" svg:width="11.564cm" svg:height="3.889cm" draw:z-index="1"><draw:object xlink:href="./Object 2" xlink:type="simple" xlink:show="embed" xlink:actuate="onLoad"/><draw:image xlink:href="./ObjectReplacements/Object 2" xlink:type="simple" xlink:show="embed" xlink:actuate="onLoad"/><svg:desc>OLE-object</svg:desc></draw:frame>Schedualr run on localhost &amp; <text:s/>live server</text:p>
      <text:p text:style-name="P814"/>
      <text:p text:style-name="P814"/>
      <text:p text:style-name="P814"/>
      <text:p text:style-name="P814"/>
      <text:p text:style-name="P814"/>
      <text:p text:style-name="P814"/>
      <text:p text:style-name="P814"/>
      <text:p text:style-name="P870">if you do not use scheduling in kernal then set your artisan command like below</text:p>
      <text:p text:style-name="P870"/>
      <text:p text:style-name="P871">0 2 * * * /usr/bin/php7.2 /var/www/www.checkoutsaver.com/application/artisan linkshare:transactionprocess<text:line-break/><text:line-break/><text:span text:style-name="T353">0 */3 1 * * /usr/bin/php7.2 /var/www/www.checkoutsaver.com/application/artisan update:linksharerecords<text:line-break/>(3 hrs periodic)</text:span></text:p>
      <text:p text:style-name="P871"/>
      <text:p text:style-name="P872"><text:span text:style-name="T354">set cron by route (not making command &amp; scheduling then use below for cron set)<text:line-break/></text:span><text:span text:style-name="T228">0 0 * * * /usr/bin/curl </text:span><text:a xlink:type="simple" xlink:href="http://api.checkoutsaver.com/linkshare-vendor" office:target-frame-name="_blank" xlink:show="new" text:style-name="Internet_20_link" text:visited-style-name="Visited_20_Internet_20_Link"><text:span text:style-name="T259">http://api.checkoutsaver.com/</text:span></text:a><text:span text:style-name="T260">linkshre-vendor</text:span></text:p>
      <text:p text:style-name="P814"/>
      <text:p text:style-name="P62">Laravel Echo / websocket</text:p>
      <text:p text:style-name="P62"><text:a xlink:type="simple" xlink:href="https://github.com/Selesti/Laravel-Echo-Example" text:style-name="Internet_20_link" text:visited-style-name="Visited_20_Internet_20_Link"><text:span text:style-name="T331">https://github.com/Selesti/Laravel-Echo-Example</text:span></text:a></text:p>
      <text:p text:style-name="P838"/>
      <text:p text:style-name="P63">Laravel Lumen micro framework for Api only</text:p>
      <text:p text:style-name="P839"/>
      <text:p text:style-name="P63"><text:a xlink:type="simple" xlink:href="https://medium.com/@Dotunj/building-a-rest-api-with-lumen-403b67fec4d6" text:style-name="Internet_20_link" text:visited-style-name="Visited_20_Internet_20_Link"><text:span text:style-name="T331">https://medium.com/@Dotunj/building-a-rest-api-with-lumen-403b67fec4d6</text:span></text:a></text:p>
      <text:p text:style-name="P839"><text:soft-page-break/></text:p>
      <text:p text:style-name="P64">with DB token lumen</text:p>
      <text:p text:style-name="P64"><text:a xlink:type="simple" xlink:href="https://www.cloudways.com/blog/lumen-rest-api-authentication/" text:style-name="Internet_20_link" text:visited-style-name="Visited_20_Internet_20_Link"><text:span text:style-name="T331">https://www.cloudways.com/blog/lumen-rest-api-authentication/</text:span></text:a></text:p>
      <text:p text:style-name="P840"/>
      <text:p text:style-name="P841">Lumen + passport</text:p>
      <text:p text:style-name="P65"><text:a xlink:type="simple" xlink:href="https://medium.com/@yomiomotoso/integrating-laravel-passport-in-your-lumen-project-with-example-1c2b8719c30" text:style-name="Internet_20_link" text:visited-style-name="Visited_20_Internet_20_Link"><text:span text:style-name="T331">https://medium.com/@yomiomotoso/integrating-laravel-passport-in-your-lumen-project-with-example-1c2b8719c30</text:span></text:a></text:p>
      <text:p text:style-name="P12"/>
      <text:p text:style-name="P12"><text:span text:style-name="T35">Eloquient </text:span>Query</text:p>
      <text:p text:style-name="P249"><text:a xlink:type="simple" xlink:href="https://laravel.com/docs/5.6/queries" text:style-name="Internet_20_link" text:visited-style-name="Visited_20_Internet_20_Link">https://laravel.com/docs/5.6/queries</text:a></text:p>
      <text:p text:style-name="P249"/>
      <text:p text:style-name="P256">or use repository</text:p>
      <text:p text:style-name="P249"/>
      <text:p text:style-name="P249"/>
      <text:p text:style-name="P13"/>
      <text:p text:style-name="P729">relationship with good example</text:p>
      <text:p text:style-name="P754"/>
      <text:p text:style-name="P754"><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754"/>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ext:span></text:a><text:a xlink:type="simple" xlink:href="https://stackoverflow.com/questions/26656184/laravel-use-eloquent-belongsto-get-data-from-both-tables" text:style-name="Internet_20_link" text:visited-style-name="Visited_20_Internet_20_Link"><text:span text:style-name="T2">tables</text:span></text:a></text:p>
      <text:p text:style-name="P104"/>
      <text:p text:style-name="P105">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50"/>
      <text:p text:style-name="P250"><text:s/>accepted</text:p>
      <text:p text:style-name="P250"/>
      <text:p text:style-name="P250">For most constants used globally across the application, storing them in config files is sufficient. It is also pretty simple</text:p>
      <text:p text:style-name="P250"/>
      <text:p text:style-name="P250">Create a new file in the config directory. Let's call it constants.php</text:p>
      <text:p text:style-name="P250"/>
      <text:p text:style-name="P250">In there you have to return an array of config values.</text:p>
      <text:p text:style-name="P303">&lt;?php </text:p>
      <text:p text:style-name="P250">return [</text:p>
      <text:p text:style-name="P250"><text:s text:c="4"/>'options' =&gt; [</text:p>
      <text:p text:style-name="P250"><text:s text:c="8"/>'option_attachment' =&gt; '13',</text:p>
      <text:p text:style-name="P250"><text:s text:c="8"/>'option_email' =&gt; '14',</text:p>
      <text:p text:style-name="P250"><text:s text:c="8"/>'option_monetery' =&gt; '15',</text:p>
      <text:p text:style-name="P250"><text:s text:c="8"/>'option_ratings' =&gt; '16',</text:p>
      <text:p text:style-name="P250"><text:s text:c="8"/>'option_textarea' =&gt; '17',</text:p>
      <text:p text:style-name="P250"><text:s text:c="4"/>]</text:p>
      <text:p text:style-name="P250">];</text:p>
      <text:p text:style-name="P250"/>
      <text:p text:style-name="P250">And you can access them as follows</text:p>
      <text:p text:style-name="P250"/>
      <text:p text:style-name="P250">Config::get('constants.options');</text:p>
      <text:p text:style-name="P250">// or if you want a specific one</text:p>
      <text:p text:style-name="P250">Config::get('constants.options.option_attachment'); </text:p>
      <text:p text:style-name="P302"><text:soft-page-break/>or </text:p>
      <text:p text:style-name="P302">config('messages.api.success');</text:p>
      <text:p text:style-name="P255"><text:span text:style-name="T26">Note </text:span>: <text:span text:style-name="T24">const use in view same as cntrl </text:span>for define const. Use in view</text:p>
      <text:p text:style-name="P255"><text:s text:c="8"/><text:span text:style-name="T33">and aavi j rite msg mateni file banavi ne gobal msg mate use kari sakay che</text:span></text:p>
      <text:p text:style-name="P255"/>
      <text:p text:style-name="P831">now set config variable in config-&gt;pdf.php file</text:p>
      <text:p text:style-name="P255">config(['pdf.title' =&gt; ucfirst($advertisementName-&gt;advertisement_name)."_".date('Y-m-d H:i:s')]);</text:p>
      <text:p text:style-name="P250"/>
      <text:p text:style-name="P14">Appserviceprovider</text:p>
      <text:p text:style-name="P251"/>
      <text:p text:style-name="P251">first load this <text:span text:style-name="T23">boot method</text:span></text:p>
      <text:p text:style-name="P251"/>
      <text:p text:style-name="P14">load model</text:p>
      <text:p text:style-name="P251"/>
      <text:p text:style-name="P251">use App\Models\Setting;</text:p>
      <text:p text:style-name="P251"/>
      <text:p text:style-name="P251">then use query or <text:s/><text:span text:style-name="T22">pluck</text:span></text:p>
      <text:p text:style-name="P251"/>
      <text:p text:style-name="P15">Repositiry make</text:p>
      <text:p text:style-name="P15"/>
      <text:p text:style-name="P18">OR Use Query Builder</text:p>
      <text:p text:style-name="P17"/>
      <text:p text:style-name="P17"/>
      <text:p text:style-name="P15"/>
      <text:p text:style-name="P15"/>
      <text:p text:style-name="P16">model</text:p>
      <text:p text:style-name="P92"/>
      <text:p text:style-name="P92">protected $table = 'roles'; // if db tbl name is different then declare</text:p>
      <text:p text:style-name="P92">protected $primaryKey = 'id'; //if PK name is different then declre here</text:p>
      <text:p text:style-name="P92"/>
      <text:p text:style-name="P92">protected $fillable = ['role_name']; //</text:p>
      <text:p text:style-name="P92">or</text:p>
      <text:p text:style-name="P92">protected $ <text:span text:style-name="T28">guarded</text:span> = ['role_name']; </text:p>
      <text:p text:style-name="P92"/>
      <text:p text:style-name="P253">$guarded-<text:span text:style-name="T25">blacklist</text:span></text:p>
      <text:p text:style-name="P253"><text:s text:c="16"/><text:span text:style-name="T27">means je field lakhu te not filleble</text:span></text:p>
      <text:p text:style-name="P253"/>
      <text:p text:style-name="P253">fillable-<text:span text:style-name="T25">whtelist <text:s/></text:span></text:p>
      <text:p text:style-name="P253"><text:s text:c="8"/></text:p>
      <text:p text:style-name="P253"><text:s text:c="12"/><text:span text:style-name="T27">means je field lakhu te fileble</text:span></text:p>
      <text:p text:style-name="P253"/>
      <text:p text:style-name="P254"/>
      <text:p text:style-name="P126">Redirect</text:p>
      <text:p text:style-name="P807">Note: use return <text:span text:style-name="T305">before redirect if not redirect then</text:span></text:p>
      <text:p text:style-name="P807"/>
      <text:p text:style-name="P257"><text:s text:c="2"/><text:span text:style-name="T32">1. redirect view</text:span></text:p>
      <text:p text:style-name="P258"><text:s text:c="2"/><text:span text:style-name="T29">like <text:s text:c="2"/>return view('admin.setting.edit', compact('setting',’xyz’));</text:span></text:p>
      <text:p text:style-name="P257"/>
      <text:p text:style-name="P259"><text:span text:style-name="T32">2. </text:span>redirect route('aliasename');</text:p>
      <text:p text:style-name="P259"/>
      <text:p text:style-name="P259">redirect('url') ; <text:s text:c="2"/>//for reso<text:span text:style-name="T30">u</text:span>rces</text:p>
      <text:p text:style-name="P259"/>
      <text:p text:style-name="P794"><text:soft-page-break/><text:span text:style-name="T341">3. </text:span>Redirect with flash <text:span text:style-name="T342">&amp; <text:s/>data</text:span></text:p>
      <text:p text:style-name="P794"/>
      <text:p text:style-name="P259">return redirect('admin/profile/'.\Auth::user()-&gt;id)-&gt;with('error', 'Current password is worong.');</text:p>
      <text:p text:style-name="P259"/>
      <text:p text:style-name="P259">return <text:s/>redirect()-&gt;route('ongoing-jobs-view', ['id' =&gt;$requestData['user_field_id']])-&gt;with('status', 'Preview file data uploaded Successfully');</text:p>
      <text:p text:style-name="P259"/>
      <text:p text:style-name="P261">keep in mind</text:p>
      <text:p text:style-name="P261"><text:s text:c="7"/></text:p>
      <text:p text:style-name="P261"><text:a xlink:type="simple" xlink:href="https://laraveldaily.com/all-about-redirects-in-laravel-5/" text:style-name="Internet_20_link" text:visited-style-name="Visited_20_Internet_20_Link">https://laraveldaily.com/all-about-redirects-in-laravel-5/</text:a></text:p>
      <text:p text:style-name="P261"/>
      <text:p text:style-name="P740">if not login then login &amp; goes on hit url</text:p>
      <text:p text:style-name="P809"/>
      <text:p text:style-name="P809"><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809"/>
      <text:p text:style-name="P819">write in middleware <text:s/>or where login page is display</text:p>
      <text:p text:style-name="P819"/>
      <text:p text:style-name="P809">$link = (isset($_SERVER['HTTPS']) &amp;&amp; $_SERVER['HTTPS'] === 'on' ? </text:p>
      <text:p text:style-name="P809"><text:s text:c="24"/>"https" : "http") . "://" . $_SERVER['HTTP_HOST'] . <text:s/></text:p>
      <text:p text:style-name="P809"><text:s text:c="24"/>$_SERVER['REQUEST_URI']; </text:p>
      <text:p text:style-name="P809"><text:s text:c="2"/></text:p>
      <text:p text:style-name="P809"><text:s text:c="10"/>$request-&gt;session()-&gt;put('link',$link);</text:p>
      <text:p text:style-name="P809"/>
      <text:p text:style-name="P820">after login check for session in login controller*</text:p>
      <text:p text:style-name="P820"/>
      <text:p text:style-name="P820">if (strpos($request-&gt;session()-&gt;get('link'), 'tile-designer/ongoing-jobs/view') !== false) {</text:p>
      <text:p text:style-name="P820"><text:s text:c="21"/>return redirect($request-&gt;session()-&gt;get('link'));</text:p>
      <text:p text:style-name="P820"><text:s text:c="20"/>}<text:span text:style-name="T318">else{</text:span></text:p>
      <text:p text:style-name="P821"><text:s text:c="14"/>return redirect('tile-designer/dashboard');</text:p>
      <text:p text:style-name="P822">}</text:p>
      <text:p text:style-name="P261"/>
      <text:p text:style-name="P265"><text:s text:c="2"/><text:span text:style-name="T31">RESTful Resource controller</text:span></text:p>
      <text:p text:style-name="P262"/>
      <text:p text:style-name="P262">A RESTful resource controller sets up some default routes for you and even names them.</text:p>
      <text:p text:style-name="P262"/>
      <text:p text:style-name="P262">Route::resource('users', 'UsersController');</text:p>
      <text:p text:style-name="P262"/>
      <text:p text:style-name="P262">Gives you these named routes:</text:p>
      <text:p text:style-name="P262"/>
      <text:p text:style-name="P262">Verb <text:s text:c="3"/>Path <text:s text:c="23"/>Action <text:s/>Route Name</text:p>
      <text:p text:style-name="P262">GET <text:s text:c="4"/>/users <text:s text:c="21"/>index <text:s text:c="2"/>users.index</text:p>
      <text:p text:style-name="P262">GET <text:s text:c="4"/>/users/create <text:s text:c="14"/>create <text:s/>users.create</text:p>
      <text:p text:style-name="P262">POST <text:s text:c="3"/>/users <text:s text:c="21"/>store <text:s text:c="2"/>users.store</text:p>
      <text:p text:style-name="P262">GET <text:s text:c="4"/>/users/{user} <text:s text:c="14"/>show <text:s text:c="3"/>users.show</text:p>
      <text:p text:style-name="P262">GET <text:s text:c="4"/>/users/{user}/edit <text:s text:c="9"/>edit <text:s text:c="3"/>users.edit</text:p>
      <text:p text:style-name="P263">DELETE <text:s/>/users/{user} <text:s text:c="14"/>destroy users.destroy</text:p>
      <text:p text:style-name="P269">in form 's action</text:p>
      <text:p text:style-name="P269"><text:span text:style-name="T50">{</text:span>{ url('/admin/users' . '/' . $item-&gt;id) }}</text:p>
      <text:p text:style-name="P269"/>
      <text:p text:style-name="P269">&amp; then </text:p>
      <text:p text:style-name="P269"><text:s/>{{ method_field('DELETE') }}</text:p>
      <text:p text:style-name="P264"><text:s/><text:span text:style-name="T34">{{ csrf_field() }}</text:span></text:p>
      <text:p text:style-name="P264"><text:soft-page-break/></text:p>
      <text:p text:style-name="P262">PUT <text:s text:c="4"/>/users/{user} <text:s text:c="14"/>update <text:s/>users.update</text:p>
      <text:p text:style-name="P268">&lt;form action="{{url('tasks', [$task-&gt;id])}}" method="POST"&gt;</text:p>
      <text:p text:style-name="P268">&lt;input type="hidden" name="_method" value="PUT"&gt;</text:p>
      <text:p text:style-name="P268"/>
      <text:p text:style-name="P262"/>
      <text:p text:style-name="P262"/>
      <text:p text:style-name="P262">And you would set up your controller something like this (actions = methods)</text:p>
      <text:p text:style-name="P262"/>
      <text:p text:style-name="P262">class UsersController extends BaseController {</text:p>
      <text:p text:style-name="P262"/>
      <text:p text:style-name="P262"><text:s text:c="4"/>public function index() {}</text:p>
      <text:p text:style-name="P262"/>
      <text:p text:style-name="P262"><text:s text:c="4"/>public function show($id) {}</text:p>
      <text:p text:style-name="P262"/>
      <text:p text:style-name="P262"><text:s text:c="4"/>public function store() {}</text:p>
      <text:p text:style-name="P262"><text:tab/></text:p>
      <text:p text:style-name="P262">}</text:p>
      <text:p text:style-name="P262"/>
      <text:p text:style-name="P262">You can also choose what actions are included or excluded like this:</text:p>
      <text:p text:style-name="P262"/>
      <text:p text:style-name="P262">Route::resource('users', 'UsersController', [</text:p>
      <text:p text:style-name="P262"><text:s text:c="4"/>'only' =&gt; ['index', 'show']</text:p>
      <text:p text:style-name="P262">]);</text:p>
      <text:p text:style-name="P262"/>
      <text:p text:style-name="P262">Route::resource('monkeys', 'MonkeysController', [</text:p>
      <text:p text:style-name="P262"><text:s text:c="4"/>'except' =&gt; ['edit', 'create']</text:p>
      <text:p text:style-name="P262">]);</text:p>
      <text:p text:style-name="P260"><text:s text:c="13"/></text:p>
      <text:p text:style-name="P128"/>
      <text:p text:style-name="P127"/>
      <text:p text:style-name="P138">File Upload</text:p>
      <text:p text:style-name="P138"/>
      <text:p text:style-name="P97">public function store(Request $request) </text:p>
      <text:p text:style-name="P97"><text:s text:c="4"/>{ </text:p>
      <text:p text:style-name="P97"><text:s text:c="8"/></text:p>
      <text:p text:style-name="P97"><text:s text:c="8"/>$requestData = $request-&gt;all(); </text:p>
      <text:p text:style-name="P97"/>
      <text:p text:style-name="P97"><text:s text:c="8"/>echo "&lt;pre&gt;"; print_r($_FILES); exit(); </text:p>
      <text:p text:style-name="P97"><text:s text:c="8"/>if ($request-&gt;file('image')) { </text:p>
      <text:p text:style-name="P97"><text:s text:c="11"/>$destinationPath = public_path() . '/categories/'; </text:p>
      <text:p text:style-name="P97"><text:s text:c="11"/>$file = $request-&gt;file('image'); </text:p>
      <text:p text:style-name="P97"><text:s text:c="11"/>$extension = $request-&gt;file('image')-&gt;getClientOriginalExtension(); </text:p>
      <text:p text:style-name="P97"><text:s text:c="11"/>$fileName = rand(11111, 99999) . strtotime(date('Y-m-d H:i:s')) .'.'. $extension; </text:p>
      <text:p text:style-name="P97"><text:s text:c="11"/>$request-&gt;file('image')-&gt;move($destinationPath, $fileName); </text:p>
      <text:p text:style-name="P97"><text:s text:c="11"/>$requestData['image'] = $fileName; </text:p>
      <text:p text:style-name="P97"><text:s text:c="8"/>} </text:p>
      <text:p text:style-name="P97"><text:tab/></text:p>
      <text:p text:style-name="P97"><text:s text:c="8"/>Category::create($requestData); </text:p>
      <text:p text:style-name="P97"/>
      <text:p text:style-name="P97"><text:s text:c="8"/>flash('Category added!'); </text:p>
      <text:p text:style-name="P97"/>
      <text:p text:style-name="P97"><text:soft-page-break/><text:s text:c="8"/>return redirect('admin/categories'); </text:p>
      <text:p text:style-name="P97"><text:s text:c="4"/>}</text:p>
      <text:p text:style-name="P127"/>
      <text:p text:style-name="P127"/>
      <text:p text:style-name="P127"/>
      <text:p text:style-name="P129">API</text:p>
      <text:p text:style-name="P129"/>
      <text:p text:style-name="P96">passport</text:p>
      <text:p text:style-name="P266"><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66"/>
      <text:p text:style-name="P742"><text:span text:style-name="T266">1. </text:span>normal way , <text:span text:style-name="T266">means access_token generate in login api &amp; send in it response</text:span></text:p>
      <text:p text:style-name="P266"><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66"/>
      <text:p text:style-name="P743">2. <text:s/>generate <text:s text:c="2"/>client-id &amp; secerate key</text:p>
      <text:p text:style-name="P743"><text:s text:c="4"/>on base of these two to generate access_token</text:p>
      <text:p text:style-name="P743"/>
      <text:p text:style-name="P743"/>
      <text:p text:style-name="P743"/>
      <text:p text:style-name="P747">practiclly done &amp; prove</text:p>
      <text:p text:style-name="P744"><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748">passport setup by above url</text:p>
      <text:p text:style-name="P748"/>
      <text:p text:style-name="P748"><text:a xlink:type="simple" xlink:href="https://artisansweb.net/how-to-use-laravel-passport-for-rest-api-authentication/" text:style-name="Internet_20_link" text:visited-style-name="Visited_20_Internet_20_Link">https://artisansweb.net/how-to-use-laravel-passport-for-rest-api-authentication/</text:a></text:p>
      <text:p text:style-name="P744"/>
      <text:p text:style-name="P744">client-id &amp; secerate key</text:p>
      <text:p text:style-name="P744"><text:s text:c="4"/>on base of these two to generate access_token</text:p>
      <text:p text:style-name="P747">IN POSTMAN</text:p>
      <text:p text:style-name="P744"><text:span text:style-name="T7">URL</text:span> =&gt; "http://localhost/passportdemo/oauth/token",</text:p>
      <text:p text:style-name="P747"><text:span text:style-name="T7">Header</text:span>=&gt;"Accept: application/json",</text:p>
      <text:p text:style-name="P747"><text:s text:c="4"/>"Content-Type: multipart/form-data",</text:p>
      <text:p text:style-name="P747"><text:span text:style-name="T7">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752"/>
      <text:p text:style-name="P752">Note: use grant_type =’password’ insted of client_credential</text:p>
      <text:p text:style-name="P747"><text:span text:style-name="T7">Output</text:span>:=&gt;</text:p>
      <text:p text:style-name="P747"/>
      <text:p text:style-name="P747">{</text:p>
      <text:p text:style-name="P747"><text:s text:c="4"/>"token_type": "Bearer",</text:p>
      <text:p text:style-name="P747"><text:s text:c="4"/>"expires_in": 31622400,</text:p>
      <text:p text:style-name="P747"><text:s text:c="4"/>"<text:span text:style-name="T7">access_token</text:span>": "eyJ0eXAiOiJKV1QiLCJhbGciOiJSUzI1NiIsImp0aSI6IjhlOTAxOTg3Y2MzNjUwZGE3MTE5NjFjOWQzMjk0NTU1OI",</text:p>
      <text:p text:style-name="P747">“<text:span text:style-name="T9">refresh_token</text:span>”:”....”</text:p>
      <text:p text:style-name="P747">}</text:p>
      <text:p text:style-name="P747"/>
      <text:p text:style-name="P749">now all api under the auth:api middlware can access by following way</text:p>
      <text:p text:style-name="P749"><text:soft-page-break/></text:p>
      <text:p text:style-name="P750"><text:span text:style-name="T269">url=&gt;</text:span><text:a xlink:type="simple" xlink:href="http://localhost/projectName/api/endpoint" text:style-name="Internet_20_link" text:visited-style-name="Visited_20_Internet_20_Link"><text:span text:style-name="T200">http://localhost/</text:span></text:a><text:a xlink:type="simple" xlink:href="http://localhost/projectName/api/endpoint" text:style-name="Internet_20_link" text:visited-style-name="Visited_20_Internet_20_Link"><text:span text:style-name="T201">projectName</text:span></text:a><text:a xlink:type="simple" xlink:href="http://localhost/projectName/api/endpoint" text:style-name="Internet_20_link" text:visited-style-name="Visited_20_Internet_20_Link"><text:span text:style-name="T200">/api/</text:span></text:a><text:a xlink:type="simple" xlink:href="http://localhost/projectName/api/endpoint" text:style-name="Internet_20_link" text:visited-style-name="Visited_20_Internet_20_Link">endpoint</text:a><text:span text:style-name="T201"> name</text:span></text:p>
      <text:p text:style-name="P749"><text:span text:style-name="T201">H</text:span><text:span text:style-name="T200">eader=&gt;</text:span></text:p>
      <text:p text:style-name="P252"><text:s/>"Accept: application/json",</text:p>
      <text:p text:style-name="P252"><text:s text:c="4"/>"Authorization: Bearer <text:span text:style-name="T269">$access_token</text:span></text:p>
      <text:p text:style-name="P749">params=&gt; in json or formdata</text:p>
      <text:p text:style-name="P252"/>
      <text:p text:style-name="P751">NOTE:</text:p>
      <text:p text:style-name="P751"><text:span text:style-name="T7">Laravel Personal Access Clien</text:span>t <text:s text:c="2"/>aano client id &amp; secret use kru to just access_token j male </text:p>
      <text:p text:style-name="P751">so as guest kehvay</text:p>
      <text:p text:style-name="P751"/>
      <text:p text:style-name="P184">Laravel Password Grant Client <text:span text:style-name="T10">aano client id &amp; secret use kru to access_token <text:s/>&amp; refresh mle </text:span></text:p>
      <text:p text:style-name="P226">so as client kehvay <text:s/>ane ana thi badhi j api call thay so aano j use krvo</text:p>
      <text:p text:style-name="P751"/>
      <text:p text:style-name="P751"/>
      <text:p text:style-name="P281">simple</text:p>
      <text:p text:style-name="P281"><text:s text:c="2"/><text:a xlink:type="simple" xlink:href="http://ahex.co/how-to-build-restful-api-using-lavavel-5-6/" text:style-name="Internet_20_link" text:visited-style-name="Visited_20_Internet_20_Link">http://ahex.co/how-to-build-restful-api-using-lavavel-5-6/</text:a></text:p>
      <text:p text:style-name="P281"/>
      <text:p text:style-name="P281">JWT</text:p>
      <text:p text:style-name="P281"/>
      <text:p text:style-name="P286"><text:s/><text:a xlink:type="simple" xlink:href="https://appdividend.com/2018/02/24/laravel-jwt-authentication-tutorial/" text:style-name="Internet_20_link" text:visited-style-name="Visited_20_Internet_20_Link">https://appdividend.com/2018/02/24/laravel-jwt-authentication-tutorial/</text:a></text:p>
      <text:p text:style-name="P286"/>
      <text:p text:style-name="P282"><text:s/><text:a xlink:type="simple" xlink:href="https://arjunphp.com/laravel-5-6-rest-api-jwt-authentication/" text:style-name="Internet_20_link" text:visited-style-name="Visited_20_Internet_20_Link">https://arjunphp.com/laravel-5-6-rest-api-jwt-authentication/</text:a></text:p>
      <text:p text:style-name="P282"/>
      <text:p text:style-name="P282"/>
      <text:p text:style-name="P320">S3 bucket file upload <text:span text:style-name="T83">laravel</text:span></text:p>
      <text:p text:style-name="P319"/>
      <text:p text:style-name="P319"><text:a xlink:type="simple" xlink:href="https://appdividend.com/2018/05/22/laravel-cloud-file-upload-tutorial-with-example/" text:style-name="Internet_20_link" text:visited-style-name="Visited_20_Internet_20_Link">https://appdividend.com/2018/05/22/laravel-cloud-file-upload-tutorial-with-example/</text:a></text:p>
      <text:p text:style-name="P319"/>
      <text:p text:style-name="P498">S3 bucket file upload in php <text:span text:style-name="T84">with demo &amp; download</text:span></text:p>
      <text:p text:style-name="P498"/>
      <text:p text:style-name="P498"><text:a xlink:type="simple" xlink:href="https://www.9lessons.info/2012/08/upload-files-to-amazon-s3-php.html" text:style-name="Internet_20_link" text:visited-style-name="Visited_20_Internet_20_Link">https://www.9lessons.info/2012/08/upload-files-to-amazon-s3-php.html</text:a></text:p>
      <text:p text:style-name="P498"/>
      <text:p text:style-name="P252"/>
      <text:p text:style-name="P130">print last query</text:p>
      <text:p text:style-name="P267"/>
      <text:p text:style-name="P267">https://itsolutionstuff.com/post/how-to-get-last-executed-query-in-larave-5example.html</text:p>
      <text:p text:style-name="P252"/>
      <text:p text:style-name="P252"/>
      <text:p text:style-name="P131">send email<text:tab/><text:tab/></text:p>
      <text:p text:style-name="P273"/>
      <text:p text:style-name="P273"><text:a xlink:type="simple" xlink:href="https://appdividend.com/2018/03/05/send-email-in-laravel-tutorial/" text:style-name="Internet_20_link" text:visited-style-name="Visited_20_Internet_20_Link">https://appdividend.com/2018/03/05/send-email-in-laravel-tutorial/</text:a></text:p>
      <text:p text:style-name="P775"><text:span text:style-name="T284">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73"/>
      <text:p text:style-name="P273">.<text:span text:style-name="T306">env setting</text:span></text:p>
      <text:p text:style-name="P273"/>
      <text:p text:style-name="P273">MAIL_DRIVER=smtp</text:p>
      <text:p text:style-name="P273">MAIL_HOST=smtp.googlemail.com</text:p>
      <text:p text:style-name="P273">MAIL_PORT=465</text:p>
      <text:p text:style-name="P273">MAIL_USERNAME=soilmaxtops@gmail.com</text:p>
      <text:p text:style-name="P273">MAIL_PASSWORD=Tops?123</text:p>
      <text:p text:style-name="P273">MAIL_ENCRYPTION=ssl</text:p>
      <text:p text:style-name="P273"><text:soft-page-break/></text:p>
      <text:p text:style-name="P273"/>
      <text:p text:style-name="P869"><text:span text:style-name="T352">Mail Without mailable &amp; make comman file email<text:line-break/></text:span><text:a xlink:type="simple" xlink:href="https://www.tutorialspoint.com/laravel/laravel_sending_email.htm" text:style-name="Internet_20_link" text:visited-style-name="Visited_20_Internet_20_Link">https://www.tutorialspoint.com/laravel/laravel_sending_email.htm</text:a><text:line-break/><text:line-break/><text:span text:style-name="T352">For email temp store in Db store : use proj:cwat scenario that is in my bit bucket</text:span></text:p>
      <text:p text:style-name="P273"/>
      <text:p text:style-name="P23">Ajax</text:p>
      <text:p text:style-name="P305"><text:s/><text:span text:style-name="T48">1. </text:span><text:s/>by get method</text:p>
      <text:p text:style-name="P305"><text:s text:c="4"/>&lt;script&gt; </text:p>
      <text:p text:style-name="P305"><text:s text:c="4"/>$('#show_more').click(function(){ </text:p>
      <text:p text:style-name="P306"><text:s text:c="7"/>var segment="&lt;?php echo<text:tab/><text:span text:style-name="T294">Request::segment(2) </text:span><text:tab/>?&gt;"; </text:p>
      <text:p text:style-name="P305"><text:s text:c="7"/>var c=$("#show_more").attr("display"); </text:p>
      <text:p text:style-name="P305"><text:s text:c="7"/>$.ajax({ </text:p>
      <text:p text:style-name="P305"><text:s text:c="10"/>url: "{{ url('/ajax/') }}/"+segment+'/'+c, </text:p>
      <text:p text:style-name="P305"><text:s text:c="10"/>method: 'get', </text:p>
      <text:p text:style-name="P305"><text:s text:c="9"/>//headers: {</text:p>
      <text:p text:style-name="P305"><text:s text:c="8"/>// <text:s text:c="15"/>'Authorization': 'Bearer ' + SOILMAX_VARIABLE.APIToken,</text:p>
      <text:p text:style-name="P305"><text:s text:c="8"/>// <text:s text:c="15"/>'Panel': 'web'</text:p>
      <text:p text:style-name="P305"><text:s text:c="8"/>// <text:s text:c="11"/>},</text:p>
      <text:p text:style-name="P305"><text:s text:c="10"/>success: function(result){ </text:p>
      <text:p text:style-name="P305"><text:s text:c="10"/><text:tab/> $("#products").html(result); </text:p>
      <text:p text:style-name="P305"><text:s text:c="10"/>}}); </text:p>
      <text:p text:style-name="P305"><text:s text:c="7"/>}); </text:p>
      <text:p text:style-name="P305">&lt;/script&gt;</text:p>
      <text:p text:style-name="P305"/>
      <text:p text:style-name="P307">return html</text:p>
      <text:p text:style-name="P307"/>
      <text:p text:style-name="P308">use View</text:p>
      <text:p text:style-name="P308">return View::make('front.show_more_listing', compact('businesses','categories','display'));</text:p>
      <text:p text:style-name="P252"/>
      <text:p text:style-name="P309">2. by post</text:p>
      <text:p text:style-name="P691">&lt;meta name="csrf-token" content="{{ csrf_token() }}"&gt;</text:p>
      <text:p text:style-name="P309"><text:s text:c="2"/>&lt;script&gt;</text:p>
      <text:p text:style-name="P309"><text:s text:c="9"/><text:span text:style-name="T49">$</text:span>(document).ready(function(){</text:p>
      <text:p text:style-name="P309"><text:s text:c="12"/><text:span text:style-name="T49">$</text:span>('#ajaxSubmit').click(function(e){</text:p>
      <text:p text:style-name="P309"><text:s text:c="15"/>e.preventDefault();</text:p>
      <text:p text:style-name="P309"><text:s text:c="15"/>$.ajaxSetup({</text:p>
      <text:p text:style-name="P309"><text:s text:c="18"/>headers: {</text:p>
      <text:p text:style-name="P309"><text:s text:c="22"/>'X-CSRF-TOKEN': $('meta[name="_token"]').attr('content')</text:p>
      <text:p text:style-name="P309"><text:s text:c="18"/>}</text:p>
      <text:p text:style-name="P309"><text:s text:c="14"/>});</text:p>
      <text:p text:style-name="P309"><text:s text:c="15"/><text:span text:style-name="T49">$</text:span>.ajax({</text:p>
      <text:p text:style-name="P309"><text:s text:c="18"/>url: "{{ url('/grocery/post') }}",</text:p>
      <text:p text:style-name="P309"><text:s text:c="18"/>method: 'post',</text:p>
      <text:p text:style-name="P309"><text:s text:c="18"/>data: {</text:p>
      <text:p text:style-name="P309"><text:s text:c="21"/>name: <text:span text:style-name="T49">$</text:span>('#name').val(),</text:p>
      <text:p text:style-name="P309"><text:s text:c="21"/>type: <text:span text:style-name="T49">$</text:span>('#type').val(),</text:p>
      <text:p text:style-name="P309"><text:s text:c="21"/>price: <text:span text:style-name="T49">$</text:span>('#price').val()</text:p>
      <text:p text:style-name="P309"><text:s text:c="18"/>},</text:p>
      <text:p text:style-name="P309"><text:s text:c="18"/>success: function(result){</text:p>
      <text:p text:style-name="P309"><text:s text:c="21"/><text:span text:style-name="T49">$</text:span>('.alert').show();</text:p>
      <text:p text:style-name="P309"><text:soft-page-break/><text:s text:c="21"/><text:span text:style-name="T49">$</text:span>('.alert').html(result.success);</text:p>
      <text:p text:style-name="P309"><text:s text:c="18"/>}});</text:p>
      <text:p text:style-name="P309"><text:s text:c="15"/>});</text:p>
      <text:p text:style-name="P309"><text:s text:c="12"/>});</text:p>
      <text:p text:style-name="P309"><text:s text:c="6"/>&lt;/script&gt;</text:p>
      <text:p text:style-name="P309"/>
      <text:p text:style-name="P309"/>
      <text:p text:style-name="P337">category &amp; sub category drop dwon by ajax</text:p>
      <text:p text:style-name="P337"/>
      <text:p text:style-name="P337">&lt;script&gt; </text:p>
      <text:p text:style-name="P337"><text:s text:c="4"/></text:p>
      <text:p text:style-name="P337"><text:s text:c="4"/>$(document).ready(function(){ </text:p>
      <text:p text:style-name="P337"><text:s text:c="7"/></text:p>
      <text:p text:style-name="P337"/>
      <text:p text:style-name="P337"><text:s text:c="7"/></text:p>
      <text:p text:style-name="P337"><text:s text:c="8"/>$(".catergory_class").change(function(){ </text:p>
      <text:p text:style-name="P337"><text:s text:c="14"/>var category_id=$(this).val(); </text:p>
      <text:p text:style-name="P337"><text:s text:c="16"/>$.ajax({ </text:p>
      <text:p text:style-name="P337"><text:s text:c="26"/>url: "{{ url('/getsubcategory/') }}/"+category_id, </text:p>
      <text:p text:style-name="P337"><text:s text:c="26"/>method: 'get', </text:p>
      <text:p text:style-name="P337"><text:s text:c="26"/>dataType:'json', </text:p>
      <text:p text:style-name="P337"><text:s text:c="26"/>success: function(result){ </text:p>
      <text:p text:style-name="P337"><text:s text:c="28"/>if(result!=''){ </text:p>
      <text:p text:style-name="P337"><text:s text:c="32"/>var option=''; </text:p>
      <text:p text:style-name="P337"><text:s text:c="32"/>$.each(result, function( key, value ) { </text:p>
      <text:p text:style-name="P337"><text:s text:c="37"/>option+="&lt;option value='"+value.id+"'&gt;"+value.title+"&lt;/option&gt;"; </text:p>
      <text:p text:style-name="P337"><text:s text:c="33"/>}); </text:p>
      <text:p text:style-name="P337"><text:s text:c="28"/>}else{ </text:p>
      <text:p text:style-name="P337"><text:s text:c="34"/>option+="&lt;option value=''&gt;No sub category&lt;/option&gt;"; </text:p>
      <text:p text:style-name="P337"><text:s text:c="28"/>} <text:s text:c="3"/></text:p>
      <text:p text:style-name="P337"><text:s text:c="33"/>$("#SubCategory_id").html(option); </text:p>
      <text:p text:style-name="P337"><text:s text:c="22"/>} </text:p>
      <text:p text:style-name="P337"><text:s text:c="18"/>}); </text:p>
      <text:p text:style-name="P337"><text:s text:c="8"/></text:p>
      <text:p text:style-name="P337"><text:s text:c="9"/>}); </text:p>
      <text:p text:style-name="P337"><text:s text:c="4"/>}); </text:p>
      <text:p text:style-name="P337">&lt;/script&gt;</text:p>
      <text:p text:style-name="P309"/>
      <text:p text:style-name="P58">AJAX Form submit with file <text:s/>by formdata </text:p>
      <text:p text:style-name="P670"/>
      <text:p text:style-name="P670"/>
      <text:p text:style-name="P670">&lt;script type="text/javascript"&gt; </text:p>
      <text:p text:style-name="P670"/>
      <text:p text:style-name="P670"/>
      <text:p text:style-name="P670"/>
      <text:p text:style-name="P670"><text:s text:c="4"/>$.ajaxSetup({ </text:p>
      <text:p text:style-name="P670"/>
      <text:p text:style-name="P670"><text:s text:c="8"/>headers: { </text:p>
      <text:p text:style-name="P670"/>
      <text:p text:style-name="P670"><text:s text:c="12"/>'X-CSRF-TOKEN': $('meta[name="csrf-token"]').attr('content') </text:p>
      <text:p text:style-name="P670"/>
      <text:p text:style-name="P670"><text:s text:c="8"/>} </text:p>
      <text:p text:style-name="P670"><text:soft-page-break/></text:p>
      <text:p text:style-name="P670"><text:s text:c="4"/>}); </text:p>
      <text:p text:style-name="P670"/>
      <text:p text:style-name="P670"/>
      <text:p text:style-name="P670"/>
      <text:p text:style-name="P670"><text:s text:c="4"/>$(".btn-submit").click(function(e){ </text:p>
      <text:p text:style-name="P670"/>
      <text:p text:style-name="P670"><text:s text:c="8"/>e.preventDefault(); </text:p>
      <text:p text:style-name="P670"/>
      <text:p text:style-name="P670"><text:s text:c="8"/>/* get value of fileds*/ </text:p>
      <text:p text:style-name="P670"><text:s text:c="8"/>var name = $("input[name=name]").val(); </text:p>
      <text:p text:style-name="P670"><text:s text:c="8"/>var password = $("input[name=password]").val(); </text:p>
      <text:p text:style-name="P670"><text:s text:c="8"/>var email = $("input[name=email]").val(); </text:p>
      <text:p text:style-name="P670"/>
      <text:p text:style-name="P670"><text:s text:c="7"/>/* make form data obj &amp; append value*/ </text:p>
      <text:p text:style-name="P670"><text:s text:c="8"/>var file_data = $("#imgupload").prop("files")[0]; <text:s text:c="2"/></text:p>
      <text:p text:style-name="P670"><text:s text:c="8"/>var form_data = new FormData(); </text:p>
      <text:p text:style-name="P670"><text:s text:c="8"/>form_data.append("file", file_data); </text:p>
      <text:p text:style-name="P670"/>
      <text:p text:style-name="P670"><text:s text:c="8"/>form_data.append("email",email); </text:p>
      <text:p text:style-name="P670"><text:s text:c="8"/>form_data.append("password",password); </text:p>
      <text:p text:style-name="P670"><text:s text:c="8"/>form_data.append("name",name); </text:p>
      <text:p text:style-name="P670"/>
      <text:p text:style-name="P670"><text:s text:c="8"/>$.ajax({ </text:p>
      <text:p text:style-name="P670"/>
      <text:p text:style-name="P670"><text:s text:c="11"/>type:'POST', </text:p>
      <text:p text:style-name="P670"/>
      <text:p text:style-name="P670"><text:s text:c="11"/>url:"{{ url('/ajaxRequest') }}", </text:p>
      <text:p text:style-name="P670"/>
      <text:p text:style-name="P670"><text:s text:c="11"/>data:form_data, </text:p>
      <text:p text:style-name="P670"><text:s text:c="11"/>cache: false, </text:p>
      <text:p text:style-name="P670"><text:s text:c="11"/>contentType: false, </text:p>
      <text:p text:style-name="P670"><text:s text:c="11"/>processData: false, <text:s text:c="18"/></text:p>
      <text:p text:style-name="P670"><text:s text:c="11"/>dataType: "text", </text:p>
      <text:p text:style-name="P670"/>
      <text:p text:style-name="P670"><text:s text:c="11"/>success:function(data){ </text:p>
      <text:p text:style-name="P670"/>
      <text:p text:style-name="P670"><text:s text:c="14"/>alert(data); </text:p>
      <text:p text:style-name="P670"/>
      <text:p text:style-name="P670"><text:s text:c="11"/>} </text:p>
      <text:p text:style-name="P670"/>
      <text:p text:style-name="P670"><text:s text:c="8"/>}); </text:p>
      <text:p text:style-name="P670"/>
      <text:p text:style-name="P670"/>
      <text:p text:style-name="P670"/>
      <text:p text:style-name="P670"><text:s text:c="4"/>}); </text:p>
      <text:p text:style-name="P670"/>
      <text:p text:style-name="P670">&lt;/script&gt;</text:p>
      <text:p text:style-name="P309"/>
      <text:p text:style-name="P309"/>
      <text:p text:style-name="P139">middelware</text:p>
      <text:p text:style-name="P325"/>
      <text:p text:style-name="P325"><text:soft-page-break/><text:a xlink:type="simple" xlink:href="https://www.cloudways.com/blog/controllers-middleware-laravel/" text:style-name="Internet_20_link" text:visited-style-name="Visited_20_Internet_20_Link">https://www.cloudways.com/blog/controllers-middleware-laravel/</text:a></text:p>
      <text:p text:style-name="P325"/>
      <text:p text:style-name="P325"><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25"/>
      <text:p text:style-name="P374">admin midleware for only role =1 have login</text:p>
      <text:p text:style-name="P374"><text:a xlink:type="simple" xlink:href="https://appdividend.com/2017/07/18/laravel-5-middleware-tutorial/" text:style-name="Internet_20_link" text:visited-style-name="Visited_20_Internet_20_Link">https://appdividend.com/2017/07/18/laravel-5-middleware-tutorial/</text:a></text:p>
      <text:p text:style-name="P374"/>
      <text:p text:style-name="P374"/>
      <text:p text:style-name="P680">Trait in laravel</text:p>
      <text:p text:style-name="P680"><text:a xlink:type="simple" xlink:href="https://medium.com/@kshitij206/traits-in-laravel-5db8beffbcc3" text:style-name="Internet_20_link" text:visited-style-name="Visited_20_Internet_20_Link">https://medium.com/@kshitij206/traits-in-laravel-5db8beffbcc3</text:a></text:p>
      <text:p text:style-name="P680"/>
      <text:p text:style-name="P309"/>
      <text:p text:style-name="P141">Helper</text:p>
      <text:p text:style-name="P327"/>
      <text:p text:style-name="P327">Note : helper use in controller as well as in blade template </text:p>
      <text:p text:style-name="P327"/>
      <text:p text:style-name="P327">https://laravelcode.com/post/how-to-create-custom-helper-in-laravel-55</text:p>
      <text:p text:style-name="P309"/>
      <text:p text:style-name="P309"/>
      <text:p text:style-name="P309"/>
      <text:p text:style-name="P309"/>
      <text:p text:style-name="P309"/>
      <text:p text:style-name="P309"/>
      <text:p text:style-name="P309"/>
      <text:p text:style-name="P309"/>
      <text:p text:style-name="P382">LARAVEL PAGINATION ONLY</text:p>
      <text:p text:style-name="P381"/>
      <text:p text:style-name="P381"/>
      <text:p text:style-name="P381">/* <text:span text:style-name="T60">in model or repository */</text:span></text:p>
      <text:p text:style-name="P381"/>
      <text:p text:style-name="P381"/>
      <text:p text:style-name="P381"/>
      <text:p text:style-name="P383"><text:s text:c="3"/>public function getHotDealslistingAll() </text:p>
      <text:p text:style-name="P383"><text:s text:c="4"/>{ </text:p>
      <text:p text:style-name="P383"><text:s text:c="7"/></text:p>
      <text:p text:style-name="P383"><text:s text:c="8"/>return $this-&gt;ServicesOffer-&gt;with('location')-&gt;where('is_front_side_display',"1")</text:p>
      <text:p text:style-name="P383"><text:s text:c="11"/><text:span text:style-name="T61"><text:s/>-&gt;paginate(12); </text:span></text:p>
      <text:p text:style-name="P383"><text:s text:c="4"/>}</text:p>
      <text:p text:style-name="P383"/>
      <text:p text:style-name="P383">&amp; in view file</text:p>
      <text:p text:style-name="P383"/>
      <text:p text:style-name="P383">put only <text:s/>&lt;?php <text:s/>echo <text:s/>$hotDealsData-&gt;links(); ?&gt;</text:p>
      <text:p text:style-name="P383"/>
      <text:p text:style-name="P383"/>
      <text:p text:style-name="P383"/>
      <text:p text:style-name="P385">php pagination </text:p>
      <text:p text:style-name="P384"/>
      <text:p text:style-name="P384"><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84"/>
      <text:p text:style-name="P387">Tim Thumb use in laravel</text:p>
      <text:p text:style-name="P386"/>
      <text:p text:style-name="P386"><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86"><text:soft-page-break/></text:p>
      <text:p text:style-name="P637">form wiza<text:span text:style-name="T273">r</text:span>d</text:p>
      <text:p text:style-name="P636"><text:a xlink:type="simple" xlink:href="https://www.jqueryscript.net/form/Simple-jQuery-Form-Wizard-with-Input-Validation-Simple-Form.html" text:style-name="Internet_20_link" text:visited-style-name="Visited_20_Internet_20_Link">https://www.jqueryscript.net/form/Simple-jQuery-Form-Wizard-with-Input-Validation-Simple-</text:a><text:a xlink:type="simple" xlink:href="https://www.jqueryscript.net/form/Simple-jQuery-Form-Wizard-with-Input-Validation-Simple-Form.html" text:style-name="Internet_20_link" text:visited-style-name="Visited_20_Internet_20_Link">Form.html</text:a></text:p>
      <text:p text:style-name="P636"/>
      <text:p text:style-name="P636"><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a xlink:type="simple" xlink:href="https://www.jqueryscript.net/form/Powerful-Responsive-jQuery-Step-By-Step-Form-Plugin-Ideal-Forms-3.html" text:style-name="Internet_20_link" text:visited-style-name="Visited_20_Internet_20_Link">Forms-3.html</text:a></text:p>
      <text:p text:style-name="P252"/>
      <text:p text:style-name="P133">join</text:p>
      <text:p text:style-name="P252"/>
      <text:p text:style-name="P170"><text:span text:style-name="T36">By </text:span>2 method</text:p>
      <text:p text:style-name="P274"><text:span text:style-name="T7">1.</text:span> with</text:p>
      <text:p text:style-name="P274"><text:s text:c="5"/>need to give relation in model then use in repository</text:p>
      <text:p text:style-name="P274"><text:s text:c="6"/>return $this-&gt;model-&gt;with('users')-&gt;get()-&gt;toArray();</text:p>
      <text:p text:style-name="P274"><text:s text:c="2"/><text:span text:style-name="T39">mutilple table : <text:s text:c="2"/>with-&gt;([' tabel 1','table 2 '])</text:span></text:p>
      <text:p text:style-name="P274"><text:span text:style-name="T7">2. j</text:span>oin</text:p>
      <text:p text:style-name="P274"><text:s text:c="3"/>$this-&gt;model-&gt;join('users', function($join) </text:p>
      <text:p text:style-name="P274"><text:s/>{ </text:p>
      <text:p text:style-name="P274"><text:s text:c="3"/>$join-&gt;on('users.DTUser_id', '=', 'deals.EnteredByDTUser_ID'); </text:p>
      <text:p text:style-name="P274"/>
      <text:p text:style-name="P274"><text:s/>}) </text:p>
      <text:p text:style-name="P274"><text:s/>-&gt;select('*') </text:p>
      <text:p text:style-name="P274"><text:s/>-&gt;where('users.DTUser_id','!=',0) </text:p>
      <text:p text:style-name="P274"><text:s/>-&gt;get()-&gt;toArray();</text:p>
      <text:p text:style-name="P274"/>
      <text:p text:style-name="P274">note: this-&gt;model is a equivalent to <text:s/>Role::</text:p>
      <text:p text:style-name="P252"/>
      <text:p text:style-name="P252"/>
      <text:p text:style-name="P175">list of query</text:p>
      <text:p text:style-name="P799"><text:span text:style-name="T297">set &amp; get attribute <text:s/>(</text:span><text:a xlink:type="simple" xlink:href="https://laravel.com/docs/5.8/eloquent-mutators#accessors-and-mutators" text:style-name="Internet_20_link" text:visited-style-name="Visited_20_Internet_20_Link"><text:span text:style-name="T298">Accessors &amp; Mutators</text:span></text:a><text:span text:style-name="T297">)</text:span></text:p>
      <text:p text:style-name="P252"/>
      <text:p text:style-name="P252"><text:a xlink:type="simple" xlink:href="https://laravel.com/docs/5.8/eloquent-mutators" text:style-name="Internet_20_link" text:visited-style-name="Visited_20_Internet_20_Link">https://laravel.com/docs/5.8/eloquent-mutators</text:a></text:p>
      <text:p text:style-name="P252"/>
      <text:p text:style-name="P798">for example:</text:p>
      <text:p text:style-name="P798"/>
      <text:p text:style-name="P798">/*get(click_count)Attribute($value) <text:s text:c="3"/>here $value means click_count colmn ‘s value*/</text:p>
      <text:p text:style-name="P798"><text:s text:c="4"/>public function getClickCountAttribute($value)</text:p>
      <text:p text:style-name="P798"><text:s text:c="4"/>{</text:p>
      <text:p text:style-name="P798"><text:s text:c="8"/>if ($this-&gt;assign_plan_clicks !=0 ) { <text:s/>// <text:span text:style-name="T299">access any column by $this-&gt;colname</text:span></text:p>
      <text:p text:style-name="P798"><text:s text:c="12"/>return $value;</text:p>
      <text:p text:style-name="P798"><text:s text:c="8"/>}else{</text:p>
      <text:p text:style-name="P798"><text:s text:c="12"/>return '-';</text:p>
      <text:p text:style-name="P798"><text:s text:c="8"/>}</text:p>
      <text:p text:style-name="P798"><text:s text:c="8"/></text:p>
      <text:p text:style-name="P798"><text:s text:c="4"/>}</text:p>
      <text:p text:style-name="P867">Note:- when fetch data then this result get at every time</text:p>
      <text:p text:style-name="P867"/>
      <text:p text:style-name="P67">query print</text:p>
      <text:p text:style-name="P868"/>
      <text:p text:style-name="P868">\DB::enableQueryLog();</text:p>
      <text:p text:style-name="P868"/>
      <text:p text:style-name="P868">your query</text:p>
      <text:p text:style-name="P868"><text:soft-page-break/></text:p>
      <text:p text:style-name="P868">dd(\DB::getQueryLog()); </text:p>
      <text:p text:style-name="P252"/>
      <text:p text:style-name="P30">Multiple delete</text:p>
      <text:p text:style-name="P338"/>
      <text:p text:style-name="P338">DB::table('users')-&gt;whereIn('id', $ids_to_delete)-&gt;delete(); </text:p>
      <text:p text:style-name="P252"/>
      <text:p text:style-name="P252"/>
      <text:p text:style-name="P252"/>
      <text:p text:style-name="P29">pluck </text:p>
      <text:p text:style-name="P323"/>
      <text:p text:style-name="P323">$categories = Category::where('parent_id','=',0)-&gt;pluck('title','id')-&gt;toArray();</text:p>
      <text:p text:style-name="P323"/>
      <text:p text:style-name="P324">output : -</text:p>
      <text:p text:style-name="P324">array('id'=&gt;'title');</text:p>
      <text:p text:style-name="P252"/>
      <text:p text:style-name="P174"/>
      <text:p text:style-name="P271"/>
      <text:p text:style-name="P271">1) get data with contions</text:p>
      <text:p text:style-name="P271">$results = User::where($matchThese)-&gt;get();</text:p>
      <text:p text:style-name="P271"/>
      <text:p text:style-name="P271">// with another group</text:p>
      <text:p text:style-name="P271">$results = User::where($matchThese)</text:p>
      <text:p text:style-name="P271"><text:s text:c="4"/>-&gt;orWhere($orThose)</text:p>
      <text:p text:style-name="P271"><text:s text:c="4"/>-&gt;get();</text:p>
      <text:p text:style-name="P252"/>
      <text:p text:style-name="P252"/>
      <text:p text:style-name="P525">WHEREHAS</text:p>
      <text:p text:style-name="P523"/>
      <text:p text:style-name="P523"><text:s/>$products[$key]['data']=SellingProduct::with(['productQuality','users','bids' =&gt; function ($query) { </text:p>
      <text:p text:style-name="P523"><text:s text:c="19"/>$query-&gt;with(['users']) </text:p>
      <text:p text:style-name="P523"><text:s text:c="19"/>-&gt;where('is_withdraw', '=', '0') </text:p>
      <text:p text:style-name="P523"><text:s text:c="19"/>-&gt;where('accepted_by','=',NULL) <text:s text:c="24"/>//04/09 </text:p>
      <text:p text:style-name="P523"><text:s text:c="19"/>-&gt;orderBy('id', 'desc'); </text:p>
      <text:p text:style-name="P523"><text:s text:c="18"/>// }])-&gt;where('product_id','=',$value['product_id']) <text:s text:c="3"/>// RR_OLD </text:p>
      <text:p text:style-name="P523"><text:s text:c="18"/>}])-&gt;where('product_id','=',$value['id']) <text:s/></text:p>
      <text:p text:style-name="P523"><text:s text:c="21"/>-&gt;where('is_closed','=','0') </text:p>
      <text:p text:style-name="P523"><text:s text:c="21"/>-&gt;where('type','=','S') </text:p>
      <text:p text:style-name="P523"><text:s text:c="21"/>-&gt;orderBy('id', 'desc') </text:p>
      <text:p text:style-name="P523"><text:s text:c="21"/>-&gt;limit(5) </text:p>
      <text:p text:style-name="P523"><text:s text:c="21"/>-&gt;get()-&gt;toArray();</text:p>
      <text:p text:style-name="P523"/>
      <text:p text:style-name="P523"/>
      <text:p text:style-name="P728">**exter<text:span text:style-name="T265">nal</text:span> variable use in function</text:p>
      <text:p text:style-name="P728"/>
      <text:p text:style-name="P523">$managerdata = User::with(['usersAssessments'=&gt; function ($query) use($assmnt_id) <text:s/>{ </text:p>
      <text:p text:style-name="P523"><text:s text:c="19"/>$query-&gt;where('assessment_id', '=',$assmnt_id); </text:p>
      <text:p text:style-name="P523"><text:s text:c="20"/></text:p>
      <text:p text:style-name="P523"><text:s text:c="18"/>}])-&gt;where('parent_id', $auth_id)-&gt;where('is_manager', '1')-&gt;get()-&gt;toArray();</text:p>
      <text:p text:style-name="P523"/>
      <text:p text:style-name="P523"/>
      <text:p text:style-name="P187">where clause with <text:s/>AND OR condition</text:p>
      <text:p text:style-name="P524"><text:soft-page-break/></text:p>
      <text:p text:style-name="P524"><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524"/>
      <text:p text:style-name="P939"><text:span text:style-name="Source_20_Text"><text:span text:style-name="T188">SELECT</text:span></text:span><text:span text:style-name="Source_20_Text"><text:span text:style-name="T191"> </text:span></text:span><text:span text:style-name="Source_20_Text"><text:span text:style-name="T189">*</text:span></text:span><text:span text:style-name="Source_20_Text"><text:span text:style-name="T191"> </text:span></text:span><text:span text:style-name="Source_20_Text"><text:span text:style-name="T188">FROM</text:span></text:span><text:span text:style-name="Source_20_Text"><text:span text:style-name="T191"> </text:span></text:span><text:span text:style-name="Source_20_Text"><text:span text:style-name="T189">tbl</text:span></text:span></text:p>
      <text:p text:style-name="P918"><text:span text:style-name="Source_20_Text"><text:span text:style-name="T188">WHERE</text:span></text:span><text:span text:style-name="Source_20_Text"><text:span text:style-name="T191"> </text:span></text:span><text:span text:style-name="Source_20_Text"><text:span text:style-name="T189">m__Id =</text:span></text:span><text:span text:style-name="Source_20_Text"><text:span text:style-name="T191"> </text:span></text:span><text:span text:style-name="Source_20_Text"><text:span text:style-name="T194">46</text:span></text:span></text:p>
      <text:p text:style-name="P918"><text:span text:style-name="Source_20_Text"><text:span text:style-name="T188">AND</text:span></text:span></text:p>
      <text:p text:style-name="P918"><text:span text:style-name="Source_20_Text"><text:span text:style-name="T189">t_Id =</text:span></text:span><text:span text:style-name="Source_20_Text"><text:span text:style-name="T191"> </text:span></text:span><text:span text:style-name="Source_20_Text"><text:span text:style-name="T194">2</text:span></text:span></text:p>
      <text:p text:style-name="P918"><text:span text:style-name="Source_20_Text"><text:span text:style-name="T188">AND</text:span></text:span></text:p>
      <text:p text:style-name="P918"><text:span text:style-name="Source_20_Text"><text:span text:style-name="T189">(Cab =</text:span></text:span><text:span text:style-name="Source_20_Text"><text:span text:style-name="T191"> </text:span></text:span><text:span text:style-name="Source_20_Text"><text:span text:style-name="T194">2</text:span></text:span><text:span text:style-name="Source_20_Text"><text:span text:style-name="T191"> </text:span></text:span><text:span text:style-name="Source_20_Text"><text:span text:style-name="T188">OR</text:span></text:span><text:span text:style-name="Source_20_Text"><text:span text:style-name="T191"> </text:span></text:span><text:span text:style-name="Source_20_Text"><text:span text:style-name="T189">Cab =</text:span></text:span><text:span text:style-name="Source_20_Text"><text:span text:style-name="T191"> </text:span></text:span><text:span text:style-name="Source_20_Text"><text:span text:style-name="T194">4</text:span></text:span><text:span text:style-name="Source_20_Text"><text:span text:style-name="T189">)</text:span></text:span></text:p>
      <text:p text:style-name="P524"/>
      <text:p text:style-name="P524"><text:span text:style-name="T300">this simple query in</text:span><text:tab/><text:span text:style-name="T300">eloquent form</text:span></text:p>
      <text:p text:style-name="P524"/>
      <text:p text:style-name="P939"><text:span text:style-name="Source_20_Text"><text:span text:style-name="T189">CabRes::</text:span></text:span><text:span text:style-name="Source_20_Text"><text:span text:style-name="T188">where</text:span></text:span><text:span text:style-name="Source_20_Text"><text:span text:style-name="T189">(</text:span></text:span><text:span text:style-name="Source_20_Text"><text:span text:style-name="T194">'m__Id'</text:span></text:span><text:span text:style-name="Source_20_Text"><text:span text:style-name="T189">,</text:span></text:span><text:span text:style-name="Source_20_Text"><text:span text:style-name="T191"> </text:span></text:span><text:span text:style-name="Source_20_Text"><text:span text:style-name="T194">46</text:span></text:span><text:span text:style-name="Source_20_Text"><text:span text:style-name="T189">)</text:span></text:span></text:p>
      <text:p text:style-name="P918"><text:span text:style-name="Source_20_Text"><text:span text:style-name="T192"><text:s text:c="6"/></text:span></text:span><text:span text:style-name="Source_20_Text"><text:span text:style-name="T189">-&gt;</text:span></text:span><text:span text:style-name="Source_20_Text"><text:span text:style-name="T188">where</text:span></text:span><text:span text:style-name="Source_20_Text"><text:span text:style-name="T189">(</text:span></text:span><text:span text:style-name="Source_20_Text"><text:span text:style-name="T194">'t_Id'</text:span></text:span><text:span text:style-name="Source_20_Text"><text:span text:style-name="T189">,</text:span></text:span><text:span text:style-name="Source_20_Text"><text:span text:style-name="T191"> </text:span></text:span><text:span text:style-name="Source_20_Text"><text:span text:style-name="T194">2</text:span></text:span><text:span text:style-name="Source_20_Text"><text:span text:style-name="T189">)</text:span></text:span></text:p>
      <text:p text:style-name="P918"><text:span text:style-name="Source_20_Text"><text:span text:style-name="T192"><text:s text:c="6"/></text:span></text:span><text:span text:style-name="Source_20_Text"><text:span text:style-name="T189">-&gt;</text:span></text:span><text:span text:style-name="Source_20_Text"><text:span text:style-name="T188">where</text:span></text:span><text:span text:style-name="Source_20_Text"><text:span text:style-name="T189">(</text:span></text:span><text:span text:style-name="Source_20_Text"><text:span text:style-name="T188">function</text:span></text:span><text:span text:style-name="Source_20_Text"><text:span text:style-name="T189">($q)</text:span></text:span><text:span text:style-name="Source_20_Text"><text:span text:style-name="T191"> </text:span></text:span><text:span text:style-name="Source_20_Text"><text:span text:style-name="T189">{</text:span></text:span></text:p>
      <text:p text:style-name="P918"><text:span text:style-name="Source_20_Text"><text:span text:style-name="T192"><text:s text:c="10"/></text:span></text:span><text:span text:style-name="Source_20_Text"><text:span text:style-name="T189">$q-&gt;</text:span></text:span><text:span text:style-name="Source_20_Text"><text:span text:style-name="T188">where</text:span></text:span><text:span text:style-name="Source_20_Text"><text:span text:style-name="T189">(</text:span></text:span><text:span text:style-name="Source_20_Text"><text:span text:style-name="T194">'Cab'</text:span></text:span><text:span text:style-name="Source_20_Text"><text:span text:style-name="T189">,</text:span></text:span><text:span text:style-name="Source_20_Text"><text:span text:style-name="T191"> </text:span></text:span><text:span text:style-name="Source_20_Text"><text:span text:style-name="T194">2</text:span></text:span><text:span text:style-name="Source_20_Text"><text:span text:style-name="T189">)</text:span></text:span></text:p>
      <text:p text:style-name="P918"><text:span text:style-name="Source_20_Text"><text:span text:style-name="T192"><text:s text:c="12"/></text:span></text:span><text:span text:style-name="Source_20_Text"><text:span text:style-name="T189">-&gt;orWhere(</text:span></text:span><text:span text:style-name="Source_20_Text"><text:span text:style-name="T194">'Cab'</text:span></text:span><text:span text:style-name="Source_20_Text"><text:span text:style-name="T189">,</text:span></text:span><text:span text:style-name="Source_20_Text"><text:span text:style-name="T191"> </text:span></text:span><text:span text:style-name="Source_20_Text"><text:span text:style-name="T194">4</text:span></text:span><text:span text:style-name="Source_20_Text"><text:span text:style-name="T189">);</text:span></text:span></text:p>
      <text:p text:style-name="P918"><text:span text:style-name="Source_20_Text"><text:span text:style-name="T192"><text:s text:c="6"/></text:span></text:span><text:span text:style-name="Source_20_Text"><text:span text:style-name="T189">})</text:span></text:span></text:p>
      <text:p text:style-name="P918"><text:span text:style-name="Source_20_Text"><text:span text:style-name="T192"><text:s text:c="6"/></text:span></text:span><text:span text:style-name="Source_20_Text"><text:span text:style-name="T189">-&gt;get();</text:span></text:span></text:p>
      <text:p text:style-name="P915"><text:span text:style-name="T144">Or, even better, using </text:span><text:span text:style-name="Source_20_Text"><text:span text:style-name="T133">whereIn()</text:span></text:span><text:span text:style-name="T144">:</text:span></text:p>
      <text:p text:style-name="P918"><text:span text:style-name="Source_20_Text"><text:span text:style-name="T189">CabRes::</text:span></text:span><text:span text:style-name="Source_20_Text"><text:span text:style-name="T188">where</text:span></text:span><text:span text:style-name="Source_20_Text"><text:span text:style-name="T189">(</text:span></text:span><text:span text:style-name="Source_20_Text"><text:span text:style-name="T194">'m__Id'</text:span></text:span><text:span text:style-name="Source_20_Text"><text:span text:style-name="T189">,</text:span></text:span><text:span text:style-name="Source_20_Text"><text:span text:style-name="T191"> </text:span></text:span><text:span text:style-name="Source_20_Text"><text:span text:style-name="T194">46</text:span></text:span><text:span text:style-name="Source_20_Text"><text:span text:style-name="T189">)</text:span></text:span></text:p>
      <text:p text:style-name="P918"><text:span text:style-name="Source_20_Text"><text:span text:style-name="T192"><text:s text:c="6"/></text:span></text:span><text:span text:style-name="Source_20_Text"><text:span text:style-name="T189">-&gt;</text:span></text:span><text:span text:style-name="Source_20_Text"><text:span text:style-name="T188">where</text:span></text:span><text:span text:style-name="Source_20_Text"><text:span text:style-name="T189">(</text:span></text:span><text:span text:style-name="Source_20_Text"><text:span text:style-name="T194">'t_Id'</text:span></text:span><text:span text:style-name="Source_20_Text"><text:span text:style-name="T189">,</text:span></text:span><text:span text:style-name="Source_20_Text"><text:span text:style-name="T191"> </text:span></text:span><text:span text:style-name="Source_20_Text"><text:span text:style-name="T194">2</text:span></text:span><text:span text:style-name="Source_20_Text"><text:span text:style-name="T189">)</text:span></text:span></text:p>
      <text:p text:style-name="P918"><text:span text:style-name="Source_20_Text"><text:span text:style-name="T192"><text:s text:c="6"/></text:span></text:span><text:span text:style-name="Source_20_Text"><text:span text:style-name="T189">-&gt;whereIn(</text:span></text:span><text:span text:style-name="Source_20_Text"><text:span text:style-name="T194">'Cab'</text:span></text:span><text:span text:style-name="Source_20_Text"><text:span text:style-name="T189">,</text:span></text:span><text:span text:style-name="Source_20_Text"><text:span text:style-name="T191"> </text:span></text:span><text:span text:style-name="Source_20_Text"><text:span text:style-name="T189">$cabIds)</text:span></text:span></text:p>
      <text:p text:style-name="P918"><text:span text:style-name="Source_20_Text"><text:span text:style-name="T192"><text:s text:c="6"/></text:span></text:span><text:span text:style-name="Source_20_Text"><text:span text:style-name="T189">-&gt;get();</text:span></text:span></text:p>
      <text:p text:style-name="P524"/>
      <text:p text:style-name="P523"/>
      <text:p text:style-name="P523"/>
      <text:p text:style-name="P523"/>
      <text:h text:style-name="P971" text:outline-level="1">AND-OR-AND + brackets with Eloquent</text:h>
      <text:p text:style-name="P771"/>
      <text:p text:style-name="P771"><text:a xlink:type="simple" xlink:href="https://laraveldaily.com/and-or-and-brackets-with-eloquent/" text:style-name="Internet_20_link" text:visited-style-name="Visited_20_Internet_20_Link">https://laraveldaily.com/and-or-and-brackets-with-eloquent/</text:a></text:p>
      <text:p text:style-name="P771"/>
      <text:p text:style-name="P928">... WHERE (gender = 'Male' and age &gt;= 18) or (gender = 'Female' and age &gt;= 65)</text:p>
      <text:p text:style-name="P928"/>
      <text:p text:style-name="P929">this simple in eloquent form is below :</text:p>
      <text:p text:style-name="Text_20_body"><text:line-break/><text:span text:style-name="T227">$q-&gt;where(function ($query) {</text:span></text:p>
      <text:p text:style-name="P976"><text:s text:c="4"/><text:span text:style-name="T301">$query-&gt;where('gender', 'Male')</text:span></text:p>
      <text:p text:style-name="P976"><text:soft-page-break/><text:s text:c="8"/><text:span text:style-name="T301">-&gt;where('age', '&gt;=', 18);</text:span></text:p>
      <text:p text:style-name="P977">})-&gt;orWhere(function($query) {</text:p>
      <text:p text:style-name="P976"><text:s text:c="4"/><text:span text:style-name="T301">$query-&gt;where('gender', 'Female')</text:span></text:p>
      <text:p text:style-name="P976"><text:s text:c="8"/><text:span text:style-name="T301">-&gt;where('age', '&gt;=', 65); <text:s text:c="6"/></text:span></text:p>
      <text:p text:style-name="P977">})</text:p>
      <text:p text:style-name="Text_20_body"/>
      <text:p text:style-name="P771"/>
      <text:p text:style-name="P771"/>
      <text:p text:style-name="P771"/>
      <text:p text:style-name="P771"/>
      <text:p text:style-name="P771">USE COUNT &amp; SUM</text:p>
      <text:p text:style-name="P770">================</text:p>
      <text:p text:style-name="P523"><text:s/>$final=AssessmentUserElement::select(\DB::raw('category_name, COUNT(*) as total, SUM(selected_level_points) as sum'))-&gt;whereIn('assessment_fill_user_id',$fill_id_arry)-&gt;groupBy('category_name')-&gt;get()-&gt;toArray();</text:p>
      <text:p text:style-name="P252"/>
      <text:p text:style-name="P768">Find IN SET</text:p>
      <text:p text:style-name="P770">===========</text:p>
      <text:p text:style-name="P768">-&gt;whereRaw("FIND_IN_SET(".$requestdata['location'].",area)");</text:p>
      <text:p text:style-name="P768"/>
      <text:p text:style-name="P853">Alternate to find in set query</text:p>
      <text:p text:style-name="P853"/>
      <text:p text:style-name="P942"><text:a xlink:type="simple" xlink:href="https://www.postgresql.org/docs/9.5/static/sql-select.html" office:target-frame-name="_blank" xlink:show="new" text:style-name="Internet_20_link" text:visited-style-name="Visited_20_Internet_20_Link"><text:span text:style-name="T247">select</text:span></text:a><text:span text:style-name="T216"> * </text:span></text:p>
      <text:p text:style-name="P957"><text:span text:style-name="T216">from </text:span><text:a xlink:type="simple" xlink:href="http://localhost/pheonix-lumen-api/adminer-4.7.3.php?pgsql=localhost&amp;username=postgres&amp;db=dealytics_local&amp;ns=public&amp;table=enterprise_edition" text:style-name="Internet_20_link" text:visited-style-name="Visited_20_Internet_20_Link"><text:span text:style-name="T218">enterprise_edition</text:span></text:a></text:p>
      <text:p text:style-name="P958"><text:s text:c="3"/></text:p>
      <text:p text:style-name="P957"><text:span text:style-name="T216">where </text:span><text:span text:style-name="T248">'nac.co'</text:span><text:span text:style-name="T216"> = </text:span><text:a xlink:type="simple" xlink:href="https://www.postgresql.org/docs/9.5/static/functions-subquery.html" office:target-frame-name="_blank" xlink:show="new" text:style-name="Internet_20_link" text:visited-style-name="Visited_20_Internet_20_Link"><text:span text:style-name="T247">ANY</text:span></text:a><text:span text:style-name="T216"> (</text:span><text:a xlink:type="simple" xlink:href="https://www.postgresql.org/docs/9.5/static/functions-array.html" office:target-frame-name="_blank" xlink:show="new" text:style-name="Internet_20_link" text:visited-style-name="Visited_20_Internet_20_Link"><text:span text:style-name="T247">string_to_array</text:span></text:a><text:span text:style-name="T216">(multiple_domain,</text:span><text:span text:style-name="T248">','</text:span><text:span text:style-name="T216">))</text:span></text:p>
      <text:p text:style-name="P959"/>
      <text:p text:style-name="P960">in laravel make</text:p>
      <text:p text:style-name="P961"><text:span text:style-name="T216">EnterpriseEdition::whereRaw("</text:span><text:span text:style-name="T217">'nac.co' = ANY (string_to_array(multiple_domain,','))</text:span><text:span text:style-name="T216">")-&gt;get()-&gt;toArray();</text:span></text:p>
      <text:p text:style-name="P853"/>
      <text:p text:style-name="P768"/>
      <text:p text:style-name="P769">DATE</text:p>
      <text:p text:style-name="P770">=======</text:p>
      <text:p text:style-name="P927">where('created_at', '&gt;=', date('Y-m-d').' 00:00:00'));</text:p>
      <text:p text:style-name="P927"><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927"/>
      <text:p text:style-name="P927"/>
      <text:p text:style-name="P931">REMEMBER</text:p>
      <text:p text:style-name="P931">=========</text:p>
      <text:p text:style-name="P930">WhereHas total record ne filetr krva</text:p>
      <text:p text:style-name="P930">whereRaw string ma query lakhva</text:p>
      <text:p text:style-name="P769"><text:soft-page-break/></text:p>
      <text:p text:style-name="P768"/>
      <text:p text:style-name="P684">BY JOIN</text:p>
      <text:p text:style-name="P684">----------</text:p>
      <text:p text:style-name="P684"><text:s/>return $this-&gt;model-&gt;join('users', function($join) </text:p>
      <text:p text:style-name="P684"><text:s text:c="38"/>{ </text:p>
      <text:p text:style-name="P684"><text:s text:c="41"/>$join-&gt;on('users.DTUser_id', '=', 'deals.EnteredByDTUser_ID'); </text:p>
      <text:p text:style-name="P684"><text:s text:c="42"/></text:p>
      <text:p text:style-name="P684"><text:s text:c="38"/>})-&gt;join('applicants', function($join) </text:p>
      <text:p text:style-name="P684"><text:s text:c="38"/>{ </text:p>
      <text:p text:style-name="P684"><text:s text:c="42"/></text:p>
      <text:p text:style-name="P684"><text:s text:c="41"/>$join-&gt;on('deals.Deal_ID', '=', 'applicants.Deal_ID'); </text:p>
      <text:p text:style-name="P684"/>
      <text:p text:style-name="P684"><text:s text:c="38"/>}) </text:p>
      <text:p text:style-name="P684"><text:s text:c="37"/>-&gt;select('*') </text:p>
      <text:p text:style-name="P684"><text:tab/><text:tab/><text:tab/><text:tab/> <text:s text:c="4"/>//-&gt;where('users.DTUser_id','!=',0) </text:p>
      <text:p text:style-name="P684"><text:s text:c="37"/>-&gt;where($clauses) </text:p>
      <text:p text:style-name="P684"><text:tab/><text:tab/><text:tab/><text:tab/> <text:s text:c="4"/>-&gt;get()-&gt;toArray();</text:p>
      <text:p text:style-name="P684"/>
      <text:p text:style-name="P684"/>
      <text:p text:style-name="P252"/>
      <text:p text:style-name="P252"/>
      <text:p text:style-name="P252"/>
      <text:p text:style-name="P252"/>
      <text:p text:style-name="P275">$users = User::whereHas('companies', function($q) {</text:p>
      <text:p text:style-name="P275"><text:s text:c="4"/>$q-&gt;where('active', true);</text:p>
      <text:p text:style-name="P275">})-&gt;orWhereHas('persons', function($q) {</text:p>
      <text:p text:style-name="P275"><text:s text:c="4"/>$q-&gt;where('active', true);</text:p>
      <text:p text:style-name="P275">})-&gt;with(['companies', 'persons'])-&gt;orderBy('id', 'desc')-&gt;get();</text:p>
      <text:p text:style-name="P252"/>
      <text:p text:style-name="P252"/>
      <text:p text:style-name="P276">$articles = \App\Article::where('foo', 'bar')</text:p>
      <text:p text:style-name="P276"><text:s text:c="4"/>-&gt;where('color', 'blue')</text:p>
      <text:p text:style-name="P276"><text:s text:c="4"/>-&gt;orWhere('name', 'like', '%John%')</text:p>
      <text:p text:style-name="P276"><text:s text:c="4"/>-&gt;whereIn('id', [1, 2, 3, 4, 5])</text:p>
      <text:p text:style-name="P276"><text:s text:c="4"/>-&gt;get();</text:p>
      <text:p text:style-name="P252"/>
      <text:p text:style-name="P252"/>
      <text:p text:style-name="P252"/>
      <text:p text:style-name="P772">update Counter</text:p>
      <text:p text:style-name="P772">=============<text:tab/></text:p>
      <text:p text:style-name="P772">Advertisement::where('id', $requestdata['advertisement_id'])</text:p>
      <text:p text:style-name="P772"><text:s text:c="26"/>-&gt;update([</text:p>
      <text:p text:style-name="P772"><text:s text:c="38"/>$col_name=&gt; \DB::raw($col_name.'+1'), </text:p>
      <text:p text:style-name="P772"><text:s text:c="38"/>'updated_at' =&gt; Carbon::now()</text:p>
      <text:p text:style-name="P772"><text:s text:c="34"/>]);</text:p>
      <text:p text:style-name="P252"/>
      <text:p text:style-name="P252"/>
      <text:p text:style-name="P252"/>
      <text:p text:style-name="P188">Multi record update</text:p>
      <text:p text:style-name="P706"/>
      <text:p text:style-name="P706">$itemTypes = [1, 2, 3, 4, 5];</text:p>
      <text:p text:style-name="P706"><text:soft-page-break/></text:p>
      <text:p text:style-name="P706">ItemTable::whereIn('item_type_id', $itemTypes)</text:p>
      <text:p text:style-name="P706"><text:s text:c="4"/>-&gt;update([</text:p>
      <text:p text:style-name="P706"><text:s text:c="8"/>'colour' =&gt; 'black',</text:p>
      <text:p text:style-name="P706"><text:s text:c="8"/>'size' =&gt; 'XL', </text:p>
      <text:p text:style-name="P706"><text:s text:c="8"/>'price' =&gt; 10000 // Add as many as you need</text:p>
      <text:p text:style-name="P706"><text:s text:c="4"/>]);</text:p>
      <text:p text:style-name="P708">);</text:p>
      <text:p text:style-name="P134">multiple where</text:p>
      <text:p text:style-name="P252"/>
      <text:p text:style-name="P171">by array</text:p>
      <text:p text:style-name="P277">whereData = [</text:p>
      <text:p text:style-name="P277"><text:s text:c="4"/>['name', 'test'],</text:p>
      <text:p text:style-name="P277"><text:s text:c="4"/>['id', '&lt;&gt;', '5']</text:p>
      <text:p text:style-name="P277">];</text:p>
      <text:p text:style-name="P277"/>
      <text:p text:style-name="P277">$users = DB::table('users')-&gt;where($whereData)-&gt;get(); </text:p>
      <text:p text:style-name="P171">by associate arry</text:p>
      <text:p text:style-name="P252"/>
      <text:p text:style-name="P278">$clauses = ['year' =&gt; $year];</text:p>
      <text:p text:style-name="P278"/>
      <text:p text:style-name="P278"><text:s text:c="4"/>if(isset($subaccountcode)) {</text:p>
      <text:p text:style-name="P278"><text:s text:c="8"/>$clauses = array_merge($clauses,['subaccountcode' =&gt; $subaccountcode];</text:p>
      <text:p text:style-name="P278"><text:s text:c="4"/>}</text:p>
      <text:p text:style-name="P278"/>
      <text:p text:style-name="P278"><text:s text:c="4"/>return Self::orderBy('programcode')</text:p>
      <text:p text:style-name="P278"><text:s text:c="13"/>-&gt;orderBy('accountcode')</text:p>
      <text:p text:style-name="P278"><text:s text:c="13"/>-&gt;findWhere($clauses);</text:p>
      <text:p text:style-name="P278"/>
      <text:p text:style-name="P278"><text:tab/></text:p>
      <text:p text:style-name="P278"/>
      <text:p text:style-name="P135">year,month query</text:p>
      <text:p text:style-name="P279"/>
      <text:p text:style-name="P863"><text:span text:style-name="T350"><text:s/>array_push($clauses,[\DB::raw('YEAR(deals.DateCreated)'),$year]);<text:line-break/><text:line-break/></text:span><text:a xlink:type="simple" xlink:href="https://webdevetc.com/programming-tricks/laravel/laravel-eloquent/how-to-select-all-rows-for-a-certain-month-or-day-year-or-time-using-eloquent" text:style-name="Internet_20_link" text:visited-style-name="Visited_20_Internet_20_Link">https://webdevetc.com/programming-tricks/laravel/laravel-eloquent/how-to-select-all-rows-for-a-</text:a><text:a xlink:type="simple" xlink:href="https://webdevetc.com/programming-tricks/laravel/laravel-eloquent/how-to-select-all-rows-for-a-certain-month-or-day-year-or-time-using-eloquent" text:style-name="Internet_20_link" text:visited-style-name="Visited_20_Internet_20_Link">certain-month-or-day-year-or-time-using-eloquent</text:a></text:p>
      <text:p text:style-name="P863"/>
      <text:p text:style-name="P864">Get records after 45 days from current date<text:line-break/><text:line-break/><text:span text:style-name="T351"> $getRecords=OrderHistory::where('apitype', 'linkshare')</text:span></text:p>
      <text:p text:style-name="P865"><text:s text:c="20"/>-&gt;where('linkshare_is_realesed_cashback', '!=', 'Y')</text:p>
      <text:p text:style-name="P865"><text:s text:c="20"/>-&gt;where('transaction_type', 'sale')</text:p>
      <text:p text:style-name="P865"><text:s text:c="20"/>-&gt;where('transaction_date', '&gt;=', Carbon::now()-&gt;subDays(45)-&gt;toDateTimeString())</text:p>
      <text:p text:style-name="P865"><text:s text:c="20"/>-&gt;get()-&gt;toArray();</text:p>
      <text:p text:style-name="P278"/>
      <text:p text:style-name="P866">OR </text:p>
      <text:p text:style-name="P866"/>
      <text:p text:style-name="P866">$getRecords=OrderHistory::where('apitype', 'linkshare')</text:p>
      <text:p text:style-name="P866"><text:s text:c="20"/>-&gt;where('linkshare_is_realesed_cashback', '!=', 'Y')</text:p>
      <text:p text:style-name="P866"><text:s text:c="20"/>-&gt;where('transaction_type', 'sale')</text:p>
      <text:p text:style-name="P866"><text:s text:c="20"/>-&gt;where('transaction_date', '&lt;=', date("Y-m-d 00:00:00", strtotime('-45 days')))</text:p>
      <text:p text:style-name="P866"><text:s text:c="20"/>-&gt;get()-&gt;toArray();</text:p>
      <text:p text:style-name="P278"/>
      <text:p text:style-name="P278"><text:soft-page-break/></text:p>
      <text:p text:style-name="P173">Beetwen</text:p>
      <text:p text:style-name="P796"><text:s/>$myModel-&gt;whereBetween('created_at', [$date1, $date2]);</text:p>
      <text:p text:style-name="P796"/>
      <text:p text:style-name="P796"/>
      <text:p text:style-name="P186">LIKE <text:span text:style-name="T296">query<text:tab/></text:span></text:p>
      <text:p text:style-name="P797"/>
      <text:p text:style-name="P797">$planData=AdvertisementPlan::where('area', 'LIKE','%'.$requestData['search']['value'].'%')-&gt;get()-&gt;toArray();</text:p>
      <text:p text:style-name="P278"/>
      <text:p text:style-name="P136">all Query</text:p>
      <text:p text:style-name="P280"/>
      <text:p text:style-name="P280"/>
      <text:p text:style-name="P280">Model::</text:p>
      <text:p text:style-name="P172">/*Select*/</text:p>
      <text:p text:style-name="P280">select('col1','col2')</text:p>
      <text:p text:style-name="P280">-&gt;select(array('col1','col2'))</text:p>
      <text:p text:style-name="P280">-&gt;select(DB::raw('businesses.*, COUNT(reviews.id) as no_of_ratings, <text:span text:style-name="T7">IFNULL</text:span>(sum(reviews.score),0) as rating'))</text:p>
      <text:p text:style-name="P280">-&gt;addSelect('col3','col4')</text:p>
      <text:p text:style-name="P280">-&gt;distinct() // distinct select</text:p>
      <text:p text:style-name="P172">/*From*/</text:p>
      <text:p text:style-name="P280">-&gt;from('table')</text:p>
      <text:p text:style-name="P280">-&gt;from(DB::raw('table, (select @n :=0) dummy'))</text:p>
      <text:p text:style-name="P280">-&gt;from(DB::raw("({$subQuery-&gt;toSql()}) T ")-&gt;mergeBindings($subQuery-&gt;getQuery())</text:p>
      <text:p text:style-name="P172">/*Query*/</text:p>
      <text:p text:style-name="P280">-&gt;where('column','value')</text:p>
      <text:p text:style-name="P280">-&gt;where('column','LIKE','%'.$value.'%')</text:p>
      <text:p text:style-name="P280">-&gt;where(function ($query) {</text:p>
      <text:p text:style-name="P280">$query-&gt;where('a', '=', 1)</text:p>
      <text:p text:style-name="P280">-&gt;orWhere('b', '=', 1);</text:p>
      <text:p text:style-name="P280">})</text:p>
      <text:p text:style-name="P280">-&gt;orWhere('column','!=', 'value')</text:p>
      <text:p text:style-name="P280">-&gt;whereRaw('age &gt; ? and votes = 100', array(25))</text:p>
      <text:p text:style-name="P280">-&gt;whereRaw(DB::raw("id in (select city_id from addresses GROUP BY addresses.city_id)"))</text:p>
      <text:p text:style-name="P280">-&gt;whereExists(function($query)</text:p>
      <text:p text:style-name="P280">{</text:p>
      <text:p text:style-name="P280">$query-&gt;select(DB::raw(1))</text:p>
      <text:p text:style-name="P280">-&gt;from('business_language')</text:p>
      <text:p text:style-name="P280">-&gt;whereRaw('business_language.language_id = languages.id')</text:p>
      <text:p text:style-name="P280">-&gt;groupBy('business_language.language_id')</text:p>
      <text:p text:style-name="P280">-&gt;havingRaw("COUNT(*) &gt; 0");</text:p>
      <text:p text:style-name="P280">})</text:p>
      <text:p text:style-name="P280">-&gt;orWhereExists()</text:p>
      <text:p text:style-name="P280">-&gt;whereNotExists()</text:p>
      <text:p text:style-name="P280">-&gt;orWhereNotExists()</text:p>
      <text:p text:style-name="P280">-&gt;whereIn('column',[1,2,3])</text:p>
      <text:p text:style-name="P280">-&gt;orWhereIn()</text:p>
      <text:p text:style-name="P280">-&gt;whereNotIn('id', function($query){</text:p>
      <text:p text:style-name="P280">$query-&gt;select('city_id')</text:p>
      <text:p text:style-name="P280">-&gt;from('addresses')</text:p>
      <text:p text:style-name="P280">-&gt;groupBy('addresses.city_id');</text:p>
      <text:p text:style-name="P280"><text:soft-page-break/>})</text:p>
      <text:p text:style-name="P280">-&gt;whereNotIn()</text:p>
      <text:p text:style-name="P280">-&gt;orWhereNotIn</text:p>
      <text:p text:style-name="P280">-&gt;whereNull('column') //where `column` is null</text:p>
      <text:p text:style-name="P280">-&gt;orWhereNull('column') //or where `column` is null</text:p>
      <text:p text:style-name="P280">-&gt;whereNotNull('column') //where `column` is not null</text:p>
      <text:p text:style-name="P280">-&gt;orWhereNotNull('column') //or where `column` is not null</text:p>
      <text:p text:style-name="P280">-&gt;whereDay()</text:p>
      <text:p text:style-name="P280">-&gt;whereMonth('column', '=', 1) //</text:p>
      <text:p text:style-name="P280">-&gt;whereYear('column', '&gt;', 2000) //uses sql YEAR() function on 'column'</text:p>
      <text:p text:style-name="P280">-&gt;whereDate('column', '&gt;', '2000-01-01')</text:p>
      <text:p text:style-name="P172">/*Joins*/</text:p>
      <text:p text:style-name="P280">-&gt;join('business_category','business_category.business_id','=','businesses.id')</text:p>
      <text:p text:style-name="P280">-&gt;leftJoin('reviews','reviews.business_id', '=', 'businesses.id')</text:p>
      <text:p text:style-name="P280">-&gt;join('business_category',function($join) use($cats) {</text:p>
      <text:p text:style-name="P280">$join-&gt;on('business_category.business_id', '=', 'businesses.id')</text:p>
      <text:p text:style-name="P280">-&gt;on('business_category.id', '=', $cats, 'and', true);</text:p>
      <text:p text:style-name="P280">})</text:p>
      <text:p text:style-name="P280">-&gt;join(DB::raw('(SELECT *, ROUND(AVG(rating),2) avg FROM reviews WHERE rating!=0 GROUP BY item_id ) T' ), function($join){</text:p>
      <text:p text:style-name="P280">$join-&gt;on('genre_relation.movie_id', '=', 'T.id')</text:p>
      <text:p text:style-name="P280">})</text:p>
      <text:p text:style-name="P172">/*Eager Loading */</text:p>
      <text:p text:style-name="P280">-&gt;with('table1','table2')</text:p>
      <text:p text:style-name="P280">-&gt;with(array('table1','table2','table1.nestedtable3'))</text:p>
      <text:p text:style-name="P280">-&gt;with(array('posts' =&gt; function($query) use($name){</text:p>
      <text:p text:style-name="P280">$query-&gt;where('title', 'like', '%'.$name.'%')</text:p>
      <text:p text:style-name="P280">-&gt;orderBy('created_at', 'desc');</text:p>
      <text:p text:style-name="P280">}))</text:p>
      <text:p text:style-name="P172">/*Grouping*/</text:p>
      <text:p text:style-name="P280">-&gt;groupBy('state_id','locality')</text:p>
      <text:p text:style-name="P280">-&gt;havingRaw('count &gt; 1 ')</text:p>
      <text:p text:style-name="P280">-&gt;having('items.name','LIKE',"%$keyword%")</text:p>
      <text:p text:style-name="P280">-&gt;orHavingRaw('brand LIKE ?',array("%$keyword%"))</text:p>
      <text:p text:style-name="P172">/*Cache*/</text:p>
      <text:p text:style-name="P280">-&gt;remember($minutes)</text:p>
      <text:p text:style-name="P280">-&gt;rememberForever()</text:p>
      <text:p text:style-name="P172">/*Offset &amp; Limit*/</text:p>
      <text:p text:style-name="P280">-&gt;take(10)</text:p>
      <text:p text:style-name="P280">-&gt;limit(10)</text:p>
      <text:p text:style-name="P280">-&gt;skip(10)</text:p>
      <text:p text:style-name="P280">-&gt;offset(10)</text:p>
      <text:p text:style-name="P280">-&gt;forPage($pageNo, $perPage)</text:p>
      <text:p text:style-name="P172">/*Order*/</text:p>
      <text:p text:style-name="P280">-&gt;orderBy('id','DESC')</text:p>
      <text:p text:style-name="P280">-&gt;orderBy(DB::raw('RAND()'))</text:p>
      <text:p text:style-name="P280">-&gt;orderByRaw('type = ? , type = ? ', array('published','draft'))</text:p>
      <text:p text:style-name="P280">-&gt;latest() // on 'created_at' column</text:p>
      <text:p text:style-name="P280">-&gt;latest('column')</text:p>
      <text:p text:style-name="P280">-&gt;oldest() // on 'created_at' column</text:p>
      <text:p text:style-name="P280">-&gt;oldest('column')</text:p>
      <text:p text:style-name="P172">/*Create*/</text:p>
      <text:p text:style-name="P280"><text:soft-page-break/>-&gt;insert(array('email' =&gt; 'john@example.com', 'votes' =&gt; 0))</text:p>
      <text:p text:style-name="P280">-&gt;insert(array(</text:p>
      <text:p text:style-name="P280">array('email' =&gt; 'taylor@example.com', 'votes' =&gt; 0),</text:p>
      <text:p text:style-name="P280">array('email' =&gt; 'dayle@example.com', 'votes' =&gt; 0)</text:p>
      <text:p text:style-name="P280">)) //batch insert</text:p>
      <text:p text:style-name="P280">-&gt;insertGetId(array('email' =&gt; 'john@example.com', 'votes' =&gt; 0)) //insert and return id</text:p>
      <text:p text:style-name="P172">/*Update*/</text:p>
      <text:p text:style-name="P280">-&gt;update(array('email' =&gt; 'john@example.com'))</text:p>
      <text:p text:style-name="P280">-&gt;update(array('column' =&gt; DB::raw('NULL')))</text:p>
      <text:p text:style-name="P280">-&gt;increment('column')</text:p>
      <text:p text:style-name="P280">-&gt;decrement('column')</text:p>
      <text:p text:style-name="P280">-&gt;touch() //update timestamp</text:p>
      <text:p text:style-name="P280"/>
      <text:p text:style-name="P362">Answer::where('question_id', 2)-&gt;update(['customer_id' =&gt; 1, 'answer' =&gt; 2]);</text:p>
      <text:p text:style-name="P362"/>
      <text:p text:style-name="P172">/*Delete*/</text:p>
      <text:p text:style-name="P280">-&gt;delete()</text:p>
      <text:p text:style-name="P280">-&gt;forceDelete() // when softdeletes enabled</text:p>
      <text:p text:style-name="P280">-&gt;destroy($ids) // delete by array of primary keys</text:p>
      <text:p text:style-name="P280">-&gt;roles()-&gt;detach() //delete from pivot table: associated by 'belongsToMany'</text:p>
      <text:p text:style-name="P172">/*Getters*/</text:p>
      <text:p text:style-name="P280">-&gt;find($id)</text:p>
      <text:p text:style-name="P280">-&gt;find($id, array('col1','col2'))</text:p>
      <text:p text:style-name="P280">-&gt;findOrFail($id)</text:p>
      <text:p text:style-name="P280">-&gt;findMany($ids, $columns)</text:p>
      <text:p text:style-name="P280">-&gt;first(array('col1','col2'))</text:p>
      <text:p text:style-name="P280">-&gt;firstOrFail()</text:p>
      <text:p text:style-name="P280">-&gt;all()</text:p>
      <text:p text:style-name="P280">-&gt;get()</text:p>
      <text:p text:style-name="P280">-&gt;get(array('col1','col2'))</text:p>
      <text:p text:style-name="P280">-&gt;getFresh() // no caching</text:p>
      <text:p text:style-name="P280">-&gt;getCached() // get cached result</text:p>
      <text:p text:style-name="P280">-&gt;chunk(1000, function($rows){</text:p>
      <text:p text:style-name="P280">$rows-&gt;each(function($row){</text:p>
      <text:p text:style-name="P280">});</text:p>
      <text:p text:style-name="P280">})</text:p>
      <text:p text:style-name="P280">-&gt;lists('column') // numeric index</text:p>
      <text:p text:style-name="P280">-&gt;lists('column','id') // 'id' column as index</text:p>
      <text:p text:style-name="P280">-&gt;lists('column')-&gt;implode('column', ',') // comma separated values of a column</text:p>
      <text:p text:style-name="P280">-&gt;pluck('column') //Pluck a single column's value from the first result of a query.</text:p>
      <text:p text:style-name="P280">-&gt;value('column') //Get a single column's value from the first result of a query.</text:p>
      <text:p text:style-name="P172">/*Paginated results*/</text:p>
      <text:p text:style-name="P280">-&gt;paginate(10)</text:p>
      <text:p text:style-name="P280">-&gt;paginate(10, array('col1','col2'))</text:p>
      <text:p text:style-name="P280">-&gt;simplePaginate(10)</text:p>
      <text:p text:style-name="P280">-&gt;getPaginationCount() //get total no of records</text:p>
      <text:p text:style-name="P172">/*Aggregate*/</text:p>
      <text:p text:style-name="P280">-&gt;count()</text:p>
      <text:p text:style-name="P280">-&gt;count('column')</text:p>
      <text:p text:style-name="P280">-&gt;count(DB::raw('distinct column'))</text:p>
      <text:p text:style-name="P280">-&gt;max('rating')</text:p>
      <text:p text:style-name="P280">-&gt;min('rating')</text:p>
      <text:p text:style-name="P280"><text:soft-page-break/>-&gt;sum('rating')</text:p>
      <text:p text:style-name="P280">-&gt;avg('rating')</text:p>
      <text:p text:style-name="P280">-&gt;aggregate('sum', array('rating')) // use of aggregate functions</text:p>
      <text:p text:style-name="P172">/*Others*/</text:p>
      <text:p text:style-name="P280">-&gt;toSql() // output sql query</text:p>
      <text:p text:style-name="P280">-&gt;exists() // check if any row exists</text:p>
      <text:p text:style-name="P280">-&gt;fresh() // Return a fresh data for current model from database</text:p>
      <text:p text:style-name="P172">/*Object methods*/</text:p>
      <text:p text:style-name="P280">-&gt;toArray() //</text:p>
      <text:p text:style-name="P280">-&gt;toJson()</text:p>
      <text:p text:style-name="P280">-&gt;relationsToArray() //Get the model's relationships in array form.</text:p>
      <text:p text:style-name="P280">-&gt;implode('column', ',') // comma separated values of a column</text:p>
      <text:p text:style-name="P280">-&gt;isDirty()</text:p>
      <text:p text:style-name="P280">-&gt;getDirty() //Get the attributes that have been changed but not saved to DB</text:p>
      <text:p text:style-name="P172">//Debugging</text:p>
      <text:p text:style-name="P280">DB::enableQueryLog();</text:p>
      <text:p text:style-name="P280">DB::getQueryLog();</text:p>
      <text:p text:style-name="P280">Model::where()-&gt;toSql() // output sql query</text:p>
      <text:p text:style-name="P278"/>
      <text:p text:style-name="P25">last inserted id &amp; row</text:p>
      <text:p text:style-name="P311"/>
      <text:p text:style-name="P311">$last_insert_id=$this-&gt;user_model-&gt;create($requestData)-&gt;id; //insert data &amp; get id</text:p>
      <text:p text:style-name="P311"><text:tab/>if($last_insert_id&gt;0){ </text:p>
      <text:p text:style-name="P311"><text:tab/> <text:s/>$last_insert_row=$this-&gt;user_model-&gt;where('id',$last_insert_id)-&gt;get()-&gt;toArray(); //get row</text:p>
      <text:p text:style-name="P311"><text:tab/> <text:s/>return $last_insert_row; </text:p>
      <text:p text:style-name="P311"><text:tab/>}else{ </text:p>
      <text:p text:style-name="P311"><text:tab/><text:tab/>return flase; </text:p>
      <text:p text:style-name="P311"><text:tab/>}</text:p>
      <text:p text:style-name="P311"/>
      <text:p text:style-name="P145">Aggregate</text:p>
      <text:p text:style-name="P315">$avgRating = ServicesReviews::with('user')-&gt;where('offer_id', $id)-&gt;whereNotNull('rating')-&gt;select(DB::raw("AVG(rating) as avgRating"))-&gt;get()-&gt;toArray();</text:p>
      <text:p text:style-name="P315"/>
      <text:p text:style-name="P315"/>
      <text:p text:style-name="P315"/>
      <text:p text:style-name="P315"/>
      <text:p text:style-name="P986">setting table in <text:s/>form of key value then for update</text:p>
      <text:p text:style-name="P190"/>
      <text:p text:style-name="P850"/>
      <text:p text:style-name="P850"><text:s text:c="8"/>$requestData=$request-&gt;all();</text:p>
      <text:p text:style-name="P850"><text:s text:c="8"/>$validations=array();</text:p>
      <text:p text:style-name="P850"/>
      <text:p text:style-name="P850"><text:s text:c="8"/>foreach ($requestData as $key =&gt; $value) {</text:p>
      <text:p text:style-name="P850"><text:s text:c="12"/>$key=trim($key);</text:p>
      <text:p text:style-name="P850"><text:s text:c="12"/>isset($requestData[$key])? $validations[$key]='required|json':'';</text:p>
      <text:p text:style-name="P850"><text:s text:c="8"/>}</text:p>
      <text:p text:style-name="P850"/>
      <text:p text:style-name="P850"><text:s text:c="8"/>$validation = Validator::make($request-&gt;all(), $validations);</text:p>
      <text:p text:style-name="P850"><text:s text:c="8"/>if ($validation-&gt;fails()) {</text:p>
      <text:p text:style-name="P850"><text:s text:c="12"/>return $this-&gt;validationError($validation);</text:p>
      <text:p text:style-name="P850"><text:s text:c="8"/>}</text:p>
      <text:p text:style-name="P850"/>
      <text:p text:style-name="P850"><text:soft-page-break/><text:s text:c="8"/>foreach ($requestData as $key =&gt; $value) {</text:p>
      <text:p text:style-name="P850"><text:s text:c="12"/>$getSettingData=AdminSettings::where('setting_name', trim($key))-&gt;first();</text:p>
      <text:p text:style-name="P850"><text:s text:c="12"/>$settingData=['setting_value'=&gt;$value];</text:p>
      <text:p text:style-name="P850"><text:s text:c="12"/>$updated=AdminSettings::where('id', $getSettingData-&gt;id)-&gt;update($settingData);</text:p>
      <text:p text:style-name="P850"><text:s text:c="8"/>} </text:p>
      <text:p text:style-name="P315"/>
      <text:p text:style-name="P278"/>
      <text:p text:style-name="P19">Session</text:p>
      <text:p text:style-name="P288"/>
      <text:p text:style-name="P288">use Session;</text:p>
      <text:p text:style-name="P278"/>
      <text:p text:style-name="P289">Session::set('variableName', $value);</text:p>
      <text:p text:style-name="P289"/>
      <text:p text:style-name="P289">To get the variable, you'd use...</text:p>
      <text:p text:style-name="P289"/>
      <text:p text:style-name="P289">Session::get('variableName');</text:p>
      <text:p text:style-name="P790">OR</text:p>
      <text:p text:style-name="P790">$request-&gt;session()-&gt;put('key', $requestData); <text:s/>//set</text:p>
      <text:p text:style-name="P790">$requestData = $this-&gt;requestData-&gt;session()-&gt;get('key'); //get</text:p>
      <text:p text:style-name="P790">$this-&gt;requestData-&gt;session()-&gt;forget('key'); //forget</text:p>
      <text:p text:style-name="P790">session()-&gt;has('message')//<text:span text:style-name="T291">has</text:span></text:p>
      <text:p text:style-name="P790"/>
      <text:p text:style-name="P20">segment</text:p>
      <text:p text:style-name="P301"/>
      <text:p text:style-name="P301">if(Request::segment(2)=="cms"){ echo "active";}</text:p>
      <text:p text:style-name="P301"/>
      <text:p text:style-name="P301"/>
      <text:p text:style-name="P301"/>
      <text:p text:style-name="P301"/>
      <text:p text:style-name="P140">Paths</text:p>
      <text:p text:style-name="P178">app_path</text:p>
      <text:p text:style-name="P326">Get the fully qualified path to the app directory.</text:p>
      <text:p text:style-name="P326"/>
      <text:p text:style-name="P326">$path = app_path();</text:p>
      <text:p text:style-name="P178">base_path</text:p>
      <text:p text:style-name="P326">Get the fully qualified path to the root of the application install.</text:p>
      <text:p text:style-name="P326"/>
      <text:p text:style-name="P178">public_path</text:p>
      <text:p text:style-name="P326">Get the fully qualified path to the public directory.</text:p>
      <text:p text:style-name="P326"/>
      <text:p text:style-name="P178">storage_path</text:p>
      <text:p text:style-name="P326">Get the fully qualified path to the app/storage directory.</text:p>
      <text:p text:style-name="P278"/>
      <text:p text:style-name="P278"/>
      <text:p text:style-name="P195">SSH</text:p>
      <text:p text:style-name="P299"/>
      <text:p text:style-name="P678">ssh </text:p>
      <text:p text:style-name="P299">ssh -<text:span text:style-name="T43">p</text:span> 11208 fmv(username)@name(hostname)<text:span text:style-name="T44">(means fmv.cc)</text:span></text:p>
      <text:p text:style-name="P298">enter password <text:s/><text:span text:style-name="T45">k9Sendfj[E]c <text:s text:c="4"/>(qwZS.bs-Ds-{43'</text:span></text:p>
      <text:p text:style-name="P298"/>
      <text:p text:style-name="P298"/>
      <text:p text:style-name="P804">ssh <text:s/>topscoin@topsdemo.co.in</text:p>
      <text:p text:style-name="P804"><text:soft-page-break/>https://topsdemo.co.in:2083/</text:p>
      <text:p text:style-name="P978">u: topscoin</text:p>
      <text:p text:style-name="P978">P: <text:s/>Tops@Aditya#1234</text:p>
      <text:p text:style-name="P298"/>
      <text:p text:style-name="P298"/>
      <text:p text:style-name="P297">cd public_html</text:p>
      <text:p text:style-name="P297">cd commision_portal</text:p>
      <text:p text:style-name="P297"/>
      <text:p text:style-name="P300">for directories</text:p>
      <text:p text:style-name="P300"/>
      <text:p text:style-name="P300">-&gt; find . -type d -print0 | xargs -0 chmod 0755</text:p>
      <text:p text:style-name="P300"/>
      <text:p text:style-name="P300">for files</text:p>
      <text:p text:style-name="P300"/>
      <text:p text:style-name="P300">-&gt; find . -type f -print0 | xargs -0 chmod 0644</text:p>
      <text:p text:style-name="P300"/>
      <text:p text:style-name="P300"/>
      <text:p text:style-name="P679">connect ssh by .pem file</text:p>
      <text:p text:style-name="P679">ssh -i <text:s/>/patho of pemfile username@hostname</text:p>
      <text:p text:style-name="P297"/>
      <text:p text:style-name="P33">connect mysql</text:p>
      <text:p text:style-name="P400"/>
      <text:p text:style-name="P400">[server]$ mysql -h &lt;DBhostname&gt; -u &lt;DBuser&gt; -p &lt;Dbname&gt;</text:p>
      <text:p text:style-name="P400"/>
      <text:p text:style-name="P400"/>
      <text:p text:style-name="P737">FOR LOCAL TO LIVE</text:p>
      <text:p text:style-name="P785">D: database</text:p>
      <text:p text:style-name="P785">-<text:span text:style-name="T336">to on php error reporting from php.ini</text:span></text:p>
      <text:p text:style-name="P882"><text:span text:style-name="T302">-.env, </text:span><text:span text:style-name="Source_20_Text"><text:span text:style-name="T237">php artisan migrate</text:span></text:span></text:p>
      <text:p text:style-name="P785">-<text:span text:style-name="T295">gmail,paypal, other credentail &amp; sendbox to live</text:span></text:p>
      <text:p text:style-name="P818"><text:span text:style-name="T302">-passport command if use (</text:span><text:span text:style-name="Source_20_Text"><text:span text:style-name="T210">php artisan passport</text:span></text:span><text:span text:style-name="Source_20_Text"><text:span text:style-name="T161">:</text:span></text:span><text:span text:style-name="Source_20_Text"><text:span text:style-name="T210">install</text:span></text:span><text:span text:style-name="T295">)</text:span></text:p>
      <text:p text:style-name="P785">-<text:span text:style-name="T295">storage link command (if use)</text:span></text:p>
      <text:p text:style-name="P802"><text:span text:style-name="T302">-email queue command (</text:span><text:span text:style-name="T229">php</text:span><text:span text:style-name="T230"> </text:span><text:span text:style-name="T229">artisan</text:span><text:span text:style-name="T230"> </text:span><text:span text:style-name="T229">queue</text:span><text:span text:style-name="T231">:work</text:span><text:span text:style-name="T295">) &amp;nohup</text:span></text:p>
      <text:p text:style-name="P785">-<text:span text:style-name="T295">cache clean 2 comand all command</text:span></text:p>
      <text:p text:style-name="P882"><text:span text:style-name="T302">-composer update, </text:span><text:span text:style-name="Source_20_Text"><text:span text:style-name="T141">composer dump-autoload</text:span></text:span></text:p>
      <text:p text:style-name="P785">-permission file &amp; flder</text:p>
      <text:p text:style-name="P785">-<text:span text:style-name="T317">schedaulr commad (cron command)</text:span></text:p>
      <text:p text:style-name="P786">-<text:span text:style-name="T295">apache allow all </text:span></text:p>
      <text:p text:style-name="P910"/>
      <text:p text:style-name="P917"><text:span text:style-name="Source_20_Text"><text:span text:style-name="T189">cd <text:s/>/etc/apache2/mods-enabled/</text:span></text:span></text:p>
      <text:p text:style-name="P913">If it does not exist execute the following excerpt:</text:p>
      <text:p text:style-name="P917"><text:bookmark-start text:name="__DdeLink__16443_1986630357"/><text:span text:style-name="Source_20_Text"><text:span text:style-name="T189">sudo a2enmod rewrite</text:span></text:span><text:bookmark-end text:name="__DdeLink__16443_1986630357"/></text:p>
      <text:p text:style-name="P913">Otherwise, change the Apache configuration file to consolidate use of the "friendly URL".</text:p>
      <text:p text:style-name="P917"><text:bookmark-start text:name="__DdeLink__16445_1986630357"/><text:span text:style-name="Source_20_Text"><text:span text:style-name="T189">sudo nano /etc/apache2/apache2.conf</text:span></text:span><text:bookmark-end text:name="__DdeLink__16445_1986630357"/></text:p>
      <text:p text:style-name="P913">Find the following code inside the editor:</text:p>
      <text:p text:style-name="P917"><text:span text:style-name="Source_20_Text"><text:span text:style-name="T194">&lt;Directory</text:span></text:span><text:span text:style-name="Source_20_Text"><text:span text:style-name="T191"> </text:span></text:span><text:span text:style-name="Source_20_Text"><text:span text:style-name="T189">/</text:span></text:span><text:span text:style-name="Source_20_Text"><text:span text:style-name="T232">var</text:span></text:span><text:span text:style-name="Source_20_Text"><text:span text:style-name="T189">/</text:span></text:span><text:span text:style-name="Source_20_Text"><text:span text:style-name="T232">www</text:span></text:span><text:span text:style-name="Source_20_Text"><text:span text:style-name="T194">/&gt; </text:span></text:span><text:span text:style-name="Source_20_Text"><text:span text:style-name="T196">or your htdoc </text:span></text:span><text:span text:style-name="Source_20_Text"><text:span text:style-name="T197">path</text:span></text:span><text:span text:style-name="Source_20_Text"><text:span text:style-name="T191"> </text:span></text:span></text:p>
      <text:p text:style-name="P947"><text:span text:style-name="Source_20_Text"><text:span text:style-name="T192"><text:s text:c="3"/></text:span></text:span><text:span text:style-name="Source_20_Text"><text:span text:style-name="T189">Options Indexes FollowSymLinks</text:span></text:span></text:p>
      <text:p text:style-name="P947"><text:span text:style-name="Source_20_Text"><text:span text:style-name="T192"><text:s text:c="3"/></text:span></text:span><text:span text:style-name="Source_20_Text"><text:span text:style-name="T189">AllowOverride None</text:span></text:span></text:p>
      <text:p text:style-name="P947"><text:span text:style-name="Source_20_Text"><text:span text:style-name="T192"><text:s text:c="3"/></text:span></text:span><text:span text:style-name="Source_20_Text"><text:span text:style-name="T189">Require all granted</text:span></text:span></text:p>
      <text:p text:style-name="P917"><text:span text:style-name="Source_20_Text"><text:span text:style-name="T194">&lt;/Directory&gt;</text:span></text:span><text:span text:style-name="Source_20_Text"><text:span text:style-name="T191"> </text:span></text:span></text:p>
      <text:p text:style-name="P913">Change to:</text:p>
      <text:p text:style-name="P917"><text:span text:style-name="Source_20_Text"><text:span text:style-name="T194">&lt;Directory</text:span></text:span><text:span text:style-name="Source_20_Text"><text:span text:style-name="T191"> </text:span></text:span><text:span text:style-name="Source_20_Text"><text:span text:style-name="T189">/</text:span></text:span><text:span text:style-name="Source_20_Text"><text:span text:style-name="T232">var</text:span></text:span><text:span text:style-name="Source_20_Text"><text:span text:style-name="T189">/</text:span></text:span><text:span text:style-name="Source_20_Text"><text:span text:style-name="T232">www</text:span></text:span><text:span text:style-name="Source_20_Text"><text:span text:style-name="T194">/&gt;</text:span></text:span><text:span text:style-name="Source_20_Text"><text:span text:style-name="T191"> </text:span></text:span></text:p>
      <text:p text:style-name="P947"><text:span text:style-name="Source_20_Text"><text:span text:style-name="T192"><text:s text:c="4"/></text:span></text:span><text:span text:style-name="Source_20_Text"><text:span text:style-name="T189">Options Indexes FollowSymLinks</text:span></text:span></text:p>
      <text:p text:style-name="P947"><text:soft-page-break/><text:span text:style-name="Source_20_Text"><text:span text:style-name="T192"><text:s text:c="4"/></text:span></text:span><text:span text:style-name="Source_20_Text"><text:span text:style-name="T189">AllowOverride All</text:span></text:span></text:p>
      <text:p text:style-name="P947"><text:span text:style-name="Source_20_Text"><text:span text:style-name="T192"><text:s text:c="4"/></text:span></text:span><text:span text:style-name="Source_20_Text"><text:span text:style-name="T189">Require all granted</text:span></text:span></text:p>
      <text:p text:style-name="P917"><text:span text:style-name="Source_20_Text"><text:span text:style-name="T194">&lt;/Directory&gt;</text:span></text:span></text:p>
      <text:p text:style-name="P913">After that restart the Apache server via:</text:p>
      <text:p text:style-name="P917"><text:span text:style-name="Source_20_Text"><text:span text:style-name="T189">sudo /etc/init.d/apache2 restart</text:span></text:span></text:p>
      <text:p text:style-name="P785"/>
      <text:p text:style-name="P297"/>
      <text:p text:style-name="P144">GIT</text:p>
      <text:p text:style-name="P428"/>
      <text:p text:style-name="P428">U:rathodrupesha</text:p>
      <text:p text:style-name="P428">P : rathodrupesh.ec15@gmail.com</text:p>
      <text:p text:style-name="P334"/>
      <text:p text:style-name="P334"/>
      <text:p text:style-name="P297"><text:span text:style-name="T54">A. </text:span>git clone <text:s text:c="3"/><text:span text:style-name="T324">Note: once git clone , every time need to git pull so merge your changes</text:span></text:p>
      <text:p text:style-name="P278"/>
      <text:p text:style-name="P334"><text:span text:style-name="T54">B. for </text:span>Git Push</text:p>
      <text:p text:style-name="P334"/>
      <text:p text:style-name="P334">1. move to your project directory </text:p>
      <text:p text:style-name="P334"><text:tab/>$ cd /opt/lampp/htdocs/gitbackup/eaos_api/ </text:p>
      <text:p text:style-name="P334"><text:s text:c="25"/>2nd time upto .git </text:p>
      <text:p text:style-name="P334">2. Clone local git server repository into your new folder </text:p>
      <text:p text:style-name="P334"><text:tab/>$ git clone http://192.168.0.254/solvenow.git </text:p>
      <text:p text:style-name="P334"/>
      <text:p text:style-name="P784"><text:s text:c="6"/>take from specific branch</text:p>
      <text:p text:style-name="P938"><text:span text:style-name="Source_20_Text"><text:span text:style-name="T209"><text:s text:c="6"/>git clone </text:span></text:span><text:span text:style-name="Source_20_Text"><text:span text:style-name="T219">-</text:span></text:span><text:span text:style-name="Source_20_Text"><text:span text:style-name="T209">b </text:span></text:span><text:span text:style-name="Source_20_Text"><text:span text:style-name="T220">&lt;branch&gt;</text:span></text:span><text:span text:style-name="Source_20_Text"><text:span text:style-name="T209"> </text:span></text:span><text:span text:style-name="Source_20_Text"><text:span text:style-name="T220">&lt;remote_repo&gt;</text:span></text:span></text:p>
      <text:p text:style-name="P938"><text:span text:style-name="Source_20_Text"><text:span text:style-name="T220"><text:s text:c="6"/></text:span></text:span><text:span text:style-name="Source_20_Text"><text:span text:style-name="T221">git clone -</text:span></text:span><text:span text:style-name="Source_20_Text"><text:span text:style-name="T220">b <text:s text:c="2"/>admin</text:span></text:span><text:span text:style-name="Source_20_Text"><text:span text:style-name="T221"> <text:s text:c="7"/>http://192.168.0.254/solvenow.git </text:span></text:span></text:p>
      <text:p text:style-name="P938"><text:span text:style-name="Source_20_Text"><text:span text:style-name="T220"/></text:span></text:p>
      <text:p text:style-name="P334">credential <text:s/>enter </text:p>
      <text:p text:style-name="P334"><text:s/></text:p>
      <text:p text:style-name="P334">give folder permision like <text:s/>chmod -R 777 /opt/lampp/htdocs/gitbackup/iGotchya/i_gotcha_admin/igotcha/<text:tab/> </text:p>
      <text:p text:style-name="P334"/>
      <text:p text:style-name="P334">api : /opt/lampp/htdocs/gitbackup/iGotchya/i_gotcha/api_igotcha/ </text:p>
      <text:p text:style-name="P334">admin : /opt/lampp/htdocs/gitbackup/iGotchya/i_gotcha_admin/igotcha/ </text:p>
      <text:p text:style-name="P334"/>
      <text:p text:style-name="P334">in our folder ctl+h for hiiden viewble </text:p>
      <text:p text:style-name="P334"/>
      <text:p text:style-name="P334">3. Put your latest code into this directory and check status <text:s text:c="2"/></text:p>
      <text:p text:style-name="P334">(2nd time skip 2,and copy our code n put into gitbackup/folder delete all exclude .git) </text:p>
      <text:p text:style-name="P334"><text:tab/>$git status </text:p>
      <text:p text:style-name="P334">4. Add your modified files </text:p>
      <text:p text:style-name="P334"><text:tab/>$ git add . </text:p>
      <text:p text:style-name="P334"><text:tab/>or </text:p>
      <text:p text:style-name="P334"><text:tab/>$ git add -A </text:p>
      <text:p text:style-name="P334">5. Check you git status again <text:tab/> </text:p>
      <text:p text:style-name="P334"><text:tab/>$ git status </text:p>
      <text:p text:style-name="P334">6. If no error, commite your code </text:p>
      <text:p text:style-name="P334"><text:tab/>$ git commit -m "initial commit" </text:p>
      <text:p text:style-name="P334">7. If successfully commited, push your code into repository </text:p>
      <text:p text:style-name="P334"><text:tab/>$ <text:bookmark-start text:name="__DdeLink__16512_367905911"/>git push origin master<text:bookmark-end text:name="__DdeLink__16512_367905911"/></text:p>
      <text:p text:style-name="P726">or <text:s text:c="6"/><text:span text:style-name="T124">$ git push origin </text:span>baranchname</text:p>
      <text:p text:style-name="P727"><text:soft-page-break/><text:s text:c="2"/></text:p>
      <text:p text:style-name="P889"><text:span text:style-name="T363">git branch</text:span><text:span text:style-name="T303"> <text:s text:c="27"/>for list all branches <text:s text:c="3"/></text:span><text:span text:style-name="T261">git branch</text:span><text:span text:style-name="T263"> </text:span><text:span text:style-name="T262">-a</text:span><text:span text:style-name="T364"> </text:span><text:span text:style-name="T304"><text:s/></text:span></text:p>
      <text:p text:style-name="P888"><text:span text:style-name="T362">git fetch -a </text:span><text:s text:c="6"/>fetch all branch from uper</text:p>
      <text:p text:style-name="P278"><text:span text:style-name="T362">git branch psm1</text:span> <text:s text:c="2"/><text:span text:style-name="T125">create branch</text:span></text:p>
      <text:p text:style-name="P278"><text:s/><text:span text:style-name="T362">git checkout master</text:span> <text:s text:c="3"/><text:span text:style-name="T125">go into branch</text:span></text:p>
      <text:p text:style-name="P854">then <text:span text:style-name="T362">git pull</text:span> for get taht branch data</text:p>
      <text:p text:style-name="P854"/>
      <text:p text:style-name="P888"><text:span text:style-name="T362">git checkout -f branchname</text:span> <text:s text:c="3"/>force fully checkout</text:p>
      <text:p text:style-name="P854"/>
      <text:p text:style-name="P855">make branch under the master then goes into master branch </text:p>
      <text:p text:style-name="P855">then <text:span text:style-name="T362">git checkout -b branchname</text:span> <text:s text:c="2"/></text:p>
      <text:p text:style-name="P855">then create new branch under the master &amp; u enter in that branch </text:p>
      <text:p text:style-name="P855">when u push then on git server then become automtically there</text:p>
      <text:p text:style-name="P278"/>
      <text:p text:style-name="P888">you did change on server &amp; then do pull on server &amp; got confloict then</text:p>
      <text:p text:style-name="P888"/>
      <text:p text:style-name="P890">git checkout filename (rahul style)</text:p>
      <text:p text:style-name="P888"/>
      <text:p text:style-name="P888"/>
      <text:p text:style-name="P888"/>
      <text:p text:style-name="P278"/>
      <text:p text:style-name="P856">when git status then file permision file not includes</text:p>
      <text:p text:style-name="P856"/>
      <text:p text:style-name="P891">git config core.fileMode false</text:p>
      <text:p text:style-name="P278"/>
      <text:p text:style-name="P278"/>
      <text:p text:style-name="P278"/>
      <text:p text:style-name="P278"/>
      <text:p text:style-name="P892">git config --global user.email "rupesh.rathod@brainvire.com"</text:p>
      <text:p text:style-name="P892">git config --global user.name "rupesh_rathod"</text:p>
      <text:p text:style-name="P278"/>
      <text:p text:style-name="P278"/>
      <text:p text:style-name="P894">delete branch localy &amp; remote</text:p>
      <text:p text:style-name="P894"/>
      <text:p text:style-name="P946"><text:span text:style-name="Source_20_Text"><text:span text:style-name="T130">$ git branch -d feature/login</text:span></text:span></text:p>
      <text:p text:style-name="Text_20_body"><text:line-break/><text:span text:style-name="Source_20_Text"><text:span text:style-name="T130">$ git push origin --delete feature/login</text:span></text:span></text:p>
      <text:p text:style-name="P911">2<text:span text:style-name="T286">nd</text:span> for remote</text:p>
      <text:p text:style-name="P278"/>
      <text:p text:style-name="P664">for bitbucket</text:p>
      <text:p text:style-name="P664"><text:a xlink:type="simple" xlink:href="https://bitbucket.org/" text:style-name="Internet_20_link" text:visited-style-name="Visited_20_Internet_20_Link">https://bitbucket.org/</text:a></text:p>
      <text:p text:style-name="P664">password:rathodrupesh<text:span text:style-name="T340">@123</text:span></text:p>
      <text:p text:style-name="P664">email:<text:a xlink:type="simple" xlink:href="mailto:rupesh@xhtmljunkies.com" text:style-name="Internet_20_link" text:visited-style-name="Visited_20_Internet_20_Link">rupesh@xhtmljunkies.com</text:a></text:p>
      <text:p text:style-name="P664">username:rupesh</text:p>
      <text:p text:style-name="P278"/>
      <text:p text:style-name="P668">All command for git</text:p>
      <text:p text:style-name="P668"><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68"/>
      <text:p text:style-name="P278"/>
      <text:p text:style-name="P278"/>
      <text:p text:style-name="P376">Apache </text:p>
      <text:p text:style-name="P375"><text:soft-page-break/>sudo /etc/init.d/apache2 stop</text:p>
      <text:p text:style-name="P375">sudo /etc/init.d/mysql stop</text:p>
      <text:p text:style-name="P375">sudo /etc/init.d/proftpd stop</text:p>
      <text:p text:style-name="P375"/>
      <text:p text:style-name="P375">This solution seems to work. You must restart lampp:</text:p>
      <text:p text:style-name="P375"/>
      <text:p text:style-name="P480"><text:span text:style-name="T313">opt</text:span><text:span text:style-name="T314">lampp/htdocs hoy to</text:span></text:p>
      <text:p text:style-name="P375">sudo /opt/lampp/lampp restart</text:p>
      <text:p text:style-name="P375"/>
      <text:p text:style-name="P725">var/www/html <text:s text:c="3"/>hoy to</text:p>
      <text:p text:style-name="P689">sudo service apache2 restart</text:p>
      <text:p text:style-name="P690">&amp; php.ini file location is etc &gt; php &gt; 7.2 &gt; apche2</text:p>
      <text:p text:style-name="P278"/>
      <text:p text:style-name="P278"/>
      <text:p text:style-name="P491">some ref for understanding only : </text:p>
      <text:p text:style-name="P491">https://websiteforstudents.com/install-mongodb-with-apache2-php-7-2-support-on-ubuntu-16-04-17-10-18-04/</text:p>
      <text:p text:style-name="P278"/>
      <text:p text:style-name="P278"/>
      <text:p text:style-name="P278"/>
      <text:p text:style-name="P143">key was long problame</text:p>
      <text:p text:style-name="P333"/>
      <text:p text:style-name="P333">https://laravelhive.com/tag/key-was-long/</text:p>
      <text:p text:style-name="P278"/>
      <text:p text:style-name="P278"/>
      <text:p text:style-name="P278"/>
      <text:p text:style-name="P278"/>
      <text:p text:style-name="P142">Theme Integrate</text:p>
      <text:p text:style-name="P328"/>
      <text:p text:style-name="P328">app.blade.php for login, forgotpass, registration</text:p>
      <text:p text:style-name="P328">for other, use master.blade.php</text:p>
      <text:p text:style-name="P328"/>
      <text:p text:style-name="P328">&lt;!-- master.blade.php --&gt; </text:p>
      <text:p text:style-name="P328">&lt;!DOCTYPE html&gt; </text:p>
      <text:p text:style-name="P328">&lt;html lang="en"&gt; </text:p>
      <text:p text:style-name="P328">&lt;head&gt; </text:p>
      <text:p text:style-name="P328"><text:s text:c="4"/>&lt;meta charset="UTF-8" /&gt; </text:p>
      <text:p text:style-name="P328"><text:s text:c="4"/>&lt;meta name="viewport" content="width=device-width, initial-scale=1.0"/&gt; </text:p>
      <text:p text:style-name="P328"><text:s text:c="4"/>&lt;meta http-equiv="X-UA-Compatible" content="ie=edge"&gt; </text:p>
      <text:p text:style-name="P328"><text:s text:c="4"/>&lt;title&gt;@yield('title')&lt;/title&gt; </text:p>
      <text:p text:style-name="P328"><text:s text:c="4"/>&lt;script type="application/x-javascript"&gt; addEventListener("load", function() { setTimeout(hideURLbar, 0); }, false); </text:p>
      <text:p text:style-name="P328"><text:s text:c="8"/>function hideURLbar(){ window.scrollTo(0,1); } &lt;/script&gt; </text:p>
      <text:p text:style-name="P328"><text:s text:c="3"/>@include('layout.stylesheet') </text:p>
      <text:p text:style-name="P328">&lt;/head&gt; </text:p>
      <text:p text:style-name="P328">&lt;body class="hold-transition skin-blue sidebar-mini"&gt; </text:p>
      <text:p text:style-name="P328"><text:s text:c="4"/>&lt;div class="wrapper"&gt; </text:p>
      <text:p text:style-name="P328"><text:s text:c="8"/>@include('layout.header') </text:p>
      <text:p text:style-name="P329"><text:s text:c="8"/>@include('layout.<text:span text:style-name="T52">sidebar</text:span>') <text:s text:c="10"/>// <text:span text:style-name="T52">in layout forlder sidebar,blade.php</text:span></text:p>
      <text:p text:style-name="P328"><text:s text:c="8"/>@yield('contents') </text:p>
      <text:p text:style-name="P329"><text:s text:c="8"/>@include('layout.footer') <text:s text:c="12"/>// <text:span text:style-name="T52">in layout forlder footer,blade.php</text:span></text:p>
      <text:p text:style-name="P328"><text:s text:c="4"/>&lt;/div&gt; </text:p>
      <text:p text:style-name="P328"><text:soft-page-break/><text:s text:c="3"/>@include('layout.script') <text:s text:c="20"/>// <text:span text:style-name="T51">script.blade.php</text:span></text:p>
      <text:p text:style-name="P328">&lt;/body&gt; </text:p>
      <text:p text:style-name="P328">&lt;/html&gt;</text:p>
      <text:p text:style-name="P278"/>
      <text:p text:style-name="P330">NOW, </text:p>
      <text:p text:style-name="P330"/>
      <text:p text:style-name="P330"><text:span text:style-name="T53">A. </text:span>script.blade.php</text:p>
      <text:p text:style-name="P330"><text:s text:c="2"/>&lt;script type="text/javascript" src="public/js/jquery-2.1.4.min.js"&gt;&lt;/script&gt;</text:p>
      <text:p text:style-name="P330"/>
      <text:p text:style-name="P330"><text:span text:style-name="T53">B. </text:span>stylesheet.blade.php</text:p>
      <text:p text:style-name="P330"><text:s/>&lt;link href="{{asset('public/css/bootstrap.css')}}" rel="stylesheet" type="text/css" media="all" /&gt;</text:p>
      <text:p text:style-name="P330"/>
      <text:p text:style-name="P331">C. blankpage.blade.php</text:p>
      <text:p text:style-name="P331"/>
      <text:p text:style-name="P331">@extends('layout.master')</text:p>
      <text:p text:style-name="P331"><text:s text:c="3"/>@section('contents')</text:p>
      <text:p text:style-name="P331"><text:s text:c="3"/>--------------</text:p>
      <text:p text:style-name="P331"><text:s text:c="2"/>---------------</text:p>
      <text:p text:style-name="P331"><text:s/>--------------</text:p>
      <text:p text:style-name="P331"><text:s/>@endsection</text:p>
      <text:p text:style-name="P330"><text:s/></text:p>
      <text:p text:style-name="P332">D. header.blade.php</text:p>
      <text:p text:style-name="P332"><text:s text:c="3"/>&lt;div&gt;</text:p>
      <text:p text:style-name="P332"><text:s text:c="3"/>--------- -- --- --</text:p>
      <text:p text:style-name="P332"><text:s text:c="2"/>&lt;/div&gt;</text:p>
      <text:p text:style-name="P278"/>
      <text:p text:style-name="P278"/>
      <text:p text:style-name="P357">htaccess</text:p>
      <text:p text:style-name="P59"/>
      <text:p text:style-name="P59"><text:span text:style-name="T56">1)</text:span>Directory listing not show in CI so Add in .htaccess of root foldr</text:p>
      <text:p text:style-name="P278"/>
      <text:p text:style-name="P343">IndexIgnore *</text:p>
      <text:p text:style-name="P343"/>
      <text:p text:style-name="P345">or </text:p>
      <text:p text:style-name="P345"/>
      <text:p text:style-name="P345">Options -Indexes </text:p>
      <text:p text:style-name="P345"/>
      <text:p text:style-name="P361"><text:a xlink:type="simple" xlink:href="https://arjunphp.com/hide-php-extension-from-urls/" text:style-name="Internet_20_link" text:visited-style-name="Visited_20_Internet_20_Link">https://arjunphp.com/hide-php-extension-from-urls/</text:a></text:p>
      <text:p text:style-name="P361"/>
      <text:p text:style-name="P356">2) after ssl install or configure ,require to redirect http to https<text:line-break/>for this add in .htacces file</text:p>
      <text:p text:style-name="P356"/>
      <text:p text:style-name="P356">RewriteEngine On <text:s text:c="22"/># NOTE: if write then no ned to add this line</text:p>
      <text:p text:style-name="P356">RewriteCond %{HTTPS} off</text:p>
      <text:p text:style-name="P356">RewriteRule ^(.*)$ https://%{HTTP_HOST}%{REQUEST_URI} [L,R=301]</text:p>
      <text:p text:style-name="P278"/>
      <text:p text:style-name="P278"/>
      <text:p text:style-name="P278"/>
      <text:p text:style-name="P351">in Jquery Ajax this use in success</text:p>
      <text:p text:style-name="P350"/>
      <text:p text:style-name="P352">$.ajax({ </text:p>
      <text:p text:style-name="P352"><text:s text:c="10"/><text:soft-page-break/>url:"{{ url('/insert_selling_product') }}/"+name+"/"+quality+"/"+quantity+"/"+product_id+"/"+admin_id+"/"+payment_type+"/"+price, </text:p>
      <text:p text:style-name="P352"><text:s text:c="10"/>method: 'get', </text:p>
      <text:p text:style-name="P352"><text:s text:c="10"/>success: function(result1){ </text:p>
      <text:p text:style-name="P352"><text:s text:c="12"/>alert("success"); </text:p>
      <text:p text:style-name="P352"><text:s text:c="12"/>$(this).parent().parent().remove(); </text:p>
      <text:p text:style-name="P352"><text:s text:c="13"/></text:p>
      <text:p text:style-name="P352"><text:s text:c="10"/>}.bind(this)}); </text:p>
      <text:p text:style-name="P278"/>
      <text:p text:style-name="P278"/>
      <text:p text:style-name="P278"/>
      <text:p text:style-name="P354">PUSHER</text:p>
      <text:p text:style-name="P353"/>
      <text:p text:style-name="P353">https://github.com/pusher/pusher-http-php</text:p>
      <text:p text:style-name="P355"><text:a xlink:type="simple" xlink:href="https://dashboard.pusher.com/apps/581124/keys" text:style-name="Internet_20_link" text:visited-style-name="Visited_20_Internet_20_Link">https://dashboard.pusher.com/apps/581124/keys</text:a> <text:s/>makw a/c at here</text:p>
      <text:p text:style-name="P685"><text:a xlink:type="simple" xlink:href="https://pusher.com/channels" text:style-name="Internet_20_link" text:visited-style-name="Visited_20_Internet_20_Link">https://pusher.com/channels</text:a></text:p>
      <text:p text:style-name="P685"/>
      <text:p text:style-name="P60">chat by socket</text:p>
      <text:p text:style-name="P686"><text:a xlink:type="simple" xlink:href="https://www.sanwebe.com/2013/05/chat-using-websocket-php-socket" text:style-name="Internet_20_link" text:visited-style-name="Visited_20_Internet_20_Link">https://www.sanwebe.com/2013/05/chat-using-websocket-php-socket</text:a></text:p>
      <text:p text:style-name="P686"/>
      <text:p text:style-name="P278"/>
      <text:p text:style-name="P364">Quesry string in j query <text:span text:style-name="T57">(url)</text:span></text:p>
      <text:p text:style-name="P363"/>
      <text:p text:style-name="P363">https://davidwalsh.name/query-string-javascript</text:p>
      <text:p text:style-name="P278"/>
      <text:p text:style-name="P278"/>
      <text:p text:style-name="P369">blinking</text:p>
      <text:p text:style-name="P368"/>
      <text:p text:style-name="P368"><text:a xlink:type="simple" xlink:href="https://www.w3.org/TR/WCAG20-TECHS/SCR22.html" text:style-name="Internet_20_link" text:visited-style-name="Visited_20_Internet_20_Link">https://www.w3.org/TR/WCAG20-TECHS/SCR22.html</text:a></text:p>
      <text:p text:style-name="P368"/>
      <text:p text:style-name="P368"/>
      <text:p text:style-name="P368"/>
      <text:p text:style-name="P815">Date Difference in day</text:p>
      <text:p text:style-name="P815"><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815"><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815"/>
      <text:p text:style-name="P883">Time different</text:p>
      <text:p text:style-name="P883">$diff = strtotime('01:01:00') - strtotime('01:00:00');</text:p>
      <text:p text:style-name="P883">echo $diff;</text:p>
      <text:p text:style-name="P36"/>
      <text:p text:style-name="P37">Year ago , hours ago (in php)</text:p>
      <text:p text:style-name="P37"/>
      <text:p text:style-name="P403"><text:a xlink:type="simple" xlink:href="https://www.geeksforgeeks.org/how-to-convert-timestamp-to-time-ago-in-php/" text:style-name="Internet_20_link" text:visited-style-name="Visited_20_Internet_20_Link">https://www.geeksforgeeks.org/how-to-convert-timestamp-to-time-ago-in-php/</text:a></text:p>
      <text:p text:style-name="P403"/>
      <text:p text:style-name="P403">function get_timeago($ptime) </text:p>
      <text:p text:style-name="P403">{ </text:p>
      <text:p text:style-name="P403"><text:s text:c="4"/>$estimate_time = time() - $ptime; </text:p>
      <text:p text:style-name="P403"><text:s text:c="4"/>if ($estimate_time &lt; 1) </text:p>
      <text:p text:style-name="P403"><text:s text:c="4"/>{ </text:p>
      <text:p text:style-name="P403"><text:s text:c="8"/>return '1 second ago'; </text:p>
      <text:p text:style-name="P403"><text:s text:c="4"/>} </text:p>
      <text:p text:style-name="P403"><text:s text:c="4"/>$condition = array( </text:p>
      <text:p text:style-name="P403"><text:soft-page-break/><text:s text:c="8"/>12 * 30 * 24 * 60 * 60 =&gt; 'year', </text:p>
      <text:p text:style-name="P403"><text:s text:c="8"/>30 * 24 * 60 * 60 =&gt; 'month', </text:p>
      <text:p text:style-name="P403"><text:s text:c="8"/>24 * 60 * 60 =&gt; 'day', </text:p>
      <text:p text:style-name="P403"><text:s text:c="8"/>60 * 60 =&gt; 'hour', </text:p>
      <text:p text:style-name="P403"><text:s text:c="8"/>60 =&gt; 'minute', </text:p>
      <text:p text:style-name="P403"><text:s text:c="8"/>1 =&gt; 'second' </text:p>
      <text:p text:style-name="P403"><text:s text:c="4"/>); </text:p>
      <text:p text:style-name="P403"><text:s text:c="4"/>foreach ($condition as $secs =&gt; $str) </text:p>
      <text:p text:style-name="P403"><text:s text:c="4"/>{ </text:p>
      <text:p text:style-name="P403"><text:s text:c="8"/>$d = $estimate_time / $secs; </text:p>
      <text:p text:style-name="P403"><text:s text:c="8"/>if ($d &gt;= 1) </text:p>
      <text:p text:style-name="P403"><text:s text:c="8"/>{ </text:p>
      <text:p text:style-name="P403"><text:s text:c="12"/>$r = round($d); </text:p>
      <text:p text:style-name="P403"><text:s text:c="12"/>return $r . ' ' . $str . ( $r &gt; 1 ? 's' : '' ) . ' ago'; </text:p>
      <text:p text:style-name="P403"><text:s text:c="8"/>} </text:p>
      <text:p text:style-name="P403"><text:s text:c="4"/>} </text:p>
      <text:p text:style-name="P403">}</text:p>
      <text:p text:style-name="P278"/>
      <text:p text:style-name="P278"/>
      <text:p text:style-name="P32">Async or multitasking or threading or pareller process in background</text:p>
      <text:p text:style-name="P372"/>
      <text:p text:style-name="P372">https://www.studytutorial.in/asynchronous-process-multi-threading-or-multitasking-in-codeigniter-php</text:p>
      <text:p text:style-name="P278"/>
      <text:p text:style-name="P278"/>
      <text:p text:style-name="P278"/>
      <text:p text:style-name="P366">CLASS FORMATION</text:p>
      <text:p text:style-name="P366"/>
      <text:p text:style-name="P366">use App\Models\Product; </text:p>
      <text:p text:style-name="P366">public var $product;</text:p>
      <text:p text:style-name="P366">public function __construct(Product $product)</text:p>
      <text:p text:style-name="P366">$this-&gt;product=$product;</text:p>
      <text:p text:style-name="P366"/>
      <text:p text:style-name="P278"/>
      <text:p text:style-name="P322">Tarun bhai</text:p>
      <text:p text:style-name="P322"/>
      <text:p text:style-name="P321">http://192.168.1.251:8069/web</text:p>
      <text:p text:style-name="P321">tarun@xhtmljunkies.com</text:p>
      <text:p text:style-name="P321">tarun#786</text:p>
      <text:p text:style-name="P335"/>
      <text:p text:style-name="P344"/>
      <text:p text:style-name="P252"><text:span text:style-name="T55">AITL</text:span><text:tab/></text:p>
      <text:p text:style-name="P346"><text:a xlink:type="simple" xlink:href="https://docs.google.com/spreadsheets/d/1X0GMkYe1Ulg6feyzyX4N58SaMqQMO49-9hEnaChWQJE/edit?ts=5b683bb1#gid=0" text:style-name="Internet_20_link" text:visited-style-name="Visited_20_Internet_20_Link">https://docs.google.com/spreadsheets/d/1X0GMkYe1Ulg6feyzyX4N58SaMqQMO49-</text:a><text:a xlink:type="simple" xlink:href="https://docs.google.com/spreadsheets/d/1X0GMkYe1Ulg6feyzyX4N58SaMqQMO49-9hEnaChWQJE/edit?ts=5b683bb1#gid=0" text:style-name="Internet_20_link" text:visited-style-name="Visited_20_Internet_20_Link">9hEnaChWQJE/edit?ts=5b683bb1#gid=0</text:a></text:p>
      <text:p text:style-name="P346"/>
      <text:p text:style-name="P348"/>
      <text:p text:style-name="P347"/>
      <text:p text:style-name="P287"/>
      <text:p text:style-name="P287">p<text:span text:style-name="T37">i chart<text:tab/></text:span></text:p>
      <text:p text:style-name="P287"><text:a xlink:type="simple" xlink:href="https://canvasjs.com/php-charts/pie-chart/" text:style-name="Internet_20_link" text:visited-style-name="Visited_20_Internet_20_Link">https://canvasjs.com/php-charts/pie-chart/</text:a></text:p>
      <text:p text:style-name="P290"/>
      <text:p text:style-name="P287"/>
      <text:p text:style-name="P349"><text:soft-page-break/></text:p>
      <text:p text:style-name="P147">facebook login</text:p>
      <text:p text:style-name="P373">https://www.studytutorial.in/php-facebook-login-and-integration-in-php-website-tutorial</text:p>
      <text:p text:style-name="P314"/>
      <text:p text:style-name="P313"/>
      <text:p text:style-name="P313"/>
      <text:p text:style-name="P313"/>
      <text:p text:style-name="P313"/>
      <text:p text:style-name="P378">LARAVEL ROUTE FILE FOR WEB</text:p>
      <text:p text:style-name="P377"/>
      <text:p text:style-name="P377">/* </text:p>
      <text:p text:style-name="P377">|-------------------------------------------------------------------------- </text:p>
      <text:p text:style-name="P377">| Web Routes </text:p>
      <text:p text:style-name="P377">|-------------------------------------------------------------------------- </text:p>
      <text:p text:style-name="P377">| </text:p>
      <text:p text:style-name="P377">| Here is where you can register web routes for your application. These </text:p>
      <text:p text:style-name="P377">| routes are loaded by the RouteServiceProvider within a group which </text:p>
      <text:p text:style-name="P377">| contains the "web" middleware group. Now create something great! </text:p>
      <text:p text:style-name="P377">| </text:p>
      <text:p text:style-name="P377">*/ </text:p>
      <text:p text:style-name="P692">PreventBackHistory</text:p>
      <text:p text:style-name="P692"><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92"/>
      <text:p text:style-name="P377">Auth::routes(); </text:p>
      <text:p text:style-name="P377"/>
      <text:p text:style-name="P377">Route::get('/', function () { </text:p>
      <text:p text:style-name="P377"><text:s text:c="4"/>if ((Auth::user()) &amp;&amp; (Auth::user()-&gt;role_id == '1' || Auth::user()-&gt;role_id == '2' <text:s/>|| Auth::user()-&gt;role_id == '3') ) { </text:p>
      <text:p text:style-name="P377"><text:s text:c="7"/>return redirect('admin/home'); </text:p>
      <text:p text:style-name="P377"><text:s text:c="4"/>} else { </text:p>
      <text:p text:style-name="P377"/>
      <text:p text:style-name="P377"><text:s text:c="8"/>return redirect('login'); </text:p>
      <text:p text:style-name="P377"><text:s text:c="4"/>} </text:p>
      <text:p text:style-name="P377">}); </text:p>
      <text:p text:style-name="P377"/>
      <text:p text:style-name="P377">Route::group(['middleware' =&gt; 'auth', 'prefix' =&gt; 'admin'], function () { </text:p>
      <text:p text:style-name="P377"><text:s text:c="4"/>Route::get('/home', 'HomeController@index')-&gt;name('home'); </text:p>
      <text:p text:style-name="P377"><text:s text:c="4"/>Route::resource('roles', 'Admin\RolesController'); </text:p>
      <text:p text:style-name="P377"><text:s text:c="4"/>Route::get('settings', 'Admin\SettingController@index'); </text:p>
      <text:p text:style-name="P377"><text:s text:c="4"/>Route::post('settings/update', 'Admin\SettingController@update'); </text:p>
      <text:p text:style-name="P377"><text:s text:c="4"/>Route::get('profile', 'ProfileController@edit'); </text:p>
      <text:p text:style-name="P377"><text:s text:c="4"/>Route::post('profile/update', 'ProfileController@update'); </text:p>
      <text:p text:style-name="P377"><text:s text:c="4"/>Route::resource('users', 'Admin\UsersController'); </text:p>
      <text:p text:style-name="P377"><text:s text:c="4"/>Route::resource('deals', 'Admin\DealsController'); </text:p>
      <text:p text:style-name="P377"><text:s text:c="4"/>Route::resource('settingMaster', 'Admin\SettingMasterController'); </text:p>
      <text:p text:style-name="P532"><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77">}); </text:p>
      <text:p text:style-name="P377"/>
      <text:p text:style-name="P377"/>
      <text:p text:style-name="P377">Route::resource('admin/posts', 'Admin\PostsController');</text:p>
      <text:p text:style-name="P377"><text:soft-page-break/></text:p>
      <text:p text:style-name="P379">/* Any */ </text:p>
      <text:p text:style-name="P379">// Route::get('/{any}', function () { </text:p>
      <text:p text:style-name="P379">// <text:s text:c="4"/>return redirect('/'); </text:p>
      <text:p text:style-name="P379">// })-&gt;where('any', '.*');</text:p>
      <text:p text:style-name="P313"/>
      <text:p text:style-name="P313"/>
      <text:p text:style-name="P313"/>
      <text:p text:style-name="P380">HERE IS SIMPLE FOR THIS BY ME</text:p>
      <text:p text:style-name="P380"/>
      <text:p text:style-name="P380">// 1) Auth Routes </text:p>
      <text:p text:style-name="P380"/>
      <text:p text:style-name="P380"><text:s text:c="3"/>Auth::routes(); </text:p>
      <text:p text:style-name="P380"/>
      <text:p text:style-name="P380">// 2) / Routes with back </text:p>
      <text:p text:style-name="P380"/>
      <text:p text:style-name="P380">Route::get('/', function () { </text:p>
      <text:p text:style-name="P380"><text:s text:c="4"/>if ((Auth::user()) &amp;&amp; (Auth::user()-&gt;role_id == '1' || Auth::user()-&gt;role_id == '2' <text:s/>|| Auth::user()-&gt;role_id == '3') ) { </text:p>
      <text:p text:style-name="P380"><text:s text:c="7"/>return redirect('admin/home'); </text:p>
      <text:p text:style-name="P380"><text:s text:c="4"/>} else { </text:p>
      <text:p text:style-name="P380"/>
      <text:p text:style-name="P380"><text:s text:c="8"/>return redirect('login'); </text:p>
      <text:p text:style-name="P380"><text:s text:c="4"/>} </text:p>
      <text:p text:style-name="P380">}); </text:p>
      <text:p text:style-name="P380"/>
      <text:p text:style-name="P380">// 3) define redirect <text:span text:style-name="T62">in </text:span>to login controller means after login redirect that routing <text:s/></text:p>
      <text:p text:style-name="P380"/>
      <text:p text:style-name="P380">Route::get('/home', 'HomeController@index')-&gt;name('home'); </text:p>
      <text:p text:style-name="P380"/>
      <text:p text:style-name="P380"/>
      <text:p text:style-name="P380">/* 4) ============================== </text:p>
      <text:p text:style-name="P380"><text:s text:c="2"/>=========ADMIN ROUTES ======== </text:p>
      <text:p text:style-name="P380"><text:s text:c="2"/>============================== */ </text:p>
      <text:p text:style-name="P380"/>
      <text:p text:style-name="P380"/>
      <text:p text:style-name="P380"/>
      <text:p text:style-name="P380">// //after login route define in login contrller redirect; </text:p>
      <text:p text:style-name="P380"/>
      <text:p text:style-name="P380">Route::group(['prefix' =&gt; 'admin','middleware' =&gt; 'auth'], function () { </text:p>
      <text:p text:style-name="P380"><text:s text:c="4"/>Route::get('/', function(){ </text:p>
      <text:p text:style-name="P380"/>
      <text:p text:style-name="P380"><text:s text:c="8"/>return redirect('login'); </text:p>
      <text:p text:style-name="P380"><text:s text:c="4"/>}); </text:p>
      <text:p text:style-name="P380"><text:s text:c="4"/>Route::resource('admin/roles', 'Admin\\RolesController'); </text:p>
      <text:p text:style-name="P380">}); </text:p>
      <text:p text:style-name="P380"/>
      <text:p text:style-name="P313"/>
      <text:p text:style-name="P313">// <text:span text:style-name="T62">6) for logout</text:span></text:p>
      <text:p text:style-name="P388">Route::get('/logout', '\App\Http\Controllers\Auth\<text:a xlink:type="simple" xlink:href="mailto:LoginController@logout" text:style-name="Internet_20_link" text:visited-style-name="Visited_20_Internet_20_Link">LoginController@logout</text:a>');</text:p>
      <text:p text:style-name="P388"/>
      <text:p text:style-name="P388"/>
      <text:p text:style-name="P313"><text:soft-page-break/></text:p>
      <text:p text:style-name="P388">1) if you are using the auth scaffold that laravel contains. You can do this, in your navigation bar add this:</text:p>
      <text:p text:style-name="P388"/>
      <text:p text:style-name="P388">&lt;a href="{{ url('/logout') }}"&gt; logout &lt;/a&gt;</text:p>
      <text:p text:style-name="P388"/>
      <text:p text:style-name="P672"><text:span text:style-name="T117">see</text:span> : </text:p>
      <text:p text:style-name="P672">https://stackoverflow.com/questions/43585416/how-to-logout-and-redirect-to-login-page-using-laravel-5-4</text:p>
      <text:p text:style-name="P313"/>
      <text:p text:style-name="P313"/>
      <text:p text:style-name="P392">J query valiation </text:p>
      <text:p text:style-name="P391"><text:line-break/><text:line-break/>1) by custome msg</text:p>
      <text:p text:style-name="P389"><text:s/>https://www.sitepoint.com/basic-jquery-form-validation-tutorial/</text:p>
      <text:p text:style-name="P313"/>
      <text:p text:style-name="P390">2) by validate <text:s text:c="4"/><text:span text:style-name="T63">from Ref : </text:span><text:a xlink:type="simple" xlink:href="https://jqueryvalidation.org/email-method/" text:style-name="Internet_20_link" text:visited-style-name="Visited_20_Internet_20_Link"><text:span text:style-name="T63">https://jqueryvalidation.org/email-method/</text:span></text:a></text:p>
      <text:p text:style-name="P390"/>
      <text:p text:style-name="P395"><text:s text:c="53"/>2.A)</text:p>
      <text:p text:style-name="P395">put j query </text:p>
      <text:p text:style-name="P395">&lt;script src="<text:a xlink:type="simple" xlink:href="https://code.jquery.com/jquery-1.11.1.min.js" text:style-name="Internet_20_link" text:visited-style-name="Visited_20_Internet_20_Link">https://code.jquery.com/jquery-1.11.1.min.js</text:a>"&gt;&lt;/script&gt; <text:s/>//not require </text:p>
      <text:p text:style-name="P395">&lt;script src="https://cdn.jsdelivr.net/jquery.validation/1.16.0/jquery.validate.min.js"&gt;&lt;/script&gt;</text:p>
      <text:p text:style-name="P395">&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95"/>
      <text:p text:style-name="P313"/>
      <text:p text:style-name="P313"><text:s text:c="50"/><text:span text:style-name="T63">2.B)</text:span></text:p>
      <text:p text:style-name="P313"/>
      <text:p text:style-name="P396">in input type put class required</text:p>
      <text:p text:style-name="P396"><text:s text:c="51"/>2.C)</text:p>
      <text:p text:style-name="P396"/>
      <text:p text:style-name="P397">$(document).ready(function(){</text:p>
      <text:p text:style-name="P397"><text:s text:c="4"/>$(".submit_button").click(function(event){</text:p>
      <text:p text:style-name="P397"/>
      <text:p text:style-name="P397"><text:s text:c="4"/>event.preventDefault();</text:p>
      <text:p text:style-name="P397"><text:s text:c="4"/>$('.submit_loader').show(); //<text:span text:style-name="T283">not compulsoury</text:span></text:p>
      <text:p text:style-name="P397"/>
      <text:p text:style-name="P397"><text:s text:c="8"/>$( "#myform" ).validate();</text:p>
      <text:p text:style-name="P397"><text:s text:c="3"/></text:p>
      <text:p text:style-name="P398"><text:s text:c="5"/>if($( "#myform" ).valid()){<text:tab/></text:p>
      <text:p text:style-name="P398"><text:s text:c="5"/>$( "#myform" ).submit();</text:p>
      <text:p text:style-name="P397"><text:s text:c="5"/>$('.submit_loader').show(); //<text:span text:style-name="T283">not compulsory</text:span></text:p>
      <text:p text:style-name="P397"><text:s text:c="5"/>$(this).attr('disabled',true);</text:p>
      <text:p text:style-name="P397"><text:s text:c="2"/>}</text:p>
      <text:p text:style-name="P398"><text:s text:c="2"/>$('.submit_loader').hide(); ////<text:span text:style-name="T283">not compulsory</text:span></text:p>
      <text:p text:style-name="P397"/>
      <text:p text:style-name="P397"/>
      <text:p text:style-name="P397"><text:s text:c="4"/>});</text:p>
      <text:p text:style-name="P397">});</text:p>
      <text:p text:style-name="P313"/>
      <text:p text:style-name="P313"/>
      <text:p text:style-name="P767">Note : also use custome valid message like this</text:p>
      <text:p text:style-name="P764"><text:soft-page-break/>jQuery.extend(jQuery.validator.messages, {</text:p>
      <text:p text:style-name="P764"><text:s text:c="3"/></text:p>
      <text:p text:style-name="P764"><text:s text:c="4"/>url: "Please enter a valid URL with https://."</text:p>
      <text:p text:style-name="P764">});</text:p>
      <text:p text:style-name="P764"><text:a xlink:type="simple" xlink:href="https://stackoverflow.com/questions/2457032/jquery-validation-change-default-error-message/2457053" text:style-name="Internet_20_link" text:visited-style-name="Visited_20_Internet_20_Link">https://stackoverflow.com/questions/2457032/jquery-validation-change-default-error-</text:a><text:a xlink:type="simple" xlink:href="https://stackoverflow.com/questions/2457032/jquery-validation-change-default-error-message/2457053" text:style-name="Internet_20_link" text:visited-style-name="Visited_20_Internet_20_Link">message/2457053</text:a></text:p>
      <text:p text:style-name="P185"/>
      <text:p text:style-name="P945"><text:span text:style-name="Source_20_Text"><text:span text:style-name="T148">$.validator.addMethod('filesize',</text:span></text:span><text:span text:style-name="Source_20_Text"><text:span text:style-name="T141"> </text:span></text:span><text:span text:style-name="Source_20_Text"><text:span text:style-name="T148">function</text:span></text:span><text:span text:style-name="Source_20_Text"><text:span text:style-name="T141"> </text:span></text:span><text:span text:style-name="Source_20_Text"><text:span text:style-name="T148">(value,</text:span></text:span><text:span text:style-name="Source_20_Text"><text:span text:style-name="T141"> </text:span></text:span><text:span text:style-name="Source_20_Text"><text:span text:style-name="T148">element,</text:span></text:span><text:span text:style-name="Source_20_Text"><text:span text:style-name="T141"> </text:span></text:span><text:span text:style-name="Source_20_Text"><text:span text:style-name="T148">arg)</text:span></text:span><text:span text:style-name="Source_20_Text"><text:span text:style-name="T141"> </text:span></text:span><text:span text:style-name="Source_20_Text"><text:span text:style-name="T148">{</text:span></text:span></text:p>
      <text:p text:style-name="P917"><text:span text:style-name="Source_20_Text"><text:span text:style-name="T143"><text:s text:c="12"/></text:span></text:span><text:span text:style-name="Source_20_Text"><text:span text:style-name="T148">var</text:span></text:span><text:span text:style-name="Source_20_Text"><text:span text:style-name="T141"> </text:span></text:span><text:span text:style-name="Source_20_Text"><text:span text:style-name="T148">minsize=1000;</text:span></text:span><text:span text:style-name="Source_20_Text"><text:span text:style-name="T141"> </text:span></text:span><text:span text:style-name="Source_20_Text"><text:span text:style-name="T148">// min 1kb</text:span></text:span></text:p>
      <text:p text:style-name="P917"><text:span text:style-name="Source_20_Text"><text:span text:style-name="T143"><text:s text:c="12"/></text:span></text:span><text:span text:style-name="Source_20_Text"><text:span text:style-name="T148">if((value&gt;minsize)&amp;&amp;(value&lt;=arg)){</text:span></text:span></text:p>
      <text:p text:style-name="P917"><text:span text:style-name="Source_20_Text"><text:span text:style-name="T143"><text:s text:c="16"/></text:span></text:span><text:span text:style-name="Source_20_Text"><text:span text:style-name="T148">return</text:span></text:span><text:span text:style-name="Source_20_Text"><text:span text:style-name="T141"> </text:span></text:span><text:span text:style-name="Source_20_Text"><text:span text:style-name="T148">true;</text:span></text:span></text:p>
      <text:p text:style-name="P917"><text:span text:style-name="Source_20_Text"><text:span text:style-name="T143"><text:s text:c="12"/></text:span></text:span><text:span text:style-name="Source_20_Text"><text:span text:style-name="T148">}else{</text:span></text:span></text:p>
      <text:p text:style-name="P917"><text:span text:style-name="Source_20_Text"><text:span text:style-name="T143"><text:s text:c="16"/></text:span></text:span><text:span text:style-name="Source_20_Text"><text:span text:style-name="T148">return</text:span></text:span><text:span text:style-name="Source_20_Text"><text:span text:style-name="T141"> </text:span></text:span><text:span text:style-name="Source_20_Text"><text:span text:style-name="T148">false;</text:span></text:span></text:p>
      <text:p text:style-name="P917"><text:span text:style-name="Source_20_Text"><text:span text:style-name="T143"><text:s text:c="12"/></text:span></text:span><text:span text:style-name="Source_20_Text"><text:span text:style-name="T148">}</text:span></text:span></text:p>
      <text:p text:style-name="P917"><text:span text:style-name="Source_20_Text"><text:span text:style-name="T143"><text:s text:c="8"/></text:span></text:span><text:span text:style-name="Source_20_Text"><text:span text:style-name="T148">});</text:span></text:span></text:p>
      <text:p text:style-name="P191">Remote with post method (return true or false must)</text:p>
      <text:p text:style-name="P191"/>
      <text:p text:style-name="P236">remote: {</text:p>
      <text:p text:style-name="P236"><text:s text:c="16"/>url: "{{url()}}/check-email-availability",</text:p>
      <text:p text:style-name="P236"><text:s text:c="17"/>type: "post",</text:p>
      <text:p text:style-name="P236"><text:s text:c="16"/>data:{"_token":"{{ csrf_token() }}","id":""},</text:p>
      <text:p text:style-name="P236"><text:s text:c="16"/>complete: function(data){</text:p>
      <text:p text:style-name="P236"><text:s text:c="62"/>console.log(data.responseText);</text:p>
      <text:p text:style-name="P236"><text:s text:c="62"/>if(data.responseText == "true" ) {</text:p>
      <text:p text:style-name="P236"/>
      <text:p text:style-name="P236"><text:s text:c="66"/>$(".submit_button").attr('disabled',false);</text:p>
      <text:p text:style-name="P236"/>
      <text:p text:style-name="P236"><text:s text:c="62"/>}else{</text:p>
      <text:p text:style-name="P236"/>
      <text:p text:style-name="P236"><text:s text:c="66"/>$(".submit_button").attr('disabled',true);</text:p>
      <text:p text:style-name="P236"><text:s text:c="62"/>}</text:p>
      <text:p text:style-name="P236"/>
      <text:p text:style-name="P236"><text:s text:c="57"/>}</text:p>
      <text:p text:style-name="P236"><text:s text:c="10"/>}</text:p>
      <text:p text:style-name="P185"/>
      <text:p text:style-name="P185"/>
      <text:p text:style-name="P694">Add custome validation by addmethod</text:p>
      <text:p text:style-name="P693">$<text:span text:style-name="T10">.validator.addMethod('filesize', function (value, element, param) {</text:span></text:p>
      <text:p text:style-name="P695"><text:s text:c="4"/>return this.optional(element) || (element.files[0].size &lt;= param)</text:p>
      <text:p text:style-name="P695">}, 'File size must be less than {0} <text:span text:style-name="T292">kb</text:span>');<text:tab/><text:tab/></text:p>
      <text:p text:style-name="P695"/>
      <text:p text:style-name="P696">$.validator.addMethod("pwcheck", function(value) {</text:p>
      <text:p text:style-name="P696"><text:s text:c="11"/>return /^[A-Za-z0-9\d=!\-@._*]*$/.test(value) // consists of only these</text:p>
      <text:p text:style-name="P696"><text:s text:c="15"/>&amp;&amp; /[a-z]/.test(value) // has a lowercase letter</text:p>
      <text:p text:style-name="P696"><text:s text:c="15"/>&amp;&amp; /\d/.test(value) // has a digit</text:p>
      <text:p text:style-name="P696"><text:s text:c="8"/>}, 'Passwords must be at least 8 characters in length, contain upper and lowercase letters, and a special character or number.');</text:p>
      <text:p text:style-name="P764"/>
      <text:p text:style-name="P764"/>
      <text:p text:style-name="P764">$(".submit_button").click(function(){</text:p>
      <text:p text:style-name="P764"><text:s text:c="4"/>$( "#myform" ).validate({</text:p>
      <text:p text:style-name="P764"><text:s text:c="30"/>focusInvalid: false,</text:p>
      <text:p text:style-name="P764"><text:s text:c="30"/>invalidHandler: function(form, validator) {</text:p>
      <text:p text:style-name="P764"><text:s text:c="8"/></text:p>
      <text:p text:style-name="P764"><text:s text:c="32"/>if (!validator.numberOfInvalids())</text:p>
      <text:p text:style-name="P764"><text:soft-page-break/><text:s text:c="36"/>return;</text:p>
      <text:p text:style-name="P764"><text:s text:c="32"/></text:p>
      <text:p text:style-name="P764"><text:s text:c="32"/>$('html, body').animate({</text:p>
      <text:p text:style-name="P764"><text:s text:c="36"/>scrollTop: $(validator.errorList[0].element).offset().top</text:p>
      <text:p text:style-name="P764"><text:s text:c="32"/>}, 1000);</text:p>
      <text:p text:style-name="P764"><text:s text:c="31"/>},</text:p>
      <text:p text:style-name="P764"/>
      <text:p text:style-name="P764"><text:s text:c="30"/>rules: {</text:p>
      <text:p text:style-name="P764"><text:s/></text:p>
      <text:p text:style-name="P765"><text:s text:c="29"/><text:span text:style-name="T293">name:{</text:span></text:p>
      <text:p text:style-name="P765"><text:s text:c="39"/><text:span text:style-name="Source_20_Text"><text:span text:style-name="T202">required: true,</text:span></text:span></text:p>
      <text:p text:style-name="P791"><text:span text:style-name="Source_20_Text"><text:span text:style-name="T203"><text:s text:c="35"/></text:span></text:span><text:span text:style-name="Source_20_Text"><text:span text:style-name="T224">normalizer</text:span></text:span><text:span text:style-name="Source_20_Text"><text:span text:style-name="T226">:</text:span></text:span><text:span text:style-name="Source_20_Text"><text:span text:style-name="T178"> </text:span></text:span><text:span text:style-name="Source_20_Text"><text:span text:style-name="T226">function</text:span></text:span><text:span text:style-name="Source_20_Text"><text:span text:style-name="T178">(value) {</text:span></text:span><text:span text:style-name="T225">return</text:span><text:span text:style-name="T177"> $.</text:span><text:span text:style-name="T223">trim</text:span><text:span text:style-name="T177">(value);</text:span><text:span text:style-name="T179">} <text:s text:c="2"/>// </text:span><text:span text:style-name="T180">Note :for dynamicappend field</text:span><text:span text:style-name="T179"> <text:s/></text:span><text:span text:style-name="T180">use ipattern n html </text:span><text:span text:style-name="T179"><text:s/></text:span><text:span text:style-name="T180">like </text:span><text:span text:style-name="T179">pattern=".*\S+.*" </text:span><text:span text:style-name="T180">bcoz normalizer not use if name =outlet[] <text:s text:c="2"/>// </text:span><text:span text:style-name="T181">use of normalizer is to do operation befor vaidation <text:s text:c="2"/></text:span><text:span text:style-name="T182">or <text:s text:c="2"/>onkeypress="javascript: if(event.which === 32 &amp;&amp; !this.value.length) return false;"</text:span></text:p>
      <text:p text:style-name="P792"><text:s text:c="38"/>},</text:p>
      <text:p text:style-name="P792"><text:s/></text:p>
      <text:p text:style-name="P791"><text:span text:style-name="T293"><text:s text:c="31"/></text:span><text:span text:style-name="Source_20_Text"><text:span text:style-name="T189">email:</text:span></text:span><text:span text:style-name="Source_20_Text"><text:span text:style-name="T191"> </text:span></text:span><text:span text:style-name="Source_20_Text"><text:span text:style-name="T189">{</text:span></text:span></text:p>
      <text:p text:style-name="P918"><text:span text:style-name="Source_20_Text"><text:span text:style-name="T192"><text:s text:c="20"/></text:span></text:span><text:span text:style-name="Source_20_Text"><text:span text:style-name="T189">required:</text:span></text:span><text:span text:style-name="Source_20_Text"><text:span text:style-name="T191"> </text:span></text:span><text:span text:style-name="Source_20_Text"><text:span text:style-name="T188">true</text:span></text:span><text:span text:style-name="Source_20_Text"><text:span text:style-name="T189">,</text:span></text:span></text:p>
      <text:p text:style-name="P918"><text:span text:style-name="Source_20_Text"><text:span text:style-name="T192"><text:s text:c="20"/></text:span></text:span><text:span text:style-name="Source_20_Text"><text:span text:style-name="T189">email:</text:span></text:span><text:span text:style-name="Source_20_Text"><text:span text:style-name="T191"> </text:span></text:span><text:span text:style-name="Source_20_Text"><text:span text:style-name="T188">true</text:span></text:span><text:span text:style-name="Source_20_Text"><text:span text:style-name="T189">,</text:span></text:span></text:p>
      <text:p text:style-name="P918"><text:span text:style-name="Source_20_Text"><text:span text:style-name="T192"><text:s text:c="20"/></text:span></text:span><text:span text:style-name="Source_20_Text"><text:span text:style-name="T189">remote:</text:span></text:span><text:span text:style-name="Source_20_Text"><text:span text:style-name="T191"> </text:span></text:span><text:span text:style-name="Source_20_Text"><text:span text:style-name="T189">{</text:span></text:span></text:p>
      <text:p text:style-name="P918"><text:span text:style-name="Source_20_Text"><text:span text:style-name="T192"><text:s text:c="24"/></text:span></text:span><text:span text:style-name="Source_20_Text"><text:span text:style-name="T189">url:</text:span></text:span><text:span text:style-name="Source_20_Text"><text:span text:style-name="T191"> </text:span></text:span><text:span text:style-name="Source_20_Text"><text:span text:style-name="T194">"checkUnameEmail.php"</text:span></text:span><text:span text:style-name="Source_20_Text"><text:span text:style-name="T189">,</text:span></text:span></text:p>
      <text:p text:style-name="P918"><text:span text:style-name="Source_20_Text"><text:span text:style-name="T192"><text:s text:c="24"/></text:span></text:span><text:span text:style-name="Source_20_Text"><text:span text:style-name="T189">type:</text:span></text:span><text:span text:style-name="Source_20_Text"><text:span text:style-name="T191"> </text:span></text:span><text:span text:style-name="Source_20_Text"><text:span text:style-name="T194">"</text:span></text:span><text:span text:style-name="Source_20_Text"><text:span text:style-name="T195">get</text:span></text:span><text:span text:style-name="Source_20_Text"><text:span text:style-name="T194">"</text:span></text:span></text:p>
      <text:p text:style-name="P918"><text:span text:style-name="Source_20_Text"><text:span text:style-name="T192"><text:s text:c="21"/></text:span></text:span><text:span text:style-name="Source_20_Text"><text:span text:style-name="T189">}</text:span></text:span></text:p>
      <text:p text:style-name="P918"><text:span text:style-name="Source_20_Text"><text:span text:style-name="T192"><text:s text:c="16"/></text:span></text:span><text:span text:style-name="Source_20_Text"><text:span text:style-name="T189">},</text:span></text:span></text:p>
      <text:p text:style-name="P792"/>
      <text:p text:style-name="P783"><text:span text:style-name="T287"><text:s text:c="31"/>image</text:span><text:span text:style-name="Source_20_Text"><text:span text:style-name="T202">: {</text:span></text:span></text:p>
      <text:p text:style-name="P921"><text:span text:style-name="Source_20_Text"><text:span text:style-name="T204"><text:s text:c="22"/></text:span></text:span><text:span text:style-name="Source_20_Text"><text:span text:style-name="T202">required: true,</text:span></text:span></text:p>
      <text:p text:style-name="P921"><text:span text:style-name="Source_20_Text"><text:span text:style-name="T204"><text:s text:c="22"/></text:span></text:span><text:span text:style-name="Source_20_Text"><text:span text:style-name="T202">extension: </text:span></text:span><text:span text:style-name="Source_20_Text"><text:span text:style-name="T207">"xls|csv",</text:span></text:span></text:p>
      <text:p text:style-name="P921"><text:span text:style-name="Source_20_Text"><text:span text:style-name="T207"><text:s text:c="40"/></text:span></text:span><text:span text:style-name="Source_20_Text"><text:span text:style-name="T208">filesize:5</text:span></text:span></text:p>
      <text:p text:style-name="P921"><text:span text:style-name="Source_20_Text"><text:span text:style-name="T204"><text:s text:c="20"/></text:span></text:span><text:span text:style-name="Source_20_Text"><text:span text:style-name="T202">},</text:span></text:span></text:p>
      <text:p text:style-name="P764"><text:s text:c="32"/>phone_no: {</text:p>
      <text:p text:style-name="P764"><text:s text:c="34"/>number: true,</text:p>
      <text:p text:style-name="P764"><text:s text:c="34"/>phoneUS: true</text:p>
      <text:p text:style-name="P764"><text:s text:c="34"/>// zipcodeUS: true</text:p>
      <text:p text:style-name="P764"><text:s text:c="32"/>},</text:p>
      <text:p text:style-name="P764"><text:s text:c="32"/>zipcode: {</text:p>
      <text:p text:style-name="P764"><text:s text:c="34"/>number: true,</text:p>
      <text:p text:style-name="P764"><text:s text:c="34"/>zipcodeUS: true</text:p>
      <text:p text:style-name="P764"><text:s text:c="32"/>},</text:p>
      <text:p text:style-name="P764"><text:s text:c="32"/>password: {</text:p>
      <text:p text:style-name="P764"><text:s text:c="36"/>minlength: 6,</text:p>
      <text:p text:style-name="P766"><text:s text:c="35"/><text:span text:style-name="T360">pwcheck:true, <text:s text:c="2"/>//custom method see above</text:span></text:p>
      <text:p text:style-name="P764"><text:s text:c="32"/>},</text:p>
      <text:p text:style-name="P764"><text:s text:c="32"/>confirm_password: {</text:p>
      <text:p text:style-name="P764"><text:s text:c="36"/>equalTo: "#password"</text:p>
      <text:p text:style-name="P764"><text:s text:c="32"/>}</text:p>
      <text:p text:style-name="P764"><text:s text:c="30"/>},</text:p>
      <text:p text:style-name="P764"/>
      <text:p text:style-name="P783"><text:span text:style-name="T287"><text:s text:c="29"/></text:span><text:span text:style-name="Source_20_Text"><text:span text:style-name="T189">messages:</text:span></text:span><text:span text:style-name="Source_20_Text"><text:span text:style-name="T191"> </text:span></text:span><text:span text:style-name="Source_20_Text"><text:span text:style-name="T189">{</text:span></text:span></text:p>
      <text:p text:style-name="P918"><text:span text:style-name="Source_20_Text"><text:span text:style-name="T192"><text:s text:c="16"/></text:span></text:span><text:span text:style-name="Source_20_Text"><text:span text:style-name="T189">email:</text:span></text:span><text:span text:style-name="Source_20_Text"><text:span text:style-name="T191"> </text:span></text:span><text:span text:style-name="Source_20_Text"><text:span text:style-name="T189">{</text:span></text:span></text:p>
      <text:p text:style-name="P918"><text:soft-page-break/><text:span text:style-name="Source_20_Text"><text:span text:style-name="T192"><text:s text:c="20"/></text:span></text:span><text:span text:style-name="Source_20_Text"><text:span text:style-name="T189">required:</text:span></text:span><text:span text:style-name="Source_20_Text"><text:span text:style-name="T191"> </text:span></text:span><text:span text:style-name="Source_20_Text"><text:span text:style-name="T194">"Please Enter Email!"</text:span></text:span><text:span text:style-name="Source_20_Text"><text:span text:style-name="T189">,</text:span></text:span></text:p>
      <text:p text:style-name="P918"><text:span text:style-name="Source_20_Text"><text:span text:style-name="T192"><text:s text:c="20"/></text:span></text:span><text:span text:style-name="Source_20_Text"><text:span text:style-name="T189">email:</text:span></text:span><text:span text:style-name="Source_20_Text"><text:span text:style-name="T191"> </text:span></text:span><text:span text:style-name="Source_20_Text"><text:span text:style-name="T194">"This is not a valid email!"</text:span></text:span><text:span text:style-name="Source_20_Text"><text:span text:style-name="T189">,</text:span></text:span></text:p>
      <text:p text:style-name="P918"><text:span text:style-name="Source_20_Text"><text:span text:style-name="T192"><text:s text:c="20"/></text:span></text:span><text:span text:style-name="Source_20_Text"><text:span text:style-name="T189">remote:</text:span></text:span><text:span text:style-name="Source_20_Text"><text:span text:style-name="T191"> </text:span></text:span><text:span text:style-name="Source_20_Text"><text:span text:style-name="T194">"Email already in use!"</text:span></text:span></text:p>
      <text:p text:style-name="P918"><text:span text:style-name="Source_20_Text"><text:span text:style-name="T192"><text:s text:c="16"/></text:span></text:span><text:span text:style-name="Source_20_Text"><text:span text:style-name="T189">},</text:span></text:span></text:p>
      <text:p text:style-name="P918"><text:span text:style-name="Source_20_Text"><text:span text:style-name="T192"><text:s text:c="12"/></text:span></text:span><text:span text:style-name="Source_20_Text"><text:span text:style-name="T189">}</text:span></text:span></text:p>
      <text:p text:style-name="P764"/>
      <text:p text:style-name="P764"><text:s text:c="23"/></text:p>
      <text:p text:style-name="P764"><text:s text:c="28"/>});</text:p>
      <text:p text:style-name="P764"><text:s text:c="4"/>});</text:p>
      <text:p text:style-name="P764"/>
      <text:p text:style-name="P764"/>
      <text:p text:style-name="P795">for email exsit check</text:p>
      <text:p text:style-name="P795">return “true”, <text:s/>or return “false”</text:p>
      <text:p text:style-name="P764"/>
      <text:p text:style-name="P823">More in <text:span text:style-name="T319">details </text:span><text:s/>for j quer<text:span text:style-name="T320">y</text:span> plugin <text:span text:style-name="T320">like add ,depends or more</text:span></text:p>
      <text:p text:style-name="P823"><text:a xlink:type="simple" xlink:href="https://jqueryvalidation.org/validate/" text:style-name="Internet_20_link" text:visited-style-name="Visited_20_Internet_20_Link">https://jqueryvalidation.org/validate/</text:a></text:p>
      <text:p text:style-name="P823"><text:a xlink:type="simple" xlink:href="https://jqueryvalidation.org/rules/" text:style-name="Internet_20_link" text:visited-style-name="Visited_20_Internet_20_Link">https://jqueryvalidation.org/rules/</text:a></text:p>
      <text:p text:style-name="P764"/>
      <text:p text:style-name="P778">or for custome msg</text:p>
      <text:p text:style-name="P779">==================</text:p>
      <text:p text:style-name="P778">&lt;input type="file" name="media" class="form-control file required" id="media" accept="video/*,image/*" <text:span text:style-name="T7">data-msg-accept="Your message"</text:span> &gt;</text:p>
      <text:p text:style-name="P764"/>
      <text:p text:style-name="P764"/>
      <text:p text:style-name="P793"><text:span text:style-name="T7">alternamte optioin for normalizer</text:span> is to write code inline on input type=text or textarea</text:p>
      <text:p text:style-name="P793"/>
      <text:p text:style-name="P793">onkeypress="javascript: if(event.which === 32 &amp;&amp; !this.value.length) return false;"<text:tab/><text:tab/></text:p>
      <text:p text:style-name="P316"/>
      <text:p text:style-name="P316"/>
      <text:p text:style-name="P738">Sroll to top for fadeout message show</text:p>
      <text:p text:style-name="P316"><text:s/>$("html, body").animate({</text:p>
      <text:p text:style-name="P316"><text:s text:c="39"/>scrollTop: 0 }, "slow");</text:p>
      <text:p text:style-name="P316"/>
      <text:p text:style-name="P316"/>
      <text:p text:style-name="P316"/>
      <text:p text:style-name="P316"/>
      <text:p text:style-name="P313">&lt;li&gt;&lt;li&gt;&lt;a href="{{url('manager/employee/'.$current_assesment_id)}}" class="btn btn-custom font-size-sm btn-secondary-2" &gt;Back&lt;/a&gt;&lt;/li&gt;&lt;/li&gt;</text:p>
      <text:p text:style-name="P313"><text:s text:c="20"/>&lt;li&gt;</text:p>
      <text:p text:style-name="P313"/>
      <text:p text:style-name="P34">ckeditor</text:p>
      <text:p text:style-name="P401"/>
      <text:p text:style-name="P401">https://cdn.ckeditor.com/</text:p>
      <text:p text:style-name="P313"/>
      <text:p text:style-name="P35">Select2</text:p>
      <text:p text:style-name="P402"/>
      <text:p text:style-name="P402"><text:a xlink:type="simple" xlink:href="https://select2.org/getting-started/installation" text:style-name="Internet_20_link" text:visited-style-name="Visited_20_Internet_20_Link">https://select2.org/getting-started/installation</text:a></text:p>
      <text:p text:style-name="P402"/>
      <text:p text:style-name="P402"><text:a xlink:type="simple" xlink:href="https://select2.org/getting-started/basic-usage" text:style-name="Internet_20_link" text:visited-style-name="Visited_20_Internet_20_Link">https://select2.org/getting-started/basic-usage</text:a><text:tab/></text:p>
      <text:p text:style-name="P402"/>
      <text:p text:style-name="P830">reset select2 dropdown</text:p>
      <text:p text:style-name="P830">$('#tile-des-dropdown').val("");</text:p>
      <text:p text:style-name="P830">$('#tile-des-dropdown').select2().trigger('change');</text:p>
      <text:p text:style-name="P402"><text:soft-page-break/></text:p>
      <text:p text:style-name="P800">Slider</text:p>
      <text:p text:style-name="P800"><text:a xlink:type="simple" xlink:href="http://ionden.com/a/plugins/ion.rangeSlider/start.html" text:style-name="Internet_20_link" text:visited-style-name="Visited_20_Internet_20_Link">http://ionden.com/a/plugins/ion.rangeSlider/start.html</text:a></text:p>
      <text:p text:style-name="P800"/>
      <text:p text:style-name="P800">Confrim &amp; alert</text:p>
      <text:p text:style-name="P800">bootbox</text:p>
      <text:p text:style-name="P313"/>
      <text:p text:style-name="P415"><text:span text:style-name="T65">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415"><text:a xlink:type="simple" xlink:href="https://makitweb.com/remove-sorting-from-specific-column-datatables/" text:style-name="Internet_20_link" text:visited-style-name="Visited_20_Internet_20_Link">https://makitweb.com/remove-sorting-from-specific-column-datatables/</text:a> <text:s text:c="2"/>-<text:span text:style-name="T264">full demo</text:span></text:p>
      <text:p text:style-name="P313"><text:a xlink:type="simple" xlink:href="https://makitweb.com/datatables-ajax-pagination-with-search-and-sort-php/" text:style-name="Internet_20_link" text:visited-style-name="Visited_20_Internet_20_Link">https://makitweb.com/datatables-ajax-pagination-with-search-and-sort-php/</text:a></text:p>
      <text:p text:style-name="P313"/>
      <text:p text:style-name="P394">caroluser <text:span text:style-name="T64">or slider</text:span></text:p>
      <text:p text:style-name="P393">owl </text:p>
      <text:p text:style-name="P393"/>
      <text:p text:style-name="P399">https://owlcarousel2.github.io/OwlCarousel2/demos/basic.html</text:p>
      <text:p text:style-name="P861">in one row: <text:s/>remember <text:s/>active on key 0</text:p>
      <text:p text:style-name="P861"><text:s text:c="19"/>dynamic portion as you know</text:p>
      <text:p text:style-name="P861">if slider in two row <text:s/><text:span text:style-name="T346">(logic <text:s/>total records divide in 2 part &amp; use array_slice &amp; make offset dynamic)</text:span></text:p>
      <text:p text:style-name="P313"><text:s text:c="9"/></text:p>
      <text:p text:style-name="P861">$noOfRow=2;</text:p>
      <text:p text:style-name="P861">$totalCount=count($popularvendordetails);</text:p>
      <text:p text:style-name="P861">$imageShowPerRow=ceil($totalCount/$noOfRow);</text:p>
      <text:p text:style-name="P861"><text:s/>$wCount=1;</text:p>
      <text:p text:style-name="P861"><text:s/>$offset=0;</text:p>
      <text:p text:style-name="P861"/>
      <text:p text:style-name="P861">&lt;div class="col-md-12"&gt;&lt;!-- MAIN DIV --&gt;</text:p>
      <text:p text:style-name="P861"><text:s text:c="28"/>&lt;h2 class="Main_titles"&gt;TOP STORES&lt;/h2&gt;</text:p>
      <text:p text:style-name="P861"><text:s text:c="27"/>&lt;?php</text:p>
      <text:p text:style-name="P861"/>
      <text:p text:style-name="P861"><text:s text:c="27"/>while ($wCount &gt; 0) {</text:p>
      <text:p text:style-name="P861"/>
      <text:p text:style-name="P861"><text:s text:c="31"/>$one=array_slice($popularvendordetails, $offset, $imageShowPerRow, true);</text:p>
      <text:p text:style-name="P861"><text:s text:c="31"/>$oneAgain=array_values($one);</text:p>
      <text:p text:style-name="P861"><text:s text:c="31"/>?&gt;</text:p>
      <text:p text:style-name="P861"/>
      <text:p text:style-name="P861"><text:s text:c="30"/>&lt;div class="cov_banner"&gt;&lt;!-- 1st DIV START--&gt;</text:p>
      <text:p text:style-name="P861"><text:s text:c="32"/>&lt;div class="banner-slider-sec"&gt;</text:p>
      <text:p text:style-name="P861"><text:s text:c="36"/>&lt;div</text:p>
      <text:p text:style-name="P861"><text:s text:c="40"/>class="swiper-container <text:s/>swiper-container-horizontal swiper-container-wp8-horizontal"&gt;</text:p>
      <text:p text:style-name="P861"><text:s text:c="40"/>&lt;div class="swiper-wrapper"&gt;</text:p>
      <text:p text:style-name="P861"/>
      <text:p text:style-name="P861"><text:s text:c="39"/>&lt;?php <text:s/>for ($i=0; $i &lt;count($oneAgain) ; $i++) { ?&gt;</text:p>
      <text:p text:style-name="P861"/>
      <text:p text:style-name="P861"><text:s text:c="43"/>&lt;div class="swiper-slide &lt;?php if($i==0){ echo "swiper-slide-active"; } ?&gt;"&gt;</text:p>
      <text:p text:style-name="P861"><text:s text:c="48"/>&lt;a href="{{ route('GetStoryDetails',['id' =&gt; $oneAgain[$i]['advertisername_slug']]) }}"&gt;</text:p>
      <text:p text:style-name="P861"><text:s text:c="52"/>&lt;div class="stores-content-image"&gt;</text:p>
      <text:p text:style-name="P861"><text:s text:c="56"/>&lt;div class="slider_image"&gt;</text:p>
      <text:p text:style-name="P861"><text:soft-page-break/></text:p>
      <text:p text:style-name="P861"><text:s text:c="58"/>&lt;?php if (($oneAgain[$i]['logo']!="") &amp;&amp; (file_exists("public/uploads/brand/logo/".$oneAgain[$i]['logo']))) {</text:p>
      <text:p text:style-name="P861"><text:s text:c="59"/>?&gt;</text:p>
      <text:p text:style-name="P861"><text:s text:c="60"/>&lt;img src="{{asset('public/uploads/brand/logo/'.$oneAgain[$i]['logo'])}}" alt="&lt;?php echo $oneAgain[$i]['advertisername']; ?&gt; cashback offer"&gt;</text:p>
      <text:p text:style-name="P861"><text:s text:c="58"/>&lt;?php } else{?&gt;</text:p>
      <text:p text:style-name="P861"><text:s text:c="60"/>&lt;img alt="&lt;?php echo $oneAgain[$i]['advertisername']; ?&gt; cashback offer?&gt;" title="&lt;?php echo $oneAgain[$i]['logo_title']; ?&gt;" <text:s/>src="&lt;?php echo url(); ?&gt;/public/uploads/no-image.png" &gt;</text:p>
      <text:p text:style-name="P861"/>
      <text:p text:style-name="P861"/>
      <text:p text:style-name="P861"><text:s text:c="58"/>&lt;?php }?&gt;</text:p>
      <text:p text:style-name="P861"><text:s text:c="56"/>&lt;/div&gt;</text:p>
      <text:p text:style-name="P861"><text:s text:c="52"/>&lt;/div&gt;</text:p>
      <text:p text:style-name="P861"><text:s text:c="48"/>&lt;/a&gt;</text:p>
      <text:p text:style-name="P861"><text:s text:c="44"/>&lt;/div&gt;</text:p>
      <text:p text:style-name="P861"/>
      <text:p text:style-name="P861"><text:s text:c="42"/>&lt;?php $offset++; } ?&gt;</text:p>
      <text:p text:style-name="P861"/>
      <text:p text:style-name="P861"><text:s text:c="40"/>&lt;/div&gt;</text:p>
      <text:p text:style-name="P861"/>
      <text:p text:style-name="P861"><text:s text:c="36"/>&lt;/div&gt;</text:p>
      <text:p text:style-name="P861"><text:s text:c="32"/>&lt;/div&gt;</text:p>
      <text:p text:style-name="P861"><text:s text:c="28"/>&lt;/div&gt;&lt;!-- 1st DIV END --&gt;</text:p>
      <text:p text:style-name="P861"/>
      <text:p text:style-name="P861"/>
      <text:p text:style-name="P861"/>
      <text:p text:style-name="P861"><text:s text:c="26"/>&lt;?php $two=array_slice($popularvendordetails, $offset, $imageShowPerRow, true);</text:p>
      <text:p text:style-name="P861"><text:s text:c="32"/>$twoAgain=array_values($two);</text:p>
      <text:p text:style-name="P861"><text:s text:c="26"/>?&gt;</text:p>
      <text:p text:style-name="P861"/>
      <text:p text:style-name="P861"><text:s text:c="30"/>&lt;div class="cov_banner"&gt;&lt;!-- 2nd DIV START--&gt;</text:p>
      <text:p text:style-name="P861"><text:s text:c="32"/>&lt;div class="banner-slider-sec second_slider"&gt;</text:p>
      <text:p text:style-name="P861"><text:s text:c="36"/>&lt;div</text:p>
      <text:p text:style-name="P861"><text:s text:c="40"/>class="swiper-container <text:s/>swiper-container-horizontal swiper-container-wp8-horizontal"&gt;</text:p>
      <text:p text:style-name="P861"><text:s text:c="40"/>&lt;div class="swiper-wrapper"&gt;</text:p>
      <text:p text:style-name="P861"/>
      <text:p text:style-name="P861"><text:s text:c="39"/>&lt;?php <text:s/>for ($j=0; $j &lt;count($twoAgain) ; $j++) { ?&gt;</text:p>
      <text:p text:style-name="P861"/>
      <text:p text:style-name="P861"><text:s text:c="43"/>&lt;div class="swiper-slide &lt;?php if($j==0){ echo "swiper-slide-active"; } ?&gt;"&gt;</text:p>
      <text:p text:style-name="P861"><text:s text:c="48"/>&lt;a href="{{ route('GetStoryDetails',['id' =&gt; $twoAgain[$j]['advertisername_slug']]) }}"&gt;</text:p>
      <text:p text:style-name="P861"><text:s text:c="52"/>&lt;div class="stores-content-image"&gt;</text:p>
      <text:p text:style-name="P861"><text:s text:c="56"/>&lt;div class="slider_image"&gt;</text:p>
      <text:p text:style-name="P861"/>
      <text:p text:style-name="P861"><text:s text:c="58"/>&lt;?php if (($twoAgain[$j]['logo']!="") &amp;&amp; (file_exists("public/uploads/brand/logo/".$twoAgain[$j]['logo']))) {</text:p>
      <text:p text:style-name="P861"><text:s text:c="59"/>?&gt;</text:p>
      <text:p text:style-name="P861"><text:soft-page-break/><text:s text:c="60"/>&lt;img src="{{asset('public/uploads/brand/logo/'.$twoAgain[$j]['logo'])}}" alt="&lt;?php echo $twoAgain[$j]['advertisername']; ?&gt; cashback offer"&gt;</text:p>
      <text:p text:style-name="P861"/>
      <text:p text:style-name="P861"><text:s text:c="58"/>&lt;?php } else{?&gt;</text:p>
      <text:p text:style-name="P861"><text:s text:c="60"/>&lt;img alt="&lt;?php echo $twoAgain[$j]['advertisername']; ?&gt; cashback offer" title="&lt;?php echo $twoAgain[$j]['logo_title']; ?&gt;" <text:s/>src="&lt;?php echo url(); ?&gt;/public/uploads/no-image.png" &gt;</text:p>
      <text:p text:style-name="P861"/>
      <text:p text:style-name="P861"/>
      <text:p text:style-name="P861"><text:s text:c="58"/>&lt;?php }?&gt;</text:p>
      <text:p text:style-name="P861"/>
      <text:p text:style-name="P861"><text:s text:c="56"/>&lt;/div&gt;</text:p>
      <text:p text:style-name="P861"><text:s text:c="52"/>&lt;/div&gt;</text:p>
      <text:p text:style-name="P861"><text:s text:c="48"/>&lt;/a&gt;</text:p>
      <text:p text:style-name="P861"><text:s text:c="44"/>&lt;/div&gt;</text:p>
      <text:p text:style-name="P861"/>
      <text:p text:style-name="P861"><text:s text:c="42"/>&lt;?php $offset++; } ?&gt;</text:p>
      <text:p text:style-name="P861"/>
      <text:p text:style-name="P861"><text:s text:c="40"/>&lt;/div&gt;</text:p>
      <text:p text:style-name="P861"><text:s text:c="44"/>&lt;div class="swiper-pagination"&gt;&lt;/div&gt;</text:p>
      <text:p text:style-name="P861"><text:s text:c="36"/>&lt;/div&gt;</text:p>
      <text:p text:style-name="P861"><text:s text:c="32"/>&lt;/div&gt;</text:p>
      <text:p text:style-name="P861"><text:s text:c="28"/>&lt;/div&gt;&lt;!-- 2nd DIV END --&gt;</text:p>
      <text:p text:style-name="P861"/>
      <text:p text:style-name="P861"/>
      <text:p text:style-name="P861"/>
      <text:p text:style-name="P861"><text:s text:c="27"/>&lt;?php <text:s/>$again=array_slice($popularvendordetails, $offset, 4, true);</text:p>
      <text:p text:style-name="P861"/>
      <text:p text:style-name="P861"><text:s text:c="28"/>if(!empty($again)){</text:p>
      <text:p text:style-name="P861"><text:s text:c="30"/>$wCount=1;</text:p>
      <text:p text:style-name="P861"><text:s text:c="28"/>} else{</text:p>
      <text:p text:style-name="P861"><text:s text:c="30"/>$wCount=0;</text:p>
      <text:p text:style-name="P861"><text:s text:c="28"/>}</text:p>
      <text:p text:style-name="P861"/>
      <text:p text:style-name="P861"><text:s text:c="27"/>?&gt;</text:p>
      <text:p text:style-name="P861"/>
      <text:p text:style-name="P861"/>
      <text:p text:style-name="P861"><text:s text:c="26"/>&lt;?php }//while?&gt;</text:p>
      <text:p text:style-name="P861"/>
      <text:p text:style-name="P861"/>
      <text:p text:style-name="P861"/>
      <text:p text:style-name="P861"><text:s text:c="24"/>&lt;/div&gt;&lt;!-- MAIN DIV END --&gt;</text:p>
      <text:p text:style-name="P313"/>
      <text:p text:style-name="P313"/>
      <text:p text:style-name="P38">Click <text:s/>to full screen</text:p>
      <text:p text:style-name="P404"/>
      <text:p text:style-name="P405"><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405"/>
      <text:p text:style-name="P425">Preview Selected Image before upload using Jquery</text:p>
      <text:p text:style-name="P424"/>
      <text:p text:style-name="P424"><text:a xlink:type="simple" xlink:href="http://phpwebschool.com/preview-selected-image-upload-using-jquery/" text:style-name="Internet_20_link" text:visited-style-name="Visited_20_Internet_20_Link">http://phpwebschool.com/preview-selected-image-upload-using-jquery/</text:a></text:p>
      <text:p text:style-name="P673"><text:soft-page-break/><text:a xlink:type="simple" xlink:href="https://stackoverflow.com/questions/4459379/preview-an-image-before-it-is-uploaded" text:style-name="Internet_20_link" text:visited-style-name="Visited_20_Internet_20_Link">https://stackoverflow.com/questions/4459379/preview-an-image-before-it-is-uploaded</text:a></text:p>
      <text:p text:style-name="P673"/>
      <text:p text:style-name="P313"/>
      <text:p text:style-name="P146">Angular cli 6</text:p>
      <text:p text:style-name="P146"/>
      <text:p text:style-name="P103">install node &amp; npm</text:p>
      <text:p text:style-name="P103">https://askubuntu.com/questions/501485/having-trouble-to-find-the-node-in-ubuntu-14-04-after-installing</text:p>
      <text:p text:style-name="P336"/>
      <text:p text:style-name="P336"><text:a xlink:type="simple" xlink:href="https://www.techiediaries.com/angular-tutorial/" text:style-name="Internet_20_link" text:visited-style-name="Visited_20_Internet_20_Link">https://www.techiediaries.com/angular-tutorial/</text:a></text:p>
      <text:p text:style-name="P336"/>
      <text:p text:style-name="P336"><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36"/>
      <text:p text:style-name="P556">curd in angular</text:p>
      <text:p text:style-name="P556"><text:a xlink:type="simple" xlink:href="https://www.devglan.com/angular/angular-6-example" text:style-name="Internet_20_link" text:visited-style-name="Visited_20_Internet_20_Link">https://www.devglan.com/angular/angular-6-example</text:a></text:p>
      <text:p text:style-name="P556"/>
      <text:p text:style-name="P556"/>
      <text:p text:style-name="P341">https://www.concretepage.com/angular/angular-httpclient-post</text:p>
      <text:p text:style-name="P313"/>
      <text:p text:style-name="P313"/>
      <text:p text:style-name="P342">Angualr Material </text:p>
      <text:p text:style-name="P342"/>
      <text:p text:style-name="P342">https://www.angularjswiki.com/angular/angular-material-2-tutorial-with-examples/</text:p>
      <text:p text:style-name="P342"><text:a xlink:type="simple" xlink:href="https://material.angular.io/guide/getting-started" text:style-name="Internet_20_link" text:visited-style-name="Visited_20_Internet_20_Link">https://material.angular.io/guide/getting-started</text:a></text:p>
      <text:p text:style-name="P342"/>
      <text:p text:style-name="P342"/>
      <text:p text:style-name="P558">rxjs</text:p>
      <text:p text:style-name="P558"><text:a xlink:type="simple" xlink:href="https://www.devglan.com/javascript/rxjs-tutorial" text:style-name="Internet_20_link" text:visited-style-name="Visited_20_Internet_20_Link">https://www.devglan.com/javascript/rxjs-tutorial</text:a></text:p>
      <text:p text:style-name="P558"/>
      <text:p text:style-name="P342"/>
      <text:p text:style-name="P427">CRON-JOB TESTER <text:span text:style-name="T115">Tool</text:span></text:p>
      <text:p text:style-name="P426">https://cron-job.org/en/members/jobs/</text:p>
      <text:p text:style-name="P426"><text:a xlink:type="simple" xlink:href="mailto:rupesh@xhtmljunkies.com" text:style-name="Internet_20_link" text:visited-style-name="Visited_20_Internet_20_Link">rupesh@xhtmljunkies.com</text:a></text:p>
      <text:p text:style-name="P426">123456789</text:p>
      <text:p text:style-name="P426"/>
      <text:p text:style-name="P787">table generator tool</text:p>
      <text:p text:style-name="P787"><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100">http://pushtry.com/</text:p>
      <text:p text:style-name="P43"/>
      <text:p text:style-name="P57">android params to postman params google chrome extension tool</text:p>
      <text:p text:style-name="P101">https://chrome.google.com/webstore/detail/convert-string-to-paramet/bcelnfiehfdaeaoabkmpfkjkloeijjhe</text:p>
      <text:p text:style-name="P102"/>
      <text:p text:style-name="P43">Date</text:p>
      <text:p text:style-name="P490"><text:s/></text:p>
      <text:p text:style-name="P490"><text:a xlink:type="simple" xlink:href="https://www.guru99.com/php-date-functions.html" text:style-name="Internet_20_link" text:visited-style-name="Visited_20_Internet_20_Link">https://www.guru99.com/php-date-functions.html</text:a></text:p>
      <text:p text:style-name="P490"/>
      <text:p text:style-name="P339">echo date('Y-m-d H:i:s', strtotime('+2 months'));</text:p>
      <text:p text:style-name="P313"/>
      <text:p text:style-name="P313"><text:soft-page-break/></text:p>
      <text:p text:style-name="P406"/>
      <text:p text:style-name="P371"/>
      <text:p text:style-name="P370"/>
      <text:p text:style-name="P367"/>
      <text:p text:style-name="P367">!<text:span text:style-name="T59">0{mz1Z!zH[.</text:span></text:p>
      <text:p text:style-name="P367"/>
      <text:p text:style-name="P407"/>
      <text:p text:style-name="P407"/>
      <text:p text:style-name="P433">CI Query</text:p>
      <text:p text:style-name="P433">http://www.bsourcecode.com/codeigniter/codeigniter-select-query/</text:p>
      <text:p text:style-name="P407"/>
      <text:p text:style-name="P420">FIND_IN_SET</text:p>
      <text:p text:style-name="P434"/>
      <text:p text:style-name="P435">A.for join </text:p>
      <text:p text:style-name="P434">https://stackoverflow.com/questions/19101550/mysql-join-two-tables-with-comma-separated-values</text:p>
      <text:p text:style-name="P407"/>
      <text:p text:style-name="P435">B. slect query</text:p>
      <text:p text:style-name="P435"/>
      <text:p text:style-name="P435">here 2 is a userid as dynamic</text:p>
      <text:p text:style-name="P435">SELECT id,dept_name,userid from department where FIND_IN_SET(2,userid)</text:p>
      <text:p text:style-name="P435"/>
      <text:p text:style-name="P788"><text:a xlink:type="simple" xlink:href="https://makitweb.com/search-value-within-comma-separated-values-mysql/" text:style-name="Internet_20_link" text:visited-style-name="Visited_20_Internet_20_Link">https://makitweb.com/search-value-within-comma-separated-values-mysql/</text:a></text:p>
      <text:p text:style-name="P788"/>
      <text:p text:style-name="P789"><text:span text:style-name="T290">Laravel + faceboo</text:span>k</text:p>
      <text:p text:style-name="P789"/>
      <text:p text:style-name="P789"><text:a xlink:type="simple" xlink:href="https://www.codermen.com/blog/66/laravel-5-7-facebook-login-tutorial-step-by-step" text:style-name="Internet_20_link" text:visited-style-name="Visited_20_Internet_20_Link">https://www.codermen.com/blog/66/laravel-5-7-facebook-login-tutorial-step-by-step</text:a></text:p>
      <text:p text:style-name="P407"/>
      <text:p text:style-name="P418">F<text:span text:style-name="T69">ACEBOOK</text:span></text:p>
      <text:p text:style-name="P409"><text:line-break/><text:line-break/><text:a xlink:type="simple" xlink:href="mailto:rupesh@xhtmljunkies.com" text:style-name="Internet_20_link" text:visited-style-name="Visited_20_Internet_20_Link">rupesh@xhtmljunkies.com</text:a></text:p>
      <text:p text:style-name="P408">9510878150</text:p>
      <text:p text:style-name="P408"/>
      <text:p text:style-name="P408">APP ID: 314327549356659</text:p>
      <text:p text:style-name="P408"/>
      <text:p text:style-name="P410">APP ID: 511778249288606 <text:s text:c="4"/>aitltest</text:p>
      <text:p text:style-name="P410"/>
      <text:p text:style-name="P411">seceret : 8711ed18d2b575e9cc73bbc4ece16b23</text:p>
      <text:p text:style-name="P411"/>
      <text:p text:style-name="P412">client token : 4a0f784316d4c5bd07d2499ea675a965</text:p>
      <text:p text:style-name="P412"/>
      <text:p text:style-name="P412"/>
      <text:p text:style-name="P413">EAAHRdajAq54BAG504PdIBckkd0CESBoAzMUQuhHwqzYm6P9DN8VNZAbZA0H3FYU9PCQIJqsZA2N2nUp2j9w33k40qVMb3cT9lULeowXcf9E9ax5nyFEYBiJUfcO5Fzvrscoau69Vox1c5WjmvLuK7X42uh2ZBz0Qfbt8XLtSFH8ZAtxSZBuXGP</text:p>
      <text:p text:style-name="P413"/>
      <text:p text:style-name="P413"/>
      <text:p text:style-name="P416"/>
      <text:p text:style-name="P413"/>
      <text:p text:style-name="P39">To Generate Never Expire token in Fb</text:p>
      <text:p text:style-name="P414"><text:soft-page-break/></text:p>
      <text:list xml:id="list287790306131712049" text:style-name="L1">
        <text:list-item>
          <text:p text:style-name="P994">To integrate facebook, go to https://developers.facebook.com/.</text:p>
          <text:p text:style-name="P994"/>
        </text:list-item>
        <text:list-item>
          <text:p text:style-name="P994">From the My Apps dropdown, create the new app(if it is not created), after that go to settings, you will get the facebook app id and secret.</text:p>
          <text:p text:style-name="P994"/>
        </text:list-item>
        <text:list-item>
          <text:p text:style-name="P994">Now go to https://developers.facebook.com/tools/explorer/ and select your app.</text:p>
          <text:p text:style-name="P994"/>
        </text:list-item>
        <text:list-item>
          <text:p text:style-name="P994">Select "Get User Access Token" from dropdown (right of access token field) and select all permissions which is related to page access.</text:p>
        </text:list-item>
      </text:list>
      <text:p text:style-name="P414"/>
      <text:list xml:id="list185752766522057" text:continue-numbering="true" text:style-name="L1">
        <text:list-item>
          <text:p text:style-name="P994">Copy user access token and go to https://developers.facebook.com/tools/debug/accesstoken</text:p>
        </text:list-item>
      </text:list>
      <text:p text:style-name="P414"/>
      <text:list xml:id="list185752837959088" text:continue-numbering="true" text:style-name="L1">
        <text:list-item>
          <text:p text:style-name="P994">Paste copied token and press "Debug".</text:p>
        </text:list-item>
      </text:list>
      <text:p text:style-name="P414"/>
      <text:list xml:id="list185753171074036" text:continue-numbering="true" text:style-name="L1">
        <text:list-item>
          <text:p text:style-name="P994">Press "Extend Access Token" and copy the generated long-lived user access token.</text:p>
        </text:list-item>
      </text:list>
      <text:p text:style-name="P414"/>
      <text:list xml:id="list185752851489978" text:continue-numbering="true" text:style-name="L1">
        <text:list-item>
          <text:p text:style-name="P994">Now go to Graph API Explorer, Paste copied token into the "Access Token" field.</text:p>
        </text:list-item>
      </text:list>
      <text:p text:style-name="P414"/>
      <text:list xml:id="list185753273657462" text:continue-numbering="true" text:style-name="L1">
        <text:list-item>
          <text:p text:style-name="P994">Make a GET request with "PAGE_ID?fields=access_token"</text:p>
        </text:list-item>
      </text:list>
      <text:p text:style-name="P414"/>
      <text:list xml:id="list185752160852484" text:continue-numbering="true" text:style-name="L1">
        <text:list-item>
          <text:p text:style-name="P994">Find the permanent page access token in the response (node "access_token").</text:p>
        </text:list-item>
      </text:list>
      <text:p text:style-name="P414"/>
      <text:list xml:id="list185752532735524" text:continue-numbering="true" text:style-name="L1">
        <text:list-item>
          <text:p text:style-name="P994">Again go to access token debuger and Paste the permanent token and press "Debug" and you will see "Expires" should be "Never".</text:p>
        </text:list-item>
      </text:list>
      <text:p text:style-name="P414"/>
      <text:list xml:id="list185752238562795" text:continue-numbering="true" text:style-name="L1">
        <text:list-item>
          <text:p text:style-name="P994">Now use the final access token in the facebook details at website section of Track My Site.</text:p>
          <text:p text:style-name="P994"/>
        </text:list-item>
        <text:list-item>
          <text:p text:style-name="P994">For Facebook Page ID, go to your facebook page and click on about, and you will get Page ID.</text:p>
        </text:list-item>
      </text:list>
      <text:p text:style-name="P414"/>
      <text:p text:style-name="P414"/>
      <text:p text:style-name="P417">Post to Facebook Wall from Website using PHP</text:p>
      <text:p text:style-name="P416"/>
      <text:p text:style-name="P416"><text:a xlink:type="simple" xlink:href="https://www.codexworld.com/post-to-facebook-wall-from-website-php-sdk/" text:style-name="Internet_20_link" text:visited-style-name="Visited_20_Internet_20_Link">https://www.codexworld.com/post-to-facebook-wall-from-website-php-sdk/</text:a></text:p>
      <text:p text:style-name="P416"/>
      <text:p text:style-name="P419">Display Facebook Albums and Photos on the Website using PHP</text:p>
      <text:p text:style-name="P416"/>
      <text:p text:style-name="P416"><text:a xlink:type="simple" xlink:href="https://www.codexworld.com/display-facebook-albums-photos-on-website-php-graph-api/" text:style-name="Internet_20_link" text:visited-style-name="Visited_20_Internet_20_Link">https://www.codexworld.com/display-facebook-albums-photos-on-website-php-graph-api/</text:a></text:p>
      <text:p text:style-name="P416"/>
      <text:p text:style-name="P416"/>
      <text:p text:style-name="P416"/>
      <text:p text:style-name="P429">select * from developement_users join development_permision on FIND_IN_SET(development_permision.role_id, developement_users.role_id) &gt; 0</text:p>
      <text:p text:style-name="P429">GROUP <text:s text:c="2"/>BY developement_users.id</text:p>
      <text:p text:style-name="P429"/>
      <text:p text:style-name="P430">(select * from <text:s/><text:span text:style-name="T70">developement_users </text:span>where event_id='1511' and <text:span text:style-name="T70">developement_users .</text:span>id='1') </text:p>
      <text:p text:style-name="P430"/>
      <text:p text:style-name="P430"/>
      <text:p text:style-name="P431"><text:tab/></text:p>
      <text:p text:style-name="P431"/>
      <text:p text:style-name="P431"/>
      <text:p text:style-name="P431"><text:soft-page-break/></text:p>
      <text:p text:style-name="P431"/>
      <text:p text:style-name="P437">Codeignitor(ci) <text:s/>paggination</text:p>
      <text:p text:style-name="P436"/>
      <text:p text:style-name="P436">https://makitweb.com/make-pagination-with-codeigniter-framework/</text:p>
      <text:p text:style-name="P431"/>
      <text:p text:style-name="P431"/>
      <text:p text:style-name="P439">form submit by <text:s/>serialize <text:s/>&amp; form data objet</text:p>
      <text:p text:style-name="P438"/>
      <text:p text:style-name="P438">https://www.sanwebe.com/2016/07/ajax-form-submit-examples-using-jquery#post-comments</text:p>
      <text:p text:style-name="P431"/>
      <text:p text:style-name="P486"><text:a xlink:type="simple" xlink:href="https://www.codexworld.com/ajax-file-upload-with-form-data-jquery-php-mysql/" text:style-name="Internet_20_link" text:visited-style-name="Visited_20_Internet_20_Link">https://www.codexworld.com/ajax-file-upload-with-form-data-jquery-php-mysql/</text:a></text:p>
      <text:p text:style-name="P486"/>
      <text:p text:style-name="P487">$("#imgupload").on("change", function() { </text:p>
      <text:p text:style-name="P487"><text:s text:c="4"/>var file_data = $("#imgupload").prop("files")[0]; <text:s text:c="2"/></text:p>
      <text:p text:style-name="P487"><text:s text:c="4"/>var form_data = new FormData(); </text:p>
      <text:p text:style-name="P487"><text:s text:c="4"/>form_data.append("file", file_data); </text:p>
      <text:p text:style-name="P487"><text:s text:c="4"/>// alert(form_data); </text:p>
      <text:p text:style-name="P487"><text:s text:c="4"/>$.ajax({ </text:p>
      <text:p text:style-name="P487"><text:s text:c="8"/>url: "&lt;?php echo base_url();?&gt;Developmentusers/add_multiple/&lt;?php echo $event_id;?&gt;", </text:p>
      <text:p text:style-name="P487"><text:s text:c="8"/>cache: false, </text:p>
      <text:p text:style-name="P487"><text:s text:c="8"/>contentType: false, </text:p>
      <text:p text:style-name="P487"><text:s text:c="8"/>processData: false, </text:p>
      <text:p text:style-name="P487"><text:s text:c="8"/>data: form_data, <text:s text:c="24"/></text:p>
      <text:p text:style-name="P487"><text:s text:c="8"/>type: 'post', </text:p>
      <text:p text:style-name="P487"><text:s text:c="8"/>dataType: "text", </text:p>
      <text:p text:style-name="P487"><text:s text:c="8"/>success: function(result){ </text:p>
      <text:p text:style-name="P487"><text:s text:c="11"/></text:p>
      <text:p text:style-name="P487"><text:s text:c="12"/>if(result=="success"){ </text:p>
      <text:p text:style-name="P487"><text:s text:c="16"/>$(".success_alert").show().fadeOut(5000); </text:p>
      <text:p text:style-name="P487"><text:s text:c="17"/>history.go(-1); </text:p>
      <text:p text:style-name="P487"><text:s text:c="12"/>}else if(result=="invalid"){ </text:p>
      <text:p text:style-name="P487"><text:s text:c="17"/>$(".invalid_alert").show().fadeOut(5000); <text:s text:c="2"/></text:p>
      <text:p text:style-name="P487"><text:s text:c="12"/>}else if(result=="not_match"){ </text:p>
      <text:p text:style-name="P487"><text:s text:c="17"/>$(".not_match_alert").show().fadeOut(6000); <text:s text:c="2"/></text:p>
      <text:p text:style-name="P487"><text:s text:c="12"/>} </text:p>
      <text:p text:style-name="P487"><text:s text:c="12"/>else{ </text:p>
      <text:p text:style-name="P487"><text:s text:c="16"/>$(".error_alert").show().fadeOut(5000); </text:p>
      <text:p text:style-name="P487"><text:s text:c="12"/>} </text:p>
      <text:p text:style-name="P487"><text:s text:c="12"/></text:p>
      <text:p text:style-name="P487"/>
      <text:p text:style-name="P487"><text:s text:c="8"/>} </text:p>
      <text:p text:style-name="P487"><text:s text:c="4"/>}); </text:p>
      <text:p text:style-name="P487">});</text:p>
      <text:p text:style-name="P431"/>
      <text:p text:style-name="P441">datepicker , time picker &amp; date rangepicker</text:p>
      <text:p text:style-name="P440"/>
      <text:p text:style-name="P440"><text:a xlink:type="simple" xlink:href="https://tarruda.github.io/bootstrap-datetimepicker/" text:style-name="Internet_20_link" text:visited-style-name="Visited_20_Internet_20_Link">https://tarruda.github.io/bootstrap-datetimepicker/</text:a></text:p>
      <text:p text:style-name="P440"/>
      <text:p text:style-name="P440"><text:a xlink:type="simple" xlink:href="http://www.daterangepicker.com/#examples" text:style-name="Internet_20_link" text:visited-style-name="Visited_20_Internet_20_Link">http://www.daterangepicker.com/#examples</text:a> <text:s text:c="13"/>daterange picker <text:s text:c="3"/><text:span text:style-name="T358">100% tested &amp; implemented</text:span></text:p>
      <text:p text:style-name="P440"/>
      <text:p text:style-name="P443">checkbox &amp; for radio box checked or not </text:p>
      <text:p text:style-name="P442"><text:soft-page-break/></text:p>
      <text:p text:style-name="P442">https://www.tutorialrepublic.com/faq/how-to-check-a-checkbox-is-checked-or-not-using-jquery.php</text:p>
      <text:p text:style-name="P431"/>
      <text:p text:style-name="P44">multiple row delete by checkbox</text:p>
      <text:p text:style-name="P492"/>
      <text:p text:style-name="P492"><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92"/>
      <text:p text:style-name="P431"/>
      <text:p text:style-name="P447">Uplaod Image &amp; crop</text:p>
      <text:p text:style-name="P446"/>
      <text:p text:style-name="P446">https://www.webslesson.info/2018/03/image-crop-and-upload-using-jquery-with-php-ajax.html</text:p>
      <text:p text:style-name="P431"/>
      <text:p text:style-name="P431"/>
      <text:p text:style-name="P449">upload csv with validation</text:p>
      <text:p text:style-name="P448"/>
      <text:p text:style-name="P448">https://www.codexworld.com/import-csv-file-data-into-mysql-database-php/</text:p>
      <text:p text:style-name="P448"><text:s/></text:p>
      <text:p text:style-name="P494">calender</text:p>
      <text:p text:style-name="P493"/>
      <text:p text:style-name="P493"><text:a xlink:type="simple" xlink:href="https://itsolutionstuff.com/post/codeigniter-fullcalendar-exampleexample.html" text:style-name="Internet_20_link" text:visited-style-name="Visited_20_Internet_20_Link">https://itsolutionstuff.com/post/codeigniter-fullcalendar-exampleexample.html</text:a></text:p>
      <text:p text:style-name="P493"/>
      <text:p text:style-name="P496">qr code scaneer</text:p>
      <text:p text:style-name="P495"><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95"/>
      <text:p text:style-name="P45">Laravel 5.7 - Google Recaptcha Code with Validation</text:p>
      <text:p text:style-name="P497"/>
      <text:p text:style-name="P497"><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97"/>
      <text:p text:style-name="P858"><text:span text:style-name="T338">for ref: </text:span><text:a xlink:type="simple" xlink:href="https://www.codexworld.com/new-google-recaptcha-with-php/" text:style-name="Internet_20_link" text:visited-style-name="Visited_20_Internet_20_Link">https://www.codexworld.com/new-google-recaptcha-with-php/</text:a></text:p>
      <text:p text:style-name="P497"/>
      <text:p text:style-name="P735">Laravel mpdf</text:p>
      <text:p text:style-name="P763"><text:a xlink:type="simple" xlink:href="https://github.com/carlos-meneses/laravel-mpdf" text:style-name="Internet_20_link" text:visited-style-name="Visited_20_Internet_20_Link">https://github.com/carlos-meneses/laravel-mpdf</text:a></text:p>
      <text:p text:style-name="P763"/>
      <text:p text:style-name="P431"/>
      <text:p text:style-name="P421">absolute path </text:p>
      <text:p text:style-name="P444"><text:s/>echo dirname ( __FILE__ ); exit();</text:p>
      <text:p text:style-name="P431"/>
      <text:p text:style-name="P432"><text:s/><text:span text:style-name="T71">echo $_SERVER['DOCUMENT_ROOT']; exit(); <text:s text:c="13"/>/home/alltest/public_html</text:span></text:p>
      <text:p text:style-name="P445"><text:s text:c="2"/>echo $_SERVER['HTTP_HOST']; <text:s text:c="35"/>test.allintehloop.net</text:p>
      <text:p text:style-name="P445">echo $_SERVER['SERVER_NAME']; <text:s text:c="30"/>test.allintehloop.net</text:p>
      <text:p text:style-name="P431"/>
      <text:p text:style-name="P422">currecy convertor in php<text:tab/></text:p>
      <text:p text:style-name="P453"/>
      <text:p text:style-name="P453">function convertCurrency1($amount, $from, $to){ </text:p>
      <text:p text:style-name="P453"><text:s text:c="2"/>$conv_id = "{$from}_{$to}"; </text:p>
      <text:p text:style-name="P453"><text:s text:c="2"/>$string = file_get_contents("http://free.currencyconverterapi.com/api/v3/convert?q=$conv_id&amp;compact=ultra"); </text:p>
      <text:p text:style-name="P453"><text:s text:c="2"/>$json_a = json_decode($string, true); </text:p>
      <text:p text:style-name="P453"/>
      <text:p text:style-name="P453"><text:s text:c="2"/>return $amount * round($json_a[$conv_id], 4); </text:p>
      <text:p text:style-name="P453"><text:soft-page-break/>}</text:p>
      <text:p text:style-name="P450"/>
      <text:p text:style-name="P526">or use this url </text:p>
      <text:p text:style-name="P526">https://api.ofx.com/PublicSite.ApiService/OFX/spotrate/Individual/<text:span text:style-name="T7">USD/INR/10</text:span>?format=json</text:p>
      <text:p text:style-name="P451"/>
      <text:p text:style-name="P451"/>
      <text:p text:style-name="P451"/>
      <text:p text:style-name="P456">for local installtion of composer</text:p>
      <text:p text:style-name="P455"/>
      <text:p text:style-name="P455">cd /go-to-directory</text:p>
      <text:p text:style-name="P455"><text:s/></text:p>
      <text:p text:style-name="P833">for Composer version check : composer</text:p>
      <text:p text:style-name="P833"/>
      <text:p text:style-name="P455">composer init<text:tab/><text:tab/></text:p>
      <text:p text:style-name="P455"><text:s/>for create composer.json</text:p>
      <text:p text:style-name="P454"/>
      <text:p text:style-name="P457">composer require "srchea/php-push-web-socket" <text:s text:c="8"/></text:p>
      <text:p text:style-name="P457"><text:s/><text:span text:style-name="T72">composer require command </text:span><text:s text:c="3"/>generate vendor folder <text:span text:style-name="T72">(dependancy)</text:span>&amp; composer.lock file</text:p>
      <text:p text:style-name="P457"/>
      <text:p text:style-name="P458">or</text:p>
      <text:p text:style-name="P458"/>
      <text:p text:style-name="P458">write in composer.josn file </text:p>
      <text:p text:style-name="P458">&amp; then command composer update </text:p>
      <text:p text:style-name="P458"/>
      <text:p text:style-name="P459"/>
      <text:p text:style-name="P460">now dump in autoload file of vendoe folder</text:p>
      <text:p text:style-name="P835"/>
      <text:p text:style-name="P462">command <text:s/><text:span text:style-name="T75">“composer dump-autoload” </text:span></text:p>
      <text:p text:style-name="P460"/>
      <text:p text:style-name="P460">&amp; now u can use in your file where its require</text:p>
      <text:p text:style-name="P460"/>
      <text:p text:style-name="P460">in laravel : <text:s/>use pusher\pusher;</text:p>
      <text:p text:style-name="P460">in ci or core : <text:s/>require __DIR__ . '/vendor/autoload.php'; <text:s text:c="2"/><text:span text:style-name="T74">or</text:span></text:p>
      <text:p text:style-name="P461"><text:s text:c="23"/><text:span text:style-name="T73">require_once 'vendor/autoload.php'</text:span></text:p>
      <text:p text:style-name="P461"/>
      <text:p text:style-name="P509">NOTE: if composer.json in folder but when u run composer require command &amp; getting error then put vendor folder in this folder (copy vendor folder from other) &amp; from terminal run composer update &amp; <text:s/><text:span text:style-name="T75">composer dump-autoload. </text:span>&amp; call autoload files from vendor folder where u have require</text:p>
      <text:p text:style-name="P461"/>
      <text:p text:style-name="P461"/>
      <text:p text:style-name="P464">composer basic Read</text:p>
      <text:p text:style-name="P464">https://www.hostinger.in/tutorials/how-to-install-composer#gref</text:p>
      <text:p text:style-name="P461"/>
      <text:p text:style-name="P461"/>
      <text:p text:style-name="P900">Note: GOPAL :</text:p>
      <text:p text:style-name="P900">if any lib auto load in composer (means no need to write include)</text:p>
      <text:p text:style-name="P461"><text:s/><text:span text:style-name="T366">then <text:s/>write path or name space like below in composer.json</text:span></text:p>
      <text:p text:style-name="P461"/>
      <text:p text:style-name="P900">"autoload": {</text:p>
      <text:p text:style-name="P900"><text:s text:c="8"/>"files": [</text:p>
      <text:p text:style-name="P900"><text:s text:c="8"/>"vendor/simple-html-dom/simple-html-dom/simple_html_dom.php"</text:p>
      <text:p text:style-name="P900"><text:s text:c="8"/>],</text:p>
      <text:p text:style-name="P900"><text:soft-page-break/><text:s text:c="8"/>"classmap": [</text:p>
      <text:p text:style-name="P900"><text:s text:c="12"/>"database/seeds",</text:p>
      <text:p text:style-name="P900"><text:s text:c="12"/>"database/factories"</text:p>
      <text:p text:style-name="P900"><text:s text:c="8"/>],</text:p>
      <text:p text:style-name="P900"><text:s text:c="8"/>"psr-4": {</text:p>
      <text:p text:style-name="P900"><text:s text:c="12"/>"App\\": "app/",</text:p>
      <text:p text:style-name="P900"><text:s text:c="12"/>"BVIPackage\\ContentPage\\": "packages/bvipackage/content_page/src",</text:p>
      <text:p text:style-name="P900"/>
      <text:p text:style-name="P900">“Name space” : “path”</text:p>
      <text:p text:style-name="P461"/>
      <text:p text:style-name="P423">WEB SOCKET</text:p>
      <text:p text:style-name="P461"/>
      <text:p text:style-name="P473">NOTE: DEMO ON MY GIT</text:p>
      <text:p text:style-name="P473"/>
      <text:p text:style-name="P463"><text:a xlink:type="simple" xlink:href="https://github.com/srchea/PHP-Push-WebSocket/" text:style-name="Internet_20_link" text:visited-style-name="Visited_20_Internet_20_Link">https://github.com/srchea/PHP-Push-WebSocket/</text:a></text:p>
      <text:p text:style-name="P463"/>
      <text:p text:style-name="P463"><text:a xlink:type="simple" xlink:href="http://srchea.com/build-a-real-time-application-using-html5-websockets" text:style-name="Internet_20_link" text:visited-style-name="Visited_20_Internet_20_Link">http://srchea.com/build-a-real-time-application-using-html5-websockets</text:a></text:p>
      <text:p text:style-name="P463"/>
      <text:p text:style-name="P465">1) locally install composer by above instruction</text:p>
      <text:p text:style-name="P465">2) <text:s/>folowing command of composer require <text:s/>from</text:p>
      <text:p text:style-name="P465"><text:s/><text:a xlink:type="simple" xlink:href="https://github.com/srchea/PHP-Push-WebSocket/" text:style-name="Internet_20_link" text:visited-style-name="Visited_20_Internet_20_Link"><text:span text:style-name="T76">https://github.com/srchea/PHP-Push-WebSocket/</text:span></text:a></text:p>
      <text:p text:style-name="P465"/>
      <text:p text:style-name="P465"><text:s/><text:span text:style-name="T80">OR Follwing</text:span></text:p>
      <text:p text:style-name="P465"/>
      <text:p text:style-name="P474">Installation with Composer</text:p>
      <text:p text:style-name="P474">To install the latest stable version: composer require "srchea/php-push-web-socket"</text:p>
      <text:p text:style-name="P474"/>
      <text:p text:style-name="P474">Usage</text:p>
      <text:p text:style-name="P474">run a server instance: “php websocket_server.php”. <text:s text:c="7"/><text:span text:style-name="T81">(</text:span> Write in terminal <text:span text:style-name="T81">)</text:span></text:p>
      <text:p text:style-name="P475">Open websocket_client.html in a browser over HTTP protocol. </text:p>
      <text:p text:style-name="P475"><text:s/><text:span text:style-name="T81">(open thi file from browser like localhost/proj-foldername/</text:span>websocket_client.html<text:span text:style-name="T81">)</text:span></text:p>
      <text:p text:style-name="P465"/>
      <text:p text:style-name="P465"/>
      <text:p text:style-name="P465"/>
      <text:p text:style-name="P466">3) <text:span text:style-name="T77">now extract PHP-Push-WebSocket-master.zip <text:s/>&amp; <text:s/>one step out the files from PHP-Push-WebSocket-master</text:span></text:p>
      <text:p text:style-name="P467">4) now for demo use my github</text:p>
      <text:p text:style-name="P467"/>
      <text:p text:style-name="P467">5) for implemting on project</text:p>
      <text:p text:style-name="P467"/>
      <text:p text:style-name="P467"><text:s/>websocket_server.php <text:s text:c="2"/>code imlement at serverside where insert or any action perform means at controller side</text:p>
      <text:p text:style-name="P467"><text:s/></text:p>
      <text:p text:style-name="P467">websocket_client.html or websocket_client.2html <text:s/>both files are most similar</text:p>
      <text:p text:style-name="P467">so js code of this file implement at client side means i views file where u have to require live or real time action perform &amp; data manage by j query javascript.</text:p>
      <text:p text:style-name="P467"/>
      <text:p text:style-name="P470">Remember one important thing is that </text:p>
      <text:p text:style-name="P470"/>
      <text:p text:style-name="P470">websocket is use for send msg from server to client &amp; vice-versa.</text:p>
      <text:p text:style-name="P470"/>
      <text:p text:style-name="P470">When server send any data then in view file (<text:span text:style-name="T77">websocket_client.html</text:span>) recieving data on </text:p>
      <text:p text:style-name="P470"><text:soft-page-break/></text:p>
      <text:p text:style-name="P470">ws.onmessage = function(msg) { </text:p>
      <text:p text:style-name="P470"><text:tab/><text:tab/><text:tab/> </text:p>
      <text:p text:style-name="P470"><text:tab/><text:tab/><text:tab/>write('Server says: '+msg.data); </text:p>
      <text:p text:style-name="P470"><text:tab/><text:tab/>};</text:p>
      <text:p text:style-name="P470"/>
      <text:p text:style-name="P470"/>
      <text:p text:style-name="P470">when client <text:s/>have require to send any data to server then use <text:span text:style-name="T78">in view file <text:s/>(see demo)</text:span></text:p>
      <text:p text:style-name="P470"/>
      <text:p text:style-name="P470">websocket.send(JSON.stringify(messageJSON)); <text:s text:c="11"/>// means <text:s/>ws.send method</text:p>
      <text:p text:style-name="P470"/>
      <text:p text:style-name="P470">here websocket /ws is object that u definde wtherver name <text:s/>at ws = new WebSocket(url);</text:p>
      <text:p text:style-name="P470"/>
      <text:p text:style-name="P471">Now,</text:p>
      <text:p text:style-name="P471"><text:s text:c="9"/>receiving data that send client to server <text:s/>in </text:p>
      <text:p text:style-name="P468"><text:span text:style-name="T79">PushWebSocket/Server.php</text:span> <text:s text:c="3"/><text:span text:style-name="T79">file action method.</text:span></text:p>
      <text:p text:style-name="P468"/>
      <text:p text:style-name="P471">private function action($client, $action) { </text:p>
      <text:p text:style-name="P471"><text:tab/><text:tab/>$action = $this-&gt;unmask($action); </text:p>
      <text:p text:style-name="P471"><text:tab/><text:tab/>$this-&gt;console("Performing action: ".$action); </text:p>
      <text:p text:style-name="P471"><text:tab/><text:tab/>if($action == "exit" || $action == "quit") { </text:p>
      <text:p text:style-name="P471"><text:tab/><text:tab/><text:tab/>$this-&gt;console("Killing a child process"); </text:p>
      <text:p text:style-name="P471"><text:tab/><text:tab/><text:tab/>posix_kill($client-&gt;getPid(), SIGTERM); </text:p>
      <text:p text:style-name="P471"><text:tab/><text:tab/><text:tab/>$this-&gt;console("Process {$client-&gt;getPid()} is killed!"); </text:p>
      <text:p text:style-name="P471"><text:tab/><text:tab/>} </text:p>
      <text:p text:style-name="P472"><text:tab/>}</text:p>
      <text:p text:style-name="P469"/>
      <text:p text:style-name="P481">NOW,<text:tab/></text:p>
      <text:p text:style-name="P469"><text:s text:c="3"/><text:span text:style-name="T82">pushing data from server to client <text:s text:c="4"/>by passing argument <text:s/>into run method.</text:span> <text:s text:c="2"/></text:p>
      <text:p text:style-name="P468"><text:s/></text:p>
      <text:p text:style-name="P468"><text:s text:c="2"/></text:p>
      <text:p text:style-name="P478">In short </text:p>
      <text:p text:style-name="P477">download from my git</text:p>
      <text:p text:style-name="P477">put in htdocs</text:p>
      <text:p text:style-name="P477">give permision</text:p>
      <text:p text:style-name="P477">teminal command run</text:p>
      <text:p text:style-name="P477">open in brwoser <text:s/>.html file</text:p>
      <text:p text:style-name="P477"/>
      <text:p text:style-name="P477">for debug</text:p>
      <text:p text:style-name="P477"><text:s text:c="3"/>-console -&gt; ntwork -&gt; ws</text:p>
      <text:p text:style-name="P477"><text:s text:c="3"/>headers &amp; frames <text:s text:c="2"/></text:p>
      <text:p text:style-name="P477"><text:s text:c="2"/>in frames u can find server&lt;=&gt;client send/recived data. &amp; connection info</text:p>
      <text:p text:style-name="P477"><text:s text:c="2"/></text:p>
      <text:p text:style-name="P476"/>
      <text:p text:style-name="P40">Paypal + braintee link</text:p>
      <text:p text:style-name="P482"/>
      <text:p text:style-name="P482"><text:a xlink:type="simple" xlink:href="https://developers.braintreepayments.com/guides/paypal/testing-go-live/php" text:style-name="Internet_20_link" text:visited-style-name="Visited_20_Internet_20_Link">https://developers.braintreepayments.com/guides/paypal/testing-go-live/php</text:a></text:p>
      <text:p text:style-name="P482"/>
      <text:p text:style-name="P483"><text:a xlink:type="simple" xlink:href="https://www.9lessons.info/2015/10/payment-system-with-braintree-paypal.html" text:style-name="Internet_20_link" text:visited-style-name="Visited_20_Internet_20_Link">https://www.9lessons.info/2015/10/payment-system-with-braintree-paypal.html</text:a></text:p>
      <text:p text:style-name="P483"/>
      <text:p text:style-name="P485"><text:a xlink:type="simple" xlink:href="http://www.ilovephp.net/php/simple-braintree-paypal-payment-gateway-integration-in-php-with-demo-examples/" text:style-name="Internet_20_link" text:visited-style-name="Visited_20_Internet_20_Link">http://www.ilovephp.net/php/simple-braintree-paypal-payment-gateway-integration-in-php-with-</text:a><text:a xlink:type="simple" xlink:href="http://www.ilovephp.net/php/simple-braintree-paypal-payment-gateway-integration-in-php-with-demo-examples/" text:style-name="Internet_20_link" text:visited-style-name="Visited_20_Internet_20_Link">demo-examples/</text:a></text:p>
      <text:p text:style-name="P485"><text:soft-page-break/></text:p>
      <text:p text:style-name="P780">Laravel + paypal By Plugin (express(simple) &amp; recuring(adeptive) <text:s/><text:span text:style-name="T315">&amp; website pro(Direct payment)</text:span>)</text:p>
      <text:p text:style-name="P780"/>
      <text:p text:style-name="P781">NOTE: There are two account in paypal one is business(seller) second is personal(buyer)</text:p>
      <text:p text:style-name="P780"><text:a xlink:type="simple" xlink:href="https://developer.paypal.com/developer/accounts/" text:style-name="Internet_20_link" text:visited-style-name="Visited_20_Internet_20_Link">https://developer.paypal.com/developer/accounts/</text:a> <text:s text:c="4"/>//<text:span text:style-name="T285">create Acccount businnes</text:span></text:p>
      <text:p text:style-name="P857"><text:span text:style-name="T337">Now </text:span><text:a xlink:type="simple" xlink:href="https://developer.paypal.com/" text:style-name="Internet_20_link" text:visited-style-name="Visited_20_Internet_20_Link">https://developer.paypal.com/</text:a> <text:s/><text:span text:style-name="T337">then login &amp; follow this</text:span></text:p>
      <text:p text:style-name="P781">goes into sanbox-&gt;Account then you will see 2 emial id ‘Business’ &amp; ‘Personal’</text:p>
      <text:p text:style-name="P781">goes by click on business <text:s/>email into profile where u will get API credential that are used for env</text:p>
      <text:p text:style-name="P782">at time of testing u can use personal email id (2<text:span text:style-name="T286">nd</text:span> one by change the password) for paypal flow check.</text:p>
      <text:p text:style-name="P782"/>
      <text:p text:style-name="P884">For creditcard payemnt : bussiness account fund affected</text:p>
      <text:p text:style-name="P884">for <text:s/>paypal to paypal fund transfer : persnal accout fund affected</text:p>
      <text:p text:style-name="P884"/>
      <text:p text:style-name="P884">personal account login for their transation &amp; walet details <text:span text:style-name="T361">(deveplor account ma je personal email chhe ena thi ahiya login thay)</text:span></text:p>
      <text:p text:style-name="P884">sandbox.paypal.com</text:p>
      <text:p text:style-name="P884"/>
      <text:p text:style-name="P884">sanbox accout</text:p>
      <text:p text:style-name="P884">devloer.paypal.com</text:p>
      <text:p text:style-name="P884"/>
      <text:p text:style-name="P884">u can add fund amount manually</text:p>
      <text:p text:style-name="P884"/>
      <text:p text:style-name="P884">applicatio <text:s/>menu ma <text:s/>checkbox like payout e checked rakhva</text:p>
      <text:p text:style-name="P884"/>
      <text:p text:style-name="P884">jo paypal to paypal fund transfer ma email no use thay jo use no email nahoy to paypal tene email send kre signup no ane jo user 30 di ma signup na thay to fund revert back thay.</text:p>
      <text:p text:style-name="P782"/>
      <text:p text:style-name="P192">pugin &amp; code <text:span text:style-name="T316">for laravel (Note:setup demo &amp; see <text:s/>use in Soilmax) (express(simple) &amp; recuring(adeptive) <text:s/>&amp; website pro(Direct payment))</text:span></text:p>
      <text:p text:style-name="P782"><text:a xlink:type="simple" xlink:href="https://github.com/srmklive/laravel-paypal-demo" text:style-name="Internet_20_link" text:visited-style-name="Visited_20_Internet_20_Link">https://github.com/srmklive/laravel-paypal-demo</text:a></text:p>
      <text:p text:style-name="P898">above one is used in soilmax like make custom credt/debit card form then do payment.</text:p>
      <text:p text:style-name="P782"/>
      <text:p text:style-name="P193">BY PAYPAL REST API</text:p>
      <text:p text:style-name="P193">Do payment from ext/front by given token url in front <text:s/>after success we get &amp; manage Use in <text:span text:style-name="T365">C</text:span>heckoutsaver(Note:Setup &amp; see demo)</text:p>
      <text:p text:style-name="P782"><text:a xlink:type="simple" xlink:href="https://github.com/EvolutedNewMedia/paypal-rest-api-example/" text:style-name="Internet_20_link" text:visited-style-name="Visited_20_Internet_20_Link">https://github.com/EvolutedNewMedia/paypal-rest-api-example/</text:a></text:p>
      <text:p text:style-name="P902">official link</text:p>
      <text:p text:style-name="P782"><text:a xlink:type="simple" xlink:href="https://developer.paypal.com/docs/api/quickstart/payments/#additional-information" text:style-name="Internet_20_link" text:visited-style-name="Visited_20_Internet_20_Link">https://developer.paypal.com/docs/api/quickstart/payments/#additional-information</text:a></text:p>
      <text:p text:style-name="P782"/>
      <text:p text:style-name="P194">Demo &amp; code <text:span text:style-name="T316">(Setup &amp; use its lib &amp; code)</text:span></text:p>
      <text:p text:style-name="P805"><text:a xlink:type="simple" xlink:href="https://github.com/paypal/merchant-sdk-php" text:style-name="Internet_20_link" text:visited-style-name="Visited_20_Internet_20_Link">https://github.com/paypal/merchant-sdk-php</text:a></text:p>
      <text:p text:style-name="P805"/>
      <text:p text:style-name="P806">//dev account url:https://developer.paypal.com/</text:p>
      <text:p text:style-name="P806">//Account:rupesh.rathod@brainvire.com / Brain@2019</text:p>
      <text:p text:style-name="P806">//AIM: Amount/Fund transfer from One paypal Account to Another paypal account by email</text:p>
      <text:p text:style-name="P806">//Ref souce : http://significanttechno.com/paypal-transfer-payment-to-paypal-account-using-php</text:p>
      <text:p text:style-name="P806">//Official : https://developer.paypal.com/docs/api/payments.payouts-batch/v1/</text:p>
      <text:p text:style-name="P806">//Login with paypal : http://significanttechno.com/login-with-paypal-using-php</text:p>
      <text:p text:style-name="P817"/>
      <text:p text:style-name="P885"/>
      <text:p text:style-name="P485"/>
      <text:p text:style-name="P483"/>
      <text:p text:style-name="P41">Stripe</text:p>
      <text:p text:style-name="P484"><text:soft-page-break/></text:p>
      <text:p text:style-name="P484">my github</text:p>
      <text:p text:style-name="P484"/>
      <text:p text:style-name="P42">Generate thumb from image</text:p>
      <text:p text:style-name="P488"><text:tab/></text:p>
      <text:p text:style-name="P488"><text:a xlink:type="simple" xlink:href="https://webcheatsheet.com/php/create_thumbnail_images.php" text:style-name="Internet_20_link" text:visited-style-name="Visited_20_Internet_20_Link">https://webcheatsheet.com/php/create_thumbnail_images.php</text:a></text:p>
      <text:p text:style-name="P488"/>
      <text:p text:style-name="P488"/>
      <text:p text:style-name="P476"/>
      <text:p text:style-name="P489">$('#element option[value="no"]').attr("selected", "selected");</text:p>
      <text:p text:style-name="P489"/>
      <text:p text:style-name="P489"/>
      <text:p text:style-name="P46">studio t3 installation</text:p>
      <text:p text:style-name="P499"/>
      <text:p text:style-name="P499"><text:bookmark-start text:name="__DdeLink__16519_367905911"/>cd ~/Downloads</text:p>
      <text:p text:style-name="P499">wget https://download.studio3t.com/studio-3t/linux/2018.1.0/studio-3t-linux-x64.tar.gz</text:p>
      <text:p text:style-name="P499">tar -xzf studio-3t-linux-x64.tar.gz</text:p>
      <text:p text:style-name="P499">sh studio-3t-linux-x64-no-shell.sh<text:bookmark-end text:name="__DdeLink__16519_367905911"/></text:p>
      <text:p text:style-name="P489"/>
      <text:p text:style-name="P489"/>
      <text:p text:style-name="P47">AWS <text:s/>EC2 &amp; elastic ip generate &amp; allocate</text:p>
      <text:p text:style-name="P47"/>
      <text:p text:style-name="P107">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500"><text:a xlink:type="simple" xlink:href="https://www.guru99.com/creating-amazon-ec2-instance.html" text:style-name="Internet_20_link" text:visited-style-name="Visited_20_Internet_20_Link">https://www.guru99.com/creating-amazon-ec2-instance.html</text:a></text:p>
      <text:p text:style-name="P500"/>
      <text:p text:style-name="P500"/>
      <text:p text:style-name="P832">laravel <text:s/>+ ec2 instace make + rds make &amp; ssh conect</text:p>
      <text:p text:style-name="P832"><text:a xlink:type="simple" xlink:href="https://medium.com/faun/deploying-and-scaling-a-laravel-app-on-aws-1349dcd7d17a" text:style-name="Internet_20_link" text:visited-style-name="Visited_20_Internet_20_Link">https://medium.com/faun/deploying-and-scaling-a-laravel-app-on-aws-1349dcd7d17a</text:a></text:p>
      <text:p text:style-name="P500"/>
      <text:p text:style-name="P500"/>
      <text:p text:style-name="P746">install LAMP on AWS</text:p>
      <text:p text:style-name="P746"/>
      <text:p text:style-name="P746"><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746"/>
      <text:p text:style-name="P500"/>
      <text:p text:style-name="P500"/>
      <text:p text:style-name="P501">timer</text:p>
      <text:p text:style-name="P501"><text:a xlink:type="simple" xlink:href="https://harshen.github.io/jquery-countdownTimer/" text:style-name="Internet_20_link" text:visited-style-name="Visited_20_Internet_20_Link">https://harshen.github.io/jquery-countdownTimer/</text:a></text:p>
      <text:p text:style-name="P502">http://navaneeth.me/simple-countdown-timer-using-javascript/#.W88RpnVubaV</text:p>
      <text:p text:style-name="P500"/>
      <text:p text:style-name="P500"/>
      <text:p text:style-name="P48">VPN</text:p>
      <text:p text:style-name="P503"/>
      <text:p text:style-name="P503">1) add google chrome extension of <text:s/>windscribe</text:p>
      <text:p text:style-name="P503">2) signup</text:p>
      <text:p text:style-name="P503">3) login <text:s/>by <text:s/>username: rupeshelsner <text:s/>password;rupeshelsner</text:p>
      <text:p text:style-name="P503">4) then <text:s/>from extension change the country</text:p>
      <text:p text:style-name="P503">5) open google.com <text:s/>where on this screen u can find country name that means u use vpn .</text:p>
      <text:p text:style-name="P500"><text:soft-page-break/></text:p>
      <text:p text:style-name="P49">Forgot pasword with link expire</text:p>
      <text:p text:style-name="P504"/>
      <text:p text:style-name="P504">url ?token=xyz</text:p>
      <text:p text:style-name="P504"/>
      <text:p text:style-name="P504">same token in db and $_SERVER["REQUEST_TIME"] in timestamps field</text:p>
      <text:p text:style-name="P504"/>
      <text:p text:style-name="P504">when click on url from email</text:p>
      <text:p text:style-name="P504">then </text:p>
      <text:p text:style-name="P504"/>
      <text:p text:style-name="P504">first check token is it in db <text:s/>if no then 404</text:p>
      <text:p text:style-name="P504">then check </text:p>
      <text:p text:style-name="P504">// 1 day measured in seconds = 60 seconds * 60 minutes * 24 hours=86400</text:p>
      <text:p text:style-name="P504">$delta = 86400;</text:p>
      <text:p text:style-name="P504">if ($_SERVER["REQUEST_TIME"] - $timestampsFromDb &gt; $delta) {</text:p>
      <text:p text:style-name="P504"><text:s/>then link expire</text:p>
      <text:p text:style-name="P504">}else{</text:p>
      <text:p text:style-name="P504"><text:s text:c="2"/>view for email,password,confirm password</text:p>
      <text:p text:style-name="P504">}</text:p>
      <text:p text:style-name="P500"/>
      <text:p text:style-name="P500"/>
      <text:p text:style-name="P504">on submit update new password ,toekn field blank,timestamps field blank</text:p>
      <text:p text:style-name="P500"/>
      <text:p text:style-name="P505">Note : time() is equivalent to <text:span text:style-name="T85">$_SERVER["REQUEST_TIME"]</text:span></text:p>
      <text:p text:style-name="P505"/>
      <text:p text:style-name="P505"/>
      <text:p text:style-name="P505"/>
      <text:p text:style-name="P50"/>
      <text:p text:style-name="P51">Mongo DB install &amp; uninstall</text:p>
      <text:p text:style-name="P506"/>
      <text:p text:style-name="P506"><text:a xlink:type="simple" xlink:href="https://docs.mongodb.com/v3.0/tutorial/install-mongodb-on-ubuntu/" text:style-name="Internet_20_link" text:visited-style-name="Visited_20_Internet_20_Link">https://docs.mongodb.com/v3.0/tutorial/install-mongodb-on-ubuntu/</text:a></text:p>
      <text:p text:style-name="P506"/>
      <text:p text:style-name="P507">mongo db version : mongod <text:s/>--version</text:p>
      <text:p text:style-name="P507">mongo shell version : mongo -version</text:p>
      <text:p text:style-name="P505"/>
      <text:p text:style-name="P1009">Point 2 is for advance &amp; point 3 for join with condition</text:p>
      <text:p text:style-name="P1009">1.Sql to mongo db mapping (pdf) see in my github <text:span text:style-name="T368">sql_to_mongo.pdf</text:span></text:p>
      <text:p text:style-name="P1009">2.Mongo db query</text:p>
      <text:p text:style-name="P1009">https://www.w3resource.com/mongodb/mongodb-query-and-projection-operators.php</text:p>
      <text:p text:style-name="P1009">3.Aggregation pipeline</text:p>
      <text:p text:style-name="P1009">https://docs.mongodb.com/manual/reference/operator/aggregation/lookup/#pipe._S_lookup</text:p>
      <text:p text:style-name="P505"/>
      <text:p text:style-name="P505"/>
      <text:p text:style-name="P452"/>
      <text:p text:style-name="P511"><text:a xlink:type="simple" xlink:href="https://craftpip.github.io/jquery-confirm/#backgrounddismiss" text:style-name="Internet_20_link" text:visited-style-name="Visited_20_Internet_20_Link">https://craftpip.github.io/jquery-confirm/#backgrounddismiss</text:a></text:p>
      <text:p text:style-name="P511"/>
      <text:p text:style-name="P508"><text:a xlink:type="simple" xlink:href="https://demo.convergepay.com/hosted-payments/transaction-token" text:style-name="Internet_20_link" text:visited-style-name="Visited_20_Internet_20_Link">https://demo.convergepay.com/hosted-payments/transaction-token</text:a></text:p>
      <text:p text:style-name="P508"/>
      <text:p text:style-name="P514">complete-registration.php</text:p>
      <text:p text:style-name="P514">do-payment</text:p>
      <text:p text:style-name="P510"/>
      <text:p text:style-name="P513"><text:span text:style-name="T86">virtual merchent </text:span>converge credential of mine</text:p>
      <text:p text:style-name="P512"><text:soft-page-break/></text:p>
      <text:p text:style-name="P512"/>
      <text:p text:style-name="P512"/>
      <text:p text:style-name="P512"><text:tab/>Login URL</text:p>
      <text:p text:style-name="P512"/>
      <text:p text:style-name="P512"><text:tab/>https://demo.convergepay.com/VirtualMerchantDemo/login.do</text:p>
      <text:p text:style-name="P512"/>
      <text:p text:style-name="P512"><text:tab/>Account ID: 008098</text:p>
      <text:p text:style-name="P512"/>
      <text:p text:style-name="P512"><text:tab/>User ID: 008098</text:p>
      <text:p text:style-name="P512"><text:s text:c="11"/>paaowrd: <text:a xlink:type="simple" xlink:href="mailto:Elsner@php1" text:style-name="Internet_20_link" text:visited-style-name="Visited_20_Internet_20_Link">Elsner@php1</text:a></text:p>
      <text:p text:style-name="P512"/>
      <text:p text:style-name="P515">//https://github.com/wwwroth/php-converge-api </text:p>
      <text:p text:style-name="P515">// <text:a xlink:type="simple" xlink:href="https://packagist.org/packages/wwwroth/php-converge-api" text:style-name="Internet_20_link" text:visited-style-name="Visited_20_Internet_20_Link">https://packagist.org/packages/wwwroth/php-converge-api</text:a></text:p>
      <text:p text:style-name="P515"/>
      <text:p text:style-name="P515"/>
      <text:p text:style-name="P515"/>
      <text:p text:style-name="P517"/>
      <text:p text:style-name="P516"/>
      <text:p text:style-name="P52">if key same then comma seperated there valu in response</text:p>
      <text:p text:style-name="P53"/>
      <text:p text:style-name="P518">$data=array(); </text:p>
      <text:p text:style-name="P518"><text:s text:c="8"/>foreach ($result as $key =&gt; $value) </text:p>
      <text:p text:style-name="P518"><text:s text:c="8"/>{ </text:p>
      <text:p text:style-name="P518"><text:s text:c="12"/>if(array_key_exists($value['menuname'], $data)) </text:p>
      <text:p text:style-name="P518"><text:s text:c="12"/>{ </text:p>
      <text:p text:style-name="P518"><text:s text:c="16"/>$data[$value['menuname']]= $data[$value['menuname']].",".$value['functinality_name']; </text:p>
      <text:p text:style-name="P518"><text:s text:c="17"/>// $data[$value['menuname']]['menuurl']=$value['menuurl']; </text:p>
      <text:p text:style-name="P518"><text:s text:c="12"/>} </text:p>
      <text:p text:style-name="P518"><text:s text:c="12"/>else </text:p>
      <text:p text:style-name="P518"><text:s text:c="12"/>{ </text:p>
      <text:p text:style-name="P518"><text:s text:c="16"/>$data[$value['menuname']]=$value['functinality_name']; </text:p>
      <text:p text:style-name="P518"><text:s text:c="16"/>//$data[$value['menuname']]['functionality']=$value['functinality_name']; </text:p>
      <text:p text:style-name="P518"><text:s text:c="16"/>// $data[$value['menuname']]['menuurl']=$value['menuurl']; </text:p>
      <text:p text:style-name="P518"><text:s text:c="12"/>} </text:p>
      <text:p text:style-name="P518"><text:s text:c="8"/>}</text:p>
      <text:p text:style-name="P518"/>
      <text:p text:style-name="P519">encryption</text:p>
      <text:p text:style-name="P519">str_rot13</text:p>
      <text:p text:style-name="P519"/>
      <text:p text:style-name="P519"/>
      <text:p text:style-name="P54">Twillio</text:p>
      <text:p text:style-name="P520"/>
      <text:p text:style-name="P520"><text:a xlink:type="simple" xlink:href="mailto:rupesh@xhtmljunkies.com" text:style-name="Internet_20_link" text:visited-style-name="Visited_20_Internet_20_Link">rupesh@xhtmljunkies.com</text:a></text:p>
      <text:p text:style-name="P520">12345678901234</text:p>
      <text:p text:style-name="P520"/>
      <text:p text:style-name="P520"/>
      <text:p text:style-name="P55">sublime snippet</text:p>
      <text:p text:style-name="P520"/>
      <text:p text:style-name="P211"><text:a xlink:type="simple" xlink:href="https://itsolutionstuff.com/post/how-to-create-snippets-in-sublime-example.html" text:style-name="Internet_20_link" text:visited-style-name="Visited_20_Internet_20_Link">https://itsolutionstuff.com/post/how-to-create-snippets-in-sublime-example.html</text:a></text:p>
      <text:p text:style-name="P211"/>
      <text:h text:style-name="P970" text:outline-level="1"><text:soft-page-break/>PSR-2 Coding Standard – Automatically Format in Sublime Text</text:h>
      <text:p text:style-name="P753"/>
      <text:p text:style-name="P211"><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211"/>
      <text:p text:style-name="P227">step 1 install </text:p>
      <text:p text:style-name="P228">in cli write </text:p>
      <text:p text:style-name="P926">$ <text:bookmark-start text:name="__DdeLink__16447_1986630357"/>wget https://cs.symfony.com/download/php-cs-fixer-v2.phar -O php-cs-fixer</text:p>
      <text:p text:style-name="P926">$ sudo chmod a+x php-cs-fixer</text:p>
      <text:p text:style-name="P955">$ sudo mv php-cs-fixer /usr/local/bin/php-cs-fixer<text:bookmark-end text:name="__DdeLink__16447_1986630357"/></text:p>
      <text:p text:style-name="P955"><text:span text:style-name="T270">Then, just run </text:span><text:span text:style-name="Source_20_Text"><text:span text:style-name="T271">php-cs-fixer</text:span></text:span><text:span text:style-name="T270">.</text:span></text:p>
      <text:p text:style-name="P227">&amp; then step 2</text:p>
      <text:p text:style-name="P211"/>
      <text:p text:style-name="P211"/>
      <text:p text:style-name="P979">Install Package controller in sublime</text:p>
      <text:p text:style-name="P233"/>
      <text:p text:style-name="P234">Get import command from url &amp; put in console of sublime</text:p>
      <text:p text:style-name="P234"/>
      <text:p text:style-name="P234"><text:a xlink:type="simple" xlink:href="https://packagecontrol.io/installation" text:style-name="Internet_20_link" text:visited-style-name="Visited_20_Internet_20_Link">https://packagecontrol.io/installation</text:a> </text:p>
      <text:p text:style-name="P211"/>
      <text:p text:style-name="P235">in sublime</text:p>
      <text:p text:style-name="P235"><text:s text:c="2"/>Preferrence -&gt; pacakge control</text:p>
      <text:p text:style-name="P235"><text:s text:c="2"/>type lintel , trailing space , php cs</text:p>
      <text:p text:style-name="P235">&amp; install these 3 pacakges</text:p>
      <text:p text:style-name="P235"/>
      <text:p text:style-name="P235">goto prefrence-&gt;pacakgesetting-&gt; trailling space -&gt;setting -default <text:s text:c="2"/></text:p>
      <text:p text:style-name="P235"><text:s text:c="82"/>setting-user</text:p>
      <text:p text:style-name="P235"/>
      <text:p text:style-name="P235">copy code of default into user &amp; change like true/false &amp; save.</text:p>
      <text:p text:style-name="P235"/>
      <text:p text:style-name="P235">Note;</text:p>
      <text:p text:style-name="P235">linter for syntex checking on save</text:p>
      <text:p text:style-name="P235">trailing for space <text:s/>remove on save </text:p>
      <text:p text:style-name="P235">php cs for psr2 <text:s/>(if not working then dont be headech use your ctrl+b that u have already install )</text:p>
      <text:p text:style-name="P211"/>
      <text:p text:style-name="P231"><text:span text:style-name="T290">Filezilla open file in sublime</text:span> </text:p>
      <text:p text:style-name="P211">php /usr/bin/subl</text:p>
      <text:p text:style-name="P211">xml /usr/bin/subl</text:p>
      <text:p text:style-name="P211">json /usr/bin/subl</text:p>
      <text:p text:style-name="P211">js /usr/bin/subl</text:p>
      <text:p text:style-name="P211">css /usr/bin/subl</text:p>
      <text:p text:style-name="P211">.htaccess /usr/bin/subl</text:p>
      <text:p text:style-name="P211"/>
      <text:p text:style-name="P232">path: setting-&gt;file <text:span text:style-name="T321">editing</text:span> -&gt;filetype assoication</text:p>
      <text:p text:style-name="P211"/>
      <text:p text:style-name="P237">data load on scroll </text:p>
      <text:p text:style-name="P237"/>
      <text:p text:style-name="P212"><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212"/>
      <text:p text:style-name="P238">error_reporting</text:p>
      <text:p text:style-name="P214"/>
      <text:p text:style-name="P213"><text:soft-page-break/>ini_set('display_errors', 1); </text:p>
      <text:p text:style-name="P213">error_reporting(E_ALL);</text:p>
      <text:p text:style-name="P212"/>
      <text:p text:style-name="P229"/>
      <text:p text:style-name="P212"/>
      <text:p text:style-name="P239">Laravel serverside ajax paggination</text:p>
      <text:p text:style-name="P810"><text:span text:style-name="T15">Ref:</text:span><text:a xlink:type="simple" xlink:href="https://datatables.yajrabox.com/eloquent/row-details" text:style-name="Internet_20_link" text:visited-style-name="Visited_20_Internet_20_Link">https://datatables.yajrabox.com/eloquent/row-details</text:a></text:p>
      <text:p text:style-name="P215">Ref Url: <text:a xlink:type="simple" xlink:href="https://appdividend.com/2018/04/16/laravel-datatables-tutorial-with-example/" text:style-name="Internet_20_link" text:visited-style-name="Visited_20_Internet_20_Link">https://appdividend.com/2018/04/16/laravel-datatables-tutorial-with-example/</text:a></text:p>
      <text:p text:style-name="P216"><text:s text:c="14"/><text:span text:style-name="T88">https://packagist.org/packages/yajra/laravel-datatables-oracle</text:span></text:p>
      <text:p text:style-name="P216"><text:s text:c="14"/><text:span text:style-name="T88">http://yajrabox.com/docs/laravel-datatables/master/add-column</text:span></text:p>
      <text:p text:style-name="P215"/>
      <text:p text:style-name="P215">1. go to proj directory &amp; 'composer require yajra/laravel-datatables-oracle'</text:p>
      <text:p text:style-name="P215">2. Find the providers in config &gt;&gt; app.php file and register the DatatablesServiceProvider.</text:p>
      <text:p text:style-name="P215">'providers' =&gt; [</text:p>
      <text:p text:style-name="P215"><text:s text:c="8"/>// ...</text:p>
      <text:p text:style-name="P215"><text:s text:c="8"/>Yajra\Datatables\DatatablesServiceProvider::class,</text:p>
      <text:p text:style-name="P215"><text:s text:c="4"/>]</text:p>
      <text:p text:style-name="P215"/>
      <text:p text:style-name="P215">3. Place the aliases in config &gt;&gt; app.php file and register the aliases.</text:p>
      <text:p text:style-name="P215">'aliases' =&gt; [</text:p>
      <text:p text:style-name="P215"><text:s text:c="8"/>// ...</text:p>
      <text:p text:style-name="P215"><text:s text:c="8"/>'Datatables' =&gt; Yajra\Datatables\Facades\Datatables::class,</text:p>
      <text:p text:style-name="P215"><text:s text:c="4"/>]</text:p>
      <text:p text:style-name="P215">4. controller &amp; view file as per my git</text:p>
      <text:p text:style-name="P215"><text:s text:c="3"/>controller <text:s/>file name: laravel_server_side_controllre_file.php</text:p>
      <text:p text:style-name="P215"><text:s text:c="3"/>view file name: laravel_server_side_view.php </text:p>
      <text:p text:style-name="P215"/>
      <text:p text:style-name="P217">hint: by qyery get user &amp; role data by join &amp; save in $c</text:p>
      <text:p text:style-name="P217"><text:s text:c="7"/>then 'addColumn' add new colname &amp; by $c to asign value &amp; return</text:p>
      <text:p text:style-name="P217"/>
      <text:p text:style-name="P217">/*data table page change then scroll to top */</text:p>
      <text:p text:style-name="P217">$('#jobs-table').on( 'page.dt', function () {</text:p>
      <text:p text:style-name="P217"><text:s text:c="4"/>$('html, body').animate({</text:p>
      <text:p text:style-name="P217"><text:s text:c="8"/>scrollTop: 0</text:p>
      <text:p text:style-name="P217"><text:s text:c="4"/>}, 300);</text:p>
      <text:p text:style-name="P217">} );</text:p>
      <text:p text:style-name="P215"><text:tab/><text:tab/></text:p>
      <text:p text:style-name="P245">ajax paggination without datatable</text:p>
      <text:p text:style-name="P230"><text:a xlink:type="simple" xlink:href="https://itsolutionstuff.com/post/laravel-57-ajax-pagination-exampleexample.html" text:style-name="Internet_20_link" text:visited-style-name="Visited_20_Internet_20_Link">https://itsolutionstuff.com/post/laravel-57-ajax-pagination-exampleexample.html</text:a></text:p>
      <text:p text:style-name="P212"/>
      <text:p text:style-name="P212"/>
      <text:p text:style-name="P240">Password Protect a Directory Using .htaccess</text:p>
      <text:p text:style-name="P212"/>
      <text:p text:style-name="P218">Ref Url: <text:a xlink:type="simple" xlink:href="https://davidwalsh.name/password-protect-directory-using-htaccess" text:style-name="Internet_20_link" text:visited-style-name="Visited_20_Internet_20_Link">https://davidwalsh.name/password-protect-directory-using-htaccess</text:a></text:p>
      <text:p text:style-name="P218"/>
      <text:p text:style-name="P218">1. write in .htaccess file</text:p>
      <text:p text:style-name="P218"><text:s text:c="3"/><text:tab/>AuthType Basic</text:p>
      <text:p text:style-name="P218"><text:tab/>AuthName "restricted area"</text:p>
      <text:p text:style-name="P218"><text:tab/>AuthUserFile /home/davidwalsh/html/protect-me-dir/.htpasswd</text:p>
      <text:p text:style-name="P218"><text:tab/>require valid-user</text:p>
      <text:p text:style-name="P218">2. create new file name .htpasswd <text:s/>(location: same where .htaceess locate)</text:p>
      <text:p text:style-name="P218"><text:s text:c="2"/></text:p>
      <text:p text:style-name="P218"><text:soft-page-break/><text:s text:c="6"/>davidwalsh:daWHfZrDLB88.</text:p>
      <text:p text:style-name="P218"><text:s text:c="6"/>rodstewart:roFulYxC2.8ws</text:p>
      <text:p text:style-name="P218"><text:s text:c="6"/>cssexpert:csmnmq.M8T5ho</text:p>
      <text:p text:style-name="P218"/>
      <text:p text:style-name="P218">Note : here username:md5 password</text:p>
      <text:p text:style-name="P218"/>
      <text:p text:style-name="P218"/>
      <text:p text:style-name="P242">Backup of database <text:s/></text:p>
      <text:p text:style-name="P221"/>
      <text:p text:style-name="P221">public function backupDB() </text:p>
      <text:p text:style-name="P221"><text:s text:c="4"/>{ <text:s/></text:p>
      <text:p text:style-name="P221"/>
      <text:p text:style-name="P221"/>
      <text:p text:style-name="P221"><text:s text:c="8"/>date_default_timezone_set('UTC -4'); </text:p>
      <text:p text:style-name="P221"><text:s text:c="8"/>show_errors(); </text:p>
      <text:p text:style-name="P221"><text:s text:c="8"/>// j($_SERVER); </text:p>
      <text:p text:style-name="P221"/>
      <text:p text:style-name="P221"><text:s text:c="8"/>$folder_name = $_SERVER['DOCUMENT_ROOT'].'/db/'.date('d-m-Y-H:i:s'); </text:p>
      <text:p text:style-name="P221"><text:s text:c="8"/>if (!file_exists($folder_name)) { </text:p>
      <text:p text:style-name="P221"><text:s text:c="12"/>mkdir($folder_name, 0777, true); </text:p>
      <text:p text:style-name="P221"><text:s text:c="8"/>} </text:p>
      <text:p text:style-name="P221"><text:s text:c="8"/>$tables = array_column_1($this-&gt;db-&gt;query("SELECT TABLE_NAME FROM INFORMATION_SCHEMA.TABLES WHERE TABLE_TYPE = 'BASE TABLE' AND TABLE_SCHEMA='amber_allnet'")-&gt;result_array(),'TABLE_NAME'); </text:p>
      <text:p text:style-name="P221"><text:s text:c="8"/>sort($tables); </text:p>
      <text:p text:style-name="P221"><text:s text:c="8"/>foreach ($tables as $value) </text:p>
      <text:p text:style-name="P221"><text:s text:c="8"/>{ </text:p>
      <text:p text:style-name="P221"><text:s text:c="12"/>$filename=$value.'-'.date('d-m-Y-H-i-s').'.sql'; </text:p>
      <text:p text:style-name="P221"><text:s text:c="12"/>$result=exec('mysqldump <text:s/>--password=WdI-^k7QW-20 --user=alltest_comman_user3 --single-transaction amber_allnet '.$value.' &gt;'.$folder_name.'/'.$filename,$output); </text:p>
      <text:p text:style-name="P221"><text:s text:c="8"/>} </text:p>
      <text:p text:style-name="P221"><text:s text:c="8"/>$filename='FULL_DB-'.date('d-m-Y-H-i-s').'.sql'; </text:p>
      <text:p text:style-name="P221"><text:s text:c="8"/>$result=exec('mysqldump <text:s/>--password=WFe2GR76 --user=amber_allnet --single-transaction amber_allnet &gt;'.$folder_name.'/'.$filename,$output); </text:p>
      <text:p text:style-name="P221"><text:s text:c="8"/>j('done'); </text:p>
      <text:p text:style-name="P221"><text:s text:c="4"/>}</text:p>
      <text:p text:style-name="P218"/>
      <text:p text:style-name="P218"/>
      <text:p text:style-name="P222">or </text:p>
      <text:p text:style-name="P222"/>
      <text:p text:style-name="P222">&lt;?php</text:p>
      <text:p text:style-name="P222"/>
      <text:p text:style-name="P222">$DBUSER="user";</text:p>
      <text:p text:style-name="P222">$DBPASSWD="password";</text:p>
      <text:p text:style-name="P222">$DATABASE="user_db";</text:p>
      <text:p text:style-name="P222"/>
      <text:p text:style-name="P222">$filename = "backup-" . date("d-m-Y") . ".sql.gz";</text:p>
      <text:p text:style-name="P222">$mime = "application/x-gzip";</text:p>
      <text:p text:style-name="P222"/>
      <text:p text:style-name="P222">header( "Content-Type: " . $mime );</text:p>
      <text:p text:style-name="P222">header( 'Content-Disposition: attachment; filename="' . $filename . '"' );</text:p>
      <text:p text:style-name="P222"/>
      <text:p text:style-name="P222"><text:soft-page-break/>$cmd = "mysqldump -u $DBUSER --password=$DBPASSWD $DATABASE | gzip --best"; <text:s text:c="2"/></text:p>
      <text:p text:style-name="P222"/>
      <text:p text:style-name="P222">passthru( $cmd );</text:p>
      <text:p text:style-name="P222"/>
      <text:p text:style-name="P222">exit(0);</text:p>
      <text:p text:style-name="P222">?&gt;</text:p>
      <text:p text:style-name="P212"/>
      <text:p text:style-name="P212"/>
      <text:p text:style-name="P241">print data col vise</text:p>
      <text:p text:style-name="P219"/>
      <text:p text:style-name="P219">$c='&lt;table border="1px solid"&gt;'; </text:p>
      <text:p text:style-name="P219"/>
      <text:p text:style-name="P219">$result=array('0'=&gt;'a','1'=&gt;'b','2'=&gt;'c','3'=&gt;'d','4'=&gt;'e','5'=&gt;'f','6'=&gt;'g','7'=&gt;'h','8'=&gt;'i','9'=&gt;'j','10'=&gt;'k','11'=&gt;'l','12'=&gt;'m','13'=&gt;'n','14'=&gt;'o'); </text:p>
      <text:p text:style-name="P219"/>
      <text:p text:style-name="P219"><text:s text:c="2"/>foreach($result as $key=&gt;$value){ </text:p>
      <text:p text:style-name="P219"><text:s text:c="2"/>if($key%3==0 || $key==0){ $c.="&lt;tr&gt;";} </text:p>
      <text:p text:style-name="P219"><text:s text:c="2"/>$c.="&lt;td&gt;".$value."&lt;/td&gt;"; </text:p>
      <text:p text:style-name="P219"><text:s text:c="2"/>if(($key%3 !=0 &amp;&amp; ($key+1)%3 ==0 ) || $key==2){ $c.="&lt;/tr&gt;";} </text:p>
      <text:p text:style-name="P219"><text:s text:c="2"/></text:p>
      <text:p text:style-name="P219">} </text:p>
      <text:p text:style-name="P219">$c.="&lt;/table&gt;"; </text:p>
      <text:p text:style-name="P219"><text:s text:c="2"/>echo $c;</text:p>
      <text:p text:style-name="P219"/>
      <text:p text:style-name="P220">output like:</text:p>
      <text:p text:style-name="P220">a b c</text:p>
      <text:p text:style-name="P220">d e f</text:p>
      <text:p text:style-name="P220">g h i</text:p>
      <text:p text:style-name="P219"/>
      <text:p text:style-name="P219"/>
      <text:p text:style-name="P243">api call in php same as curl</text:p>
      <text:p text:style-name="P223"/>
      <text:p text:style-name="P223">if(!function_exists('get_api_reponse')) </text:p>
      <text:p text:style-name="P223">{ </text:p>
      <text:p text:style-name="P223"><text:tab/>function get_api_reponse($url,$post) </text:p>
      <text:p text:style-name="P223"><text:tab/>{<text:tab/> </text:p>
      <text:p text:style-name="P223"><text:s text:c="6"/></text:p>
      <text:p text:style-name="P223"/>
      <text:p text:style-name="P223"><text:tab/><text:tab/>$url = base_url().$url; </text:p>
      <text:p text:style-name="P223"><text:tab/><text:tab/>$data = json_decode(file_get_contents($url.'?'.http_build_query($post)),true); </text:p>
      <text:p text:style-name="P223"><text:tab/><text:tab/>return $data; </text:p>
      <text:p text:style-name="P223"><text:tab/>} </text:p>
      <text:p text:style-name="P223">}</text:p>
      <text:p text:style-name="P219"/>
      <text:p text:style-name="P224">Note: <text:span text:style-name="T116">$post </text:span>is associate array of post params.</text:p>
      <text:p text:style-name="P212"/>
      <text:p text:style-name="P212"/>
      <text:p text:style-name="P212"/>
      <text:p text:style-name="P212"/>
      <text:p text:style-name="P212"/>
      <text:p text:style-name="P212"/>
      <text:p text:style-name="P521">alltest_comman_user<text:span text:style-name="T87">3</text:span></text:p>
      <text:p text:style-name="P522"><text:soft-page-break/><text:tab/>WdI-^k7QW-20</text:p>
      <text:p text:style-name="P665"><text:tab/></text:p>
      <text:p text:style-name="P666"/>
      <text:p text:style-name="P521"/>
      <text:p text:style-name="P529">db1</text:p>
      <text:p text:style-name="P528"><text:s/>[username] =&gt; alltest_comman_user1</text:p>
      <text:p text:style-name="P528"><text:s text:c="4"/>[password] =&gt; WdI-^k7QW-20</text:p>
      <text:p text:style-name="P521"/>
      <text:p text:style-name="P521"/>
      <text:p text:style-name="P527">amber_allnet</text:p>
      <text:p text:style-name="P527">WFe2GR76</text:p>
      <text:p text:style-name="P521"/>
      <text:p text:style-name="P183">new server credential</text:p>
      <text:p text:style-name="P225">URL:https://uid.allintheloop.net/</text:p>
      <text:p text:style-name="P675"><text:a xlink:type="simple" xlink:href="https://199.102.44.66:2083/" text:style-name="Internet_20_link" text:visited-style-name="Visited_20_Internet_20_Link">https://199.102.44.66:2083</text:a></text:p>
      <text:p text:style-name="P675">h?e$BC,Z[j4Y</text:p>
      <text:p text:style-name="P675">uidallintheloop</text:p>
      <text:p text:style-name="P675"/>
      <text:p text:style-name="P180">databse</text:p>
      <text:p text:style-name="P676"><text:span text:style-name="T122">D:</text:span>uidallintheloop_net </text:p>
      <text:p text:style-name="P682">U:uidallintheloop_main</text:p>
      <text:p text:style-name="P676"><text:span text:style-name="T122">P:</text:span>WdI-^k7QW-20</text:p>
      <text:p text:style-name="P676"/>
      <text:p text:style-name="P180">database</text:p>
      <text:p text:style-name="P676"><text:span text:style-name="T123">D:</text:span>uidallintheloop_superadmin </text:p>
      <text:p text:style-name="P683">U:uidallintheloop_main<text:tab/></text:p>
      <text:p text:style-name="P676"><text:span text:style-name="T123">P:</text:span>WdI-^k7QW-20</text:p>
      <text:p text:style-name="P676"/>
      <text:p text:style-name="P181">database</text:p>
      <text:p text:style-name="P677">uidallintheloop_<text:span text:style-name="T121">com</text:span> </text:p>
      <text:p text:style-name="P677">WdI-^k7QW-20</text:p>
      <text:p text:style-name="P681">=============================</text:p>
      <text:p text:style-name="P182">test server</text:p>
      <text:p text:style-name="P681">test.allintheloop.net</text:p>
      <text:p text:style-name="P681">allintheloop</text:p>
      <text:p text:style-name="P681">h?e$BC,Z[j4Y </text:p>
      <text:p text:style-name="P681"/>
      <text:p text:style-name="P681">Database</text:p>
      <text:p text:style-name="P681">D:amber_allnet</text:p>
      <text:p text:style-name="P681">P:Wfe2GR76</text:p>
      <text:p text:style-name="P681">U:amber_allnet2</text:p>
      <text:p text:style-name="P681"/>
      <text:p text:style-name="P681">Database</text:p>
      <text:p text:style-name="P681">D:amber_allnetsec2</text:p>
      <text:p text:style-name="P681">P:v1qwq3sf</text:p>
      <text:p text:style-name="P681">U:amber_allnetsec2</text:p>
      <text:p text:style-name="P681"/>
      <text:p text:style-name="P667"/>
      <text:p text:style-name="P530"/>
      <text:p text:style-name="P671">/* </text:p>
      <text:p text:style-name="P671"/>
      <text:p text:style-name="P671">Route::resource('admin/userclaims', 'Admin\\UserclaimsController');</text:p>
      <text:p text:style-name="P671"><text:soft-page-break/>standard </text:p>
      <text:p text:style-name="P671">========================================= </text:p>
      <text:p text:style-name="P671"/>
      <text:p text:style-name="P671">1. back: so index method </text:p>
      <text:p text:style-name="P671"><text:s text:c="2"/></text:p>
      <text:p text:style-name="P671"><text:s text:c="3"/>&lt;a href="{{ url('/admin/userclaims') }}" title="Back"&gt;&lt;button class="btn btn-warning btn-sm"&gt;&lt;i class="fa fa-arrow-left" aria-hidden="true"&gt;&lt;/i&gt; Back&lt;/button&gt;&lt;/a&gt; </text:p>
      <text:p text:style-name="P671"/>
      <text:p text:style-name="P671">2. addnew: <text:s/>create <text:s/>for form show </text:p>
      <text:p text:style-name="P671"/>
      <text:p text:style-name="P671">&lt;a href="{{ url('/admin/userclaims/create') }}" class="btn btn-success btn-sm" title="Add New Userclaim"&gt; </text:p>
      <text:p text:style-name="P671"><text:s text:c="14"/>&lt;i class="fa fa-plus" aria-hidden="true"&gt;&lt;/i&gt; Add New&lt;/a&gt; </text:p>
      <text:p text:style-name="P671"/>
      <text:p text:style-name="P671">3.store </text:p>
      <text:p text:style-name="P671"/>
      <text:p text:style-name="P671"><text:s text:c="2"/>&lt;form method="POST" action="{{ url('/admin/userclaims') }}" accept-charset="UTF-8" class="form-horizontal" enctype="multipart/form-data"&gt; </text:p>
      <text:p text:style-name="P671"><text:s text:c="28"/>{{ csrf_field() }} </text:p>
      <text:p text:style-name="P671"/>
      <text:p text:style-name="P671"/>
      <text:p text:style-name="P671">4.edit view: </text:p>
      <text:p text:style-name="P671"/>
      <text:p text:style-name="P671">&lt;a href="{{ url('/admin/userclaims/' . $item-&gt;id . '/edit') }}" title="Edit Userclaim"&gt;&lt;button class="btn btn-primary btn-sm"&gt;&lt;i class="fa fa-pencil-square-o" aria-hidden="true"&gt;&lt;/i&gt; Edit&lt;/button&gt;&lt;/a&gt; </text:p>
      <text:p text:style-name="P671"/>
      <text:p text:style-name="P671">5. edit form action : edit method call </text:p>
      <text:p text:style-name="P671"/>
      <text:p text:style-name="P671">&lt;form action="{{url('/admin/userclaims', [$task-&gt;id])}}" method="POST"&gt; </text:p>
      <text:p text:style-name="P671">&lt;input type="hidden" name="_method" value="PUT"&gt; </text:p>
      <text:p text:style-name="P671"/>
      <text:p text:style-name="P671"><text:s text:c="2"/></text:p>
      <text:p text:style-name="P671">6.delete </text:p>
      <text:p text:style-name="P671"><text:s text:c="3"/>&lt;form method="POST" action="{{ url('/admin/userclaims' . '/' . $item-&gt;id) }}" accept-charset="UTF-8" style="display:inline"&gt; </text:p>
      <text:p text:style-name="P671"><text:s text:c="48"/>{{ method_field('DELETE') }} </text:p>
      <text:p text:style-name="P671"><text:s text:c="48"/>{{ csrf_field() }} <text:s/></text:p>
      <text:p text:style-name="P671"/>
      <text:p text:style-name="P671"><text:s/>7. show method : for view </text:p>
      <text:p text:style-name="P671"><text:s text:c="2"/></text:p>
      <text:p text:style-name="P671"><text:s text:c="2"/>&lt;a href="{{ url('/admin/userclaims/' . $item-&gt;id) }}" title="View Userclaim"&gt;&lt;button class="btn btn-info btn-sm"&gt;&lt;i class="fa fa-eye" aria-hidden="true"&gt;&lt;/i&gt; View&lt;/button&gt;&lt;/a&gt; <text:s text:c="2"/></text:p>
      <text:p text:style-name="P671"/>
      <text:p text:style-name="P671"/>
      <text:p text:style-name="P671"><text:s text:c="2"/>8. sidebar </text:p>
      <text:p text:style-name="P671"/>
      <text:p text:style-name="P671">&lt;li class="{{(Request::path()=='holiday' || Request::is('holiday/*')) ? 'active' : ''}}"&gt; </text:p>
      <text:p text:style-name="P671"><text:s text:c="24"/>&lt;a href="{{url('/holiday')}}"&gt; </text:p>
      <text:p text:style-name="P671"><text:s text:c="28"/>&lt;i class="fa fa-calendar" aria-hidden="true"&gt;&lt;/i&gt; </text:p>
      <text:p text:style-name="P671"><text:s text:c="28"/>&lt;span class=""&gt;Holidays&lt;/span&gt; </text:p>
      <text:p text:style-name="P671"><text:s text:c="24"/>&lt;/a&gt; </text:p>
      <text:p text:style-name="P671"><text:soft-page-break/><text:s text:c="20"/>&lt;/li&gt; <text:s text:c="43"/></text:p>
      <text:p text:style-name="P671"/>
      <text:p text:style-name="P671">*/</text:p>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847"/>
      <text:p text:style-name="P531"/>
      <text:p text:style-name="P531"/>
      <text:p text:style-name="P531"/>
      <text:p text:style-name="P531"/>
      <text:p text:style-name="P531"/>
      <text:p text:style-name="P531"/>
      <text:p text:style-name="P531"/>
      <text:p text:style-name="P531"/>
      <text:p text:style-name="P533">1.install node &amp; npm </text:p>
      <text:p text:style-name="P533">2.install angular cli 6 <text:s/>by command "npm -g install @angular/cli" </text:p>
      <text:p text:style-name="P533">3.To Check cli version by command "ng version" </text:p>
      <text:p text:style-name="P533"><text:s text:c="2"/>getting like below </text:p>
      <text:p text:style-name="P533"/>
      <text:p text:style-name="P533"><text:s text:c="3"/>This is the output I'm getting: </text:p>
      <text:p text:style-name="P533"/>
      <text:p text:style-name="P533"><text:s text:c="4"/>/ \ <text:s text:c="2"/>_ __ <text:s text:c="2"/>__ _ _ <text:s text:c="2"/>_| | __ _ _ __ <text:s text:c="4"/>/ ___| | <text:s text:c="2"/>|_ _| </text:p>
      <text:p text:style-name="P533"><text:s text:c="3"/>/ △ \ | '_ \ / _` | | | | |/ _` | '__| <text:s text:c="2"/>| | <text:s text:c="2"/>| | <text:s text:c="3"/>| | </text:p>
      <text:p text:style-name="P533"><text:s text:c="2"/>/ ___ \| | | | (_| | |_| | | (_| | | <text:s text:c="5"/>| |___| |___ | | </text:p>
      <text:p text:style-name="P533"><text:s/>/_/ <text:s text:c="2"/>\_\_| |_|\__, |\__,_|_|\__,_|_| <text:s text:c="6"/>\____|_____|___| </text:p>
      <text:p text:style-name="P533"><text:s text:c="16"/>|___/ </text:p>
      <text:p text:style-name="P533"/>
      <text:p text:style-name="P533"/>
      <text:p text:style-name="P533">Angular CLI: 6.0.0 </text:p>
      <text:p text:style-name="P533">Node: 8.11.1 </text:p>
      <text:p text:style-name="P533"><text:soft-page-break/>OS: linux x64 </text:p>
      <text:p text:style-name="P533">Angular: </text:p>
      <text:p text:style-name="P533">... </text:p>
      <text:p text:style-name="P533"/>
      <text:p text:style-name="P533"/>
      <text:p text:style-name="P533">4.create project by "ng new crmapp" <text:s/>here crmapp is a yr proj name </text:p>
      <text:p text:style-name="P533"/>
      <text:p text:style-name="P533">5. We will mostly be working inside the src/app folder. This is the directory structure of the project: </text:p>
      <text:p text:style-name="P533"/>
      <text:p text:style-name="P533"><draw:frame draw:style-name="fr1" draw:name="Image1" text:anchor-type="paragraph" svg:width="9.763cm" svg:height="14.817cm" draw:z-index="0"><draw:image xlink:href="Pictures/100002010000017100000230D0FBCCF5DDC90CC0.png" xlink:type="simple" xlink:show="embed" xlink:actuate="onLoad"/></draw:frame> <text:s text:c="2"/></text:p>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1"/>
      <text:p text:style-name="P534">6. Navigate inside your project's folder by command “ cd crmapp”</text:p>
      <text:p text:style-name="P534">7. Serve your application <text:s/>by <text:s/>“ ng serve “</text:p>
      <text:p text:style-name="P582">ng serve <text:s/>--host 0.0.0.0 <text:s text:c="2"/>for local running in any pc</text:p>
      <text:p text:style-name="P582"/>
      <text:p text:style-name="P534">8. You application will be running from . <text:s/>In browser</text:p>
      <text:p text:style-name="P534"/>
      <text:p text:style-name="P535">understand the structure</text:p>
      <text:p text:style-name="P535"/>
      <text:p text:style-name="P535"><text:span text:style-name="T93">A) <text:s/></text:span>index.html <text:s/>is main file <text:s/>its structure like </text:p>
      <text:p text:style-name="P535"/>
      <text:p text:style-name="P535">&lt;!doctype html&gt; </text:p>
      <text:p text:style-name="P535">&lt;html lang="en"&gt; </text:p>
      <text:p text:style-name="P535"><text:s/>&lt;head&gt; </text:p>
      <text:p text:style-name="P535"><text:soft-page-break/><text:s text:c="6"/>&lt;meta charset="utf-8"&gt; </text:p>
      <text:p text:style-name="P535"><text:s text:c="6"/>&lt;title&gt;Crmapp&lt;/title&gt; </text:p>
      <text:p text:style-name="P535"><text:s text:c="6"/>&lt;meta name="viewport" content="width=device-width, initial-scale=1"&gt; </text:p>
      <text:p text:style-name="P535"><text:s text:c="5"/></text:p>
      <text:p text:style-name="P535"><text:s text:c="6"/>&lt;!-- CSS FILE INCLUDE --&gt; </text:p>
      <text:p text:style-name="P535"><text:s text:c="6"/>&lt;link rel="stylesheet" href="<text:span text:style-name="T89">assets/bootstrap/css/bootstrap.min.css</text:span>"&gt; </text:p>
      <text:p text:style-name="P535"><text:s/>&lt;/head&gt; </text:p>
      <text:p text:style-name="P535"><text:s text:c="2"/>&lt;body&gt; </text:p>
      <text:p text:style-name="P535"><text:s text:c="7"/>&lt;div class="wrapper"&gt; </text:p>
      <text:p text:style-name="P535"><text:s text:c="8"/><text:span text:style-name="T91">&lt;app-root&gt;&lt;/app-root&gt;</text:span> </text:p>
      <text:p text:style-name="P535"><text:s text:c="7"/>&lt;/div&gt; </text:p>
      <text:p text:style-name="P535"/>
      <text:p text:style-name="P535"><text:s text:c="4"/>&lt;!-- JS FILE INCLUDE --&gt; </text:p>
      <text:p text:style-name="P535"><text:s text:c="6"/>&lt;script src="<text:span text:style-name="T89">assets/plugins/jQuery/jquery-2.2.3.min.js</text:span>"&gt;&lt;/script&gt; </text:p>
      <text:p text:style-name="P535"><text:s/>&lt;/body&gt; </text:p>
      <text:p text:style-name="P535">&lt;/html&gt;</text:p>
      <text:p text:style-name="P535"/>
      <text:p text:style-name="P535"><text:span text:style-name="T93">B) </text:span>Put css file &amp; js file into assest folder (path as above) <text:s/>&amp; write css in style.css file like core</text:p>
      <text:p text:style-name="P535"/>
      <text:p text:style-name="P536">C) by <text:span text:style-name="T94">default in src/app directory</text:span></text:p>
      <text:p text:style-name="P536"><text:s text:c="6"/></text:p>
      <text:list xml:id="list8210035057022204973" text:style-name="L2">
        <text:list-item>
          <text:p text:style-name="P995">app.components.html <text:s text:c="15"/>(write below code in this file)</text:p>
        </text:list-item>
      </text:list>
      <text:p text:style-name="P536"/>
      <text:p text:style-name="P538"><text:s text:c="6"/><text:span text:style-name="T95"><text:s/>&lt;app-header&gt;&lt;/app-header&gt; </text:span></text:p>
      <text:p text:style-name="P539"><text:s text:c="7"/>&lt;app-sidebar&gt;&lt;/app-sidebar&gt; </text:p>
      <text:p text:style-name="P539"><text:s text:c="10"/>&lt;div id="content"&gt; </text:p>
      <text:p text:style-name="P539"><text:s text:c="14"/>&lt;router-outlet&gt;&lt;/router-outlet&gt; </text:p>
      <text:p text:style-name="P539"><text:s text:c="10"/>&lt;/div&gt; </text:p>
      <text:p text:style-name="P539"><text:s text:c="7"/>&lt;app-footer&gt;&lt;/app-footer&gt;</text:p>
      <text:p text:style-name="P536"/>
      <text:list xml:id="list7670235507878499205" text:style-name="L3">
        <text:list-item>
          <text:p text:style-name="P996">app.component.css or scss <text:s text:c="7"/>( write css for html of particular component)</text:p>
        </text:list-item>
        <text:list-item>
          <text:p text:style-name="P998">app.component.spec.ts</text:p>
        </text:list-item>
        <text:list-item>
          <text:p text:style-name="P997">app.component.ts <text:s text:c="22"/>(component file wherein css &amp; html link)</text:p>
        </text:list-item>
      </text:list>
      <text:p text:style-name="P540"><text:s/></text:p>
      <text:p text:style-name="P541"><text:s text:c="16"/><text:span text:style-name="T96">index.html ma <text:s/></text:span><text:span text:style-name="T92">&lt;app-root&gt;&lt;/app-root&gt; <text:s/>tag <text:s text:c="2"/></text:span><text:span text:style-name="T97">e app.component.ts file ma selector hoy</text:span></text:p>
      <text:p text:style-name="P560"><text:s text:c="15"/>@ ne decorate kehvay</text:p>
      <text:p text:style-name="P541"><text:span text:style-name="T97"><text:s text:c="14"/>templateUrl: './app.component.html', <text:s text:c="2"/>--------------------------</text:span><text:span text:style-name="T98">v</text:span><text:span text:style-name="T97"> <text:s/></text:span></text:p>
      <text:p text:style-name="P560"><text:s text:c="14"/>styleUrls: ['./app.component.css']</text:p>
      <text:p text:style-name="P537"/>
      <text:p text:style-name="P537"><text:s text:c="6"/></text:p>
      <text:list xml:id="list3223601777413874603" text:style-name="L4">
        <text:list-item>
          <text:p text:style-name="P1000">app.component.html</text:p>
        </text:list-item>
      </text:list>
      <text:p text:style-name="P541"/>
      <text:p text:style-name="P542"><text:span text:style-name="T97"><text:s text:c="17"/></text:span><text:span text:style-name="T98">in this file <text:s/>call selector of oth</text:span><text:span text:style-name="T99">er</text:span><text:span text:style-name="T98"> component &amp; routing</text:span></text:p>
      <text:p text:style-name="P562"><text:s text:c="16"/>like, for ex.</text:p>
      <text:p text:style-name="P542"><text:s text:c="11"/></text:p>
      <text:p text:style-name="P542"><text:s text:c="16"/><text:span text:style-name="T100"><text:s/>&lt;app-header&gt;&lt;/app-header&gt; <text:s text:c="8"/>&lt;------------ this is other component make by command</text:span></text:p>
      <text:p text:style-name="P543"><text:s text:c="16"/>&lt;app-sidebar&gt;&lt;/app-sidebar&gt; </text:p>
      <text:p text:style-name="P543"><text:s text:c="21"/>&lt;div id="content"&gt; </text:p>
      <text:p text:style-name="P543"><text:s text:c="28"/>&lt;router-outlet&gt;&lt;/router-outlet&gt; <text:s text:c="9"/><text:span text:style-name="T101">&lt;</text:span>------- <text:span text:style-name="T101">this is for routing</text:span></text:p>
      <text:p text:style-name="P543"><text:s text:c="21"/>&lt;/div&gt; </text:p>
      <text:p text:style-name="P543"><text:s text:c="16"/>&lt;app-footer&gt;&lt;/app-footer&gt;</text:p>
      <text:p text:style-name="P542"><text:s text:c="16"/></text:p>
      <text:p text:style-name="P561"><text:soft-page-break/><text:s text:c="13"/></text:p>
      <text:p text:style-name="P545"><text:s text:c="13"/><text:span text:style-name="T102">make new component by command “ng g c header” <text:s/>or <text:s/>“ng g c <text:s/>layouts/header” <text:s/></text:span></text:p>
      <text:p text:style-name="P563"><text:s text:c="15"/>or </text:p>
      <text:p text:style-name="P563"><text:s text:c="12"/>ng generate component AccountList</text:p>
      <text:p text:style-name="P848"/>
      <text:p text:style-name="P546"><text:s text:c="13"/><text:span text:style-name="T103">then 4 file generate in app/src or app/src/layout <text:s/>directory <text:s text:c="2"/>as well as <text:s/>component added <text:s text:c="12"/>automatically in <text:s/>app.module.ts file 's <text:s/>declarations.</text:span></text:p>
      <text:p text:style-name="P542"/>
      <text:p text:style-name="P544"><text:s text:c="12"/><text:span text:style-name="T103">header.component.html <text:s text:c="2"/>write header code &amp; its css write in <text:s/>header.component..css file</text:span></text:p>
      <text:p text:style-name="P542"/>
      <text:p text:style-name="P542"/>
      <text:p text:style-name="P560"/>
      <text:list xml:id="list185753529766065" text:continue-numbering="true" text:style-name="L4">
        <text:list-item>
          <text:p text:style-name="P999"><text:s/>app.module.ts <text:s text:c="28"/>(this file internal link with ng modules)</text:p>
        </text:list-item>
      </text:list>
      <text:p text:style-name="P535"/>
      <text:p text:style-name="P849">After Installtion &amp; under standing structure now its time to implement theme</text:p>
      <text:p text:style-name="P849">first install boostrape in </text:p>
      <text:p text:style-name="P849">Make Module for theme</text:p>
      <text:p text:style-name="P189">Note: module base theme</text:p>
      <text:p text:style-name="P848"><text:a xlink:type="simple" xlink:href="https://medium.com/@beeman/tutorial-styling-angular-cli-v6-apps-with-bootstrap-8d4f8ea5adae" text:style-name="Internet_20_link" text:visited-style-name="Visited_20_Internet_20_Link">https://medium.com/@beeman/tutorial-styling-angular-cli-v6-apps-with-bootstrap-8d4f8ea5adae</text:a></text:p>
      <text:p text:style-name="P535"/>
      <text:p text:style-name="P535"/>
      <text:p text:style-name="P535"/>
      <text:p text:style-name="P179">Angular Routing</text:p>
      <text:p text:style-name="P547"/>
      <text:p text:style-name="P547">make one file name <text:s/>app-routing.module.ts</text:p>
      <text:p text:style-name="P547"/>
      <text:p text:style-name="P547">put below code :</text:p>
      <text:p text:style-name="P547"/>
      <text:p text:style-name="P547">import { NgModule } from '@angular/core'; </text:p>
      <text:p text:style-name="P547">import { Routes, RouterModule } from '@angular/router'; </text:p>
      <text:p text:style-name="P547"/>
      <text:p text:style-name="P547"/>
      <text:p text:style-name="P547">import { UsersComponent } from './admin/users/users.component'; </text:p>
      <text:p text:style-name="P547">import { ManagersComponent } from './admin/managers/managers.component'; </text:p>
      <text:p text:style-name="P547">import { DashboardComponent } from './admin/dashboard/dashboard.component'; </text:p>
      <text:p text:style-name="P547"/>
      <text:p text:style-name="P547"/>
      <text:p text:style-name="P547"/>
      <text:p text:style-name="P547">const routes: Routes = [ </text:p>
      <text:p text:style-name="P547"><text:s/></text:p>
      <text:p text:style-name="P547"><text:s text:c="2"/>{ </text:p>
      <text:p text:style-name="P547"><text:s text:c="4"/>path: 'dashboard', </text:p>
      <text:p text:style-name="P547"><text:s text:c="4"/>component: DashboardComponent </text:p>
      <text:p text:style-name="P547"><text:s text:c="2"/>}, </text:p>
      <text:p text:style-name="P547"/>
      <text:p text:style-name="P547"/>
      <text:p text:style-name="P547"><text:s text:c="2"/>{ </text:p>
      <text:p text:style-name="P547"><text:s text:c="4"/>path: 'users', </text:p>
      <text:p text:style-name="P547"><text:s text:c="4"/>component: UsersComponent </text:p>
      <text:p text:style-name="P547"><text:s text:c="2"/>}, </text:p>
      <text:p text:style-name="P547"/>
      <text:p text:style-name="P547"><text:soft-page-break/><text:s text:c="2"/>{<text:tab/> </text:p>
      <text:p text:style-name="P547"><text:s text:c="4"/>path: 'managers', </text:p>
      <text:p text:style-name="P547"><text:s text:c="4"/>component: ManagersComponent </text:p>
      <text:p text:style-name="P547"><text:s text:c="2"/>}, </text:p>
      <text:p text:style-name="P547"/>
      <text:p text:style-name="P547">]; </text:p>
      <text:p text:style-name="P547"/>
      <text:p text:style-name="P547"/>
      <text:p text:style-name="P547">@NgModule({ </text:p>
      <text:p text:style-name="P547"><text:s text:c="2"/>imports: [RouterModule.forRoot(routes)], </text:p>
      <text:p text:style-name="P547"><text:s text:c="2"/>exports: [RouterModule] </text:p>
      <text:p text:style-name="P547">}) </text:p>
      <text:p text:style-name="P547">export class <text:span text:style-name="T104">AppRoutingModule</text:span> { } </text:p>
      <text:p text:style-name="P547"/>
      <text:p text:style-name="P547"/>
      <text:p text:style-name="P547"/>
      <text:p text:style-name="P547"/>
      <text:p text:style-name="P547">here <text:s/>need to declare path &amp; on <text:s/>that path which component call.</text:p>
      <text:p text:style-name="P547">But need to import that component first on top <text:span text:style-name="T105">of this file</text:span>.</text:p>
      <text:p text:style-name="P547"/>
      <text:p text:style-name="P547"/>
      <text:p text:style-name="P548"><text:span text:style-name="T104">AppRoutingModule <text:s/></text:span><text:span text:style-name="T107">this is also import &amp; <text:s/>imports <text:s/>app.module.ts file</text:span></text:p>
      <text:p text:style-name="P548"/>
      <text:p text:style-name="P564">like below</text:p>
      <text:p text:style-name="P549"><text:s text:c="53"/></text:p>
      <text:p text:style-name="P564">import {AppRoutingModule} from <text:s/>'./app-routing.module';</text:p>
      <text:p text:style-name="P549"/>
      <text:p text:style-name="P564">@NgModule <text:s/>-&gt; imports: <text:s/>-&gt; write AppRoutingModule, <text:s text:c="5"/></text:p>
      <text:p text:style-name="P549"/>
      <text:p text:style-name="P549"/>
      <text:p text:style-name="P549"/>
      <text:p text:style-name="P549"/>
      <text:p text:style-name="P565">Angular <text:s/>services</text:p>
      <text:p text:style-name="P550"/>
      <text:p text:style-name="P550"/>
      <text:p text:style-name="P568">ng generate service data <text:s text:c="3"/>then create <text:s/>Open up the new service file: /src/app/data.service.ts:</text:p>
      <text:p text:style-name="P551"/>
      <text:p text:style-name="P569"><text:s/>then <text:s/>u can see </text:p>
      <text:p text:style-name="P552"/>
      <text:p text:style-name="P552"/>
      <text:p text:style-name="P552"/>
      <text:p text:style-name="P552"/>
      <text:p text:style-name="P552"/>
      <text:p text:style-name="P552"/>
      <text:p text:style-name="P552"/>
      <text:p text:style-name="P552"/>
      <text:p text:style-name="P569">import { Injectable } from '@angular/core';</text:p>
      <text:p text:style-name="P552"/>
      <text:p text:style-name="P569">@Injectable({</text:p>
      <text:p text:style-name="P569"><text:s text:c="2"/>providedIn: 'root'</text:p>
      <text:p text:style-name="P569">})</text:p>
      <text:p text:style-name="P569">export class DataService {</text:p>
      <text:p text:style-name="P552"><text:soft-page-break/></text:p>
      <text:p text:style-name="P569"><text:s text:c="2"/>constructor() { }</text:p>
      <text:p text:style-name="P569">}</text:p>
      <text:p text:style-name="P552"/>
      <text:p text:style-name="P552"/>
      <text:p text:style-name="P552"/>
      <text:p text:style-name="P569">in this at top to import httpclient</text:p>
      <text:p text:style-name="P552"/>
      <text:p text:style-name="P569">import { HttpClient } from '@angular/common/http';</text:p>
      <text:p text:style-name="P552"/>
      <text:p text:style-name="P552">whithin constructor to make instance </text:p>
      <text:p text:style-name="P552"/>
      <text:p text:style-name="P552">so this file look like</text:p>
      <text:p text:style-name="P552"/>
      <text:p text:style-name="P552"/>
      <text:p text:style-name="P569"/>
      <text:p text:style-name="P569">import { Injectable } from '@angular/core';</text:p>
      <text:p text:style-name="P552"><text:span text:style-name="T106">import { </text:span><text:span text:style-name="T90">HttpClient</text:span><text:span text:style-name="T106"> } from '@angular/common/http';</text:span></text:p>
      <text:p text:style-name="P552"/>
      <text:p text:style-name="P569">@Injectable({</text:p>
      <text:p text:style-name="P569"><text:s text:c="2"/>providedIn: 'root'</text:p>
      <text:p text:style-name="P569">})</text:p>
      <text:p text:style-name="P569">export class DataService {</text:p>
      <text:p text:style-name="P552"/>
      <text:p text:style-name="P552">//<text:span text:style-name="T110">define varible here like <text:s/>api_url='http://test.com';</text:span></text:p>
      <text:p text:style-name="P552"/>
      <text:p text:style-name="P552"><text:span text:style-name="T106"><text:s/>constructor(</text:span><text:span text:style-name="T90">private http: HttpClient</text:span><text:span text:style-name="T106">) { }</text:span></text:p>
      <text:p text:style-name="P552"/>
      <text:p text:style-name="P553"><text:s text:c="2"/>getUsers() {</text:p>
      <text:p text:style-name="P554"><text:s text:c="3"/><text:span text:style-name="T109">//GET</text:span></text:p>
      <text:p text:style-name="P553"><text:s text:c="4"/>return this.http.get('https://jsonplaceholder.typicode.com/users')</text:p>
      <text:p text:style-name="P553"><text:s text:c="2"/>}</text:p>
      <text:p text:style-name="P570"><text:s/>postexample(){ </text:p>
      <text:p text:style-name="P570"><text:s text:c="3"/>let a={"name":"Rupesh","salary":"50K","age":"20"}; </text:p>
      <text:p text:style-name="P570"><text:s text:c="3"/>//return this.httpClient.get('http://dummy.restapiexample.com/api/v1/employees',a); </text:p>
      <text:p text:style-name="P570"><text:s text:c="4"/>let post_param={"lang_id":"Rupesh","secure_key":"123456"}; </text:p>
      <text:p text:style-name="P570"><text:s text:c="4"/>return this.httpClient.get('https://test.allintheloop.net/native_single_fcm_v2/event/searchEventBySecurekey ',post_param); </text:p>
      <text:p text:style-name="P570"><text:s text:c="3"/></text:p>
      <text:p text:style-name="P570"><text:s text:c="2"/>}</text:p>
      <text:p text:style-name="P569">}</text:p>
      <text:p text:style-name="P552"/>
      <text:p text:style-name="P552"/>
      <text:p text:style-name="P552"/>
      <text:p text:style-name="P571">Before we can use the HTTPClient, we need to add as an import in our app's /src/app/app.module.ts file:</text:p>
      <text:p text:style-name="P555"/>
      <text:p text:style-name="P555"><text:span text:style-name="T106">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55"/>
      <text:p text:style-name="P555"/>
      <text:p text:style-name="P559"><text:soft-page-break/><text:span text:style-name="T106">Ref api :</text:span><text:a xlink:type="simple" xlink:href="http://dummy.restapiexample.com/" text:style-name="Internet_20_link" text:visited-style-name="Visited_20_Internet_20_Link">http://dummy.restapiexample.com/</text:a></text:p>
      <text:p text:style-name="P559"/>
      <text:p text:style-name="P559"/>
      <text:p text:style-name="P557">curd in angular</text:p>
      <text:p text:style-name="P557"><text:a xlink:type="simple" xlink:href="https://www.devglan.com/angular/angular-6-example" text:style-name="Internet_20_link" text:visited-style-name="Visited_20_Internet_20_Link"><text:span text:style-name="T106">https://www.devglan.com/angular/angular-6-example</text:span></text:a></text:p>
      <text:p text:style-name="P557"/>
      <text:p text:style-name="P572">Jquery in angular</text:p>
      <text:p text:style-name="P572"><text:a xlink:type="simple" xlink:href="https://medium.com/@swarnakishore/how-to-include-and-use-jquery-in-angular-cli-project-592e0fe63176" text:style-name="Internet_20_link" text:visited-style-name="Visited_20_Internet_20_Link">https://medium.com/@swarnakishore/how-to-include-and-use-jquery-in-angular-cli-project-</text:a><text:a xlink:type="simple" xlink:href="https://medium.com/@swarnakishore/how-to-include-and-use-jquery-in-angular-cli-project-592e0fe63176" text:style-name="Internet_20_link" text:visited-style-name="Visited_20_Internet_20_Link">592e0fe63176</text:a></text:p>
      <text:p text:style-name="P572"/>
      <text:p text:style-name="P576">in index.html</text:p>
      <text:p text:style-name="P576">&lt;script src="<text:a xlink:type="simple" xlink:href="https://cdn.datatables.net/1.10.16/js/jquery.dataTables.min.js" text:style-name="Internet_20_link" text:visited-style-name="Visited_20_Internet_20_Link">https://cdn.datatables.net/1.10.16/js/jquery.dataTables.min.js</text:a>"&gt;&lt;/script&gt;</text:p>
      <text:p text:style-name="P576"/>
      <text:p text:style-name="P576"/>
      <text:p text:style-name="P576"/>
      <text:p text:style-name="P576">in component file</text:p>
      <text:p text:style-name="P576"/>
      <text:p text:style-name="P576">import * as $ from 'jquery';</text:p>
      <text:p text:style-name="P576"/>
      <text:p text:style-name="P578">(or)</text:p>
      <text:p text:style-name="P578">declare var $: any;</text:p>
      <text:p text:style-name="P572"/>
      <text:p text:style-name="P576">use in function </text:p>
      <text:p text:style-name="P576"/>
      <text:p text:style-name="P576"><text:s text:c="2"/>ngOnInit() </text:p>
      <text:p text:style-name="P576"><text:s text:c="2"/>{ </text:p>
      <text:p text:style-name="P576"><text:s text:c="6"/>this.getAllUsers(); </text:p>
      <text:p text:style-name="P576"><text:s text:c="7"/>$(document).ready(function(){ </text:p>
      <text:p text:style-name="P576"><text:s text:c="8"/>$("button").click(function(){ </text:p>
      <text:p text:style-name="P576"><text:s text:c="12"/>alert("click ok"); </text:p>
      <text:p text:style-name="P576"><text:s text:c="8"/>}); </text:p>
      <text:p text:style-name="P576"><text:s text:c="4"/>}); </text:p>
      <text:p text:style-name="P576"><text:s text:c="2"/>}</text:p>
      <text:p text:style-name="P572"/>
      <text:p text:style-name="P572"/>
      <text:p text:style-name="P572"/>
      <text:p text:style-name="P574">promise</text:p>
      <text:p text:style-name="P574"/>
      <text:p text:style-name="P573">editEmployee(id) {</text:p>
      <text:p text:style-name="P573"><text:s text:c="4"/>return new Promise((resolve) =&gt; {</text:p>
      <text:p text:style-name="P573"><text:s text:c="8"/>this._empService.getEmployee(id).subscribe((employee)=&gt; {</text:p>
      <text:p text:style-name="P573"><text:s text:c="12"/>this.employee = employee[0];</text:p>
      <text:p text:style-name="P573"><text:s text:c="12"/>console.log(employee[0]);</text:p>
      <text:p text:style-name="P573"><text:s text:c="12"/>resolve();</text:p>
      <text:p text:style-name="P573"><text:s text:c="8"/>});</text:p>
      <text:p text:style-name="P573"><text:s text:c="4"/>});</text:p>
      <text:p text:style-name="P573">}</text:p>
      <text:p text:style-name="P573"/>
      <text:p text:style-name="P573">this.editEmployee(6).then(()=&gt; {</text:p>
      <text:p text:style-name="P573"><text:s text:c="4"/>console.log(this.employee);</text:p>
      <text:p text:style-name="P573">}</text:p>
      <text:p text:style-name="P573"/>
      <text:p text:style-name="P573"><text:soft-page-break/></text:p>
      <text:p text:style-name="P573"/>
      <text:p text:style-name="P573"/>
      <text:p text:style-name="P577">attribute binding</text:p>
      <text:p text:style-name="P577"><text:a xlink:type="simple" xlink:href="https://www.concretepage.com/angular-2/angular-2-attribute-binding-example" text:style-name="Internet_20_link" text:visited-style-name="Visited_20_Internet_20_Link">https://www.concretepage.com/angular-2/angular-2-attribute-binding-example</text:a></text:p>
      <text:p text:style-name="P577"/>
      <text:p text:style-name="P577"/>
      <text:p text:style-name="P577"/>
      <text:p text:style-name="P580">productio N development</text:p>
      <text:p text:style-name="P579"><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79"/>
      <text:p text:style-name="P579"/>
      <text:p text:style-name="P579"/>
      <text:p text:style-name="P579"/>
      <text:p text:style-name="P579"/>
      <text:p text:style-name="P579"/>
      <text:p text:style-name="P579"/>
      <text:p text:style-name="P579"/>
      <text:p text:style-name="P579"/>
      <text:p text:style-name="P581">ng serve <text:s/>--host 0.0.0.0 <text:s text:c="2"/>for local running in any pc</text:p>
      <text:p text:style-name="P581"/>
      <text:p text:style-name="P581">ng build <text:s/>--prod <text:s text:c="2"/></text:p>
      <text:p text:style-name="P581"><text:s/>for generate build &amp; automatic make dist folder</text:p>
      <text:p text:style-name="P581">to copy content of dist folder &amp; put anywhere u want</text:p>
      <text:p text:style-name="P581"/>
      <text:p text:style-name="P581">then goto the that folder</text:p>
      <text:p text:style-name="P581">run</text:p>
      <text:p text:style-name="P581">php -S localhost:4200 <text:s/></text:p>
      <text:p text:style-name="P581"/>
      <text:p text:style-name="P581">u can put domain name isteasd of localhost</text:p>
      <text:p text:style-name="P581"/>
      <text:p text:style-name="P581">&amp; for migrate on server only migrate dist folder content</text:p>
      <text:p text:style-name="P581"/>
      <text:p text:style-name="P581"/>
      <text:p text:style-name="P581"/>
      <text:p text:style-name="P581"/>
      <text:p text:style-name="P583">Ref : <text:a xlink:type="simple" xlink:href="https://www.sitepoint.com/ultimate-angular-cli-reference/" text:style-name="Internet_20_link" text:visited-style-name="Visited_20_Internet_20_Link">https://www.sitepoint.com/ultimate-angular-cli-reference/</text:a> <text:s text:c="2"/><text:span text:style-name="T111">for basic understaning</text:span></text:p>
      <text:p text:style-name="P583"/>
      <text:p text:style-name="P584">for good project structure <text:s/>&amp; all thisngs for coding</text:p>
      <text:p text:style-name="P584"/>
      <text:p text:style-name="P584"><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84"/>
      <text:p text:style-name="P584"><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84"/>
      <text:p text:style-name="P584"/>
      <text:p text:style-name="P587">Make restapi url diffent fro prod &amp; dev or define constant </text:p>
      <text:p text:style-name="P585"/>
      <text:p text:style-name="P585">Dont hard code the URL. Use environment.prod.ts and environment.ts files which are inside src/environments. for localhost, in environment.ts file use some variable to save your url.</text:p>
      <text:p text:style-name="P585"/>
      <text:p text:style-name="P586"><text:span text:style-name="T112">In </text:span>environment.ts <text:s/><text:span text:style-name="T112">file </text:span></text:p>
      <text:p text:style-name="P585"><text:soft-page-break/>export const environment = </text:p>
      <text:p text:style-name="P585">{</text:p>
      <text:p text:style-name="P585"><text:s text:c="4"/>production: false,</text:p>
      <text:p text:style-name="P585"><text:s text:c="4"/>API_URL: 'http://localhost:8080',</text:p>
      <text:p text:style-name="P585">};</text:p>
      <text:p text:style-name="P585"/>
      <text:p text:style-name="P585">for production, in environment.prod.ts</text:p>
      <text:p text:style-name="P585"/>
      <text:p text:style-name="P585">export const environment = </text:p>
      <text:p text:style-name="P585">{</text:p>
      <text:p text:style-name="P585"><text:s text:c="4"/>production: true,</text:p>
      <text:p text:style-name="P585"><text:s text:c="4"/>API_URL: 'http://api.productionurl.com',</text:p>
      <text:p text:style-name="P585">};</text:p>
      <text:p text:style-name="P585">When using in your code import the variable,</text:p>
      <text:p text:style-name="P585"/>
      <text:p text:style-name="P585">import { environment } from '../../environments/environment';</text:p>
      <text:p text:style-name="P585">....</text:p>
      <text:p text:style-name="P585">....</text:p>
      <text:p text:style-name="P585"/>
      <text:p text:style-name="P585">private API_URL= environment.API_URL;</text:p>
      <text:p text:style-name="P585">whenever your are using for production use angular cli command option</text:p>
      <text:p text:style-name="P585"/>
      <text:p text:style-name="P585">ng build --env=prod</text:p>
      <text:p text:style-name="P585">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85"/>
      <text:p text:style-name="P585"/>
      <text:p text:style-name="P585"/>
      <text:p text:style-name="P585"/>
      <text:p text:style-name="P588">Reactive form validation </text:p>
      <text:p text:style-name="P591"><text:a xlink:type="simple" xlink:href="http://jasonwatmore.com/post/2018/05/10/angular-6-reactive-forms-validation-example" text:style-name="Internet_20_link" text:visited-style-name="Visited_20_Internet_20_Link">http://jasonwatmore.com/post/2018/05/10/angular-6-reactive-forms-validation-example</text:a></text:p>
      <text:p text:style-name="P591"/>
      <text:p text:style-name="P591"/>
      <text:p text:style-name="P589">Rxjs, observable,map,subcribe,filter,ascy pipe</text:p>
      <text:p text:style-name="P592"><text:a xlink:type="simple" xlink:href="https://www.techiediaries.com/angular-rxjs-tutorial/" text:style-name="Internet_20_link" text:visited-style-name="Visited_20_Internet_20_Link">https://www.techiediaries.com/angular-rxjs-tutorial/</text:a></text:p>
      <text:p text:style-name="P592"><text:a xlink:type="simple" xlink:href="https://codecraft.tv/courses/angular/pipes/async-pipe/" text:style-name="Internet_20_link" text:visited-style-name="Visited_20_Internet_20_Link">https://codecraft.tv/courses/angular/pipes/async-pipe/</text:a></text:p>
      <text:p text:style-name="P592"/>
      <text:p text:style-name="P590">Directive <text:s/><text:span text:style-name="T114">structural directive &amp; custome directive</text:span> <text:span text:style-name="T114">&amp; page 198 </text:span></text:p>
      <text:p text:style-name="P593">Ngstyle ,Ng class, &amp; <text:s/>much more with <text:s/><text:span text:style-name="T113">structural directive * </text:span>ng if ,ng for, ng switch</text:p>
      <text:p text:style-name="P593"><text:a xlink:type="simple" xlink:href="https://codecraft.tv/assets/books/angular-from-theory-to-practice.pdf" text:style-name="Internet_20_link" text:visited-style-name="Visited_20_Internet_20_Link">https://codecraft.tv/assets/books/angular-from-theory-to-practice.pdf</text:a></text:p>
      <text:p text:style-name="P593"/>
      <text:p text:style-name="P594">pipe also in above</text:p>
      <text:p text:style-name="P594"/>
      <text:p text:style-name="P594"/>
      <text:p text:style-name="P594"/>
      <text:p text:style-name="P595">NGMOdel for two way binding</text:p>
      <text:p text:style-name="P595"><text:a xlink:type="simple" xlink:href="https://appdividend.com/2018/10/03/angular-ngmodel-directive-example-tutorial/" text:style-name="Internet_20_link" text:visited-style-name="Visited_20_Internet_20_Link">https://appdividend.com/2018/10/03/angular-ngmodel-directive-example-tutorial/</text:a></text:p>
      <text:p text:style-name="P595"/>
      <text:p text:style-name="P594"/>
      <text:p text:style-name="P594"/>
      <text:p text:style-name="P596"><text:soft-page-break/>Template driven form (ng model valu)</text:p>
      <text:p text:style-name="P596"><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96"/>
      <text:p text:style-name="P622"><text:a xlink:type="simple" xlink:href="https://phpenthusiast.com/blog/angular-form-ngform-and-two-ways-data-binding" text:style-name="Internet_20_link" text:visited-style-name="Visited_20_Internet_20_Link">https://phpenthusiast.com/blog/angular-form-ngform-and-two-ways-data-binding</text:a></text:p>
      <text:p text:style-name="P622"/>
      <text:p text:style-name="P596"/>
      <text:p text:style-name="P619"><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619"/>
      <text:p text:style-name="P620">Event binding in angular</text:p>
      <text:p text:style-name="P620"><text:a xlink:type="simple" xlink:href="https://investmentnovel.com/angular-6-event-binding-example-tutorial/" text:style-name="Internet_20_link" text:visited-style-name="Visited_20_Internet_20_Link">https://investmentnovel.com/angular-6-event-binding-example-tutorial/</text:a></text:p>
      <text:p text:style-name="P620"/>
      <text:p text:style-name="P619"/>
      <text:p text:style-name="P575">firebase authentication &amp; crud ful guide with project</text:p>
      <text:p text:style-name="P597"/>
      <text:p text:style-name="P599">full demo</text:p>
      <text:p text:style-name="P599"><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99"/>
      <text:p text:style-name="P597"/>
      <text:p text:style-name="P597"><text:a xlink:type="simple" xlink:href="https://angular-templates.io/tutorials/about/angular-crud-with-firebase" text:style-name="Internet_20_link" text:visited-style-name="Visited_20_Internet_20_Link">https://angular-templates.io/tutorials/about/angular-crud-with-firebase</text:a></text:p>
      <text:p text:style-name="P598"><text:a xlink:type="simple" xlink:href="https://github.com/angular/angularfire2" text:style-name="Internet_20_link" text:visited-style-name="Visited_20_Internet_20_Link">https://github.com/angular/angularfire2</text:a></text:p>
      <text:p text:style-name="P598"/>
      <text:p text:style-name="P598"/>
      <text:p text:style-name="P598"/>
      <text:p text:style-name="P598"/>
      <text:p text:style-name="P597"/>
      <text:p text:style-name="P600">pivote tbl in laravel</text:p>
      <text:p text:style-name="P601"><text:a xlink:type="simple" xlink:href="https://appdividend.com/2018/05/17/laravel-many-to-many-relationship-example/" text:style-name="Internet_20_link" text:visited-style-name="Visited_20_Internet_20_Link">https://appdividend.com/2018/05/17/laravel-many-to-many-relationship-example/</text:a></text:p>
      <text:p text:style-name="P601"/>
      <text:p text:style-name="P621">Good Tutorial of Laravel</text:p>
      <text:p text:style-name="P621"><text:a xlink:type="simple" xlink:href="https://www.scoop.it/topic/web-development-by-investment-novel-3?page=2" text:style-name="Internet_20_link" text:visited-style-name="Visited_20_Internet_20_Link">https://www.scoop.it/topic/web-development-by-investment-novel-3?page=2</text:a></text:p>
      <text:p text:style-name="P621"/>
      <text:p text:style-name="P601"/>
      <text:p text:style-name="P601"/>
      <text:p text:style-name="P601"/>
      <text:p text:style-name="P601"/>
      <text:p text:style-name="P601"/>
      <text:p text:style-name="P601"/>
      <text:p text:style-name="P601"/>
      <text:p text:style-name="P601"/>
      <text:p text:style-name="P601"/>
      <text:p text:style-name="P601"/>
      <text:p text:style-name="P601"/>
      <text:p text:style-name="P605">lampp/xampp file explain</text:p>
      <text:p text:style-name="P605"/>
      <text:p text:style-name="P605"><text:a xlink:type="simple" xlink:href="https://dzone.com/articles/lamppxampp-commands" text:style-name="Internet_20_link" text:visited-style-name="Visited_20_Internet_20_Link">https://dzone.com/articles/lamppxampp-commands</text:a></text:p>
      <text:p text:style-name="P601"/>
      <text:p text:style-name="P601"/>
      <text:p text:style-name="P601"/>
      <text:p text:style-name="P602">large file upload in phpmyadmin for xampp <text:span text:style-name="T118">only</text:span></text:p>
      <text:p text:style-name="P610">=======================================</text:p>
      <text:p text:style-name="P602"><text:soft-page-break/></text:p>
      <text:p text:style-name="P603"><text:a xlink:type="simple" xlink:href="https://www.thecodedeveloper.com/import-large-sql-files-xampp/" text:style-name="Internet_20_link" text:visited-style-name="Visited_20_Internet_20_Link">https://www.thecodedeveloper.com/import-large-sql-files-xampp/</text:a></text:p>
      <text:p text:style-name="P603"/>
      <text:p text:style-name="P604"/>
      <text:p text:style-name="P604"/>
      <text:p text:style-name="P604"/>
      <text:p text:style-name="P608">FOR LAMPP <text:s/>ONLY</text:p>
      <text:p text:style-name="P608">================</text:p>
      <text:p text:style-name="P606"/>
      <text:p text:style-name="P608">goto the directory </text:p>
      <text:p text:style-name="P608">opt/lampp/bin</text:p>
      <text:p text:style-name="P608"/>
      <text:p text:style-name="P566">then for export (outside from phpmyadmin)</text:p>
      <text:p text:style-name="P607">mysqldump <text:s/>-h hotname -u moon_user -p moon_mag &gt; moon_mag-25-09-2018.sql</text:p>
      <text:p text:style-name="P609">or</text:p>
      <text:p text:style-name="P607">./mysqldump <text:s/>-h hotname -u moon_user -p moon_mag &gt; moon_mag-25-09-2018.sql</text:p>
      <text:p text:style-name="P607"/>
      <text:p text:style-name="P566">for import</text:p>
      <text:p text:style-name="P609">./<text:bookmark-start text:name="__DdeLink__16441_1986630357"/>mysql -u root -p password databaseame &lt; <text:s/>sql file path<text:bookmark-end text:name="__DdeLink__16441_1986630357"/></text:p>
      <text:p text:style-name="P609">./mysql -u root amber_allnet &lt; /home/nteam/Downloads/FULL_DB-05-03-2019-04-36-10.sql</text:p>
      <text:p text:style-name="P609"/>
      <text:p text:style-name="P661"/>
      <text:p text:style-name="P567">mysql -u root -p cwat</text:p>
      <text:p text:style-name="P567">use cwat</text:p>
      <text:p text:style-name="P567"><text:s/>source /file path here</text:p>
      <text:p text:style-name="P609"/>
      <text:p text:style-name="P611">if problem occur then </text:p>
      <text:p text:style-name="P611"/>
      <text:p text:style-name="P614">1.</text:p>
      <text:p text:style-name="P611">change in php.ini <text:s text:c="2"/>located @ opt/lampp/etc/php.ini</text:p>
      <text:p text:style-name="P611"/>
      <text:p text:style-name="P611">post_max_size = 1024M</text:p>
      <text:p text:style-name="P611">upload_max_filesize = 1024M</text:p>
      <text:p text:style-name="P611">max_execution_time = 300</text:p>
      <text:p text:style-name="P611">max_input_time = 540</text:p>
      <text:p text:style-name="P611">memory_limit = 1000M</text:p>
      <text:p text:style-name="P611"/>
      <text:p text:style-name="P614">2. </text:p>
      <text:p text:style-name="P612">my.cnf file located @ opt/lampp/etc/</text:p>
      <text:p text:style-name="P612"/>
      <text:p text:style-name="P614">innodb_log_file_size mysql variable in your my.cnf configuration to for example 128MB or higher.</text:p>
      <text:p text:style-name="P614">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614"/>
      <text:p text:style-name="P614">3.</text:p>
      <text:p text:style-name="P611"/>
      <text:p text:style-name="P613">\phpmyadmin\libraries\config.default.php</text:p>
      <text:p text:style-name="P613"/>
      <text:p text:style-name="P613">Open this configuration file in any editor and change $cfg['ExecTimeLimit'] = 300; to $cfg['ExecTimeLimit'] = 0;</text:p>
      <text:p text:style-name="P611"><text:soft-page-break/></text:p>
      <text:p text:style-name="P611"/>
      <text:p text:style-name="P611"/>
      <text:p text:style-name="P615">./mysql -u root -p paaword</text:p>
      <text:p text:style-name="P615">or</text:p>
      <text:p text:style-name="P615">./mysql -u root -h hostname -p password</text:p>
      <text:p text:style-name="P615">or </text:p>
      <text:p text:style-name="P615">./mysql -u root</text:p>
      <text:p text:style-name="P615"/>
      <text:p text:style-name="P615">then show databases;</text:p>
      <text:p text:style-name="P615">use</text:p>
      <text:p text:style-name="P615"/>
      <text:p text:style-name="P615"/>
      <text:p text:style-name="P616">import into db via thirdparty(great option)</text:p>
      <text:p text:style-name="P616">=================================</text:p>
      <text:p text:style-name="P616"><text:a xlink:type="simple" xlink:href="https://wesbos.com/import-large-mysql-database-bigdump-php/" text:style-name="Internet_20_link" text:visited-style-name="Visited_20_Internet_20_Link">https://wesbos.com/import-large-mysql-database-bigdump-php/</text:a></text:p>
      <text:p text:style-name="P616"/>
      <text:p text:style-name="P616"/>
      <text:p text:style-name="P616"/>
      <text:p text:style-name="P617"/>
      <text:p text:style-name="P617">For mysql : mysql -u <text:s/>-p <text:s/>-h <text:s/>&lt; rswakeyword3.sql(dumpfile&gt;)</text:p>
      <text:p text:style-name="P617"/>
      <text:p text:style-name="P617">For data transfer: scp -rv /pathToTransfer/ <text:span text:style-name="T119">username</text:span> @<text:span text:style-name="T120">hostname</text:span>:/pathToStore/</text:p>
      <text:p text:style-name="P618">e.g:</text:p>
      <text:p text:style-name="P617"/>
      <text:p text:style-name="P623">scp -rv /home/nteam/ <text:s/><text:a xlink:type="simple" xlink:href="mailto:fmv@fmv.cc" text:style-name="Internet_20_link" text:visited-style-name="Visited_20_Internet_20_Link">fmv@fmv.cc</text:a>:/home/fmv/</text:p>
      <text:p text:style-name="P623"/>
      <text:p text:style-name="P623"/>
      <text:p text:style-name="P623"/>
      <text:p text:style-name="P623"/>
      <text:p text:style-name="P623"/>
      <text:p text:style-name="P624"><text:a xlink:type="simple" xlink:href="https://www.codeproject.com/Tips/418814/Socket-Programming-in-PHP" text:style-name="Internet_20_link" text:visited-style-name="Visited_20_Internet_20_Link">https://www.codeproject.com/Tips/418814/Socket-Programming-in-PHP</text:a></text:p>
      <text:p text:style-name="P624"/>
      <text:p text:style-name="P626">Google Review by api</text:p>
      <text:p text:style-name="P625"/>
      <text:p text:style-name="P625"><text:a xlink:type="simple" xlink:href="https://www.launch2success.com/guide/display-google-reviews-website-2017/" text:style-name="Internet_20_link" text:visited-style-name="Visited_20_Internet_20_Link">https://www.launch2success.com/guide/display-google-reviews-website-2017/</text:a></text:p>
      <text:p text:style-name="P625"><text:a xlink:type="simple" xlink:href="https://developers.google.com/places/place-id" text:style-name="Internet_20_link" text:visited-style-name="Visited_20_Internet_20_Link">https://developers.google.com/places/place-id</text:a></text:p>
      <text:p text:style-name="P625">use curl for get place id</text:p>
      <text:p text:style-name="P625"/>
      <text:p text:style-name="P625"><text:a xlink:type="simple" xlink:href="https://laracasts.com/discuss/channels/eloquent/how-to-use-left-join-in-eloquent?page=1" text:style-name="Internet_20_link" text:visited-style-name="Visited_20_Internet_20_Link"/></text:p>
      <text:p text:style-name="P625"/>
      <text:p text:style-name="P963">SCHEMA</text:p>
      <text:p text:style-name="P627"/>
      <text:p text:style-name="P924"><text:span text:style-name="Source_20_Text"><text:span text:style-name="T142"><text:s text:c="8"/></text:span></text:span><text:span text:style-name="Source_20_Text"><text:span text:style-name="T133">$table-&gt;increments('event_id'); <text:s text:c="9"/>//pk</text:span></text:span></text:p>
      <text:p text:style-name="P948"><text:span text:style-name="Source_20_Text"><text:span text:style-name="T142"><text:s text:c="8"/></text:span></text:span><text:span text:style-name="Source_20_Text"><text:span text:style-name="T133">$table-&gt;integer('book_id')-&gt;unsigned(); <text:s/>//</text:span></text:span><text:span text:style-name="Source_20_Text"><text:span text:style-name="T134">FK</text:span></text:span></text:p>
      <text:p text:style-name="P948"><text:span text:style-name="Source_20_Text"><text:span text:style-name="T142"><text:s text:c="8"/></text:span></text:span><text:span text:style-name="Source_20_Text"><text:span text:style-name="T133">$table-&gt;string('name') <text:s text:c="18"/>//</text:span></text:span><text:span text:style-name="Source_20_Text"><text:span text:style-name="T134">varchar or stirng</text:span></text:span><text:span text:style-name="Source_20_Text"><text:span text:style-name="T133"> </text:span></text:span></text:p>
      <text:p text:style-name="P949"><text:span text:style-name="Source_20_Text"><text:span text:style-name="T142"><text:s text:c="8"/></text:span></text:span><text:span text:style-name="Source_20_Text"><text:span text:style-name="T149">$</text:span></text:span><text:span text:style-name="Source_20_Text"><text:span text:style-name="T133">table</text:span></text:span><text:span text:style-name="Source_20_Text"><text:span text:style-name="T149">-&gt;</text:span></text:span><text:span text:style-name="Source_20_Text"><text:span text:style-name="T133">string</text:span></text:span><text:span text:style-name="Source_20_Text"><text:span text:style-name="T149">('shift_end')-&gt;nullable(); <text:s text:c="8"/>// </text:span></text:span><text:span text:style-name="Source_20_Text"><text:span text:style-name="T150">defualt null</text:span></text:span></text:p>
      <text:p text:style-name="P948"><text:span text:style-name="Source_20_Text"><text:span text:style-name="T142"><text:s text:c="8"/></text:span></text:span><text:span text:style-name="Source_20_Text"><text:span text:style-name="T133">$table-&gt;integer('status')-&gt;default(1); <text:s text:c="2"/>//</text:span></text:span><text:span text:style-name="Source_20_Text"><text:span text:style-name="T134">integer with default</text:span></text:span></text:p>
      <text:p text:style-name="P950"><text:span text:style-name="Source_20_Text"><text:span text:style-name="T134"><text:s text:c="8"/></text:span></text:span><text:span text:style-name="Source_20_Text"><text:span text:style-name="T151">$</text:span></text:span><text:span text:style-name="Source_20_Text"><text:span text:style-name="T134">table</text:span></text:span><text:span text:style-name="Source_20_Text"><text:span text:style-name="T156">-&gt;text</text:span></text:span><text:span text:style-name="Source_20_Text"><text:span text:style-name="T162">(</text:span></text:span><text:span text:style-name="Source_20_Text"><text:span text:style-name="T168">'description'</text:span></text:span><text:span text:style-name="Source_20_Text"><text:span text:style-name="T162">); <text:s text:c="38"/>// </text:span></text:span><text:span text:style-name="Source_20_Text"><text:span text:style-name="T163"><text:s/></text:span></text:span><text:span text:style-name="Source_20_Text"><text:span text:style-name="T135">text</text:span></text:span></text:p>
      <text:p text:style-name="P950"><text:span text:style-name="Source_20_Text"><text:span text:style-name="T152"><text:s text:c="17"/>$table</text:span></text:span><text:span text:style-name="Source_20_Text"><text:span text:style-name="T157">-&gt;year</text:span></text:span><text:span text:style-name="Source_20_Text"><text:span text:style-name="T163">(</text:span></text:span><text:span text:style-name="Source_20_Text"><text:span text:style-name="T169">'birth_year'</text:span></text:span><text:span text:style-name="Source_20_Text"><text:span text:style-name="T163">);</text:span></text:span><text:span text:style-name="Source_20_Text"><text:span text:style-name="T135"> <text:s text:c="19"/>//</text:span></text:span><text:span text:style-name="Source_20_Text"><text:span text:style-name="T136">year only<text:tab/></text:span></text:span></text:p>
      <text:p text:style-name="P953"><text:span text:style-name="Source_20_Text"><text:span text:style-name="T136"><text:s text:c="8"/></text:span></text:span><text:span text:style-name="Source_20_Text"><text:span text:style-name="T153">$table</text:span></text:span><text:span text:style-name="Source_20_Text"><text:span text:style-name="T158">-&gt;date</text:span></text:span><text:span text:style-name="Source_20_Text"><text:span text:style-name="T164">(</text:span></text:span><text:span text:style-name="Source_20_Text"><text:span text:style-name="T170">'created_at'</text:span></text:span><text:span text:style-name="Source_20_Text"><text:span text:style-name="T164">);</text:span></text:span><text:span text:style-name="Source_20_Text"><text:span text:style-name="T136"> <text:s text:c="19"/>// </text:span></text:span><text:span text:style-name="Source_20_Text"><text:span text:style-name="T138">date only</text:span></text:span></text:p>
      <text:p text:style-name="P953"><text:soft-page-break/><text:span text:style-name="Source_20_Text"><text:span text:style-name="T138"><text:s text:c="8"/></text:span></text:span><text:span text:style-name="Source_20_Text"><text:span text:style-name="T155">$table</text:span></text:span><text:span text:style-name="Source_20_Text"><text:span text:style-name="T160">-&gt;dateTime</text:span></text:span><text:span text:style-name="Source_20_Text"><text:span text:style-name="T166">(</text:span></text:span><text:span text:style-name="Source_20_Text"><text:span text:style-name="T172">'created_at'</text:span></text:span><text:span text:style-name="Source_20_Text"><text:span text:style-name="T166">);</text:span></text:span><text:span text:style-name="Source_20_Text"><text:span text:style-name="T138"> <text:s text:c="15"/>// date time <text:s text:c="3"/></text:span></text:span></text:p>
      <text:p text:style-name="P951"><text:span text:style-name="Source_20_Text"><text:span text:style-name="T136"><text:s text:c="8"/></text:span></text:span><text:span text:style-name="Source_20_Text"><text:span text:style-name="T153">$table</text:span></text:span><text:span text:style-name="Source_20_Text"><text:span text:style-name="T158">-&gt;decimal</text:span></text:span><text:span text:style-name="Source_20_Text"><text:span text:style-name="T164">(</text:span></text:span><text:span text:style-name="Source_20_Text"><text:span text:style-name="T170">'amount'</text:span></text:span><text:span text:style-name="Source_20_Text"><text:span text:style-name="T164">,</text:span></text:span><text:span text:style-name="Source_20_Text"><text:span text:style-name="T173"> </text:span></text:span><text:span text:style-name="Source_20_Text"><text:span text:style-name="T175">8</text:span></text:span><text:span text:style-name="Source_20_Text"><text:span text:style-name="T164">,</text:span></text:span><text:span text:style-name="Source_20_Text"><text:span text:style-name="T173"> </text:span></text:span><text:span text:style-name="Source_20_Text"><text:span text:style-name="T175">2</text:span></text:span><text:span text:style-name="Source_20_Text"><text:span text:style-name="T164">); <text:s text:c="30"/>//decimal </text:span></text:span></text:p>
      <text:p text:style-name="P952"><text:span text:style-name="Source_20_Text"><text:span text:style-name="T164"><text:s text:c="16"/></text:span></text:span><text:span text:style-name="Source_20_Text"><text:span text:style-name="T153">$table</text:span></text:span><text:span text:style-name="Source_20_Text"><text:span text:style-name="T158">-&gt;enum</text:span></text:span><text:span text:style-name="Source_20_Text"><text:span text:style-name="T164">(</text:span></text:span><text:span text:style-name="Source_20_Text"><text:span text:style-name="T170">'level'</text:span></text:span><text:span text:style-name="Source_20_Text"><text:span text:style-name="T164">,</text:span></text:span><text:span text:style-name="Source_20_Text"><text:span text:style-name="T174"> </text:span></text:span><text:span text:style-name="Source_20_Text"><text:span text:style-name="T164">[</text:span></text:span><text:span text:style-name="Source_20_Text"><text:span text:style-name="T170">'easy'</text:span></text:span><text:span text:style-name="Source_20_Text"><text:span text:style-name="T164">,</text:span></text:span><text:span text:style-name="Source_20_Text"><text:span text:style-name="T174"> </text:span></text:span><text:span text:style-name="Source_20_Text"><text:span text:style-name="T170">'hard'</text:span></text:span><text:span text:style-name="Source_20_Text"><text:span text:style-name="T164">]); <text:s text:c="24"/>//</text:span></text:span><text:span text:style-name="Source_20_Text"><text:span text:style-name="T165">enum</text:span></text:span></text:p>
      <text:p text:style-name="P952"><text:span text:style-name="Source_20_Text"><text:span text:style-name="T165"><text:s text:c="17"/></text:span></text:span><text:span text:style-name="Source_20_Text"><text:span text:style-name="T154">$table</text:span></text:span><text:span text:style-name="Source_20_Text"><text:span text:style-name="T159">-&gt;binary</text:span></text:span><text:span text:style-name="Source_20_Text"><text:span text:style-name="T165">(</text:span></text:span><text:span text:style-name="Source_20_Text"><text:span text:style-name="T171">'data'</text:span></text:span><text:span text:style-name="Source_20_Text"><text:span text:style-name="T165">);</text:span></text:span><text:span text:style-name="Source_20_Text"><text:span text:style-name="T164"> </text:span></text:span><text:span text:style-name="Source_20_Text"><text:span text:style-name="T136"><text:s text:c="23"/>//</text:span></text:span><text:span text:style-name="Source_20_Text"><text:span text:style-name="T137">blob</text:span></text:span><text:span text:style-name="Source_20_Text"><text:span text:style-name="T136"> </text:span></text:span></text:p>
      <text:p text:style-name="P954"><text:span text:style-name="Source_20_Text"><text:span text:style-name="T136"><text:s text:c="14"/></text:span></text:span><text:span text:style-name="Source_20_Text"><text:span text:style-name="T139"><text:s/>$table-&gt;softDeletes(); <text:s text:c="12"/>// for softdelte </text:span></text:span><text:span text:style-name="Source_20_Text"><text:span text:style-name="T140">create deleted_at fields</text:span></text:span></text:p>
      <text:p text:style-name="P948"><text:span text:style-name="Source_20_Text"><text:span text:style-name="T142"><text:s text:c="8"/></text:span></text:span><text:span text:style-name="Source_20_Text"><text:span text:style-name="T133">$table-&gt;timestamps(); <text:s text:c="19"/>//</text:span></text:span><text:span text:style-name="Source_20_Text"><text:span text:style-name="T134">time stamp</text:span></text:span></text:p>
      <text:p text:style-name="P948"><text:s text:c="8"/></text:p>
      <text:p text:style-name="P948"><text:span text:style-name="Source_20_Text"><text:span text:style-name="T142"><text:s text:c="8"/></text:span></text:span><text:span text:style-name="Source_20_Text"><text:span text:style-name="T133">$table-&gt;foreign('book_id')-&gt;references('id')</text:span></text:span></text:p>
      <text:p text:style-name="P948"><text:span text:style-name="Source_20_Text"><text:span text:style-name="T142"><text:s text:c="8"/></text:span></text:span><text:span text:style-name="Source_20_Text"><text:span text:style-name="T133">-&gt;on('books')</text:span></text:span></text:p>
      <text:p text:style-name="P948"><text:span text:style-name="Source_20_Text"><text:span text:style-name="T142"><text:s text:c="8"/></text:span></text:span><text:span text:style-name="Source_20_Text"><text:span text:style-name="T133">-&gt;onDelete('cascade')</text:span></text:span></text:p>
      <text:p text:style-name="P948"><text:span text:style-name="Source_20_Text"><text:span text:style-name="T142"><text:s text:c="8"/></text:span></text:span><text:span text:style-name="Source_20_Text"><text:span text:style-name="T133">-&gt;onUpdate('cascade');</text:span></text:span></text:p>
      <text:p text:style-name="P627"/>
      <text:p text:style-name="P1006">For field type &amp; enum etc modificaion then make new migration file </text:p>
      <text:p text:style-name="P1006">php artisan make:migration add_mode_to_order_history --table=order_history</text:p>
      <text:p text:style-name="P1007"><text:span text:style-name="T108">then add this type<text:line-break/></text:span><text:a xlink:type="simple" xlink:href="https://stackoverflow.com/questions/33140860/laravel-5-1-unknown-database-type-enum-requested" text:style-name="Internet_20_link" text:visited-style-name="Visited_20_Internet_20_Link">https://stackoverflow.com/questions/33140860/laravel-5-1-unknown-database-type-enum-requested</text:a></text:p>
      <text:p text:style-name="P1007"><text:span text:style-name="T108"><text:line-break/>public function up()</text:span></text:p>
      <text:p text:style-name="P1006"><text:s text:c="4"/>{</text:p>
      <text:p text:style-name="P1006"><text:s text:c="8"/>Schema::table('order_history', function (Blueprint $table) {</text:p>
      <text:p text:style-name="P1006"><text:s text:c="12"/>$table-&gt;dropColumn('mode');</text:p>
      <text:p text:style-name="P1006"><text:s text:c="12"/>$table-&gt;dropColumn('plan_id');</text:p>
      <text:p text:style-name="P1006"><text:s text:c="8"/>});</text:p>
      <text:p text:style-name="P1006"><text:s text:c="8"/>Schema::table('order_history', function (Blueprint $table) {</text:p>
      <text:p text:style-name="P1006"><text:s text:c="12"/>$table-&gt;enum('mode', ['Stripe', 'Paypal', 'Authorized.net', 'Razorpay']);</text:p>
      <text:p text:style-name="P1006"><text:s text:c="12"/>$table-&gt;string('plan_id')-&gt;nullable();</text:p>
      <text:p text:style-name="P1006"><text:s text:c="8"/>});</text:p>
      <text:p text:style-name="P1006"><text:s text:c="4"/>}</text:p>
      <text:p text:style-name="P627"/>
      <text:p text:style-name="P627"/>
      <text:p text:style-name="P627"/>
      <text:p text:style-name="P964">LOCALIZATION</text:p>
      <text:p text:style-name="P628"/>
      <text:p text:style-name="P629">NOTIFY</text:p>
      <text:p text:style-name="P629"><text:a xlink:type="simple" xlink:href="https://dev.to/rizwan_saquib/creating-a-laravel-notification-system-6mb" text:style-name="Internet_20_link" text:visited-style-name="Visited_20_Internet_20_Link">https://dev.to/rizwan_saquib/creating-a-laravel-notification-system-6mb</text:a></text:p>
      <text:p text:style-name="P629"/>
      <text:p text:style-name="P630">switch one authenticate user to another user</text:p>
      <text:p text:style-name="P630"/>
      <text:p text:style-name="P630"><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text:a><text:a xlink:type="simple" xlink:href="https://stackoverflow.com/questions/34295188/how-to-switch-authentication-from-one-user-to-another-using-laravel" text:style-name="Internet_20_link" text:visited-style-name="Visited_20_Internet_20_Link">another-using-laravel</text:a></text:p>
      <text:p text:style-name="P630"/>
      <text:p text:style-name="P630"/>
      <text:p text:style-name="P630"/>
      <text:p text:style-name="P907">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920"><text:span text:style-name="T176">When your app calls the </text:span><text:span text:style-name="Source_20_Text"><text:span text:style-name="T177">/oauth/token</text:span></text:span><text:span text:style-name="T176">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77">oauth_access_token</text:span></text:span><text:span text:style-name="T176"> table.</text:span></text:p>
      <text:p text:style-name="P920"><text:span text:style-name="T176">Next your frontend can call an API with the JWT as Bearer token in the </text:span><text:span text:style-name="Source_20_Text"><text:span text:style-name="T177">Authorization</text:span></text:span><text:span text:style-name="T176"> header, the server will validate that Bearer token, and will give the Client access to that resource.</text:span></text:p>
      <text:p text:style-name="P920"><text:soft-page-break/><text:span text:style-name="T176">If you want access to the user in that resource (eg. a controller) you can use </text:span><text:span text:style-name="Source_20_Text"><text:span text:style-name="T177">Auth::user()</text:span></text:span><text:span text:style-name="T176"> to get the user model.</text:span></text:p>
      <text:p text:style-name="P630"/>
      <text:p text:style-name="P630">installation</text:p>
      <text:p text:style-name="P630">key was too long</text:p>
      <text:p text:style-name="P630">public remove</text:p>
      <text:p text:style-name="P630">theme integrate</text:p>
      <text:p text:style-name="P630">crud generator package</text:p>
      <text:p text:style-name="P630">manually manke </text:p>
      <text:p text:style-name="P630"><text:s text:c="2"/>migration with schema,</text:p>
      <text:p text:style-name="P630"><text:s text:c="2"/>controller with resource &amp; invokable,</text:p>
      <text:p text:style-name="P630"><text:s text:c="2"/>model with fill,gaurd,relationship,</text:p>
      <text:p text:style-name="P630"><text:s text:c="2"/>view</text:p>
      <text:p text:style-name="P630">routing</text:p>
      <text:p text:style-name="P630">cache</text:p>
      <text:p text:style-name="P630">seeder</text:p>
      <text:p text:style-name="P630">request &amp; request validate</text:p>
      <text:p text:style-name="P630">query</text:p>
      <text:p text:style-name="P630">flash message</text:p>
      <text:p text:style-name="P630">redirect &amp; view with compact</text:p>
      <text:p text:style-name="P630">url in view for resouce route &amp; image </text:p>
      <text:p text:style-name="P632">env,constant,config</text:p>
      <text:p text:style-name="P635">login logic for multi role</text:p>
      <text:p text:style-name="P634">middelware</text:p>
      <text:p text:style-name="P633">email</text:p>
      <text:p text:style-name="P633">notify</text:p>
      <text:p text:style-name="P633">trait &amp; helper</text:p>
      <text:p text:style-name="P630"/>
      <text:p text:style-name="P630"/>
      <text:p text:style-name="P630"/>
      <text:p text:style-name="P965">Custome Route file for web &amp; api</text:p>
      <text:p text:style-name="P631"/>
      <text:p text:style-name="P631">Directorty =&gt; App\Providers\RouteServiceProvider</text:p>
      <text:p text:style-name="P631"/>
      <text:p text:style-name="P631">this for web</text:p>
      <text:p text:style-name="P631">protected function mapWebRoutes()</text:p>
      <text:p text:style-name="P631"><text:s text:c="4"/>{</text:p>
      <text:p text:style-name="P631"><text:s text:c="8"/>Route::middleware('web')</text:p>
      <text:p text:style-name="P631"><text:s text:c="13"/>-&gt;namespace($this-&gt;namespace)</text:p>
      <text:p text:style-name="P631"><text:s text:c="13"/>-&gt;group(base_path('routes/web.php'));</text:p>
      <text:p text:style-name="P631"><text:s text:c="4"/>}</text:p>
      <text:p text:style-name="P631"/>
      <text:p text:style-name="P631"/>
      <text:p text:style-name="P631"/>
      <text:p text:style-name="P631"/>
      <text:p text:style-name="P631"/>
      <text:p text:style-name="P631"/>
      <text:p text:style-name="P631"/>
      <text:p text:style-name="P631"/>
      <text:p text:style-name="P631"><text:soft-page-break/>this for api</text:p>
      <text:p text:style-name="P631"><text:s text:c="4"/>protected function mapApiRoutes()</text:p>
      <text:p text:style-name="P631"><text:s text:c="4"/>{</text:p>
      <text:p text:style-name="P631"><text:s text:c="8"/>Route::prefix('api')</text:p>
      <text:p text:style-name="P631"><text:s text:c="12"/>-&gt;middleware('api')</text:p>
      <text:p text:style-name="P631"><text:s text:c="12"/>-&gt;namespace($this-&gt;namespace)</text:p>
      <text:p text:style-name="P631"><text:s text:c="12"/>-&gt;group(function($router){</text:p>
      <text:p text:style-name="P631"/>
      <text:p text:style-name="P631"><text:s text:c="15"/>WRITE HERE PATH OF CUSTOME ROUTE FILE</text:p>
      <text:p text:style-name="P631"><text:s text:c="16"/>r<text:span text:style-name="T268">equire base_path('routes/api.php');</text:span></text:p>
      <text:p text:style-name="P745"><text:s text:c="16"/>require base_path('routes/api_authentication.php');</text:p>
      <text:p text:style-name="P745"><text:s text:c="16"/>require base_path('routes/api_user_profile.php');</text:p>
      <text:p text:style-name="P745"><text:s text:c="16"/>require base_path('routes/api_usergroup.php');</text:p>
      <text:p text:style-name="P745"><text:s text:c="16"/>require base_path('routes/api_permission.php');</text:p>
      <text:p text:style-name="P745"><text:s text:c="16"/>require base_path('routes/api_sessions.php');</text:p>
      <text:p text:style-name="P745"><text:s text:c="16"/>require base_path('routes/api_files.php');</text:p>
      <text:p text:style-name="P745"><text:s text:c="16"/>require base_path('routes/api_teams.php');</text:p>
      <text:p text:style-name="P631"><text:s text:c="12"/>});</text:p>
      <text:p text:style-name="P631"><text:s text:c="4"/>}</text:p>
      <text:p text:style-name="P631"/>
      <text:p text:style-name="P631"/>
      <text:p text:style-name="P631"/>
      <text:p text:style-name="P631"/>
      <text:p text:style-name="P631"/>
      <text:p text:style-name="P968"/>
      <text:p text:style-name="P631"/>
      <text:p text:style-name="P925"><text:span text:style-name="Source_20_Text"><text:span text:style-name="T188">if</text:span></text:span><text:span text:style-name="Source_20_Text"><text:span text:style-name="T189">(</text:span></text:span><text:span text:style-name="Source_20_Text"><text:span text:style-name="T193">Request</text:span></text:span><text:span text:style-name="Source_20_Text"><text:span text:style-name="T189">::</text:span></text:span><text:span text:style-name="Source_20_Text"><text:span text:style-name="T188">is</text:span></text:span><text:span text:style-name="Source_20_Text"><text:span text:style-name="T189">(</text:span></text:span><text:span text:style-name="Source_20_Text"><text:span text:style-name="T194">'frontend/*))</text:span></text:span></text:p>
      <text:p text:style-name="P948"><text:span text:style-name="Source_20_Text"><text:span text:style-name="T194">{</text:span></text:span></text:p>
      <text:p text:style-name="P918"><text:span text:style-name="Source_20_Text"><text:span text:style-name="T198"><text:s text:c="4"/></text:span></text:span><text:span text:style-name="Source_20_Text"><text:span text:style-name="T194">require __DIR__.'</text:span></text:span><text:span text:style-name="Source_20_Text"><text:span text:style-name="T189">/frontend_routes.php;</text:span></text:span></text:p>
      <text:p text:style-name="P918"><text:span text:style-name="Source_20_Text"><text:span text:style-name="T189">}</text:span></text:span></text:p>
      <text:p text:style-name="P948"/>
      <text:p text:style-name="P918"><text:span text:style-name="Source_20_Text"><text:span text:style-name="T188">if</text:span></text:span><text:span text:style-name="Source_20_Text"><text:span text:style-name="T189">(</text:span></text:span><text:span text:style-name="Source_20_Text"><text:span text:style-name="T193">Request</text:span></text:span><text:span text:style-name="Source_20_Text"><text:span text:style-name="T189">::</text:span></text:span><text:span text:style-name="Source_20_Text"><text:span text:style-name="T188">is</text:span></text:span><text:span text:style-name="Source_20_Text"><text:span text:style-name="T189">(</text:span></text:span><text:span text:style-name="Source_20_Text"><text:span text:style-name="T194">'admin/*))</text:span></text:span></text:p>
      <text:p text:style-name="P948"><text:span text:style-name="Source_20_Text"><text:span text:style-name="T194">{</text:span></text:span></text:p>
      <text:p text:style-name="P918"><text:span text:style-name="Source_20_Text"><text:span text:style-name="T198"><text:s text:c="4"/></text:span></text:span><text:span text:style-name="Source_20_Text"><text:span text:style-name="T194">require __DIR__.'</text:span></text:span><text:span text:style-name="Source_20_Text"><text:span text:style-name="T189">/admin_routes.php;</text:span></text:span></text:p>
      <text:p text:style-name="P918"><text:span text:style-name="Source_20_Text"><text:span text:style-name="T189">}</text:span></text:span></text:p>
      <text:p text:style-name="P631"/>
      <text:p text:style-name="P631"/>
      <text:p text:style-name="P925"><text:span text:style-name="Source_20_Text"><text:span text:style-name="T189">$result-&gt;isNotEmpty();</text:span></text:span><text:span text:style-name="Source_20_Text"><text:span text:style-name="T191"> </text:span></text:span><text:span text:style-name="Source_20_Text"><text:span text:style-name="T199">// True if result is not empty.</text:span></text:span></text:p>
      <text:p text:style-name="P918"><text:span text:style-name="Source_20_Text"><text:span text:style-name="T189">$result-&gt;isEmpty();</text:span></text:span><text:span text:style-name="Source_20_Text"><text:span text:style-name="T191"> </text:span></text:span><text:span text:style-name="Source_20_Text"><text:span text:style-name="T199">// True if result is empty.</text:span></text:span></text:p>
      <text:p text:style-name="P918"><text:span text:style-name="Source_20_Text"><text:span text:style-name="T189">$result-&gt;count();</text:span></text:span><text:span text:style-name="Source_20_Text"><text:span text:style-name="T191"> </text:span></text:span><text:span text:style-name="Source_20_Text"><text:span text:style-name="T199">// Return count of records in result.</text:span></text:span></text:p>
      <text:p text:style-name="P631"/>
      <text:p text:style-name="P631">$team-&gt;load(['leader', 'teamUser']);</text:p>
      <text:p text:style-name="P631"/>
      <text:p text:style-name="P631"/>
      <text:p text:style-name="P646">Take backup of mysql databse in laravel</text:p>
      <text:p text:style-name="P647"/>
      <text:p text:style-name="P645"><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31"/>
      <text:p text:style-name="P631"/>
      <text:p text:style-name="P631"/>
      <text:p text:style-name="P638">J query date convert <text:span text:style-name="T280">for ajax paggination</text:span></text:p>
      <text:p text:style-name="P648"/>
      <text:p text:style-name="P648">function dateConvert(edate)</text:p>
      <text:p text:style-name="P648"><text:soft-page-break/><text:s text:c="10"/>{</text:p>
      <text:p text:style-name="P648"><text:s text:c="9"/></text:p>
      <text:p text:style-name="P648"><text:s text:c="12"/>var myDate = new Date(edate);</text:p>
      <text:p text:style-name="P648"><text:s text:c="12"/>console.log(myDate);</text:p>
      <text:p text:style-name="P648"><text:s text:c="12"/>var d = myDate.getDate();</text:p>
      <text:p text:style-name="P648"><text:s text:c="12"/>var m = <text:s/>myDate.getMonth();</text:p>
      <text:p text:style-name="P648"/>
      <text:p text:style-name="P648"><text:s text:c="12"/>m += 1; </text:p>
      <text:p text:style-name="P648"><text:s text:c="12"/>if(m &lt;= "9"){</text:p>
      <text:p text:style-name="P648"><text:s text:c="14"/>m="0"+m;</text:p>
      <text:p text:style-name="P648"><text:s text:c="12"/>}</text:p>
      <text:p text:style-name="P648"><text:s text:c="12"/>var y = myDate.getFullYear();</text:p>
      <text:p text:style-name="P648"><text:s text:c="12"/>var h = myDate.getHours();</text:p>
      <text:p text:style-name="P648"><text:s text:c="12"/>var min = myDate.getMinutes();</text:p>
      <text:p text:style-name="P648"><text:s text:c="12"/>var i = myDate.getSeconds();</text:p>
      <text:p text:style-name="P648"/>
      <text:p text:style-name="P648"><text:s text:c="13"/>var newdate=(m+ "-" + d + "-" + y + " "+h+":"+min+":"+i);</text:p>
      <text:p text:style-name="P648"><text:s text:c="13"/>return newdate;</text:p>
      <text:p text:style-name="P648"><text:s text:c="10"/>} </text:p>
      <text:p text:style-name="P648"/>
      <text:p text:style-name="P648"><text:s text:c="2"/>function ucwords (str) {</text:p>
      <text:p text:style-name="P648"><text:s text:c="16"/>return (str + '').replace(/^([a-z])|\s+([a-z])/g, function ($1) {</text:p>
      <text:p text:style-name="P648"><text:s text:c="20"/>return $1.toUpperCase();</text:p>
      <text:p text:style-name="P648"><text:s text:c="16"/>});</text:p>
      <text:p text:style-name="P648"><text:s text:c="11"/>}</text:p>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8"/>
      <text:p text:style-name="P649">display image in paggination </text:p>
      <text:p text:style-name="P649">---------------------------------------</text:p>
      <text:p text:style-name="P648">-&gt;addColumn('image', function ($data) {</text:p>
      <text:p text:style-name="P648"><text:s text:c="12"/></text:p>
      <text:p text:style-name="P648"><text:s text:c="16"/>$img_path = "storage/uploads/".$data['profile_image'];</text:p>
      <text:p text:style-name="P648"><text:s text:c="16"/>$path=asset($img_path);</text:p>
      <text:p text:style-name="P648"><text:s text:c="16"/>if(!empty($data['profile_image']) &amp;&amp; file_exists($img_path)){</text:p>
      <text:p text:style-name="P648"><text:s text:c="18"/>$src=$path; <text:s/></text:p>
      <text:p text:style-name="P648"><text:s text:c="16"/>}else{</text:p>
      <text:p text:style-name="P648"><text:s text:c="18"/>$src=''; </text:p>
      <text:p text:style-name="P648"><text:s text:c="16"/>}</text:p>
      <text:p text:style-name="P648"><text:s text:c="16"/>return $src;</text:p>
      <text:p text:style-name="P648"><text:soft-page-break/><text:s text:c="11"/></text:p>
      <text:p text:style-name="P648"><text:s text:c="8"/>})-&gt;toJson()</text:p>
      <text:p text:style-name="P648"/>
      <text:p text:style-name="P642">thumb generate in laravel</text:p>
      <text:p text:style-name="P648"><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50">use Image;</text:p>
      <text:p text:style-name="P650">$destinationPath = public_path() . '/storage/uploads/profile_images/'; //where to image save</text:p>
      <text:p text:style-name="P648">$thumbPath=public_path() . '/storage/uploads/profile_images/thumbnail/'; //<text:span text:style-name="T282">need to thumb save</text:span></text:p>
      <text:p text:style-name="P648"><text:s text:c="16"/>$img = Image::make($destinationPath.$fileName);</text:p>
      <text:p text:style-name="P648"><text:s text:c="16"/>$img-&gt;resize(300, 300, function ($constraint) {</text:p>
      <text:p text:style-name="P648"><text:s text:c="20"/>$constraint-&gt;aspectRatio();</text:p>
      <text:p text:style-name="P648"><text:s text:c="16"/>})-&gt;save($thumbPath.'/'.$fileName);</text:p>
      <text:p text:style-name="P648"/>
      <text:p text:style-name="P648"/>
      <text:p text:style-name="P648"/>
      <text:p text:style-name="P651">fancy Alert box</text:p>
      <text:p text:style-name="P651"><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51"/>
      <text:p text:style-name="P639">Number</text:p>
      <text:p text:style-name="P654">&lt;input type="number" class="form-control name required" id="max_visibility" min="0" name="max_visibility" placeholder="{{trans('messages.settings.max_visibility')}}" value="{{$settings['max_visibility']}}" onkeypress='return event.charCode &gt;= 48 &amp;&amp; event.charCode &lt;= 57'&gt;</text:p>
      <text:p text:style-name="P651"/>
      <text:p text:style-name="P653">Json parse in j query</text:p>
      <text:p text:style-name="P653">===================</text:p>
      <text:p text:style-name="P653">/ <text:s text:c="5"/>var s='&lt;?php echo json_encode($UserFields[0]['outlets']);?&gt;';</text:p>
      <text:p text:style-name="P653">// var myObject = eval('(' + s + ')');</text:p>
      <text:p text:style-name="P653">// for (i in myObject)</text:p>
      <text:p text:style-name="P653">// {</text:p>
      <text:p text:style-name="P653">// <text:s text:c="3"/>alert(myObject[i]["latitude"]);</text:p>
      <text:p text:style-name="P653">// }</text:p>
      <text:p text:style-name="P651"/>
      <text:p text:style-name="P651"><text:span text:style-name="T288">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88">login</text:span></text:a></text:p>
      <text:p text:style-name="P651"><text:s text:c="9"/><text:a xlink:type="simple" xlink:href="mailto:dhara@topsinfosolutions.com" text:style-name="Internet_20_link" text:visited-style-name="Visited_20_Internet_20_Link"><text:span text:style-name="T288">dhara@topsinfosolutions.com</text:span></text:a><text:span text:style-name="T288"> / 123123</text:span></text:p>
      <text:p text:style-name="P652">admin:<text:a xlink:type="simple" xlink:href="https://projects.topsdemo.co.in/soilmax/v.4.0/public/admin/login" text:style-name="Internet_20_link" text:visited-style-name="Visited_20_Internet_20_Link"><text:span text:style-name="T289">https://projects.topsdemo.co.in/soilmax/v.4.0/public/</text:span></text:a><text:a xlink:type="simple" xlink:href="https://projects.topsdemo.co.in/soilmax/v.4.0/public/admin/login" text:style-name="Internet_20_link" text:visited-style-name="Visited_20_Internet_20_Link">admin/login</text:a></text:p>
      <text:p text:style-name="P652"><text:s text:c="11"/>rupesh.rathod<text:a xlink:type="simple" xlink:href="mailto:dhara@topsinfosolutions.com" text:style-name="Internet_20_link" text:visited-style-name="Visited_20_Internet_20_Link">@topsinfosolutions.com</text:a> / 123123</text:p>
      <text:p text:style-name="P652"/>
      <text:p text:style-name="P652"/>
      <text:p text:style-name="P640">Google Map</text:p>
      <text:p text:style-name="P655"/>
      <text:p text:style-name="P655"><text:a xlink:type="simple" xlink:href="http://apiler.blogspot.com/2015/04/get-latitude-and-longitude-location.html" text:style-name="Internet_20_link" text:visited-style-name="Visited_20_Internet_20_Link">http://apiler.blogspot.com/2015/04/get-latitude-and-longitude-location.html</text:a></text:p>
      <text:p text:style-name="P655"/>
      <text:p text:style-name="P655"><text:a xlink:type="simple" xlink:href="https://www.tutorialrepublic.com/html-tutorial/html5-geolocation.php" text:style-name="Internet_20_link" text:visited-style-name="Visited_20_Internet_20_Link">https://www.tutorialrepublic.com/html-tutorial/html5-geolocation.php</text:a></text:p>
      <text:p text:style-name="P655"/>
      <text:p text:style-name="P655">codexworld</text:p>
      <text:p text:style-name="P655"/>
      <text:p text:style-name="P655">draftlogic</text:p>
      <text:p text:style-name="P655"/>
      <text:p text:style-name="P655">mapbox</text:p>
      <text:p text:style-name="P655"/>
      <text:p text:style-name="P656">Place Auto complete &amp; more about place</text:p>
      <text:p text:style-name="P656"><text:soft-page-break/><text:a xlink:type="simple" xlink:href="https://developers.google.com/maps/documentation/javascript/examples/places-autocomplete-addressform" text:style-name="Internet_20_link" text:visited-style-name="Visited_20_Internet_20_Link">https://developers.google.com/maps/documentation/javascript/examples/places-autocomplete-addressform</text:a></text:p>
      <text:p text:style-name="P655"/>
      <text:p text:style-name="P643">Laravel Auto complete</text:p>
      <text:p text:style-name="P657"><text:a xlink:type="simple" xlink:href="http://www.expertphp.in/article/manual-laravel-autocomplete-search-from-database" text:style-name="Internet_20_link" text:visited-style-name="Visited_20_Internet_20_Link">http://www.expertphp.in/article/manual-laravel-autocomplete-search-from-database</text:a></text:p>
      <text:p text:style-name="P657"/>
      <text:p text:style-name="P659">for get selected value</text:p>
      <text:p text:style-name="P657"><text:a xlink:type="simple" xlink:href="https://stackoverflow.com/questions/4815330/jquery-ui-autocomplete-with-item-and-id/4815374" text:style-name="Internet_20_link" text:visited-style-name="Visited_20_Internet_20_Link">https://stackoverflow.com/questions/4815330/jquery-ui-autocomplete-with-item-and-id/4815374</text:a></text:p>
      <text:p text:style-name="P658"/>
      <text:p text:style-name="P657">select: function (event, ui) {</text:p>
      <text:p text:style-name="P657"/>
      <text:p text:style-name="P657"><text:s text:c="14"/>// $('#selected_value').val(ui.item.label);</text:p>
      <text:p text:style-name="P657"><text:s text:c="14"/>// alert(ui.item.label);</text:p>
      <text:p text:style-name="P657"><text:s text:c="19"/></text:p>
      <text:p text:style-name="P657"><text:s text:c="12"/>},</text:p>
      <text:p text:style-name="P657"/>
      <text:p text:style-name="P644">Laravel scout <text:s/>for full text searching ( Elastic search in laravel) -<text:span text:style-name="T327">practicaly success</text:span></text:p>
      <text:p text:style-name="P660"/>
      <text:p text:style-name="P660"><text:a xlink:type="simple" xlink:href="https://code.tutsplus.com/tutorials/how-to-setup-a-full-text-search-using-scout-in-laravel--cms-30702" text:style-name="Internet_20_link" text:visited-style-name="Visited_20_Internet_20_Link">https://code.tutsplus.com/tutorials/how-to-setup-a-full-text-search-using-scout-in-laravel--cms-</text:a><text:a xlink:type="simple" xlink:href="https://code.tutsplus.com/tutorials/how-to-setup-a-full-text-search-using-scout-in-laravel--cms-30702" text:style-name="Internet_20_link" text:visited-style-name="Visited_20_Internet_20_Link">30702</text:a></text:p>
      <text:p text:style-name="P660"/>
      <text:p text:style-name="P662">In laravel &amp; in lumen</text:p>
      <text:p text:style-name="P662"><text:a xlink:type="simple" xlink:href="https://github.com/basemkhirat/elasticsearch" text:style-name="Internet_20_link" text:visited-style-name="Visited_20_Internet_20_Link">https://github.com/basemkhirat/elasticsearch</text:a> </text:p>
      <text:p text:style-name="P663">&amp; elastic search head use for UI , that is a chrome extension. &amp; elastic installtion use topsinfosolution<text:span text:style-name="T339">( prajwal pujari)</text:span> doc <text:span text:style-name="T339">(this is also done by dinesh bhojvani)</text:span></text:p>
      <text:p text:style-name="P655"/>
      <text:p text:style-name="P641">J query detect mobile</text:p>
      <text:p text:style-name="P655"/>
      <text:p text:style-name="P655">var isMobile = window.matchMedia("only screen and (max-width: 760px)").matches;</text:p>
      <text:p text:style-name="P655"><text:s text:c="14"/>if (isMobile) {</text:p>
      <text:p text:style-name="P655"/>
      <text:p text:style-name="P655"/>
      <text:p text:style-name="P655"/>
      <text:p text:style-name="P698">I agree to terms and conditions.</text:p>
      <text:p text:style-name="P697"><text:a xlink:type="simple" xlink:href="https://www.tutorialrepublic.com/codelab.php?topic=faq&amp;file=jquery-disable-or-enable-form-element" text:style-name="Internet_20_link" text:visited-style-name="Visited_20_Internet_20_Link">https://www.tutorialrepublic.com/codelab.php?topic=faq&amp;file=jquery-disable-or-</text:a><text:a xlink:type="simple" xlink:href="https://www.tutorialrepublic.com/codelab.php?topic=faq&amp;file=jquery-disable-or-enable-form-element" text:style-name="Internet_20_link" text:visited-style-name="Visited_20_Internet_20_Link">enable-form-element</text:a></text:p>
      <text:p text:style-name="P697"/>
      <text:h text:style-name="P972" text:outline-level="1">How to disable all input controls inside a form using jQuery</text:h>
      <text:p text:style-name="P697"><text:a xlink:type="simple" xlink:href="https://www.tutorialrepublic.com/faq/how-to-disable-all-input-controls-inside-a-form-using-jquery.php" text:style-name="Internet_20_link" text:visited-style-name="Visited_20_Internet_20_Link">https://www.tutorialrepublic.com/faq/how-to-disable-all-input-controls-inside-a-</text:a><text:a xlink:type="simple" xlink:href="https://www.tutorialrepublic.com/faq/how-to-disable-all-input-controls-inside-a-form-using-jquery.php" text:style-name="Internet_20_link" text:visited-style-name="Visited_20_Internet_20_Link">form-using-jquery.php</text:a></text:p>
      <text:p text:style-name="P697"/>
      <text:p text:style-name="P697"/>
      <text:p text:style-name="P697"><text:soft-page-break/></text:p>
      <text:p text:style-name="P697"/>
      <text:p text:style-name="P967">Lazy Load</text:p>
      <text:p text:style-name="P699"/>
      <text:p text:style-name="P700"><text:a xlink:type="simple" xlink:href="http://jquery.eisbehr.de/lazy/example_load-background-images" text:style-name="Internet_20_link" text:visited-style-name="Visited_20_Internet_20_Link">http://jquery.eisbehr.de/lazy/example_load-background-images</text:a></text:p>
      <text:p text:style-name="P700"><text:a xlink:type="simple" xlink:href="https://www.phpgang.com/how-to-create-lazy-loading-images-using-jquery_563.html" text:style-name="Internet_20_link" text:visited-style-name="Visited_20_Internet_20_Link">https://www.phpgang.com/how-to-create-lazy-loading-images-using-jquery_563.html</text:a></text:p>
      <text:p text:style-name="P700"/>
      <text:p text:style-name="P700">l<text:span text:style-name="T328">oad image on load but we need to put all images &amp; data -src</text:span></text:p>
      <text:p text:style-name="P699"/>
      <text:p text:style-name="P969">Loder</text:p>
      <text:p text:style-name="P701">2 type </text:p>
      <text:p text:style-name="P701"/>
      <text:p text:style-name="P701">1. full body <text:span text:style-name="T330">(every page load mate complusory mukvuj )</text:span></text:p>
      <text:p text:style-name="P834"><text:span text:style-name="T211"><text:s text:c="8"/></text:span><text:a xlink:type="simple" xlink:href="https://smallenvelop.com/display-loading-icon-page-loads-completely/" text:style-name="Internet_20_link" text:visited-style-name="Visited_20_Internet_20_Link">https://smallenvelop.com/display-loading-icon-page-loads-completely/</text:a><text:span text:style-name="T211"> </text:span></text:p>
      <text:p text:style-name="P701">2. ajax -</text:p>
      <text:p text:style-name="P701"><text:s text:c="7"/>when <text:s/>show -&gt; click/change event pre show karavo or beforesend</text:p>
      <text:p text:style-name="P701"><text:s text:c="7"/>when Hide <text:s/>-&gt; success per hide karavo</text:p>
      <text:p text:style-name="P701"><text:s text:c="7"/>loader location -&gt; div purtu j rakhvu <text:span text:style-name="T329">ke jya ajax no data load thato hoy</text:span></text:p>
      <text:p text:style-name="P701"/>
      <text:p text:style-name="P701"/>
      <text:p text:style-name="P702">Loading overlay</text:p>
      <text:p text:style-name="P701"><text:a xlink:type="simple" xlink:href="https://gasparesganga.com/labs/jquery-loading-overlay/" text:style-name="Internet_20_link" text:visited-style-name="Visited_20_Internet_20_Link">https://gasparesganga.com/labs/jquery-loading-overlay/</text:a></text:p>
      <text:p text:style-name="P701"/>
      <text:p text:style-name="P703">Laravel Logout from every devices except the currently logged in one in Laravel</text:p>
      <text:p text:style-name="P703"/>
      <text:p text:style-name="P703"><text:a xlink:type="simple" xlink:href="https://www.amitmerchant.com/logout-from-everywhere-except-current-device-laravel/" text:style-name="Internet_20_link" text:visited-style-name="Visited_20_Internet_20_Link"><text:span text:style-name="T2">https://www.amitmerchant.com/logout-from-everywhere-except-current-device-laravel/</text:span></text:a></text:p>
      <text:p text:style-name="P704"/>
      <text:p text:style-name="P704"/>
      <text:h text:style-name="P973" text:outline-level="1">How To Create Apache VirtualHost in Ubuntu 18.04 &amp; 16.04 LTS</text:h>
      <text:p text:style-name="P703"><text:a xlink:type="simple" xlink:href="https://tecadmin.net/create-virtual-hosts-in-apache-on-ubuntu/" text:style-name="Internet_20_link" text:visited-style-name="Visited_20_Internet_20_Link"><text:span text:style-name="T2">https://tecadmin.net/create-virtual-hosts-in-apache-on-ubuntu/</text:span></text:a></text:p>
      <text:p text:style-name="P704"/>
      <text:p text:style-name="P710">Virtual Hosting refers to running multiple domains (or multiple websites) on a single server. The best uses of Virtual Hosting can be seen on shared hosting servers, where thousands of websites hosted on a single server and share the single system resources.</text:p>
      <text:p text:style-name="P710"/>
      <text:p text:style-name="P712"><text:bookmark-start text:name="__DdeLink__23920_597365648"/>Step-1</text:p>
      <text:p text:style-name="P935">cd /etc/apache2/sites-available/</text:p>
      <text:p text:style-name="P992">sudo cp 000-default.conf site1.example.com.conf</text:p>
      <text:p text:style-name="P722"><text:span text:style-name="T333">subl </text:span><text:span text:style-name="T332">site1.example.com.conf</text:span></text:p>
      <text:p text:style-name="P723"/>
      <text:p text:style-name="P724">then edit this line</text:p>
      <text:p text:style-name="P724"/>
      <text:p text:style-name="P937">ServerAdmin <text:a xlink:type="simple" xlink:href="mailto:webmaster@site1.example.com" text:style-name="Internet_20_link" text:visited-style-name="Visited_20_Internet_20_Link">webmaster@site1.example.com</text:a> <text:s text:c="3"/>(to uncoment &amp; edit)</text:p>
      <text:p text:style-name="P993"><text:s text:c="8"/><text:span text:style-name="T334">ServerName site1.example.com</text:span></text:p>
      <text:p text:style-name="P993"><text:soft-page-break/><text:s text:c="8"/><text:span text:style-name="T334">DocumentRoot /var/www/site1.example.com/httpdocs <text:s text:c="3"/></text:span><text:span text:style-name="T335">(upto proj folder )</text:span></text:p>
      <text:p text:style-name="P937"/>
      <text:p text:style-name="P936">following command to enable this Virtual Host</text:p>
      <text:p text:style-name="P936"/>
      <text:p text:style-name="P937">a2ensite site1.example.com</text:p>
      <text:p text:style-name="P937"/>
      <text:p text:style-name="P933">To activate the new configuration, we need to run:</text:p>
      <text:p text:style-name="P933"/>
      <text:p text:style-name="P936">service apache2 reload</text:p>
      <text:p text:style-name="P933"/>
      <text:p text:style-name="P933"/>
      <text:p text:style-name="P943"><text:span text:style-name="T250">Now, </text:span><text:span text:style-name="T255"> </text:span><text:span text:style-name="T249">do a local mapping by adding an entry in </text:span><text:span text:style-name="Strong_20_Emphasis"><text:span text:style-name="T253">/etc/hosts</text:span></text:span><text:span text:style-name="T255"> </text:span><text:span text:style-name="T249">files.</text:span></text:p>
      <text:p text:style-name="P934"/>
      <text:p text:style-name="P943"><text:span text:style-name="T250">In cmd, <text:s/>subl /etc/</text:span><text:span text:style-name="Strong_20_Emphasis"><text:span text:style-name="T253">hosts <text:s/></text:span></text:span></text:p>
      <text:p text:style-name="P943"><text:span text:style-name="Strong_20_Emphasis"><text:span text:style-name="T253"/></text:span></text:p>
      <text:p text:style-name="P943"><text:span text:style-name="Strong_20_Emphasis"><text:span text:style-name="T254">then write in file below things</text:span></text:span></text:p>
      <text:p text:style-name="P943"><text:span text:style-name="Strong_20_Emphasis"><text:span text:style-name="T251"/></text:span></text:p>
      <text:p text:style-name="P943"><text:span text:style-name="Strong_20_Emphasis"><text:span text:style-name="T251">127.0.0.1<text:tab/>localsite.com</text:span></text:span></text:p>
      <text:p text:style-name="P937"/>
      <text:p text:style-name="P937"/>
      <text:p text:style-name="P724"><text:bookmark-end text:name="__DdeLink__23920_597365648"/></text:p>
      <text:p text:style-name="P713"/>
      <text:p text:style-name="P710"/>
      <text:p text:style-name="P710"/>
      <text:p text:style-name="P710"/>
      <text:p text:style-name="P981">DB LOGIC</text:p>
      <text:p text:style-name="P711"/>
      <text:p text:style-name="P711">F =&gt; Flage</text:p>
      <text:p text:style-name="P711">I =&gt;ITUS</text:p>
      <text:p text:style-name="P711">T=&gt;Transittion table(pivote)</text:p>
      <text:p text:style-name="P711"><text:soft-page-break/>R=&gt;remove &amp; replace means remove &amp; insert new insted of update</text:p>
      <text:p text:style-name="P711">R=&gt;relation hasmany/belongs to</text:p>
      <text:p text:style-name="P711"/>
      <text:p text:style-name="P711">tbl 1 <text:s text:c="19"/>tbl2</text:p>
      <text:p text:style-name="P711">1 .... <text:s text:c="18"/>1 <text:s text:c="2"/>1(F.K) <text:s/>.......</text:p>
      <text:p text:style-name="P711"/>
      <text:p text:style-name="P711">in same tbl comma sepereted/json or below </text:p>
      <text:p text:style-name="P711">1...... <text:s text:c="16"/>1 <text:s text:c="3"/>1(F.K) <text:s/>......</text:p>
      <text:p text:style-name="P711"><text:s text:c="25"/>2 <text:s text:c="3"/>1(F.K) <text:s/>......</text:p>
      <text:p text:style-name="P711"><text:s text:c="25"/>3 <text:s text:c="3"/>1(F.K) <text:s/>......</text:p>
      <text:p text:style-name="P717">justin logic : get all records from db compare with data(got from api) &amp; if matched(in-array) then matched records updte in db</text:p>
      <text:p text:style-name="P717"/>
      <text:p text:style-name="P717">rahul logic: last_updated<text:line-break/> <text:s text:c="12"/>get records which have not date same as today limit 100 then update thoe records </text:p>
      <text:p text:style-name="P717"/>
      <text:p text:style-name="P717"/>
      <text:p text:style-name="P719"><text:a xlink:type="simple" xlink:href="db::beginTransaction" text:style-name="Internet_20_link" text:visited-style-name="Visited_20_Internet_20_Link">DB::beginTransaction</text:a>();</text:p>
      <text:p text:style-name="P719">query</text:p>
      <text:p text:style-name="P719"><text:a xlink:type="simple" xlink:href="db::commit" text:style-name="Internet_20_link" text:visited-style-name="Visited_20_Internet_20_Link">DB::commit</text:a>();</text:p>
      <text:p text:style-name="P719">DB::rollBack();</text:p>
      <text:p text:style-name="P711"/>
      <text:p text:style-name="P720">Versoning of css &amp; js file due to cache</text:p>
      <text:p text:style-name="P714">like</text:p>
      <text:p text:style-name="P714"><text:s text:c="4"/>&lt;link rel="stylesheet" href="&lt;?php echo url(); ?&gt;/public/frontend/css/style.css?v=1" type="text/css"&gt;</text:p>
      <text:p text:style-name="P714"/>
      <text:p text:style-name="P714">put ?v=1 </text:p>
      <text:p text:style-name="P714"/>
      <text:p text:style-name="P721">Steps was taken while speed optimization</text:p>
      <text:list xml:id="list4190993031091685883" text:style-name="L5">
        <text:list-item>
          <text:p text:style-name="P1001">Use defer / async where required &amp; <text:s/>check functionality for no break the js code</text:p>
        </text:list-item>
        <text:list-item>
          <text:p text:style-name="P1001">Minified CSS</text:p>
        </text:list-item>
        <text:list-item>
          <text:p text:style-name="P1002">Minifiled JS</text:p>
        </text:list-item>
        <text:list-item>
          <text:p text:style-name="P1002">set expire time in .htaccess</text:p>
        </text:list-item>
        <text:list-item>
          <text:p text:style-name="P1002">Home page image compressed</text:p>
        </text:list-item>
        <text:list-item>
          <text:p text:style-name="P1002">Image replce by webp formate image as per recommndesion from analisys report<text:line-break/>Use lazy loading for dynamic load image as well as statis image</text:p>
        </text:list-item>
        <text:list-item>
          <text:p text:style-name="P1002">Remove unneccessory script tag</text:p>
        </text:list-item>
        <text:list-item>
          <text:p text:style-name="P1002">Try to taken js file into footer but it was given error so revert back.</text:p>
        </text:list-item>
        <text:list-item>
          <text:p text:style-name="P1002">Use preload attribute for styles and script</text:p>
        </text:list-item>
        <text:list-item>
          <text:p text:style-name="P1002">Resolve error for font-awesom &amp; its related script/style<text:line-break/><text:line-break/>Other recommndation that we can’t do due to thirdparty url</text:p>
        </text:list-item>
      </text:list>
      <text:p text:style-name="P716"><text:s text:c="9"/>We haven’t change for below url:</text:p>
      <text:p text:style-name="P716"/>
      <text:list xml:id="list6877421741295810381" text:style-name="L6">
        <text:list-item>
          <text:p text:style-name="P1003"><text:soft-page-break/>J-query.min.js <text:s/><text:span text:style-name="T347">(download in local &amp; point to in)</text:span></text:p>
        </text:list-item>
        <text:list-item>
          <text:p text:style-name="P1004">boostrape.min.css <text:span text:style-name="T347">(download in local &amp; point to in)</text:span></text:p>
        </text:list-item>
        <text:list-item>
          <text:p text:style-name="P1003">style.css <text:span text:style-name="T345">(We have minified to this file.)</text:span><text:tab/></text:p>
        </text:list-item>
      </text:list>
      <text:p text:style-name="P718">indexing of where fields in mysql</text:p>
      <text:p text:style-name="P716"/>
      <text:p text:style-name="P715">Speed otimization</text:p>
      <text:p text:style-name="P715"/>
      <text:p text:style-name="P715">-ideal use js in footer &amp; css in head</text:p>
      <text:p text:style-name="P859"><text:span text:style-name="T252">-use defer for script that used in head tag </text:span><text:a xlink:type="simple" xlink:href="https://flaviocopes.com/javascript-async-defer/" text:style-name="Internet_20_link" text:visited-style-name="Visited_20_Internet_20_Link">https://flaviocopes.com/javascript-async-defer/</text:a></text:p>
      <text:p text:style-name="P859"><text:span text:style-name="T252">-use rel=”preload” for css <text:s/></text:span><text:a xlink:type="simple" xlink:href="https://developer.mozilla.org/en-US/docs/Web/HTML/Preloading_content" text:style-name="Internet_20_link" text:visited-style-name="Visited_20_Internet_20_Link">https://developer.mozilla.org/en-US/docs/Web/HTML/Preloading_content</text:a></text:p>
      <text:p text:style-name="P859"><text:span text:style-name="T252">-for image comprise by </text:span><text:a xlink:type="simple" xlink:href="https://tinypng.com/" text:style-name="Internet_20_link" text:visited-style-name="Visited_20_Internet_20_Link">https://tinypng.com/</text:a> <text:s text:c="2"/></text:p>
      <text:p text:style-name="P859"><text:s text:c="2"/><text:span text:style-name="T343">use tumb where require </text:span></text:p>
      <text:p text:style-name="P859"><text:s text:c="2"/><text:span text:style-name="T343">use lazy load for image <text:s/></text:span><text:a xlink:type="simple" xlink:href="https://css-tricks.com/snippets/javascript/lazy-loading-images/" text:style-name="Internet_20_link" text:visited-style-name="Visited_20_Internet_20_Link">https://css-tricks.com/snippets/javascript/lazy-loading-images/</text:a></text:p>
      <text:p text:style-name="P859"/>
      <text:p text:style-name="P859">-<text:span text:style-name="T344">minified</text:span></text:p>
      <text:p text:style-name="P859"/>
      <text:p text:style-name="P859"/>
      <text:p text:style-name="P944"><text:span text:style-name="Source_20_Text"><text:span text:style-name="T167">&lt;</text:span></text:span><text:span text:style-name="Source_20_Text"><text:span text:style-name="T256">head</text:span></text:span><text:span text:style-name="Source_20_Text"><text:span text:style-name="T167">&gt;</text:span></text:span></text:p>
      <text:p text:style-name="P923"><text:span text:style-name="Source_20_Text"><text:span text:style-name="T205"><text:s text:c="2"/></text:span></text:span><text:span text:style-name="Source_20_Text"><text:span text:style-name="T167">&lt;</text:span></text:span><text:span text:style-name="Source_20_Text"><text:span text:style-name="T256">meta </text:span></text:span><text:span text:style-name="Source_20_Text"><text:span text:style-name="T257">charset</text:span></text:span><text:span text:style-name="Source_20_Text"><text:span text:style-name="T167">="</text:span></text:span><text:span text:style-name="Source_20_Text"><text:span text:style-name="T258">utf-8</text:span></text:span><text:span text:style-name="Source_20_Text"><text:span text:style-name="T167">"&gt;</text:span></text:span></text:p>
      <text:p text:style-name="P923"><text:span text:style-name="Source_20_Text"><text:span text:style-name="T205"><text:s text:c="2"/></text:span></text:span><text:span text:style-name="Source_20_Text"><text:span text:style-name="T167">&lt;</text:span></text:span><text:span text:style-name="Source_20_Text"><text:span text:style-name="T256">title</text:span></text:span><text:span text:style-name="Source_20_Text"><text:span text:style-name="T167">&gt;</text:span></text:span><text:span text:style-name="Source_20_Text"><text:span text:style-name="T206">JS and CSS preload example</text:span></text:span><text:span text:style-name="Source_20_Text"><text:span text:style-name="T167">&lt;/</text:span></text:span><text:span text:style-name="Source_20_Text"><text:span text:style-name="T256">title</text:span></text:span><text:span text:style-name="Source_20_Text"><text:span text:style-name="T167">&gt;</text:span></text:span></text:p>
      <text:p text:style-name="P962"/>
      <text:p text:style-name="P923"><text:span text:style-name="Source_20_Text"><text:span text:style-name="T205"><text:s text:c="2"/></text:span></text:span><text:span text:style-name="Source_20_Text"><text:span text:style-name="T167">&lt;</text:span></text:span><text:span text:style-name="Source_20_Text"><text:span text:style-name="T256">link </text:span></text:span><text:span text:style-name="Source_20_Text"><text:span text:style-name="T257">rel</text:span></text:span><text:span text:style-name="Source_20_Text"><text:span text:style-name="T167">="</text:span></text:span><text:span text:style-name="Source_20_Text"><text:span text:style-name="T258">preload</text:span></text:span><text:span text:style-name="Source_20_Text"><text:span text:style-name="T167">"</text:span></text:span><text:span text:style-name="Source_20_Text"><text:span text:style-name="T256"> </text:span></text:span><text:span text:style-name="Source_20_Text"><text:span text:style-name="T257">href</text:span></text:span><text:span text:style-name="Source_20_Text"><text:span text:style-name="T167">="</text:span></text:span><text:span text:style-name="Source_20_Text"><text:span text:style-name="T258">style.css</text:span></text:span><text:span text:style-name="Source_20_Text"><text:span text:style-name="T167">"</text:span></text:span><text:span text:style-name="Source_20_Text"><text:span text:style-name="T256"> </text:span></text:span><text:span text:style-name="Source_20_Text"><text:span text:style-name="T257">as</text:span></text:span><text:span text:style-name="Source_20_Text"><text:span text:style-name="T167">="</text:span></text:span><text:span text:style-name="Source_20_Text"><text:span text:style-name="T258">style</text:span></text:span><text:span text:style-name="Source_20_Text"><text:span text:style-name="T167">"&gt;</text:span></text:span></text:p>
      <text:p text:style-name="P923"><text:span text:style-name="Source_20_Text"><text:span text:style-name="T205"><text:s text:c="2"/></text:span></text:span><text:span text:style-name="Source_20_Text"><text:span text:style-name="T167">&lt;</text:span></text:span><text:span text:style-name="Source_20_Text"><text:span text:style-name="T256">link </text:span></text:span><text:span text:style-name="Source_20_Text"><text:span text:style-name="T257">rel</text:span></text:span><text:span text:style-name="Source_20_Text"><text:span text:style-name="T167">="</text:span></text:span><text:span text:style-name="Source_20_Text"><text:span text:style-name="T258">preload</text:span></text:span><text:span text:style-name="Source_20_Text"><text:span text:style-name="T167">"</text:span></text:span><text:span text:style-name="Source_20_Text"><text:span text:style-name="T256"> </text:span></text:span><text:span text:style-name="Source_20_Text"><text:span text:style-name="T257">href</text:span></text:span><text:span text:style-name="Source_20_Text"><text:span text:style-name="T167">="</text:span></text:span><text:span text:style-name="Source_20_Text"><text:span text:style-name="T258">main.js</text:span></text:span><text:span text:style-name="Source_20_Text"><text:span text:style-name="T167">"</text:span></text:span><text:span text:style-name="Source_20_Text"><text:span text:style-name="T256"> </text:span></text:span><text:span text:style-name="Source_20_Text"><text:span text:style-name="T257">as</text:span></text:span><text:span text:style-name="Source_20_Text"><text:span text:style-name="T167">="</text:span></text:span><text:span text:style-name="Source_20_Text"><text:span text:style-name="T258">script</text:span></text:span><text:span text:style-name="Source_20_Text"><text:span text:style-name="T167">"&gt;</text:span></text:span></text:p>
      <text:p text:style-name="P962"/>
      <text:p text:style-name="P923"><text:span text:style-name="Source_20_Text"><text:span text:style-name="T205"><text:s text:c="2"/></text:span></text:span><text:span text:style-name="Source_20_Text"><text:span text:style-name="T167">&lt;</text:span></text:span><text:span text:style-name="Source_20_Text"><text:span text:style-name="T256">link </text:span></text:span><text:span text:style-name="Source_20_Text"><text:span text:style-name="T257">rel</text:span></text:span><text:span text:style-name="Source_20_Text"><text:span text:style-name="T167">="</text:span></text:span><text:span text:style-name="Source_20_Text"><text:span text:style-name="T258">stylesheet</text:span></text:span><text:span text:style-name="Source_20_Text"><text:span text:style-name="T167">"</text:span></text:span><text:span text:style-name="Source_20_Text"><text:span text:style-name="T256"> </text:span></text:span><text:span text:style-name="Source_20_Text"><text:span text:style-name="T257">href</text:span></text:span><text:span text:style-name="Source_20_Text"><text:span text:style-name="T167">="</text:span></text:span><text:span text:style-name="Source_20_Text"><text:span text:style-name="T258">style.css</text:span></text:span><text:span text:style-name="Source_20_Text"><text:span text:style-name="T167">"&gt;</text:span></text:span></text:p>
      <text:p text:style-name="P923"><text:span text:style-name="Source_20_Text"><text:span text:style-name="T167">&lt;/</text:span></text:span><text:span text:style-name="Source_20_Text"><text:span text:style-name="T256">head</text:span></text:span><text:span text:style-name="Source_20_Text"><text:span text:style-name="T167">&gt;</text:span></text:span></text:p>
      <text:p text:style-name="P962"><text:soft-page-break/></text:p>
      <text:p text:style-name="P923"><text:span text:style-name="Source_20_Text"><text:span text:style-name="T167">&lt;</text:span></text:span><text:span text:style-name="Source_20_Text"><text:span text:style-name="T256">body</text:span></text:span><text:span text:style-name="Source_20_Text"><text:span text:style-name="T167">&gt;</text:span></text:span></text:p>
      <text:p text:style-name="P923"><text:span text:style-name="Source_20_Text"><text:span text:style-name="T205"><text:s text:c="2"/></text:span></text:span><text:span text:style-name="Source_20_Text"><text:span text:style-name="T167">&lt;</text:span></text:span><text:span text:style-name="Source_20_Text"><text:span text:style-name="T256">h1</text:span></text:span><text:span text:style-name="Source_20_Text"><text:span text:style-name="T167">&gt;</text:span></text:span><text:span text:style-name="Source_20_Text"><text:span text:style-name="T206">bouncing balls</text:span></text:span><text:span text:style-name="Source_20_Text"><text:span text:style-name="T167">&lt;/</text:span></text:span><text:span text:style-name="Source_20_Text"><text:span text:style-name="T256">h1</text:span></text:span><text:span text:style-name="Source_20_Text"><text:span text:style-name="T167">&gt;</text:span></text:span></text:p>
      <text:p text:style-name="P923"><text:span text:style-name="Source_20_Text"><text:span text:style-name="T205"><text:s text:c="2"/></text:span></text:span><text:span text:style-name="Source_20_Text"><text:span text:style-name="T167">&lt;</text:span></text:span><text:span text:style-name="Source_20_Text"><text:span text:style-name="T256">canvas</text:span></text:span><text:span text:style-name="Source_20_Text"><text:span text:style-name="T167">&gt;&lt;/</text:span></text:span><text:span text:style-name="Source_20_Text"><text:span text:style-name="T256">canvas</text:span></text:span><text:span text:style-name="Source_20_Text"><text:span text:style-name="T167">&gt;</text:span></text:span></text:p>
      <text:p text:style-name="P962"/>
      <text:p text:style-name="P923"><text:span text:style-name="Source_20_Text"><text:span text:style-name="T205"><text:s text:c="2"/></text:span></text:span><text:span text:style-name="Source_20_Text"><text:span text:style-name="T167">&lt;</text:span></text:span><text:span text:style-name="Source_20_Text"><text:span text:style-name="T256">script </text:span></text:span><text:span text:style-name="Source_20_Text"><text:span text:style-name="T257">src</text:span></text:span><text:span text:style-name="Source_20_Text"><text:span text:style-name="T167">="</text:span></text:span><text:span text:style-name="Source_20_Text"><text:span text:style-name="T258">main.js</text:span></text:span><text:span text:style-name="Source_20_Text"><text:span text:style-name="T167">"</text:span></text:span><text:span text:style-name="Source_20_Text"><text:span text:style-name="T256"> </text:span></text:span><text:span text:style-name="Source_20_Text"><text:span text:style-name="T257">defer</text:span></text:span><text:span text:style-name="Source_20_Text"><text:span text:style-name="T167">&gt;&lt;/</text:span></text:span><text:span text:style-name="Source_20_Text"><text:span text:style-name="T256">script</text:span></text:span><text:span text:style-name="Source_20_Text"><text:span text:style-name="T167">&gt;</text:span></text:span></text:p>
      <text:p text:style-name="P923"><text:span text:style-name="Source_20_Text"><text:span text:style-name="T167">&lt;/</text:span></text:span><text:span text:style-name="Source_20_Text"><text:span text:style-name="T256">body</text:span></text:span><text:span text:style-name="Source_20_Text"><text:span text:style-name="T167">&gt;</text:span></text:span></text:p>
      <text:p text:style-name="P859"/>
      <text:p text:style-name="P859"/>
      <text:p text:style-name="P859"/>
      <text:p text:style-name="P859"/>
      <text:p text:style-name="P860">in htacess set expire</text:p>
      <text:p text:style-name="P860"/>
      <text:p text:style-name="P860">## EXPIRES CACHING ##</text:p>
      <text:p text:style-name="P860">&lt;IfModule mod_expires.c&gt;</text:p>
      <text:p text:style-name="P860">ExpiresActive On</text:p>
      <text:p text:style-name="P860">ExpiresByType image/jpg "access 1 month"</text:p>
      <text:p text:style-name="P860">ExpiresByType image/webp "access 1 month"</text:p>
      <text:p text:style-name="P860">ExpiresByType image/jpeg "access 1 month"</text:p>
      <text:p text:style-name="P860">ExpiresByType image/gif "access 1 month"</text:p>
      <text:p text:style-name="P860">ExpiresByType image/png "access 1 month"</text:p>
      <text:p text:style-name="P860">ExpiresByType text/css "access 1 month"</text:p>
      <text:p text:style-name="P860">ExpiresByType text/html "access 1 month"</text:p>
      <text:p text:style-name="P860">ExpiresByType application/pdf "access 1 month"</text:p>
      <text:p text:style-name="P860">ExpiresByType text/x-javascript "access 1 month"</text:p>
      <text:p text:style-name="P860">ExpiresByType text/javascript "access 1 month"</text:p>
      <text:p text:style-name="P860">ExpiresByType application/x-shockwave-flash "access 1 month"</text:p>
      <text:p text:style-name="P860">ExpiresByType image/x-icon "access 1 year"</text:p>
      <text:p text:style-name="P860">ExpiresDefault "access 1 month"</text:p>
      <text:p text:style-name="P860">&lt;/IfModule&gt;</text:p>
      <text:p text:style-name="P860">## EXPIRES CACHING ##</text:p>
      <text:p text:style-name="P860"/>
      <text:p text:style-name="P860"/>
      <text:p text:style-name="P860"/>
      <text:p text:style-name="P860"/>
      <text:p text:style-name="P860"/>
      <text:p text:style-name="P860"/>
      <text:p text:style-name="P66">Multi auth</text:p>
      <text:p text:style-name="P878"><text:a xlink:type="simple" xlink:href="https://blog.trigent.com/multiple-authentication-system-using-guards-in-laravel" text:style-name="Internet_20_link" text:visited-style-name="Visited_20_Internet_20_Link"><text:span text:style-name="T348">https://blog.trigent.com/multiple-authentication-system-using-guards-in-laravel</text:span></text:a><text:span text:style-name="T348"><text:line-break/><text:line-break/><text:line-break/></text:span><text:span text:style-name="T66">J query set cursor positin &amp; focus</text:span><text:span text:style-name="T348"> <text:line-break/></text:span><text:a xlink:type="simple" xlink:href="https://www.sitepoint.com/jqueryhtml5-input-focus-cursor-positions/" text:style-name="Internet_20_link" text:visited-style-name="Visited_20_Internet_20_Link">https://www.sitepoint.com/jqueryhtml5-input-focus-cursor-positions/</text:a></text:p>
      <text:p text:style-name="P878"/>
      <text:p text:style-name="P878"><text:span text:style-name="T68">GET IP Address of User</text:span><text:line-break/><text:line-break/><text:span text:style-name="T357"> public function getUserIpAddr()</text:span></text:p>
      <text:p text:style-name="P879"><text:s text:c="4"/>{</text:p>
      <text:p text:style-name="P879"><text:soft-page-break/><text:s text:c="8"/>if (!empty($_SERVER['HTTP_CLIENT_IP'])) {</text:p>
      <text:p text:style-name="P879"><text:s text:c="12"/>//ip from share internet</text:p>
      <text:p text:style-name="P879"><text:s text:c="12"/>$ip = $_SERVER['HTTP_CLIENT_IP'];</text:p>
      <text:p text:style-name="P879"><text:s text:c="8"/>} elseif (!empty($_SERVER['HTTP_X_FORWARDED_FOR'])) {</text:p>
      <text:p text:style-name="P879"><text:s text:c="12"/>//ip pass from proxy</text:p>
      <text:p text:style-name="P879"><text:s text:c="12"/>$ip = $_SERVER['HTTP_X_FORWARDED_FOR'];</text:p>
      <text:p text:style-name="P879"><text:s text:c="8"/>} else {</text:p>
      <text:p text:style-name="P879"><text:s text:c="12"/>$ip = $_SERVER['REMOTE_ADDR'];</text:p>
      <text:p text:style-name="P879"><text:s text:c="8"/>}</text:p>
      <text:p text:style-name="P879"><text:s text:c="8"/>return $ip;</text:p>
      <text:p text:style-name="P878"><text:span text:style-name="T357"><text:s text:c="4"/>}</text:span><text:line-break/><text:line-break/><text:span text:style-name="T67">Log into file <text:s/>( write in to file in laravel)</text:span><text:span text:style-name="T349"><text:line-break/><text:line-break/> <text:s text:c="3"/>private function logOfResponse($path, $contents, $reportFileName)</text:span></text:p>
      <text:p text:style-name="P862"><text:s text:c="4"/>{</text:p>
      <text:p text:style-name="P862"><text:s text:c="8"/>//Create directory if not exists</text:p>
      <text:p text:style-name="P862"><text:s text:c="8"/>if (!file_exists($path)) {</text:p>
      <text:p text:style-name="P862"><text:s text:c="12"/>mkdir($path);</text:p>
      <text:p text:style-name="P862"><text:s text:c="12"/>chmod($path, 0755);</text:p>
      <text:p text:style-name="P862"><text:s text:c="8"/>}</text:p>
      <text:p text:style-name="P862"><text:s text:c="8"/>//Create file if not exists</text:p>
      <text:p text:style-name="P862"><text:s text:c="8"/>if (!is_file($reportFileName)) {</text:p>
      <text:p text:style-name="P862"><text:s text:c="12"/>chmod($path, 0755);</text:p>
      <text:p text:style-name="P862"><text:s text:c="12"/>file_put_contents($reportFileName, $contents, FILE_APPEND);</text:p>
      <text:p text:style-name="P862"><text:s text:c="12"/>chmod($reportFileName, 0755);</text:p>
      <text:p text:style-name="P862"><text:s text:c="8"/>} else {</text:p>
      <text:p text:style-name="P862"><text:s text:c="12"/>//Write file in new file</text:p>
      <text:p text:style-name="P862"><text:s text:c="12"/>$handle = fopen($reportFileName, "a+");</text:p>
      <text:p text:style-name="P862"><text:s text:c="12"/>$numbytes = fwrite($handle, PHP_EOL.PHP_EOL.PHP_EOL.$contents);</text:p>
      <text:p text:style-name="P862"><text:s text:c="12"/>chmod($reportFileName, 0777);</text:p>
      <text:p text:style-name="P862"><text:s text:c="8"/>}</text:p>
      <text:p text:style-name="P862"><text:s text:c="4"/>}<text:line-break/><text:line-break/><text:line-break/>$path=public_path().'/cj_api_response';</text:p>
      <text:p text:style-name="P862">$reportFileName=$path.'/'.date('Y-m-d').'_cj_vendor_dump.xml';<text:line-break/>$result=”any data”;<text:line-break/>$this-&gt;logOfResponse($path, $result, $reportFileName);</text:p>
      <text:p text:style-name="P862"/>
      <text:p text:style-name="P862"/>
      <text:p text:style-name="P862"/>
      <text:p text:style-name="P905">for 3<text:span text:style-name="T286">rd</text:span> party post data print <text:s/></text:p>
      <text:p text:style-name="P905">$json = file_get_contents('php://input');</text:p>
      <text:p text:style-name="P862"/>
      <text:p text:style-name="P862"/>
      <text:p text:style-name="P862"/>
      <text:p text:style-name="P68">Generate UniqueId that is not in Db table</text:p>
      <text:p text:style-name="P873"/>
      <text:p text:style-name="P873">$trackingCode=$this-&gt;__random_string(10);</text:p>
      <text:p text:style-name="P873"><text:s text:c="12"/>$is_same_uniqueId=CashbackClicks::where('tracking_code', $trackingCode)-&gt;get()-&gt;count();</text:p>
      <text:p text:style-name="P873"><text:soft-page-break/><text:s text:c="12"/>while ($is_same_uniqueId&gt;0) {</text:p>
      <text:p text:style-name="P873"><text:s text:c="16"/>$trackingCode=$this-&gt;__random_string(10);</text:p>
      <text:p text:style-name="P873"><text:s text:c="16"/>$is_same_uniqueId=CashbackClicks::where('tracking_code', $trackingCode)-&gt;get()-&gt;count();</text:p>
      <text:p text:style-name="P873"><text:s text:c="12"/>}</text:p>
      <text:p text:style-name="P873"/>
      <text:p text:style-name="P873"/>
      <text:p text:style-name="P69">server to server file download <text:s/>or save at specific folder in php <text:s/>&amp; zip unzip file &amp; more<text:line-break/>from linkshare api get csv file that is download in our folder as csv then we use</text:p>
      <text:p text:style-name="P874"/>
      <text:p text:style-name="P874"><text:a xlink:type="simple" xlink:href="https://shellcreeper.com/move-files-server-to-server-using-simple-php/" text:style-name="Internet_20_link" text:visited-style-name="Visited_20_Internet_20_Link">https://shellcreeper.com/move-files-server-to-server-using-simple-php/</text:a></text:p>
      <text:p text:style-name="P874"/>
      <text:p text:style-name="P874"/>
      <text:p text:style-name="P988">Sitemap xml <text:span text:style-name="T356">(In Git)</text:span></text:p>
      <text:p text:style-name="P875">put xsl folder in public<text:line-break/>put route same as in route file</text:p>
      <text:p text:style-name="P875">In resouce-&gt;frontend-&gt;view <text:s text:c="2"/>put sitemap folder</text:p>
      <text:p text:style-name="P875">Give proper path in line 2 for view file sitemap.blade.php and commansitemap.blade.php files</text:p>
      <text:p text:style-name="P877"><text:s/>gss.xsl file line 14-15 give proper path of css file &amp; js file<text:line-break/> &amp; in css file give proper path of image for asc/desc</text:p>
      <text:p text:style-name="P876"><text:span text:style-name="T355"><text:s/>SitemapController.php <text:s/>put in controller<text:line-break/> <text:s/>For Demo Hit : </text:span><text:a xlink:type="simple" xlink:href="http://localsite.com/sitemap.xml" text:style-name="Internet_20_link" text:visited-style-name="Visited_20_Internet_20_Link">http://</text:a><text:a xlink:type="simple" xlink:href="http://localsite.com/sitemap.xml" text:style-name="Internet_20_link" text:visited-style-name="Visited_20_Internet_20_Link"><text:span text:style-name="T355">checkoutsaver</text:span></text:a><text:a xlink:type="simple" xlink:href="http://localsite.com/sitemap.xml" text:style-name="Internet_20_link" text:visited-style-name="Visited_20_Internet_20_Link">.com/sitemap.xml</text:a><text:span text:style-name="T355"><text:tab/></text:span></text:p>
      <text:p text:style-name="P875"/>
      <text:p text:style-name="P901"><text:span text:style-name="T367">Other simple way :</text:span><text:a xlink:type="simple" xlink:href="https://kaloraat.com/articles/create-a-dynamic-xml-sitemap-in-laravel" text:style-name="Internet_20_link" text:visited-style-name="Visited_20_Internet_20_Link">https://kaloraat.com/articles/create-a-dynamic-xml-sitemap-in-laravel</text:a></text:p>
      <text:p text:style-name="P875"/>
      <text:p text:style-name="P989">info i fa font</text:p>
      <text:p text:style-name="P881"><text:a xlink:type="simple" xlink:href="https://www.webfx.com/blog/web-design/css-only-tooltips/" text:style-name="Internet_20_link" text:visited-style-name="Visited_20_Internet_20_Link">https://www.webfx.com/blog/web-design/css-only-tooltips/</text:a><text:line-break/><text:span text:style-name="T359">Note: put fa font in palce of <text:s/>information</text:span></text:p>
      <text:p text:style-name="P875"/>
      <text:p text:style-name="P987">MailChimp</text:p>
      <text:p text:style-name="P875"/>
      <text:p text:style-name="P880">Daterange filter</text:p>
      <text:p text:style-name="P880">mailchimp 2</text:p>
      <text:p text:style-name="P880">paypal to paypal fund transfer</text:p>
      <text:p text:style-name="P880">comman trait</text:p>
      <text:p text:style-name="P880"/>
      <text:p text:style-name="P880"/>
      <text:p text:style-name="P880"/>
      <text:p text:style-name="P887">read more</text:p>
      <text:p text:style-name="P887">======</text:p>
      <text:p text:style-name="P886"><text:s/>$(document).on("click",".metaDespReadMoreSpan",function() {</text:p>
      <text:p text:style-name="P886"><text:s text:c="10"/>$('.readLess').hide();</text:p>
      <text:p text:style-name="P886"><text:s text:c="10"/>$('.readMore').show();</text:p>
      <text:p text:style-name="P886"/>
      <text:p text:style-name="P886"><text:s text:c="2"/>});</text:p>
      <text:p text:style-name="P886"><text:s text:c="2"/>$(document).on("click",".metaDespReadLessSpan",function() {</text:p>
      <text:p text:style-name="P886"><text:s text:c="10"/>$('.readMore').hide();</text:p>
      <text:p text:style-name="P886"><text:s text:c="10"/>$('.readLess').show();</text:p>
      <text:p text:style-name="P886"/>
      <text:p text:style-name="P886"><text:s text:c="3"/>});</text:p>
      <text:p text:style-name="P886"/>
      <text:p text:style-name="P886"/>
      <text:p text:style-name="P982"><text:soft-page-break/>AMP(accelerated mobile pages)</text:p>
      <text:p text:style-name="P893">As per discussed with Dipak sir &amp; Gopal(who have worked on AMP), I found that there are lots of limitation &amp; difficulty for making AMP webpages like below:</text:p>
      <text:p text:style-name="P893">-We need to create AMP version</text:p>
      <text:p text:style-name="P893">-Mobile Responsive Design wouldn't be consist in AMP Version.</text:p>
      <text:p text:style-name="P893">-Javascript Functionality might be break as per the limitation of AMP</text:p>
      <text:p text:style-name="P893">-Only we need to use amp tags &amp; inline css</text:p>
      <text:p text:style-name="P893">-CSS have no. of characters/byte limitation</text:p>
      <text:p text:style-name="P893">-JavaScript (Includes core javascript as well as plugins) is not working in AMP pages. So we can't use common libraries like bootstrap</text:p>
      <text:p text:style-name="P893">-Google analytics is stripped down</text:p>
      <text:p text:style-name="P893">-AMP pages will not show email popups and opt-in forms, any sidebar widgets, strategically placed social share buttons, posts and much more. One might lose email subscribers and leads in the process too.</text:p>
      <text:p text:style-name="P893"/>
      <text:p text:style-name="P893"/>
      <text:p text:style-name="P990">PHPDOM</text:p>
      <text:p text:style-name="P896"><text:a xlink:type="simple" xlink:href="http://www.webspeaks.in/2012/06/how-to-generate-html-elements-using-php.html" text:style-name="Internet_20_link" text:visited-style-name="Visited_20_Internet_20_Link">http://www.webspeaks.in/2012/06/how-to-generate-html-elements-using-php.html</text:a></text:p>
      <text:p text:style-name="P896"/>
      <text:p text:style-name="P991">HTML DOM</text:p>
      <text:p text:style-name="P897">Download &amp; use as per example</text:p>
      <text:p text:style-name="P897">https://simplehtmldom.sourceforge.io/manual.htm</text:p>
      <text:p text:style-name="P897"><text:a xlink:type="simple" xlink:href="https://sourceforge.net/projects/simplehtmldom/" text:style-name="Internet_20_link" text:visited-style-name="Visited_20_Internet_20_Link">https://sourceforge.net/projects/simplehtmldom/</text:a></text:p>
      <text:p text:style-name="P897"/>
      <text:p text:style-name="P897">see file in my github for get/add attrbute &amp; change its value &amp; create new el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nonymous Pro" svg:font-family="'Anonymous Pro', monospace"/>
    <style:font-face style:name="Arial2" svg:font-family="Arial, 'Helvetica Neue', Helvetica, sans-serif"/>
    <style:font-face style:name="Arial3" svg:font-family="Arial, Helvetica, sans-serif"/>
    <style:font-face style:name="Arial" svg:font-family="Arial, sans-serif"/>
    <style:font-face style:name="Consolas" svg:font-family="Consolas, Menlo, Monaco, 'Lucida Console', 'Liberation Mono', 'DejaVu Sans Mono', 'Bitstream Vera Sans Mono', 'Courier New', monospace, sans-serif"/>
    <style:font-face style:name="Consolas1" svg:font-family="Consolas, Monaco, 'Andale Mono', 'Ubuntu Mono', monospace"/>
    <style:font-face style:name="Courier" svg:font-family="Courier, monospace"/>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Poppins" svg:font-family="Poppins"/>
    <style:font-face style:name="Roboto" svg:font-family="Roboto, sans-serif"/>
    <style:font-face style:name="SFMono-Regular" svg:font-family="SFMono-Regular, Consolas, 'Liberation Mono', Menlo, Courier, monospace"/>
    <style:font-face style:name="SFMono-Regular1" svg:font-family="SFMono-Regular, Consolas, 'Liberation Mono', Menlo, monospace"/>
    <style:font-face style:name="Segoe UI" svg:font-family="'Segoe UI', 'Helvetica Neue', Arial, sans-serif"/>
    <style:font-face style:name="Source Code Pro" svg:font-family="'Source Code Pro', 'Fira Code', menlo, monospace"/>
    <style:font-face style:name="Source Code Pro1" svg:font-family="'Source Code Pro', Monaco, Inconsolata, monospace"/>
    <style:font-face style:name="Times New Roman" svg:font-family="'Times New Roman'"/>
    <style:font-face style:name="Verdana" svg:font-family="Verdana, Geneva, sans-serif"/>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1" svg:font-family="monospace"/>
    <style:font-face style:name="monospace" svg:font-family="monospace, monospace"/>
    <style:font-face style:name="scandia-web" svg:font-family="scandia-web, sans-serif"/>
    <style:font-face style:name="source-code-pro" svg:font-family="source-code-pro, Consolas, monospace"/>
    <style:font-face style:name="source-code-pro1" svg:font-family="source-code-pro,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234DT11H20M47S</meta:editing-duration>
    <meta:editing-cycles>1033</meta:editing-cycles>
    <meta:generator>LibreOffice/5.1.6.2$Linux_X86_64 LibreOffice_project/10m0$Build-2</meta:generator>
    <dc:date>2020-09-03T18:57:51.433011274</dc:date>
    <meta:document-statistic meta:table-count="0" meta:image-count="1" meta:object-count="1" meta:page-count="97" meta:paragraph-count="3039" meta:word-count="11672" meta:character-count="127788" meta:non-whitespace-character-count="10248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6.28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rotation-align="none"/>
    </style:style>
  </office:automatic-styles>
  <office:body>
    <office:spreadsheet>
      <table:calculation-settings table:case-sensitive="false" table:automatic-find-labels="false" table:use-regular-expressions="false"/>
      <table:table table:name="Sheet1" table:style-name="ta1">
        <table:table-column table:style-name="co1" table:default-cell-style-name="Default"/>
        <table:table-column table:style-name="co2" table:default-cell-style-name="Default"/>
        <table:table-row table:style-name="ro1" table:number-rows-repeated="220">
          <table:table-cell table:number-columns-repeated="2"/>
        </table:table-row>
        <table:table-row table:style-name="ro2">
          <table:table-cell/>
          <table:table-cell table:style-name="ce1" office:value-type="string" calcext:value-type="string">
            <text:p>When using the scheduler, you only need to add the following Cron entry to your server.</text:p>
          </table:table-cell>
        </table:table-row>
        <table:table-row table:style-name="ro1">
          <table:table-cell/>
          <table:table-cell table:style-name="ce1" office:value-type="string" calcext:value-type="string">
            <text:p>* * * * * php /path-to-your-project/artisan schedule:run &gt;&gt; /dev/null 2&gt;&amp;1</text:p>
          </table:table-cell>
        </table:table-row>
        <table:table-row table:style-name="ro2">
          <table:table-cell/>
          <table:table-cell table:style-name="ce1" office:value-type="string" calcext:value-type="string">
            <text:p>For me in localhost, I will hit the following command to get the mail of users.</text:p>
          </table:table-cell>
        </table:table-row>
        <table:table-row table:style-name="ro1">
          <table:table-cell/>
          <table:table-cell table:style-name="ce1" office:value-type="string" calcext:value-type="string">
            <text:p>php artisan schedule:run</text:p>
          </table:table-cell>
        </table:table-row>
        <table:table-row table:style-name="ro1">
          <table:table-cell/>
          <table:table-cell table:style-name="ce2" office:value-type="string" calcext:value-type="string">
            <text:p>in crontab -e <text:s/></text:p>
          </table:table-cell>
        </table:table-row>
        <table:table-row table:style-name="ro1">
          <table:table-cell/>
          <table:table-cell table:style-name="ce2" office:value-type="string" calcext:value-type="string">
            <text:p>* * * * * php /var/www/html/soilmax/artisan schedule:run 1&gt;&gt; /dev/null 2&gt;&amp;1</text:p>
          </table:table-cell>
        </table:table-row>
        <table:table-row table:style-name="ro1">
          <table:table-cell/>
          <table:table-cell table:style-name="ce2" office:value-type="string" calcext:value-type="string">
            <text:p>* * * * * php /home/topscoin/public_html/projects/soilmax/v.6.0/artisan schedule:run &gt;&gt; /dev/null 2&gt;&am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IN">₹</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2" loext:min-decimal-places="2" number:min-integer-digits="1" number:grouping="true"/>
      <number:text> </number:text>
    </number:number-style>
    <number:number-style style:name="N123P1" style:volatile="true">
      <loext:text>-</loext:text>
      <loext:fill-character> </loext:fill-character>
      <number:number number:decimal-places="2" loext:min-decimal-places="2" number:min-integer-digits="1" number:grouping="true"/>
      <number:text> </number:text>
    </number:number-style>
    <number:number-style style:name="N123P2" style:volatile="true">
      <loext:fill-character> </loext:fill-character>
      <number:text>-</number:text>
      <number:number number:decimal-places="0" loext:min-decimal-places="0" number:min-integer-digits="0"/>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22">00/00/0000</text:date>, <text:time style:data-style-name="N2" text:time-value="17:53:53.244315536">00:00:00</text:time></text:p>
        </style:region-right>
      </style:header>
      <style:header-left style:display="false"/>
      <style:footer>
        <text:p>Page <text:page-number>1</text:page-number> / <text:page-count>99</text:page-count></text:p>
      </style:footer>
      <style:footer-left style:display="false"/>
    </style:master-page>
  </office:master-styles>
</office:document-styles>
</file>